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9543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1"/>
    <style:style style:name="ce3" style:family="table-cell" style:parent-style-name="Default" style:data-style-name="N121"/>
    <style:style style:name="ce8" style:family="table-cell" style:parent-style-name="Default" style:data-style-name="N121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1">
      <style:table-cell-properties fo:border-bottom="none" fo:background-color="#e8f2a1" fo:border-left="none" fo:border-right="none" fo:border-top="0.74pt solid #000000"/>
    </style:style>
    <style:style style:name="ce10" style:family="table-cell" style:parent-style-name="Default" style:data-style-name="N121">
      <style:table-cell-properties fo:background-color="#e8f2a1"/>
    </style:style>
    <style:style style:name="ce11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order="none"/>
    </style:style>
    <style:style style:name="ce13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" style:family="table-cell" style:parent-style-name="Default" style:data-style-name="N121">
      <style:table-cell-properties fo:border-bottom="none" fo:background-color="#e8f2a1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8f2a1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order-bottom="none" fo:background-color="#e8f2a1" fo:border-left="none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21">
      <style:table-cell-properties fo:background-color="#e8f2a1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ce3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column table:style-name="co6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HARD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COMBO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SPLIT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SPLIT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SPLIT9</text:p>
          </table:table-cell>
          <table:covered-table-cell table:style-name="ce6"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698166666666667" calcext:value-type="float">
            <text:p>0.698</text:p>
          </table:table-cell>
          <table:table-cell office:value-type="float" office:value="0.0077145245406887" calcext:value-type="float">
            <text:p>0.0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0094538352005945" calcext:value-type="float">
            <text:p>0.0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706333333333333" calcext:value-type="float">
            <text:p>0.706</text:p>
          </table:table-cell>
          <table:table-cell office:value-type="float" office:value="0.0041499665326628" calcext:value-type="float">
            <text:p>0.0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0053554230043531" calcext:value-type="float">
            <text:p>0.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706166666666667" calcext:value-type="float">
            <text:p>0.706</text:p>
          </table:table-cell>
          <table:table-cell office:value-type="float" office:value="0.0064172077693928" calcext:value-type="float">
            <text:p>0.0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0.0056334812603851" calcext:value-type="float">
            <text:p>0.006</text:p>
          </table:table-cell>
          <table:table-cell table:style-name="ce9" office:value-type="float" office:value="0.703166666666667" calcext:value-type="float">
            <text:p>0.703</text:p>
          </table:table-cell>
          <table:table-cell table:style-name="ce8" office:value-type="float" office:value="0.0073692303231447" calcext:value-type="float">
            <text:p>0.007</text:p>
          </table:table-cell>
          <table:table-cell table:style-name="ce8" office:value-type="float" office:value="0.7015" calcext:value-type="float">
            <text:p>0.702</text:p>
          </table:table-cell>
          <table:table-cell table:style-name="ce9" office:value-type="float" office:value="0.0081094937504685" calcext:value-type="float">
            <text:p>0.008</text:p>
          </table:table-cell>
          <table:table-cell table:style-name="ce8" office:value-type="float" office:value="0.701666666666667" calcext:value-type="float">
            <text:p>0.702</text:p>
          </table:table-cell>
          <table:table-cell table:style-name="ce8" office:value-type="float" office:value="0.0079930525388545" calcext:value-type="float">
            <text:p>0.008</text:p>
          </table:table-cell>
          <table:table-cell table:style-name="ce9" office:value-type="float" office:value="0.704166666666667" calcext:value-type="float">
            <text:p>0.704</text:p>
          </table:table-cell>
          <table:table-cell table:style-name="ce8" office:value-type="float" office:value="0.0088388347648318" calcext:value-type="float">
            <text:p>0.009</text:p>
          </table:table-cell>
          <table:table-cell table:style-name="ce8" office:value-type="float" office:value="0.702666666666667" calcext:value-type="float">
            <text:p>0.703</text:p>
          </table:table-cell>
          <table:table-cell table:style-name="ce8" office:value-type="float" office:value="0.0051841103383319" calcext:value-type="float">
            <text:p>0.005</text:p>
          </table:table-cell>
          <table:table-cell table:style-name="ce31" table:formula="of:=MAX([.H8];[.J8];[.L8];[.N8];[.D8];[.F8])" office:value-type="float" office:value="0.704166666666667" calcext:value-type="float">
            <text:p>0.704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704166666666667" calcext:value-type="float">
            <text:p>0.704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701166666666667" calcext:value-type="float">
            <text:p>0.701</text:p>
          </table:table-cell>
          <table:table-cell office:value-type="float" office:value="0.0085918242791879" calcext:value-type="float">
            <text:p>0.009</text:p>
          </table:table-cell>
          <table:table-cell table:style-name="ce10" office:value-type="float" office:value="0.709166666666667" calcext:value-type="float">
            <text:p>0.709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70955776524693" calcext:value-type="float">
            <text:p>0.007</text:p>
          </table:table-cell>
          <table:table-cell office:value-type="float" office:value="0.7085" calcext:value-type="float">
            <text:p>0.709</text:p>
          </table:table-cell>
          <table:table-cell office:value-type="float" office:value="0.0100588545846709" calcext:value-type="float">
            <text:p>0.010</text:p>
          </table:table-cell>
          <table:table-cell table:style-name="ce10" office:value-type="float" office:value="0.707" calcext:value-type="float">
            <text:p>0.707</text:p>
          </table:table-cell>
          <table:table-cell office:value-type="float" office:value="0.0091780232681722" calcext:value-type="float">
            <text:p>0.009</text:p>
          </table:table-cell>
          <table:table-cell office:value-type="float" office:value="0.704166666666667" calcext:value-type="float">
            <text:p>0.704</text:p>
          </table:table-cell>
          <table:table-cell office:value-type="float" office:value="0.005303300858899" calcext:value-type="float">
            <text:p>0.005</text:p>
          </table:table-cell>
          <table:table-cell table:style-name="ce31" table:formula="of:=MAX([.H9];[.J9];[.L9];[.N9];[.D9];[.F9])" office:value-type="float" office:value="0.709166666666667" calcext:value-type="float">
            <text:p>0.709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HARD" calcext:value-type="string">
            <text:p>HARD</text:p>
          </table:table-cell>
          <table:table-cell table:style-name="ce31" table:formula="of:=MAX([.J9];[.L9];[.N9];[.H9])" office:value-type="float" office:value="0.7085" calcext:value-type="float">
            <text:p>0.709</text:p>
          </table:table-cell>
          <table:table-cell table:style-name="ce33" table:formula="of:=IF([.R9]=[.H9];[.$H$1];IF([.R9]=[.J9];[.$J$1];IF([.R9]=[.L9];[.$L$1];IF([.R9]=[.N9];[.$N$1]))))" office:value-type="string" office:string-value="SPLIT2" calcext:value-type="string">
            <text:p>SPLIT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0083333333333333" calcext:value-type="float">
            <text:p>0.008</text:p>
          </table:table-cell>
          <table:table-cell table:style-name="ce10" office:value-type="float" office:value="0.708" calcext:value-type="float">
            <text:p>0.708</text:p>
          </table:table-cell>
          <table:table-cell office:value-type="float" office:value="0.0101994008538628" calcext:value-type="float">
            <text:p>0.010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95197163823299" calcext:value-type="float">
            <text:p>0.010</text:p>
          </table:table-cell>
          <table:table-cell office:value-type="float" office:value="0.708333333333333" calcext:value-type="float">
            <text:p>0.708</text:p>
          </table:table-cell>
          <table:table-cell office:value-type="float" office:value="0.0060092521257733" calcext:value-type="float">
            <text:p>0.006</text:p>
          </table:table-cell>
          <table:table-cell table:style-name="ce10" office:value-type="float" office:value="0.71" calcext:value-type="float">
            <text:p>0.710</text:p>
          </table:table-cell>
          <table:table-cell office:value-type="float" office:value="0.0087201873068568" calcext:value-type="float">
            <text:p>0.00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58154487741226" calcext:value-type="float">
            <text:p>0.006</text:p>
          </table:table-cell>
          <table:table-cell table:style-name="ce31" table:formula="of:=MAX([.H10];[.J10];[.L10];[.N10];[.D10];[.F10])" office:value-type="float" office:value="0.71" calcext:value-type="float">
            <text:p>0.710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4" calcext:value-type="string">
            <text:p>SPLIT4</text:p>
          </table:table-cell>
          <table:table-cell table:style-name="ce31" table:formula="of:=MAX([.J10];[.L10];[.N10];[.H10])" office:value-type="float" office:value="0.71" calcext:value-type="float">
            <text:p>0.710</text:p>
          </table:table-cell>
          <table:table-cell table:style-name="ce33" table:formula="of:=IF([.R10]=[.H10];[.$H$1];IF([.R10]=[.J10];[.$J$1];IF([.R10]=[.L10];[.$L$1];IF([.R10]=[.N10];[.$N$1]))))" office:value-type="string" office:string-value="SPLIT4" calcext:value-type="string">
            <text:p>SPLIT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116607127664745" calcext:value-type="float">
            <text:p>0.012</text:p>
          </table:table-cell>
          <table:table-cell table:style-name="ce10" office:value-type="float" office:value="0.710166666666667" calcext:value-type="float">
            <text:p>0.710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45030853620354" calcext:value-type="float">
            <text:p>0.005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0051572494822552" calcext:value-type="float">
            <text:p>0.005</text:p>
          </table:table-cell>
          <table:table-cell table:style-name="ce10" office:value-type="float" office:value="0.709166666666667" calcext:value-type="float">
            <text:p>0.709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7095" calcext:value-type="float">
            <text:p>0.710</text:p>
          </table:table-cell>
          <table:table-cell office:value-type="float" office:value="0.0073739406018763" calcext:value-type="float">
            <text:p>0.007</text:p>
          </table:table-cell>
          <table:table-cell table:style-name="ce31" table:formula="of:=MAX([.H11];[.J11];[.L11];[.N11];[.D11];[.F11])" office:value-type="float" office:value="0.710166666666667" calcext:value-type="float">
            <text:p>0.710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HARD" calcext:value-type="string">
            <text:p>HARD</text:p>
          </table:table-cell>
          <table:table-cell table:style-name="ce31" table:formula="of:=MAX([.J11];[.L11];[.N11];[.H11])" office:value-type="float" office:value="0.7095" calcext:value-type="float">
            <text:p>0.710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7045" calcext:value-type="float">
            <text:p>0.705</text:p>
          </table:table-cell>
          <table:table-cell office:value-type="float" office:value="0.0083666002653407" calcext:value-type="float">
            <text:p>0.008</text:p>
          </table:table-cell>
          <table:table-cell table:style-name="ce10" office:value-type="float" office:value="0.711" calcext:value-type="float">
            <text:p>0.711</text:p>
          </table:table-cell>
          <table:table-cell office:value-type="float" office:value="0.0113712600689438" calcext:value-type="float">
            <text:p>0.011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60781941762701" calcext:value-type="float">
            <text:p>0.0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112373606964" calcext:value-type="float">
            <text:p>0.006</text:p>
          </table:table-cell>
          <table:table-cell table:style-name="ce10" office:value-type="float" office:value="0.7105" calcext:value-type="float">
            <text:p>0.711</text:p>
          </table:table-cell>
          <table:table-cell office:value-type="float" office:value="0.0071102430025671" calcext:value-type="float">
            <text:p>0.007</text:p>
          </table:table-cell>
          <table:table-cell office:value-type="float" office:value="0.709666666666667" calcext:value-type="float">
            <text:p>0.710</text:p>
          </table:table-cell>
          <table:table-cell office:value-type="float" office:value="0.0055777335102271" calcext:value-type="float">
            <text:p>0.006</text:p>
          </table:table-cell>
          <table:table-cell table:style-name="ce31" table:formula="of:=MAX([.H12];[.J12];[.L12];[.N12];[.D12];[.F12])" office:value-type="float" office:value="0.711" calcext:value-type="float">
            <text:p>0.711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HARD" calcext:value-type="string">
            <text:p>HARD</text:p>
          </table:table-cell>
          <table:table-cell table:style-name="ce31" table:formula="of:=MAX([.J12];[.L12];[.N12];[.H12])" office:value-type="float" office:value="0.7105" calcext:value-type="float">
            <text:p>0.711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7245" calcext:value-type="float">
            <text:p>0.725</text:p>
          </table:table-cell>
          <table:table-cell table:style-name="ce8" office:value-type="float" office:value="0.0064172077693928" calcext:value-type="float">
            <text:p>0.006</text:p>
          </table:table-cell>
          <table:table-cell table:style-name="ce8" office:value-type="float" office:value="0.680833333333333" calcext:value-type="float">
            <text:p>0.681</text:p>
          </table:table-cell>
          <table:table-cell table:style-name="ce8" office:value-type="float" office:value="0.0070710678118654" calcext:value-type="float">
            <text:p>0.007</text:p>
          </table:table-cell>
          <table:table-cell table:style-name="ce11" office:value-type="float" office:value="0.71" calcext:value-type="float">
            <text:p>0.710</text:p>
          </table:table-cell>
          <table:table-cell table:style-name="ce9" office:value-type="float" office:value="0.0067700320038633" calcext:value-type="float">
            <text:p>0.007</text:p>
          </table:table-cell>
          <table:table-cell table:style-name="ce8" office:value-type="float" office:value="0.705166666666667" calcext:value-type="float">
            <text:p>0.705</text:p>
          </table:table-cell>
          <table:table-cell table:style-name="ce8" office:value-type="float" office:value="0.0080450122574314" calcext:value-type="float">
            <text:p>0.008</text:p>
          </table:table-cell>
          <table:table-cell table:style-name="ce8" office:value-type="float" office:value="0.707333333333333" calcext:value-type="float">
            <text:p>0.707</text:p>
          </table:table-cell>
          <table:table-cell table:style-name="ce8" office:value-type="float" office:value="0.0077369962589567" calcext:value-type="float">
            <text:p>0.008</text:p>
          </table:table-cell>
          <table:table-cell table:style-name="ce8" office:value-type="float" office:value="0.712833333333333" calcext:value-type="float">
            <text:p>0.713</text:p>
          </table:table-cell>
          <table:table-cell table:style-name="ce8" office:value-type="float" office:value="0.004273627134986" calcext:value-type="float">
            <text:p>0.004</text:p>
          </table:table-cell>
          <table:table-cell table:style-name="ce31" table:formula="of:=MAX([.H13];[.J13];[.L13];[.N13];[.D13];[.F13])" office:value-type="float" office:value="0.7245" calcext:value-type="float">
            <text:p>0.72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712833333333333" calcext:value-type="float">
            <text:p>0.713</text:p>
          </table:table-cell>
          <table:table-cell table:style-name="ce33" table:formula="of:=IF([.R13]=[.H13];[.$H$1];IF([.R13]=[.J13];[.$J$1];IF([.R13]=[.L13];[.$L$1];IF([.R13]=[.N13];[.$N$1]))))" office:value-type="string" office:string-value="SPLIT9" calcext:value-type="string">
            <text:p>SPLIT9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688166666666667" calcext:value-type="float">
            <text:p>0.688</text:p>
          </table:table-cell>
          <table:table-cell office:value-type="float" office:value="0.0085675421083166" calcext:value-type="float">
            <text:p>0.009</text:p>
          </table:table-cell>
          <table:table-cell table:style-name="ce12" office:value-type="float" office:value="0.714333333333333" calcext:value-type="float">
            <text:p>0.714</text:p>
          </table:table-cell>
          <table:table-cell table:style-name="ce10" office:value-type="float" office:value="0.0073927517054056" calcext:value-type="float">
            <text:p>0.00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100933146190931" calcext:value-type="float">
            <text:p>0.010</text:p>
          </table:table-cell>
          <table:table-cell office:value-type="float" office:value="0.710666666666667" calcext:value-type="float">
            <text:p>0.711</text:p>
          </table:table-cell>
          <table:table-cell office:value-type="float" office:value="0.0056642151559888" calcext:value-type="float">
            <text:p>0.006</text:p>
          </table:table-cell>
          <table:table-cell office:value-type="float" office:value="0.712833333333333" calcext:value-type="float">
            <text:p>0.713</text:p>
          </table:table-cell>
          <table:table-cell office:value-type="float" office:value="0.0093467165952066" calcext:value-type="float">
            <text:p>0.009</text:p>
          </table:table-cell>
          <table:table-cell table:style-name="ce31" table:formula="of:=MAX([.H14];[.J14];[.L14];[.N14];[.D14];[.F14])" office:value-type="float" office:value="0.724666666666667" calcext:value-type="float">
            <text:p>0.725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714333333333333" calcext:value-type="float">
            <text:p>0.714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106718737290547" calcext:value-type="float">
            <text:p>0.011</text:p>
          </table:table-cell>
          <table:table-cell office:value-type="float" office:value="0.687333333333333" calcext:value-type="float">
            <text:p>0.687</text:p>
          </table:table-cell>
          <table:table-cell office:value-type="float" office:value="0.0089248404903268" calcext:value-type="float">
            <text:p>0.009</text:p>
          </table:table-cell>
          <table:table-cell table:style-name="ce12" office:value-type="float" office:value="0.716333333333333" calcext:value-type="float">
            <text:p>0.716</text:p>
          </table:table-cell>
          <table:table-cell table:style-name="ce10" office:value-type="float" office:value="0.0061407111423135" calcext:value-type="float">
            <text:p>0.006</text:p>
          </table:table-cell>
          <table:table-cell office:value-type="float" office:value="0.7105" calcext:value-type="float">
            <text:p>0.711</text:p>
          </table:table-cell>
          <table:table-cell office:value-type="float" office:value="0.0080277297191949" calcext:value-type="float">
            <text:p>0.008</text:p>
          </table:table-cell>
          <table:table-cell office:value-type="float" office:value="0.712333333333333" calcext:value-type="float">
            <text:p>0.712</text:p>
          </table:table-cell>
          <table:table-cell office:value-type="float" office:value="0.004141591213263" calcext:value-type="float">
            <text:p>0.004</text:p>
          </table:table-cell>
          <table:table-cell office:value-type="float" office:value="0.712833333333333" calcext:value-type="float">
            <text:p>0.713</text:p>
          </table:table-cell>
          <table:table-cell office:value-type="float" office:value="0.0080060740829835" calcext:value-type="float">
            <text:p>0.008</text:p>
          </table:table-cell>
          <table:table-cell table:style-name="ce31" table:formula="of:=MAX([.H15];[.J15];[.L15];[.N15];[.D15];[.F15])" office:value-type="float" office:value="0.723333333333333" calcext:value-type="float">
            <text:p>0.723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716333333333333" calcext:value-type="float">
            <text:p>0.716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098952850725315" calcext:value-type="float">
            <text:p>0.010</text:p>
          </table:table-cell>
          <table:table-cell office:value-type="float" office:value="0.688666666666667" calcext:value-type="float">
            <text:p>0.689</text:p>
          </table:table-cell>
          <table:table-cell office:value-type="float" office:value="0.0089675340348764" calcext:value-type="float">
            <text:p>0.009</text:p>
          </table:table-cell>
          <table:table-cell table:style-name="ce12" office:value-type="float" office:value="0.716166666666667" calcext:value-type="float">
            <text:p>0.716</text:p>
          </table:table-cell>
          <table:table-cell table:style-name="ce10" office:value-type="float" office:value="0.0078306733072223" calcext:value-type="float">
            <text:p>0.008</text:p>
          </table:table-cell>
          <table:table-cell office:value-type="float" office:value="0.711333333333333" calcext:value-type="float">
            <text:p>0.711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711666666666667" calcext:value-type="float">
            <text:p>0.712</text:p>
          </table:table-cell>
          <table:table-cell office:value-type="float" office:value="0.0062638734909887" calcext:value-type="float">
            <text:p>0.0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9689627902499" calcext:value-type="float">
            <text:p>0.010</text:p>
          </table:table-cell>
          <table:table-cell table:style-name="ce31" table:formula="of:=MAX([.H16];[.J16];[.L16];[.N16];[.D16];[.F16])" office:value-type="float" office:value="0.723333333333333" calcext:value-type="float">
            <text:p>0.723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716166666666667" calcext:value-type="float">
            <text:p>0.716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2166666666667" calcext:value-type="float">
            <text:p>0.722</text:p>
          </table:table-cell>
          <table:table-cell office:value-type="float" office:value="0.0096213015982477" calcext:value-type="float">
            <text:p>0.010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21106014163899" calcext:value-type="float">
            <text:p>0.012</text:p>
          </table:table-cell>
          <table:table-cell table:style-name="ce12" office:value-type="float" office:value="0.716333333333333" calcext:value-type="float">
            <text:p>0.716</text:p>
          </table:table-cell>
          <table:table-cell table:style-name="ce10" office:value-type="float" office:value="0.0087519839020774" calcext:value-type="float">
            <text:p>0.009</text:p>
          </table:table-cell>
          <table:table-cell office:value-type="float" office:value="0.711833333333333" calcext:value-type="float">
            <text:p>0.712</text:p>
          </table:table-cell>
          <table:table-cell office:value-type="float" office:value="0.0055088312936794" calcext:value-type="float">
            <text:p>0.006</text:p>
          </table:table-cell>
          <table:table-cell office:value-type="float" office:value="0.711333333333333" calcext:value-type="float">
            <text:p>0.711</text:p>
          </table:table-cell>
          <table:table-cell office:value-type="float" office:value="0.0080923489242068" calcext:value-type="float">
            <text:p>0.008</text:p>
          </table:table-cell>
          <table:table-cell office:value-type="float" office:value="0.7145" calcext:value-type="float">
            <text:p>0.715</text:p>
          </table:table-cell>
          <table:table-cell office:value-type="float" office:value="0.0091780232681722" calcext:value-type="float">
            <text:p>0.009</text:p>
          </table:table-cell>
          <table:table-cell table:style-name="ce31" table:formula="of:=MAX([.H17];[.J17];[.L17];[.N17];[.D17];[.F17])" office:value-type="float" office:value="0.722166666666667" calcext:value-type="float">
            <text:p>0.722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716333333333333" calcext:value-type="float">
            <text:p>0.716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722" calcext:value-type="float">
            <text:p>0.722</text:p>
          </table:table-cell>
          <table:table-cell table:style-name="ce8" office:value-type="float" office:value="0.00887020606049" calcext:value-type="float">
            <text:p>0.009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0.0090061707240708" calcext:value-type="float">
            <text:p>0.009</text:p>
          </table:table-cell>
          <table:table-cell table:style-name="ce11" office:value-type="float" office:value="0.713833333333333" calcext:value-type="float">
            <text:p>0.714</text:p>
          </table:table-cell>
          <table:table-cell table:style-name="ce9" office:value-type="float" office:value="0.0094941502457507" calcext:value-type="float">
            <text:p>0.009</text:p>
          </table:table-cell>
          <table:table-cell table:style-name="ce8" office:value-type="float" office:value="0.709" calcext:value-type="float">
            <text:p>0.709</text:p>
          </table:table-cell>
          <table:table-cell table:style-name="ce8" office:value-type="float" office:value="0.0040138648595974" calcext:value-type="float">
            <text:p>0.004</text:p>
          </table:table-cell>
          <table:table-cell table:style-name="ce8" office:value-type="float" office:value="0.7075" calcext:value-type="float">
            <text:p>0.708</text:p>
          </table:table-cell>
          <table:table-cell table:style-name="ce8" office:value-type="float" office:value="0.0039086797998528" calcext:value-type="float">
            <text:p>0.004</text:p>
          </table:table-cell>
          <table:table-cell table:style-name="ce8" office:value-type="float" office:value="0.709666666666667" calcext:value-type="float">
            <text:p>0.710</text:p>
          </table:table-cell>
          <table:table-cell table:style-name="ce8" office:value-type="float" office:value="0.0100450374702027" calcext:value-type="float">
            <text:p>0.010</text:p>
          </table:table-cell>
          <table:table-cell table:style-name="ce31" table:formula="of:=MAX([.H18];[.J18];[.L18];[.N18];[.D18];[.F18])" office:value-type="float" office:value="0.722" calcext:value-type="float">
            <text:p>0.722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713833333333333" calcext:value-type="float">
            <text:p>0.714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166666666667" calcext:value-type="float">
            <text:p>0.724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693166666666667" calcext:value-type="float">
            <text:p>0.693</text:p>
          </table:table-cell>
          <table:table-cell office:value-type="float" office:value="0.0057855183192366" calcext:value-type="float">
            <text:p>0.006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0" office:value-type="float" office:value="0.0073219608788296" calcext:value-type="float">
            <text:p>0.007</text:p>
          </table:table-cell>
          <table:table-cell office:value-type="float" office:value="0.713666666666667" calcext:value-type="float">
            <text:p>0.714</text:p>
          </table:table-cell>
          <table:table-cell office:value-type="float" office:value="0.0070857838898271" calcext:value-type="float">
            <text:p>0.007</text:p>
          </table:table-cell>
          <table:table-cell office:value-type="float" office:value="0.713166666666667" calcext:value-type="float">
            <text:p>0.713</text:p>
          </table:table-cell>
          <table:table-cell office:value-type="float" office:value="0.0033541019662496" calcext:value-type="float">
            <text:p>0.003</text:p>
          </table:table-cell>
          <table:table-cell office:value-type="float" office:value="0.709833333333333" calcext:value-type="float">
            <text:p>0.710</text:p>
          </table:table-cell>
          <table:table-cell office:value-type="float" office:value="0.0058748522440048" calcext:value-type="float">
            <text:p>0.006</text:p>
          </table:table-cell>
          <table:table-cell table:style-name="ce31" table:formula="of:=MAX([.H19];[.J19];[.L19];[.N19];[.D19];[.F19])" office:value-type="float" office:value="0.724166666666667" calcext:value-type="float">
            <text:p>0.72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719" calcext:value-type="float">
            <text:p>0.719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5833333333333" calcext:value-type="float">
            <text:p>0.726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7848389785314" calcext:value-type="float">
            <text:p>0.008</text:p>
          </table:table-cell>
          <table:table-cell table:style-name="ce12" office:value-type="float" office:value="0.719666666666667" calcext:value-type="float">
            <text:p>0.720</text:p>
          </table:table-cell>
          <table:table-cell table:style-name="ce10" office:value-type="float" office:value="0.0040654369725501" calcext:value-type="float">
            <text:p>0.004</text:p>
          </table:table-cell>
          <table:table-cell office:value-type="float" office:value="0.715166666666667" calcext:value-type="float">
            <text:p>0.715</text:p>
          </table:table-cell>
          <table:table-cell office:value-type="float" office:value="0.0063846604364593" calcext:value-type="float">
            <text:p>0.006</text:p>
          </table:table-cell>
          <table:table-cell office:value-type="float" office:value="0.714666666666667" calcext:value-type="float">
            <text:p>0.715</text:p>
          </table:table-cell>
          <table:table-cell office:value-type="float" office:value="0.0048805168214487" calcext:value-type="float">
            <text:p>0.005</text:p>
          </table:table-cell>
          <table:table-cell office:value-type="float" office:value="0.712166666666667" calcext:value-type="float">
            <text:p>0.712</text:p>
          </table:table-cell>
          <table:table-cell office:value-type="float" office:value="0.0056087728901546" calcext:value-type="float">
            <text:p>0.006</text:p>
          </table:table-cell>
          <table:table-cell table:style-name="ce31" table:formula="of:=MAX([.H20];[.J20];[.L20];[.N20];[.D20];[.F20])" office:value-type="float" office:value="0.725833333333333" calcext:value-type="float">
            <text:p>0.726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719666666666667" calcext:value-type="float">
            <text:p>0.720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3666666666667" calcext:value-type="float">
            <text:p>0.724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006180165405913" calcext:value-type="float">
            <text:p>0.006</text:p>
          </table:table-cell>
          <table:table-cell table:style-name="ce12" office:value-type="float" office:value="0.719333333333333" calcext:value-type="float">
            <text:p>0.719</text:p>
          </table:table-cell>
          <table:table-cell table:style-name="ce10" office:value-type="float" office:value="0.0057554322166106" calcext:value-type="float">
            <text:p>0.0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48376417578999" calcext:value-type="float">
            <text:p>0.005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4925170602608" calcext:value-type="float">
            <text:p>0.0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55402567128649" calcext:value-type="float">
            <text:p>0.006</text:p>
          </table:table-cell>
          <table:table-cell table:style-name="ce31" table:formula="of:=MAX([.H21];[.J21];[.L21];[.N21];[.D21];[.F21])" office:value-type="float" office:value="0.723666666666667" calcext:value-type="float">
            <text:p>0.724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719333333333333" calcext:value-type="float">
            <text:p>0.719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188593454697" calcext:value-type="float">
            <text:p>0.008</text:p>
          </table:table-cell>
          <table:table-cell office:value-type="float" office:value="0.696333333333333" calcext:value-type="float">
            <text:p>0.696</text:p>
          </table:table-cell>
          <table:table-cell office:value-type="float" office:value="0.0039791121287711" calcext:value-type="float">
            <text:p>0.004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0" office:value-type="float" office:value="0.0039791121287711" calcext:value-type="float">
            <text:p>0.004</text:p>
          </table:table-cell>
          <table:table-cell office:value-type="float" office:value="0.715333333333333" calcext:value-type="float">
            <text:p>0.715</text:p>
          </table:table-cell>
          <table:table-cell office:value-type="float" office:value="0.0076964999260125" calcext:value-type="float">
            <text:p>0.008</text:p>
          </table:table-cell>
          <table:table-cell office:value-type="float" office:value="0.713833333333333" calcext:value-type="float">
            <text:p>0.714</text:p>
          </table:table-cell>
          <table:table-cell office:value-type="float" office:value="0.004273627134986" calcext:value-type="float">
            <text:p>0.004</text:p>
          </table:table-cell>
          <table:table-cell office:value-type="float" office:value="0.714666666666667" calcext:value-type="float">
            <text:p>0.715</text:p>
          </table:table-cell>
          <table:table-cell office:value-type="float" office:value="0.0066301080936387" calcext:value-type="float">
            <text:p>0.007</text:p>
          </table:table-cell>
          <table:table-cell table:style-name="ce31" table:formula="of:=MAX([.H22];[.J22];[.L22];[.N22];[.D22];[.F22])" office:value-type="float" office:value="0.724666666666667" calcext:value-type="float">
            <text:p>0.725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718" calcext:value-type="float">
            <text:p>0.718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711333333333333" calcext:value-type="float">
            <text:p>0.711</text:p>
          </table:table-cell>
          <table:table-cell table:style-name="ce8" office:value-type="float" office:value="0.0101994008538628" calcext:value-type="float">
            <text:p>0.010</text:p>
          </table:table-cell>
          <table:table-cell table:style-name="ce8" office:value-type="float" office:value="0.676166666666667" calcext:value-type="float">
            <text:p>0.676</text:p>
          </table:table-cell>
          <table:table-cell table:style-name="ce8" office:value-type="float" office:value="0.0066822733989097" calcext:value-type="float">
            <text:p>0.007</text:p>
          </table:table-cell>
          <table:table-cell table:style-name="ce8" office:value-type="float" office:value="0.702166666666667" calcext:value-type="float">
            <text:p>0.702</text:p>
          </table:table-cell>
          <table:table-cell table:style-name="ce9" office:value-type="float" office:value="0.0056703419454012" calcext:value-type="float">
            <text:p>0.006</text:p>
          </table:table-cell>
          <table:table-cell table:style-name="ce8" office:value-type="float" office:value="0.6955" calcext:value-type="float">
            <text:p>0.696</text:p>
          </table:table-cell>
          <table:table-cell table:style-name="ce8" office:value-type="float" office:value="0.0105508030236775" calcext:value-type="float">
            <text:p>0.011</text:p>
          </table:table-cell>
          <table:table-cell table:style-name="ce8" office:value-type="float" office:value="0.700333333333333" calcext:value-type="float">
            <text:p>0.700</text:p>
          </table:table-cell>
          <table:table-cell table:style-name="ce8" office:value-type="float" office:value="0.0077862057511987" calcext:value-type="float">
            <text:p>0.008</text:p>
          </table:table-cell>
          <table:table-cell table:style-name="ce8" office:value-type="float" office:value="0.701333333333333" calcext:value-type="float">
            <text:p>0.701</text:p>
          </table:table-cell>
          <table:table-cell table:style-name="ce8" office:value-type="float" office:value="0.0071346182643346" calcext:value-type="float">
            <text:p>0.007</text:p>
          </table:table-cell>
          <table:table-cell table:style-name="ce31" table:formula="of:=MAX([.H23];[.J23];[.L23];[.N23];[.D23];[.F23])" office:value-type="float" office:value="0.711333333333333" calcext:value-type="float">
            <text:p>0.711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702166666666667" calcext:value-type="float">
            <text:p>0.702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" calcext:value-type="float">
            <text:p>0.716</text:p>
          </table:table-cell>
          <table:table-cell office:value-type="float" office:value="0.0098847525681391" calcext:value-type="float">
            <text:p>0.010</text:p>
          </table:table-cell>
          <table:table-cell office:value-type="float" office:value="0.686333333333333" calcext:value-type="float">
            <text:p>0.686</text:p>
          </table:table-cell>
          <table:table-cell office:value-type="float" office:value="0.0041079191812887" calcext:value-type="float">
            <text:p>0.004</text:p>
          </table:table-cell>
          <table:table-cell office:value-type="float" office:value="0.707833333333333" calcext:value-type="float">
            <text:p>0.708</text:p>
          </table:table-cell>
          <table:table-cell table:style-name="ce10" office:value-type="float" office:value="0.0099407969722978" calcext:value-type="float">
            <text:p>0.010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701666666666667" calcext:value-type="float">
            <text:p>0.702</text:p>
          </table:table-cell>
          <table:table-cell office:value-type="float" office:value="0.0061237243569579" calcext:value-type="float">
            <text:p>0.006</text:p>
          </table:table-cell>
          <table:table-cell office:value-type="float" office:value="0.704833333333333" calcext:value-type="float">
            <text:p>0.705</text:p>
          </table:table-cell>
          <table:table-cell office:value-type="float" office:value="0.0096716940949694" calcext:value-type="float">
            <text:p>0.010</text:p>
          </table:table-cell>
          <table:table-cell table:style-name="ce31" table:formula="of:=MAX([.H24];[.J24];[.L24];[.N24];[.D24];[.F24])" office:value-type="float" office:value="0.716" calcext:value-type="float">
            <text:p>0.71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707833333333333" calcext:value-type="float">
            <text:p>0.708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666666666667" calcext:value-type="float">
            <text:p>0.718</text:p>
          </table:table-cell>
          <table:table-cell office:value-type="float" office:value="0.0070563210433388" calcext:value-type="float">
            <text:p>0.007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7804023178962" calcext:value-type="float">
            <text:p>0.008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61632873623668" calcext:value-type="float">
            <text:p>0.006</text:p>
          </table:table-cell>
          <table:table-cell office:value-type="float" office:value="0.7075" calcext:value-type="float">
            <text:p>0.708</text:p>
          </table:table-cell>
          <table:table-cell office:value-type="float" office:value="0.0085391256382996" calcext:value-type="float">
            <text:p>0.009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0034359213546813" calcext:value-type="float">
            <text:p>0.003</text:p>
          </table:table-cell>
          <table:table-cell office:value-type="float" office:value="0.707166666666667" calcext:value-type="float">
            <text:p>0.707</text:p>
          </table:table-cell>
          <table:table-cell office:value-type="float" office:value="0.0059102077421656" calcext:value-type="float">
            <text:p>0.006</text:p>
          </table:table-cell>
          <table:table-cell table:style-name="ce31" table:formula="of:=MAX([.H25];[.J25];[.L25];[.N25];[.D25];[.F25])" office:value-type="float" office:value="0.717666666666667" calcext:value-type="float">
            <text:p>0.718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7085" calcext:value-type="float">
            <text:p>0.709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166666666667" calcext:value-type="float">
            <text:p>0.717</text:p>
          </table:table-cell>
          <table:table-cell office:value-type="float" office:value="0.0063628697229404" calcext:value-type="float">
            <text:p>0.006</text:p>
          </table:table-cell>
          <table:table-cell office:value-type="float" office:value="0.689166666666667" calcext:value-type="float">
            <text:p>0.689</text:p>
          </table:table-cell>
          <table:table-cell office:value-type="float" office:value="0.0046022337571613" calcext:value-type="float">
            <text:p>0.005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78262379212492" calcext:value-type="float">
            <text:p>0.008</text:p>
          </table:table-cell>
          <table:table-cell office:value-type="float" office:value="0.7075" calcext:value-type="float">
            <text:p>0.708</text:p>
          </table:table-cell>
          <table:table-cell office:value-type="float" office:value="0.0088780315636093" calcext:value-type="float">
            <text:p>0.009</text:p>
          </table:table-cell>
          <table:table-cell office:value-type="float" office:value="0.705833333333333" calcext:value-type="float">
            <text:p>0.706</text:p>
          </table:table-cell>
          <table:table-cell office:value-type="float" office:value="0.0057130455003342" calcext:value-type="float">
            <text:p>0.006</text:p>
          </table:table-cell>
          <table:table-cell office:value-type="float" office:value="0.707333333333333" calcext:value-type="float">
            <text:p>0.707</text:p>
          </table:table-cell>
          <table:table-cell office:value-type="float" office:value="0.0082579927612249" calcext:value-type="float">
            <text:p>0.008</text:p>
          </table:table-cell>
          <table:table-cell table:style-name="ce31" table:formula="of:=MAX([.H26];[.J26];[.L26];[.N26];[.D26];[.F26])" office:value-type="float" office:value="0.717166666666667" calcext:value-type="float">
            <text:p>0.71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7085" calcext:value-type="float">
            <text:p>0.709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166666666667" calcext:value-type="float">
            <text:p>0.716</text:p>
          </table:table-cell>
          <table:table-cell office:value-type="float" office:value="0.0084697172981812" calcext:value-type="float">
            <text:p>0.008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68363814339979" calcext:value-type="float">
            <text:p>0.007</text:p>
          </table:table-cell>
          <table:table-cell office:value-type="float" office:value="0.710833333333333" calcext:value-type="float">
            <text:p>0.711</text:p>
          </table:table-cell>
          <table:table-cell table:style-name="ce10" office:value-type="float" office:value="0.0076148612010404" calcext:value-type="float">
            <text:p>0.0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806656336022" calcext:value-type="float">
            <text:p>0.008</text:p>
          </table:table-cell>
          <table:table-cell office:value-type="float" office:value="0.704833333333333" calcext:value-type="float">
            <text:p>0.705</text:p>
          </table:table-cell>
          <table:table-cell office:value-type="float" office:value="0.004728753653037" calcext:value-type="float">
            <text:p>0.005</text:p>
          </table:table-cell>
          <table:table-cell office:value-type="float" office:value="0.708666666666667" calcext:value-type="float">
            <text:p>0.709</text:p>
          </table:table-cell>
          <table:table-cell office:value-type="float" office:value="0.008177713616898" calcext:value-type="float">
            <text:p>0.008</text:p>
          </table:table-cell>
          <table:table-cell table:style-name="ce31" table:formula="of:=MAX([.H27];[.J27];[.L27];[.N27];[.D27];[.F27])" office:value-type="float" office:value="0.716166666666667" calcext:value-type="float">
            <text:p>0.71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710833333333333" calcext:value-type="float">
            <text:p>0.711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729333333333333" calcext:value-type="float">
            <text:p>0.729</text:p>
          </table:table-cell>
          <table:table-cell table:style-name="ce9" office:value-type="float" office:value="0.0090408025700769" calcext:value-type="float">
            <text:p>0.009</text:p>
          </table:table-cell>
          <table:table-cell table:style-name="ce8" office:value-type="float" office:value="0.6715" calcext:value-type="float">
            <text:p>0.672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11" office:value-type="float" office:value="0.716" calcext:value-type="float">
            <text:p>0.716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8" office:value-type="float" office:value="0.717333333333333" calcext:value-type="float">
            <text:p>0.717</text:p>
          </table:table-cell>
          <table:table-cell table:style-name="ce8" office:value-type="float" office:value="0.017051800165639" calcext:value-type="float">
            <text:p>0.017</text:p>
          </table:table-cell>
          <table:table-cell table:style-name="ce8" office:value-type="float" office:value="0.717166666666667" calcext:value-type="float">
            <text:p>0.717</text:p>
          </table:table-cell>
          <table:table-cell table:style-name="ce8" office:value-type="float" office:value="0.0092908258214458" calcext:value-type="float">
            <text:p>0.009</text:p>
          </table:table-cell>
          <table:table-cell table:style-name="ce8" office:value-type="float" office:value="0.709833333333333" calcext:value-type="float">
            <text:p>0.710</text:p>
          </table:table-cell>
          <table:table-cell table:style-name="ce8" office:value-type="float" office:value="0.0116577346760757" calcext:value-type="float">
            <text:p>0.012</text:p>
          </table:table-cell>
          <table:table-cell table:style-name="ce31" table:formula="of:=MAX([.H28];[.J28];[.L28];[.N28];[.D28];[.F28])" office:value-type="float" office:value="0.729333333333333" calcext:value-type="float">
            <text:p>0.729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717333333333333" calcext:value-type="float">
            <text:p>0.717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2333333333333" calcext:value-type="float">
            <text:p>0.732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677833333333333" calcext:value-type="float">
            <text:p>0.678</text:p>
          </table:table-cell>
          <table:table-cell office:value-type="float" office:value="0.0068109389139008" calcext:value-type="float">
            <text:p>0.007</text:p>
          </table:table-cell>
          <table:table-cell table:style-name="ce12" office:value-type="float" office:value="0.7175" calcext:value-type="float">
            <text:p>0.718</text:p>
          </table:table-cell>
          <table:table-cell office:value-type="float" office:value="0.010240171439537" calcext:value-type="float">
            <text:p>0.010</text:p>
          </table:table-cell>
          <table:table-cell office:value-type="float" office:value="0.719666666666667" calcext:value-type="float">
            <text:p>0.720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7175" calcext:value-type="float">
            <text:p>0.718</text:p>
          </table:table-cell>
          <table:table-cell office:value-type="float" office:value="0.0052374187874902" calcext:value-type="float">
            <text:p>0.005</text:p>
          </table:table-cell>
          <table:table-cell office:value-type="float" office:value="0.716833333333333" calcext:value-type="float">
            <text:p>0.717</text:p>
          </table:table-cell>
          <table:table-cell office:value-type="float" office:value="0.0055088312936794" calcext:value-type="float">
            <text:p>0.006</text:p>
          </table:table-cell>
          <table:table-cell table:style-name="ce31" table:formula="of:=MAX([.H29];[.J29];[.L29];[.N29];[.D29];[.F29])" office:value-type="float" office:value="0.732333333333333" calcext:value-type="float">
            <text:p>0.732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719666666666667" calcext:value-type="float">
            <text:p>0.720</text:p>
          </table:table-cell>
          <table:table-cell table:style-name="ce33" table:formula="of:=IF([.R29]=[.H29];[.$H$1];IF([.R29]=[.J29];[.$J$1];IF([.R29]=[.L29];[.$L$1];IF([.R29]=[.N29];[.$N$1]))))" office:value-type="string" office:string-value="SPLIT2" calcext:value-type="string">
            <text:p>SPLIT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" calcext:value-type="float">
            <text:p>0.733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681666666666667" calcext:value-type="float">
            <text:p>0.682</text:p>
          </table:table-cell>
          <table:table-cell office:value-type="float" office:value="0.0072886898685566" calcext:value-type="float">
            <text:p>0.007</text:p>
          </table:table-cell>
          <table:table-cell table:style-name="ce12" office:value-type="float" office:value="0.719333333333333" calcext:value-type="float">
            <text:p>0.719</text:p>
          </table:table-cell>
          <table:table-cell office:value-type="float" office:value="0.0118057189531176" calcext:value-type="float">
            <text:p>0.012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91020449472754" calcext:value-type="float">
            <text:p>0.009</text:p>
          </table:table-cell>
          <table:table-cell office:value-type="float" office:value="0.7195" calcext:value-type="float">
            <text:p>0.720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6739096221475" calcext:value-type="float">
            <text:p>0.008</text:p>
          </table:table-cell>
          <table:table-cell table:style-name="ce31" table:formula="of:=MAX([.H30];[.J30];[.L30];[.N30];[.D30];[.F30])" office:value-type="float" office:value="0.733" calcext:value-type="float">
            <text:p>0.733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7195" calcext:value-type="float">
            <text:p>0.720</text:p>
          </table:table-cell>
          <table:table-cell table:style-name="ce33" table:formula="of:=IF([.R30]=[.H30];[.$H$1];IF([.R30]=[.J30];[.$J$1];IF([.R30]=[.L30];[.$L$1];IF([.R30]=[.N30];[.$N$1]))))" office:value-type="string" office:string-value="SPLIT4" calcext:value-type="string">
            <text:p>SPLIT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833333333333" calcext:value-type="float">
            <text:p>0.734</text:p>
          </table:table-cell>
          <table:table-cell table:style-name="ce10" office:value-type="float" office:value="0.0086522315682782" calcext:value-type="float">
            <text:p>0.009</text:p>
          </table:table-cell>
          <table:table-cell office:value-type="float" office:value="0.682166666666667" calcext:value-type="float">
            <text:p>0.682</text:p>
          </table:table-cell>
          <table:table-cell office:value-type="float" office:value="0.0050894771615342" calcext:value-type="float">
            <text:p>0.005</text:p>
          </table:table-cell>
          <table:table-cell table:style-name="ce12" office:value-type="float" office:value="0.720333333333333" calcext:value-type="float">
            <text:p>0.720</text:p>
          </table:table-cell>
          <table:table-cell office:value-type="float" office:value="0.0114352039286095" calcext:value-type="float">
            <text:p>0.01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1589105316382" calcext:value-type="float">
            <text:p>0.007</text:p>
          </table:table-cell>
          <table:table-cell office:value-type="float" office:value="0.718333333333333" calcext:value-type="float">
            <text:p>0.718</text:p>
          </table:table-cell>
          <table:table-cell office:value-type="float" office:value="0.0060953078493032" calcext:value-type="float">
            <text:p>0.006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0073974470070573" calcext:value-type="float">
            <text:p>0.007</text:p>
          </table:table-cell>
          <table:table-cell table:style-name="ce31" table:formula="of:=MAX([.H31];[.J31];[.L31];[.N31];[.D31];[.F31])" office:value-type="float" office:value="0.733833333333333" calcext:value-type="float">
            <text:p>0.734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720333333333333" calcext:value-type="float">
            <text:p>0.720</text:p>
          </table:table-cell>
          <table:table-cell table:style-name="ce33" table:formula="of:=IF([.R31]=[.H31];[.$H$1];IF([.R31]=[.J31];[.$J$1];IF([.R31]=[.L31];[.$L$1];IF([.R31]=[.N31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4666666666667" calcext:value-type="float">
            <text:p>0.735</text:p>
          </table:table-cell>
          <table:table-cell table:style-name="ce10" office:value-type="float" office:value="0.0084697172981812" calcext:value-type="float">
            <text:p>0.008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51908038341324" calcext:value-type="float">
            <text:p>0.005</text:p>
          </table:table-cell>
          <table:table-cell table:style-name="ce12" office:value-type="float" office:value="0.719" calcext:value-type="float">
            <text:p>0.719</text:p>
          </table:table-cell>
          <table:table-cell office:value-type="float" office:value="0.0115680354617559" calcext:value-type="float">
            <text:p>0.012</text:p>
          </table:table-cell>
          <table:table-cell office:value-type="float" office:value="0.719333333333333" calcext:value-type="float">
            <text:p>0.719</text:p>
          </table:table-cell>
          <table:table-cell office:value-type="float" office:value="0.0085675421083165" calcext:value-type="float">
            <text:p>0.0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93057628500957" calcext:value-type="float">
            <text:p>0.009</text:p>
          </table:table-cell>
          <table:table-cell office:value-type="float" office:value="0.717833333333333" calcext:value-type="float">
            <text:p>0.718</text:p>
          </table:table-cell>
          <table:table-cell office:value-type="float" office:value="0.0046622002435664" calcext:value-type="float">
            <text:p>0.005</text:p>
          </table:table-cell>
          <table:table-cell table:style-name="ce31" table:formula="of:=MAX([.H32];[.J32];[.L32];[.N32];[.D32];[.F32])" office:value-type="float" office:value="0.734666666666667" calcext:value-type="float">
            <text:p>0.735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719333333333333" calcext:value-type="float">
            <text:p>0.719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741" calcext:value-type="float">
            <text:p>0.741</text:p>
          </table:table-cell>
          <table:table-cell table:style-name="ce9" office:value-type="float" office:value="0.0090791274666432" calcext:value-type="float">
            <text:p>0.009</text:p>
          </table:table-cell>
          <table:table-cell table:style-name="ce8" office:value-type="float" office:value="0.659166666666667" calcext:value-type="float">
            <text:p>0.659</text:p>
          </table:table-cell>
          <table:table-cell table:style-name="ce8" office:value-type="float" office:value="0.0088975652100261" calcext:value-type="float">
            <text:p>0.009</text:p>
          </table:table-cell>
          <table:table-cell table:style-name="ce11" office:value-type="float" office:value="0.722" calcext:value-type="float">
            <text:p>0.722</text:p>
          </table:table-cell>
          <table:table-cell table:style-name="ce8" office:value-type="float" office:value="0.0131444961020869" calcext:value-type="float">
            <text:p>0.013</text:p>
          </table:table-cell>
          <table:table-cell table:style-name="ce8" office:value-type="float" office:value="0.719333333333333" calcext:value-type="float">
            <text:p>0.719</text:p>
          </table:table-cell>
          <table:table-cell table:style-name="ce8" office:value-type="float" office:value="0.0115078475639693" calcext:value-type="float">
            <text:p>0.012</text:p>
          </table:table-cell>
          <table:table-cell table:style-name="ce8" office:value-type="float" office:value="0.714666666666667" calcext:value-type="float">
            <text:p>0.715</text:p>
          </table:table-cell>
          <table:table-cell table:style-name="ce8" office:value-type="float" office:value="0.0117052931996122" calcext:value-type="float">
            <text:p>0.012</text:p>
          </table:table-cell>
          <table:table-cell table:style-name="ce8" office:value-type="float" office:value="0.715666666666667" calcext:value-type="float">
            <text:p>0.716</text:p>
          </table:table-cell>
          <table:table-cell table:style-name="ce8" office:value-type="float" office:value="0.0042245972852122" calcext:value-type="float">
            <text:p>0.004</text:p>
          </table:table-cell>
          <table:table-cell table:style-name="ce31" table:formula="of:=MAX([.H33];[.J33];[.L33];[.N33];[.D33];[.F33])" office:value-type="float" office:value="0.741" calcext:value-type="float">
            <text:p>0.74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722" calcext:value-type="float">
            <text:p>0.722</text:p>
          </table:table-cell>
          <table:table-cell table:style-name="ce33" table:formula="of:=IF([.R33]=[.H33];[.$H$1];IF([.R33]=[.J33];[.$J$1];IF([.R33]=[.L33];[.$L$1];IF([.R33]=[.N33];[.$N$1]))))" office:value-type="string" office:string-value="COMBO" calcext:value-type="string">
            <text:p>COMBO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0333333333333" calcext:value-type="float">
            <text:p>0.740</text:p>
          </table:table-cell>
          <table:table-cell table:style-name="ce10" office:value-type="float" office:value="0.0067340346169456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78040231789621" calcext:value-type="float">
            <text:p>0.008</text:p>
          </table:table-cell>
          <table:table-cell table:style-name="ce12" office:value-type="float" office:value="0.727" calcext:value-type="float">
            <text:p>0.727</text:p>
          </table:table-cell>
          <table:table-cell office:value-type="float" office:value="0.0123687554390533" calcext:value-type="float">
            <text:p>0.012</text:p>
          </table:table-cell>
          <table:table-cell office:value-type="float" office:value="0.723" calcext:value-type="float">
            <text:p>0.723</text:p>
          </table:table-cell>
          <table:table-cell office:value-type="float" office:value="0.0125775372964839" calcext:value-type="float">
            <text:p>0.013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75138760525665" calcext:value-type="float">
            <text:p>0.0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7480156480071" calcext:value-type="float">
            <text:p>0.009</text:p>
          </table:table-cell>
          <table:table-cell table:style-name="ce31" table:formula="of:=MAX([.H34];[.J34];[.L34];[.N34];[.D34];[.F34])" office:value-type="float" office:value="0.740333333333333" calcext:value-type="float">
            <text:p>0.740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727" calcext:value-type="float">
            <text:p>0.727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4333333333333" calcext:value-type="float">
            <text:p>0.744</text:p>
          </table:table-cell>
          <table:table-cell table:style-name="ce10" office:value-type="float" office:value="0.0084860997454006" calcext:value-type="float">
            <text:p>0.008</text:p>
          </table:table-cell>
          <table:table-cell office:value-type="float" office:value="0.666833333333333" calcext:value-type="float">
            <text:p>0.667</text:p>
          </table:table-cell>
          <table:table-cell office:value-type="float" office:value="0.0105803801654025" calcext:value-type="float">
            <text:p>0.011</text:p>
          </table:table-cell>
          <table:table-cell table:style-name="ce12" office:value-type="float" office:value="0.728333333333333" calcext:value-type="float">
            <text:p>0.728</text:p>
          </table:table-cell>
          <table:table-cell office:value-type="float" office:value="0.0149071198499985" calcext:value-type="float">
            <text:p>0.015</text:p>
          </table:table-cell>
          <table:table-cell office:value-type="float" office:value="0.721333333333333" calcext:value-type="float">
            <text:p>0.721</text:p>
          </table:table-cell>
          <table:table-cell office:value-type="float" office:value="0.0111274185885336" calcext:value-type="float">
            <text:p>0.011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714333333333333" calcext:value-type="float">
            <text:p>0.714</text:p>
          </table:table-cell>
          <table:table-cell office:value-type="float" office:value="0.0086882743459856" calcext:value-type="float">
            <text:p>0.009</text:p>
          </table:table-cell>
          <table:table-cell table:style-name="ce31" table:formula="of:=MAX([.H35];[.J35];[.L35];[.N35];[.D35];[.F35])" office:value-type="float" office:value="0.744333333333333" calcext:value-type="float">
            <text:p>0.744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728333333333333" calcext:value-type="float">
            <text:p>0.728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5" calcext:value-type="float">
            <text:p>0.745</text:p>
          </table:table-cell>
          <table:table-cell table:style-name="ce10" office:value-type="float" office:value="0.0079494933451411" calcext:value-type="float">
            <text:p>0.008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113437452173237" calcext:value-type="float">
            <text:p>0.011</text:p>
          </table:table-cell>
          <table:table-cell table:style-name="ce12" office:value-type="float" office:value="0.728" calcext:value-type="float">
            <text:p>0.728</text:p>
          </table:table-cell>
          <table:table-cell office:value-type="float" office:value="0.0123967961810927" calcext:value-type="float">
            <text:p>0.012</text:p>
          </table:table-cell>
          <table:table-cell office:value-type="float" office:value="0.72" calcext:value-type="float">
            <text:p>0.720</text:p>
          </table:table-cell>
          <table:table-cell office:value-type="float" office:value="0.0130037387786059" calcext:value-type="float">
            <text:p>0.013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0052572700985291" calcext:value-type="float">
            <text:p>0.005</text:p>
          </table:table-cell>
          <table:table-cell office:value-type="float" office:value="0.715166666666667" calcext:value-type="float">
            <text:p>0.715</text:p>
          </table:table-cell>
          <table:table-cell office:value-type="float" office:value="0.0075782950295931" calcext:value-type="float">
            <text:p>0.008</text:p>
          </table:table-cell>
          <table:table-cell table:style-name="ce31" table:formula="of:=MAX([.H36];[.J36];[.L36];[.N36];[.D36];[.F36])" office:value-type="float" office:value="0.745" calcext:value-type="float">
            <text:p>0.745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728" calcext:value-type="float">
            <text:p>0.728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2666666666667" calcext:value-type="float">
            <text:p>0.743</text:p>
          </table:table-cell>
          <table:table-cell table:style-name="ce10" office:value-type="float" office:value="0.00670302585073" calcext:value-type="float">
            <text:p>0.007</text:p>
          </table:table-cell>
          <table:table-cell office:value-type="float" office:value="0.6665" calcext:value-type="float">
            <text:p>0.667</text:p>
          </table:table-cell>
          <table:table-cell office:value-type="float" office:value="0.0115830335692627" calcext:value-type="float">
            <text:p>0.012</text:p>
          </table:table-cell>
          <table:table-cell table:style-name="ce12" office:value-type="float" office:value="0.726" calcext:value-type="float">
            <text:p>0.726</text:p>
          </table:table-cell>
          <table:table-cell office:value-type="float" office:value="0.0138493882736948" calcext:value-type="float">
            <text:p>0.014</text:p>
          </table:table-cell>
          <table:table-cell office:value-type="float" office:value="0.720666666666667" calcext:value-type="float">
            <text:p>0.721</text:p>
          </table:table-cell>
          <table:table-cell office:value-type="float" office:value="0.0105639586435304" calcext:value-type="float">
            <text:p>0.011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005464532103585" calcext:value-type="float">
            <text:p>0.005</text:p>
          </table:table-cell>
          <table:table-cell office:value-type="float" office:value="0.717166666666667" calcext:value-type="float">
            <text:p>0.717</text:p>
          </table:table-cell>
          <table:table-cell office:value-type="float" office:value="0.0064172077693927" calcext:value-type="float">
            <text:p>0.006</text:p>
          </table:table-cell>
          <table:table-cell table:style-name="ce31" table:formula="of:=MAX([.H37];[.J37];[.L37];[.N37];[.D37];[.F37])" office:value-type="float" office:value="0.742666666666667" calcext:value-type="float">
            <text:p>0.743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726" calcext:value-type="float">
            <text:p>0.726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99833333333333" calcext:value-type="float">
            <text:p>0.700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8" office:value-type="float" office:value="0.691166666666667" calcext:value-type="float">
            <text:p>0.691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9" office:value-type="float" office:value="0.701" calcext:value-type="float">
            <text:p>0.701</text:p>
          </table:table-cell>
          <table:table-cell table:style-name="ce8" office:value-type="float" office:value="0.0094170353910111" calcext:value-type="float">
            <text:p>0.009</text:p>
          </table:table-cell>
          <table:table-cell table:style-name="ce8" office:value-type="float" office:value="0.695" calcext:value-type="float">
            <text:p>0.695</text:p>
          </table:table-cell>
          <table:table-cell table:style-name="ce8" office:value-type="float" office:value="0.0070710678118654" calcext:value-type="float">
            <text:p>0.007</text:p>
          </table:table-cell>
          <table:table-cell table:style-name="ce8" office:value-type="float" office:value="0.706333333333333" calcext:value-type="float">
            <text:p>0.706</text:p>
          </table:table-cell>
          <table:table-cell table:style-name="ce8" office:value-type="float" office:value="0.004273627134986" calcext:value-type="float">
            <text:p>0.004</text:p>
          </table:table-cell>
          <table:table-cell table:style-name="ce8" office:value-type="float" office:value="0.700333333333333" calcext:value-type="float">
            <text:p>0.700</text:p>
          </table:table-cell>
          <table:table-cell table:style-name="ce8" office:value-type="float" office:value="0.0102841571793165" calcext:value-type="float">
            <text:p>0.010</text:p>
          </table:table-cell>
          <table:table-cell table:style-name="ce31" table:formula="of:=MAX([.H38];[.J38];[.L38];[.N38];[.D38];[.F38])" office:value-type="float" office:value="0.706333333333333" calcext:value-type="float">
            <text:p>0.70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4" calcext:value-type="string">
            <text:p>SPLIT4</text:p>
          </table:table-cell>
          <table:table-cell table:style-name="ce31" table:formula="of:=MAX([.J38];[.L38];[.N38];[.H38])" office:value-type="float" office:value="0.706333333333333" calcext:value-type="float">
            <text:p>0.706</text:p>
          </table:table-cell>
          <table:table-cell table:style-name="ce33" table:formula="of:=IF([.R38]=[.H38];[.$H$1];IF([.R38]=[.J38];[.$J$1];IF([.R38]=[.L38];[.$L$1];IF([.R38]=[.N38];[.$N$1]))))" office:value-type="string" office:string-value="SPLIT4" calcext:value-type="string">
            <text:p>SPLIT4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45" calcext:value-type="float">
            <text:p>0.705</text:p>
          </table:table-cell>
          <table:table-cell office:value-type="float" office:value="0.006785400995274" calcext:value-type="float">
            <text:p>0.007</text:p>
          </table:table-cell>
          <table:table-cell office:value-type="float" office:value="0.702666666666667" calcext:value-type="float">
            <text:p>0.703</text:p>
          </table:table-cell>
          <table:table-cell office:value-type="float" office:value="0.0072024301454439" calcext:value-type="float">
            <text:p>0.007</text:p>
          </table:table-cell>
          <table:table-cell table:style-name="ce10" office:value-type="float" office:value="0.704666666666667" calcext:value-type="float">
            <text:p>0.705</text:p>
          </table:table-cell>
          <table:table-cell office:value-type="float" office:value="0.0067340346169456" calcext:value-type="float">
            <text:p>0.007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004965156369922" calcext:value-type="float">
            <text:p>0.00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73598007219398" calcext:value-type="float">
            <text:p>0.007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80017359227718" calcext:value-type="float">
            <text:p>0.008</text:p>
          </table:table-cell>
          <table:table-cell table:style-name="ce31" table:formula="of:=MAX([.H39];[.J39];[.L39];[.N39];[.D39];[.F39])" office:value-type="float" office:value="0.705" calcext:value-type="float">
            <text:p>0.705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705" calcext:value-type="float">
            <text:p>0.705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166666666667" calcext:value-type="float">
            <text:p>0.708</text:p>
          </table:table-cell>
          <table:table-cell office:value-type="float" office:value="0.0082369425287677" calcext:value-type="float">
            <text:p>0.008</text:p>
          </table:table-cell>
          <table:table-cell office:value-type="float" office:value="0.707666666666667" calcext:value-type="float">
            <text:p>0.708</text:p>
          </table:table-cell>
          <table:table-cell office:value-type="float" office:value="0.0055402567128648" calcext:value-type="float">
            <text:p>0.006</text:p>
          </table:table-cell>
          <table:table-cell table:style-name="ce10" office:value-type="float" office:value="0.7075" calcext:value-type="float">
            <text:p>0.708</text:p>
          </table:table-cell>
          <table:table-cell office:value-type="float" office:value="0.0067956276792917" calcext:value-type="float">
            <text:p>0.007</text:p>
          </table:table-cell>
          <table:table-cell office:value-type="float" office:value="0.702833333333333" calcext:value-type="float">
            <text:p>0.703</text:p>
          </table:table-cell>
          <table:table-cell office:value-type="float" office:value="0.0058807595881257" calcext:value-type="float">
            <text:p>0.006</text:p>
          </table:table-cell>
          <table:table-cell office:value-type="float" office:value="0.704333333333333" calcext:value-type="float">
            <text:p>0.704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0062193693856817" calcext:value-type="float">
            <text:p>0.006</text:p>
          </table:table-cell>
          <table:table-cell table:style-name="ce31" table:formula="of:=MAX([.H40];[.J40];[.L40];[.N40];[.D40];[.F40])" office:value-type="float" office:value="0.708166666666667" calcext:value-type="float">
            <text:p>0.708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7075" calcext:value-type="float">
            <text:p>0.708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833333333333" calcext:value-type="float">
            <text:p>0.709</text:p>
          </table:table-cell>
          <table:table-cell office:value-type="float" office:value="0.0076512526207586" calcext:value-type="float">
            <text:p>0.008</text:p>
          </table:table-cell>
          <table:table-cell office:value-type="float" office:value="0.704666666666667" calcext:value-type="float">
            <text:p>0.705</text:p>
          </table:table-cell>
          <table:table-cell office:value-type="float" office:value="0.0095670150923774" calcext:value-type="float">
            <text:p>0.010</text:p>
          </table:table-cell>
          <table:table-cell table:style-name="ce10" office:value-type="float" office:value="0.707333333333333" calcext:value-type="float">
            <text:p>0.707</text:p>
          </table:table-cell>
          <table:table-cell office:value-type="float" office:value="0.0073456336236796" calcext:value-type="float">
            <text:p>0.007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2360956446232" calcext:value-type="float">
            <text:p>0.006</text:p>
          </table:table-cell>
          <table:table-cell office:value-type="float" office:value="0.707333333333333" calcext:value-type="float">
            <text:p>0.707</text:p>
          </table:table-cell>
          <table:table-cell office:value-type="float" office:value="0.0069572104882472" calcext:value-type="float">
            <text:p>0.007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0061237243569579" calcext:value-type="float">
            <text:p>0.006</text:p>
          </table:table-cell>
          <table:table-cell table:style-name="ce31" table:formula="of:=MAX([.H41];[.J41];[.L41];[.N41];[.D41];[.F41])" office:value-type="float" office:value="0.708833333333333" calcext:value-type="float">
            <text:p>0.709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707333333333333" calcext:value-type="float">
            <text:p>0.707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666666666667" calcext:value-type="float">
            <text:p>0.709</text:p>
          </table:table-cell>
          <table:table-cell office:value-type="float" office:value="0.008948153130364" calcext:value-type="float">
            <text:p>0.009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090829510622924" calcext:value-type="float">
            <text:p>0.009</text:p>
          </table:table-cell>
          <table:table-cell table:style-name="ce10" office:value-type="float" office:value="0.706" calcext:value-type="float">
            <text:p>0.706</text:p>
          </table:table-cell>
          <table:table-cell office:value-type="float" office:value="0.0090023145172042" calcext:value-type="float">
            <text:p>0.009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071589105316382" calcext:value-type="float">
            <text:p>0.007</text:p>
          </table:table-cell>
          <table:table-cell office:value-type="float" office:value="0.707166666666667" calcext:value-type="float">
            <text:p>0.707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7065" calcext:value-type="float">
            <text:p>0.707</text:p>
          </table:table-cell>
          <table:table-cell office:value-type="float" office:value="0.0062749501990055" calcext:value-type="float">
            <text:p>0.006</text:p>
          </table:table-cell>
          <table:table-cell table:style-name="ce31" table:formula="of:=MAX([.H42];[.J42];[.L42];[.N42];[.D42];[.F42])" office:value-type="float" office:value="0.708666666666667" calcext:value-type="float">
            <text:p>0.70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707166666666667" calcext:value-type="float">
            <text:p>0.707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733333333333333" calcext:value-type="float">
            <text:p>0.733</text:p>
          </table:table-cell>
          <table:table-cell table:style-name="ce8" office:value-type="float" office:value="0.0096645112539526" calcext:value-type="float">
            <text:p>0.010</text:p>
          </table:table-cell>
          <table:table-cell table:style-name="ce8" office:value-type="float" office:value="0.656666666666667" calcext:value-type="float">
            <text:p>0.657</text:p>
          </table:table-cell>
          <table:table-cell table:style-name="ce8" office:value-type="float" office:value="0.0116517762117579" calcext:value-type="float">
            <text:p>0.012</text:p>
          </table:table-cell>
          <table:table-cell table:style-name="ce11" office:value-type="float" office:value="0.7215" calcext:value-type="float">
            <text:p>0.722</text:p>
          </table:table-cell>
          <table:table-cell table:style-name="ce8" office:value-type="float" office:value="0.0040568871482127" calcext:value-type="float">
            <text:p>0.004</text:p>
          </table:table-cell>
          <table:table-cell table:style-name="ce8" office:value-type="float" office:value="0.719833333333333" calcext:value-type="float">
            <text:p>0.720</text:p>
          </table:table-cell>
          <table:table-cell table:style-name="ce8" office:value-type="float" office:value="0.009040802570077" calcext:value-type="float">
            <text:p>0.009</text:p>
          </table:table-cell>
          <table:table-cell table:style-name="ce8" office:value-type="float" office:value="0.709333333333333" calcext:value-type="float">
            <text:p>0.709</text:p>
          </table:table-cell>
          <table:table-cell table:style-name="ce8" office:value-type="float" office:value="0.0040994579587495" calcext:value-type="float">
            <text:p>0.004</text:p>
          </table:table-cell>
          <table:table-cell table:style-name="ce8" office:value-type="float" office:value="0.718" calcext:value-type="float">
            <text:p>0.718</text:p>
          </table:table-cell>
          <table:table-cell table:style-name="ce8" office:value-type="float" office:value="0.006055300708195" calcext:value-type="float">
            <text:p>0.006</text:p>
          </table:table-cell>
          <table:table-cell table:style-name="ce31" table:formula="of:=MAX([.H43];[.J43];[.L43];[.N43];[.D43];[.F43])" office:value-type="float" office:value="0.733333333333333" calcext:value-type="float">
            <text:p>0.73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7215" calcext:value-type="float">
            <text:p>0.722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4166666666667" calcext:value-type="float">
            <text:p>0.734</text:p>
          </table:table-cell>
          <table:table-cell office:value-type="float" office:value="0.0076148612010404" calcext:value-type="float">
            <text:p>0.008</text:p>
          </table:table-cell>
          <table:table-cell office:value-type="float" office:value="0.660666666666667" calcext:value-type="float">
            <text:p>0.661</text:p>
          </table:table-cell>
          <table:table-cell office:value-type="float" office:value="0.0131154065468398" calcext:value-type="float">
            <text:p>0.013</text:p>
          </table:table-cell>
          <table:table-cell table:style-name="ce12" office:value-type="float" office:value="0.726333333333333" calcext:value-type="float">
            <text:p>0.726</text:p>
          </table:table-cell>
          <table:table-cell office:value-type="float" office:value="0.0109385912154069" calcext:value-type="float">
            <text:p>0.011</text:p>
          </table:table-cell>
          <table:table-cell office:value-type="float" office:value="0.718333333333333" calcext:value-type="float">
            <text:p>0.718</text:p>
          </table:table-cell>
          <table:table-cell office:value-type="float" office:value="0.0091477076667084" calcext:value-type="float">
            <text:p>0.009</text:p>
          </table:table-cell>
          <table:table-cell office:value-type="float" office:value="0.714833333333333" calcext:value-type="float">
            <text:p>0.715</text:p>
          </table:table-cell>
          <table:table-cell office:value-type="float" office:value="0.0102299940262826" calcext:value-type="float">
            <text:p>0.010</text:p>
          </table:table-cell>
          <table:table-cell office:value-type="float" office:value="0.7205" calcext:value-type="float">
            <text:p>0.721</text:p>
          </table:table-cell>
          <table:table-cell office:value-type="float" office:value="0.0102164083708512" calcext:value-type="float">
            <text:p>0.010</text:p>
          </table:table-cell>
          <table:table-cell table:style-name="ce31" table:formula="of:=MAX([.H44];[.J44];[.L44];[.N44];[.D44];[.F44])" office:value-type="float" office:value="0.734166666666667" calcext:value-type="float">
            <text:p>0.734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EASY" calcext:value-type="string">
            <text:p>EASY</text:p>
          </table:table-cell>
          <table:table-cell table:style-name="ce31" table:formula="of:=MAX([.J44];[.L44];[.N44];[.H44])" office:value-type="float" office:value="0.726333333333333" calcext:value-type="float">
            <text:p>0.726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5166666666667" calcext:value-type="float">
            <text:p>0.735</text:p>
          </table:table-cell>
          <table:table-cell office:value-type="float" office:value="0.0075323376923177" calcext:value-type="float">
            <text:p>0.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9843597113356" calcext:value-type="float">
            <text:p>0.008</text:p>
          </table:table-cell>
          <table:table-cell table:style-name="ce12" office:value-type="float" office:value="0.7255" calcext:value-type="float">
            <text:p>0.726</text:p>
          </table:table-cell>
          <table:table-cell office:value-type="float" office:value="0.0089868731430285" calcext:value-type="float">
            <text:p>0.009</text:p>
          </table:table-cell>
          <table:table-cell office:value-type="float" office:value="0.720333333333333" calcext:value-type="float">
            <text:p>0.720</text:p>
          </table:table-cell>
          <table:table-cell office:value-type="float" office:value="0.0128641405119468" calcext:value-type="float">
            <text:p>0.013</text:p>
          </table:table-cell>
          <table:table-cell office:value-type="float" office:value="0.721166666666667" calcext:value-type="float">
            <text:p>0.721</text:p>
          </table:table-cell>
          <table:table-cell office:value-type="float" office:value="0.0082621963719636" calcext:value-type="float">
            <text:p>0.008</text:p>
          </table:table-cell>
          <table:table-cell office:value-type="float" office:value="0.720166666666667" calcext:value-type="float">
            <text:p>0.720</text:p>
          </table:table-cell>
          <table:table-cell office:value-type="float" office:value="0.0076011695006609" calcext:value-type="float">
            <text:p>0.008</text:p>
          </table:table-cell>
          <table:table-cell table:style-name="ce31" table:formula="of:=MAX([.H45];[.J45];[.L45];[.N45];[.D45];[.F45])" office:value-type="float" office:value="0.735166666666667" calcext:value-type="float">
            <text:p>0.73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7255" calcext:value-type="float">
            <text:p>0.726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666666666667" calcext:value-type="float">
            <text:p>0.734</text:p>
          </table:table-cell>
          <table:table-cell office:value-type="float" office:value="0.005939509893735" calcext:value-type="float">
            <text:p>0.006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089287301573192" calcext:value-type="float">
            <text:p>0.009</text:p>
          </table:table-cell>
          <table:table-cell table:style-name="ce12" office:value-type="float" office:value="0.7245" calcext:value-type="float">
            <text:p>0.725</text:p>
          </table:table-cell>
          <table:table-cell office:value-type="float" office:value="0.0083041154455687" calcext:value-type="float">
            <text:p>0.008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78306733072223" calcext:value-type="float">
            <text:p>0.008</text:p>
          </table:table-cell>
          <table:table-cell office:value-type="float" office:value="0.718166666666667" calcext:value-type="float">
            <text:p>0.718</text:p>
          </table:table-cell>
          <table:table-cell office:value-type="float" office:value="0.0088466880180601" calcext:value-type="float">
            <text:p>0.009</text:p>
          </table:table-cell>
          <table:table-cell office:value-type="float" office:value="0.7195" calcext:value-type="float">
            <text:p>0.720</text:p>
          </table:table-cell>
          <table:table-cell office:value-type="float" office:value="0.0072552662865596" calcext:value-type="float">
            <text:p>0.007</text:p>
          </table:table-cell>
          <table:table-cell table:style-name="ce31" table:formula="of:=MAX([.H46];[.J46];[.L46];[.N46];[.D46];[.F46])" office:value-type="float" office:value="0.733666666666667" calcext:value-type="float">
            <text:p>0.734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EASY" calcext:value-type="string">
            <text:p>EASY</text:p>
          </table:table-cell>
          <table:table-cell table:style-name="ce31" table:formula="of:=MAX([.J46];[.L46];[.N46];[.H46])" office:value-type="float" office:value="0.7245" calcext:value-type="float">
            <text:p>0.725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833333333333" calcext:value-type="float">
            <text:p>0.734</text:p>
          </table:table-cell>
          <table:table-cell office:value-type="float" office:value="0.0071589105316381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93244004871329" calcext:value-type="float">
            <text:p>0.009</text:p>
          </table:table-cell>
          <table:table-cell table:style-name="ce12" office:value-type="float" office:value="0.7225" calcext:value-type="float">
            <text:p>0.723</text:p>
          </table:table-cell>
          <table:table-cell office:value-type="float" office:value="0.0091666666666666" calcext:value-type="float">
            <text:p>0.009</text:p>
          </table:table-cell>
          <table:table-cell office:value-type="float" office:value="0.721833333333333" calcext:value-type="float">
            <text:p>0.722</text:p>
          </table:table-cell>
          <table:table-cell office:value-type="float" office:value="0.008152198067597" calcext:value-type="float">
            <text:p>0.008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95488510070874" calcext:value-type="float">
            <text:p>0.010</text:p>
          </table:table-cell>
          <table:table-cell office:value-type="float" office:value="0.719333333333333" calcext:value-type="float">
            <text:p>0.719</text:p>
          </table:table-cell>
          <table:table-cell office:value-type="float" office:value="0.0069572104882472" calcext:value-type="float">
            <text:p>0.007</text:p>
          </table:table-cell>
          <table:table-cell table:style-name="ce31" table:formula="of:=MAX([.H47];[.J47];[.L47];[.N47];[.D47];[.F47])" office:value-type="float" office:value="0.733833333333333" calcext:value-type="float">
            <text:p>0.734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7225" calcext:value-type="float">
            <text:p>0.723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744666666666667" calcext:value-type="float">
            <text:p>0.745</text:p>
          </table:table-cell>
          <table:table-cell table:style-name="ce9" office:value-type="float" office:value="0.0072072494368131" calcext:value-type="float">
            <text:p>0.007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0.0044331453594234" calcext:value-type="float">
            <text:p>0.004</text:p>
          </table:table-cell>
          <table:table-cell table:style-name="ce11" office:value-type="float" office:value="0.7235" calcext:value-type="float">
            <text:p>0.724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8" office:value-type="float" office:value="0.718333333333333" calcext:value-type="float">
            <text:p>0.718</text:p>
          </table:table-cell>
          <table:table-cell table:style-name="ce8" office:value-type="float" office:value="0.0100173460668094" calcext:value-type="float">
            <text:p>0.010</text:p>
          </table:table-cell>
          <table:table-cell table:style-name="ce8" office:value-type="float" office:value="0.719833333333333" calcext:value-type="float">
            <text:p>0.720</text:p>
          </table:table-cell>
          <table:table-cell table:style-name="ce8" office:value-type="float" office:value="0.0075323376923177" calcext:value-type="float">
            <text:p>0.008</text:p>
          </table:table-cell>
          <table:table-cell table:style-name="ce8" office:value-type="float" office:value="0.716833333333333" calcext:value-type="float">
            <text:p>0.717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31" table:formula="of:=MAX([.H48];[.J48];[.L48];[.N48];[.D48];[.F48])" office:value-type="float" office:value="0.744666666666667" calcext:value-type="float">
            <text:p>0.745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EASY" calcext:value-type="string">
            <text:p>EASY</text:p>
          </table:table-cell>
          <table:table-cell table:style-name="ce31" table:formula="of:=MAX([.J48];[.L48];[.N48];[.H48])" office:value-type="float" office:value="0.7235" calcext:value-type="float">
            <text:p>0.724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1003"/>
          <table:table-cell table:style-name="ce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833333333333" calcext:value-type="float">
            <text:p>0.748</text:p>
          </table:table-cell>
          <table:table-cell table:style-name="ce10" office:value-type="float" office:value="0.0058807595881257" calcext:value-type="float">
            <text:p>0.006</text:p>
          </table:table-cell>
          <table:table-cell office:value-type="float" office:value="0.6445" calcext:value-type="float">
            <text:p>0.645</text:p>
          </table:table-cell>
          <table:table-cell office:value-type="float" office:value="0.007085783889827" calcext:value-type="float">
            <text:p>0.007</text:p>
          </table:table-cell>
          <table:table-cell table:style-name="ce12" office:value-type="float" office:value="0.731166666666667" calcext:value-type="float">
            <text:p>0.731</text:p>
          </table:table-cell>
          <table:table-cell office:value-type="float" office:value="0.0083873250933907" calcext:value-type="float">
            <text:p>0.008</text:p>
          </table:table-cell>
          <table:table-cell office:value-type="float" office:value="0.7215" calcext:value-type="float">
            <text:p>0.722</text:p>
          </table:table-cell>
          <table:table-cell office:value-type="float" office:value="0.0076693835765624" calcext:value-type="float">
            <text:p>0.008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0095014618758262" calcext:value-type="float">
            <text:p>0.010</text:p>
          </table:table-cell>
          <table:table-cell office:value-type="float" office:value="0.719833333333333" calcext:value-type="float">
            <text:p>0.720</text:p>
          </table:table-cell>
          <table:table-cell office:value-type="float" office:value="0.0103648712271573" calcext:value-type="float">
            <text:p>0.010</text:p>
          </table:table-cell>
          <table:table-cell table:style-name="ce31" table:formula="of:=MAX([.H49];[.J49];[.L49];[.N49];[.D49];[.F49])" office:value-type="float" office:value="0.747833333333333" calcext:value-type="float">
            <text:p>0.748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EASY" calcext:value-type="string">
            <text:p>EASY</text:p>
          </table:table-cell>
          <table:table-cell table:style-name="ce31" table:formula="of:=MAX([.J49];[.L49];[.N49];[.H49])" office:value-type="float" office:value="0.731166666666667" calcext:value-type="float">
            <text:p>0.731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43140597018482" calcext:value-type="float">
            <text:p>0.004</text:p>
          </table:table-cell>
          <table:table-cell office:value-type="float" office:value="0.648166666666667" calcext:value-type="float">
            <text:p>0.648</text:p>
          </table:table-cell>
          <table:table-cell office:value-type="float" office:value="0.0059336610396392" calcext:value-type="float">
            <text:p>0.006</text:p>
          </table:table-cell>
          <table:table-cell table:style-name="ce12" office:value-type="float" office:value="0.734666666666667" calcext:value-type="float">
            <text:p>0.735</text:p>
          </table:table-cell>
          <table:table-cell office:value-type="float" office:value="0.0081564562021614" calcext:value-type="float">
            <text:p>0.008</text:p>
          </table:table-cell>
          <table:table-cell office:value-type="float" office:value="0.7215" calcext:value-type="float">
            <text:p>0.722</text:p>
          </table:table-cell>
          <table:table-cell office:value-type="float" office:value="0.0062193693856817" calcext:value-type="float">
            <text:p>0.006</text:p>
          </table:table-cell>
          <table:table-cell office:value-type="float" office:value="0.720833333333333" calcext:value-type="float">
            <text:p>0.721</text:p>
          </table:table-cell>
          <table:table-cell office:value-type="float" office:value="0.0078616509433804" calcext:value-type="float">
            <text:p>0.008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69372184627558" calcext:value-type="float">
            <text:p>0.007</text:p>
          </table:table-cell>
          <table:table-cell table:style-name="ce31" table:formula="of:=MAX([.H50];[.J50];[.L50];[.N50];[.D50];[.F50])" office:value-type="float" office:value="0.747166666666667" calcext:value-type="float">
            <text:p>0.747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EASY" calcext:value-type="string">
            <text:p>EASY</text:p>
          </table:table-cell>
          <table:table-cell table:style-name="ce31" table:formula="of:=MAX([.J50];[.L50];[.N50];[.H50])" office:value-type="float" office:value="0.734666666666667" calcext:value-type="float">
            <text:p>0.735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60839040828146" calcext:value-type="float">
            <text:p>0.00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70118946559875" calcext:value-type="float">
            <text:p>0.007</text:p>
          </table:table-cell>
          <table:table-cell table:style-name="ce12" office:value-type="float" office:value="0.733" calcext:value-type="float">
            <text:p>0.733</text:p>
          </table:table-cell>
          <table:table-cell office:value-type="float" office:value="0.0108108741552198" calcext:value-type="float">
            <text:p>0.0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58748522440048" calcext:value-type="float">
            <text:p>0.006</text:p>
          </table:table-cell>
          <table:table-cell office:value-type="float" office:value="0.720333333333333" calcext:value-type="float">
            <text:p>0.720</text:p>
          </table:table-cell>
          <table:table-cell office:value-type="float" office:value="0.0092908258214458" calcext:value-type="float">
            <text:p>0.009</text:p>
          </table:table-cell>
          <table:table-cell office:value-type="float" office:value="0.718666666666667" calcext:value-type="float">
            <text:p>0.719</text:p>
          </table:table-cell>
          <table:table-cell office:value-type="float" office:value="0.0076739096221475" calcext:value-type="float">
            <text:p>0.008</text:p>
          </table:table-cell>
          <table:table-cell table:style-name="ce31" table:formula="of:=MAX([.H51];[.J51];[.L51];[.N51];[.D51];[.F51])" office:value-type="float" office:value="0.747166666666667" calcext:value-type="float">
            <text:p>0.747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EASY" calcext:value-type="string">
            <text:p>EASY</text:p>
          </table:table-cell>
          <table:table-cell table:style-name="ce31" table:formula="of:=MAX([.J51];[.L51];[.N51];[.H51])" office:value-type="float" office:value="0.733" calcext:value-type="float">
            <text:p>0.733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6333333333333" calcext:value-type="float">
            <text:p>0.746</text:p>
          </table:table-cell>
          <table:table-cell table:style-name="ce10" office:value-type="float" office:value="0.0049159604012508" calcext:value-type="float">
            <text:p>0.005</text:p>
          </table:table-cell>
          <table:table-cell office:value-type="float" office:value="0.650666666666667" calcext:value-type="float">
            <text:p>0.651</text:p>
          </table:table-cell>
          <table:table-cell office:value-type="float" office:value="0.0099373034571758" calcext:value-type="float">
            <text:p>0.010</text:p>
          </table:table-cell>
          <table:table-cell table:style-name="ce12" office:value-type="float" office:value="0.733" calcext:value-type="float">
            <text:p>0.733</text:p>
          </table:table-cell>
          <table:table-cell office:value-type="float" office:value="0.0100450374702027" calcext:value-type="float">
            <text:p>0.010</text:p>
          </table:table-cell>
          <table:table-cell office:value-type="float" office:value="0.721166666666667" calcext:value-type="float">
            <text:p>0.721</text:p>
          </table:table-cell>
          <table:table-cell office:value-type="float" office:value="0.0070612400547716" calcext:value-type="float">
            <text:p>0.007</text:p>
          </table:table-cell>
          <table:table-cell office:value-type="float" office:value="0.7185" calcext:value-type="float">
            <text:p>0.719</text:p>
          </table:table-cell>
          <table:table-cell office:value-type="float" office:value="0.0085065334367832" calcext:value-type="float">
            <text:p>0.0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547254269972" calcext:value-type="float">
            <text:p>0.009</text:p>
          </table:table-cell>
          <table:table-cell table:style-name="ce31" table:formula="of:=MAX([.H52];[.J52];[.L52];[.N52];[.D52];[.F52])" office:value-type="float" office:value="0.746333333333333" calcext:value-type="float">
            <text:p>0.746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EASY" calcext:value-type="string">
            <text:p>EASY</text:p>
          </table:table-cell>
          <table:table-cell table:style-name="ce31" table:formula="of:=MAX([.J52];[.L52];[.N52];[.H52])" office:value-type="float" office:value="0.733" calcext:value-type="float">
            <text:p>0.733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4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6" table:default-cell-style-name="ce6"/>
        <table:table-column table:style-name="co9" table:number-columns-repeated="6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30276503540974" calcext:value-type="float">
            <text:p>0.00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873" calcext:value-type="float">
            <text:p>0.873</text:p>
          </table:table-cell>
          <table:table-cell table:style-name="ce9" office:value-type="float" office:value="0.0021730674684008" calcext:value-type="float">
            <text:p>0.002</text:p>
          </table:table-cell>
          <table:table-cell table:style-name="ce9" office:value-type="float" office:value="0.885333333333333" calcext:value-type="float">
            <text:p>0.885</text:p>
          </table:table-cell>
          <table:table-cell table:style-name="ce8" office:value-type="float" office:value="0.0058214163988576" calcext:value-type="float">
            <text:p>0.006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48016200969626" calcext:value-type="float">
            <text:p>0.005</text:p>
          </table:table-cell>
          <table:table-cell table:style-name="ce31" table:formula="of:=MAX([.H8];[.J8];[.L8];[.N8];[.D8];[.F8])" office:value-type="float" office:value="0.887333333333333" calcext:value-type="float">
            <text:p>0.88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2" calcext:value-type="string">
            <text:p>SPLIT2</text:p>
          </table:table-cell>
          <table:table-cell table:style-name="ce31" table:formula="of:=MAX([.J8];[.L8];[.N8];[.H8])" office:value-type="float" office:value="0.887333333333333" calcext:value-type="float">
            <text:p>0.887</text:p>
          </table:table-cell>
          <table:table-cell table:style-name="ce33" table:formula="of:=IF([.R8]=[.H8];[.$H$1];IF([.R8]=[.J8];[.$J$1];IF([.R8]=[.L8];[.$L$1];IF([.R8]=[.N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51908038341325" calcext:value-type="float">
            <text:p>0.005</text:p>
          </table:table-cell>
          <table:table-cell table:style-name="ce10" office:value-type="float" office:value="0.887333333333333" calcext:value-type="float">
            <text:p>0.887</text:p>
          </table:table-cell>
          <table:table-cell office:value-type="float" office:value="0.0032489314482696" calcext:value-type="float">
            <text:p>0.003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74161984870956" calcext:value-type="float">
            <text:p>0.007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53489355119604" calcext:value-type="float">
            <text:p>0.005</text:p>
          </table:table-cell>
          <table:table-cell table:style-name="ce31" table:formula="of:=MAX([.H9];[.J9];[.L9];[.N9];[.D9];[.F9])" office:value-type="float" office:value="0.889333333333333" calcext:value-type="float">
            <text:p>0.889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889333333333333" calcext:value-type="float">
            <text:p>0.889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" calcext:value-type="float">
            <text:p>0.880</text:p>
          </table:table-cell>
          <table:table-cell office:value-type="float" office:value="0.0097894501037256" calcext:value-type="float">
            <text:p>0.010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26352313834736" calcext:value-type="float">
            <text:p>0.00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89" calcext:value-type="float">
            <text:p>0.890</text:p>
          </table:table-cell>
          <table:table-cell office:value-type="float" office:value="0.0033333333333333" calcext:value-type="float">
            <text:p>0.003</text:p>
          </table:table-cell>
          <table:table-cell table:style-name="ce31" table:formula="of:=MAX([.H10];[.J10];[.L10];[.N10];[.D10];[.F10])" office:value-type="float" office:value="0.89" calcext:value-type="float">
            <text:p>0.890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9" calcext:value-type="string">
            <text:p>SPLIT9</text:p>
          </table:table-cell>
          <table:table-cell table:style-name="ce31" table:formula="of:=MAX([.J10];[.L10];[.N10];[.H10])" office:value-type="float" office:value="0.89" calcext:value-type="float">
            <text:p>0.890</text:p>
          </table:table-cell>
          <table:table-cell table:style-name="ce33" table:formula="of:=IF([.R10]=[.H10];[.$H$1];IF([.R10]=[.J10];[.$J$1];IF([.R10]=[.L10];[.$L$1];IF([.R10]=[.N1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882" calcext:value-type="float">
            <text:p>0.882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030276503540974" calcext:value-type="float">
            <text:p>0.00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38369548110737" calcext:value-type="float">
            <text:p>0.004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65616732283431" calcext:value-type="float">
            <text:p>0.0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1833001326703" calcext:value-type="float">
            <text:p>0.004</text:p>
          </table:table-cell>
          <table:table-cell table:style-name="ce31" table:formula="of:=MAX([.H11];[.J11];[.L11];[.N11];[.D11];[.F11])" office:value-type="float" office:value="0.889333333333333" calcext:value-type="float">
            <text:p>0.889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889333333333333" calcext:value-type="float">
            <text:p>0.889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08269211792744" calcext:value-type="float">
            <text:p>0.011</text:p>
          </table:table-cell>
          <table:table-cell table:style-name="ce10" office:value-type="float" office:value="0.882666666666667" calcext:value-type="float">
            <text:p>0.883</text:p>
          </table:table-cell>
          <table:table-cell table:style-name="ce10" office:value-type="float" office:value="0.0032489314482696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29814239699996" calcext:value-type="float">
            <text:p>0.00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26352313834736" calcext:value-type="float">
            <text:p>0.003</text:p>
          </table:table-cell>
          <table:table-cell table:style-name="ce31" table:formula="of:=MAX([.H12];[.J12];[.L12];[.N12];[.D12];[.F12])" office:value-type="float" office:value="0.891666666666667" calcext:value-type="float">
            <text:p>0.892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9" calcext:value-type="string">
            <text:p>SPLIT9</text:p>
          </table:table-cell>
          <table:table-cell table:style-name="ce31" table:formula="of:=MAX([.J12];[.L12];[.N12];[.H12])" office:value-type="float" office:value="0.891666666666667" calcext:value-type="float">
            <text:p>0.892</text:p>
          </table:table-cell>
          <table:table-cell table:style-name="ce33" table:formula="of:=IF([.R12]=[.H12];[.$H$1];IF([.R12]=[.J12];[.$J$1];IF([.R12]=[.L12];[.$L$1];IF([.R12]=[.N1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0666666666667" calcext:value-type="float">
            <text:p>0.891</text:p>
          </table:table-cell>
          <table:table-cell table:style-name="ce8" office:value-type="float" office:value="0.0147007180474666" calcext:value-type="float">
            <text:p>0.015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082831824265261" calcext:value-type="float">
            <text:p>0.008</text:p>
          </table:table-cell>
          <table:table-cell table:style-name="ce19" office:value-type="float" office:value="0.888333333333333" calcext:value-type="float">
            <text:p>0.888</text:p>
          </table:table-cell>
          <table:table-cell table:style-name="ce9" office:value-type="float" office:value="0.0061237243569579" calcext:value-type="float">
            <text:p>0.006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74535599249992" calcext:value-type="float">
            <text:p>0.007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</text:p>
          </table:table-cell>
          <table:table-cell table:style-name="ce31" table:formula="of:=MAX([.H13];[.J13];[.L13];[.N13];[.D13];[.F13])" office:value-type="float" office:value="0.890666666666667" calcext:value-type="float">
            <text:p>0.891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888333333333333" calcext:value-type="float">
            <text:p>0.888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2333333333333" calcext:value-type="float">
            <text:p>0.892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6752835158" calcext:value-type="float">
            <text:p>0.010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077817450199524" calcext:value-type="float">
            <text:p>0.008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65192024052026" calcext:value-type="float">
            <text:p>0.007</text:p>
          </table:table-cell>
          <table:table-cell table:style-name="ce31" table:formula="of:=MAX([.H14];[.J14];[.L14];[.N14];[.D14];[.F14])" office:value-type="float" office:value="0.892333333333333" calcext:value-type="float">
            <text:p>0.892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891" calcext:value-type="float">
            <text:p>0.891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072264944628928" calcext:value-type="float">
            <text:p>0.007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03682206766638" calcext:value-type="float">
            <text:p>0.010</text:p>
          </table:table-cell>
          <table:table-cell table:style-name="ce20" office:value-type="float" office:value="0.890333333333333" calcext:value-type="float">
            <text:p>0.890</text:p>
          </table:table-cell>
          <table:table-cell table:style-name="ce10" office:value-type="float" office:value="0.0043140597018482" calcext:value-type="float">
            <text:p>0.0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6248689714505" calcext:value-type="float">
            <text:p>0.0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3029674334022" calcext:value-type="float">
            <text:p>0.007</text:p>
          </table:table-cell>
          <table:table-cell table:style-name="ce31" table:formula="of:=MAX([.H15];[.J15];[.L15];[.N15];[.D15];[.F15])" office:value-type="float" office:value="0.891" calcext:value-type="float">
            <text:p>0.891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2" calcext:value-type="string">
            <text:p>SPLIT2</text:p>
          </table:table-cell>
          <table:table-cell table:style-name="ce31" table:formula="of:=MAX([.J15];[.L15];[.N15];[.H15])" office:value-type="float" office:value="0.891" calcext:value-type="float">
            <text:p>0.891</text:p>
          </table:table-cell>
          <table:table-cell table:style-name="ce33" table:formula="of:=IF([.R15]=[.H15];[.$H$1];IF([.R15]=[.J15];[.$J$1];IF([.R15]=[.L15];[.$L$1];IF([.R15]=[.N1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0333333333333" calcext:value-type="float">
            <text:p>0.890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98319208025017" calcext:value-type="float">
            <text:p>0.010</text:p>
          </table:table-cell>
          <table:table-cell table:style-name="ce20" office:value-type="float" office:value="0.892" calcext:value-type="float">
            <text:p>0.892</text:p>
          </table:table-cell>
          <table:table-cell table:style-name="ce10" office:value-type="float" office:value="0.0073974470070573" calcext:value-type="float">
            <text:p>0.007</text:p>
          </table:table-cell>
          <table:table-cell office:value-type="float" office:value="0.89" calcext:value-type="float">
            <text:p>0.890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9441323247304" calcext:value-type="float">
            <text:p>0.005</text:p>
          </table:table-cell>
          <table:table-cell table:style-name="ce31" table:formula="of:=MAX([.H16];[.J16];[.L16];[.N16];[.D16];[.F16])" office:value-type="float" office:value="0.892" calcext:value-type="float">
            <text:p>0.892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COMBO" calcext:value-type="string">
            <text:p>COMBO</text:p>
          </table:table-cell>
          <table:table-cell table:style-name="ce31" table:formula="of:=MAX([.J16];[.L16];[.N16];[.H16])" office:value-type="float" office:value="0.892" calcext:value-type="float">
            <text:p>0.892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085309892613797" calcext:value-type="float">
            <text:p>0.009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2264944628929" calcext:value-type="float">
            <text:p>0.007</text:p>
          </table:table-cell>
          <table:table-cell table:style-name="ce20" office:value-type="float" office:value="0.891666666666667" calcext:value-type="float">
            <text:p>0.892</text:p>
          </table:table-cell>
          <table:table-cell table:style-name="ce10" office:value-type="float" office:value="0.0055277079839256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41499665326628" calcext:value-type="float">
            <text:p>0.004</text:p>
          </table:table-cell>
          <table:table-cell table:style-name="ce31" table:formula="of:=MAX([.H17];[.J17];[.L17];[.N17];[.D17];[.F17])" office:value-type="float" office:value="0.892333333333333" calcext:value-type="float">
            <text:p>0.892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2" calcext:value-type="string">
            <text:p>SPLIT2</text:p>
          </table:table-cell>
          <table:table-cell table:style-name="ce31" table:formula="of:=MAX([.J17];[.L17];[.N17];[.H17])" office:value-type="float" office:value="0.892333333333333" calcext:value-type="float">
            <text:p>0.892</text:p>
          </table:table-cell>
          <table:table-cell table:style-name="ce33" table:formula="of:=IF([.R17]=[.H17];[.$H$1];IF([.R17]=[.J17];[.$J$1];IF([.R17]=[.L17];[.$L$1];IF([.R17]=[.N1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3" calcext:value-type="float">
            <text:p>0.893</text:p>
          </table:table-cell>
          <table:table-cell table:style-name="ce8" office:value-type="float" office:value="0.0099582461641931" calcext:value-type="float">
            <text:p>0.010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066038709187196" calcext:value-type="float">
            <text:p>0.007</text:p>
          </table:table-cell>
          <table:table-cell table:style-name="ce11" office:value-type="float" office:value="0.891" calcext:value-type="float">
            <text:p>0.891</text:p>
          </table:table-cell>
          <table:table-cell table:style-name="ce9" office:value-type="float" office:value="0.0093244004871329" calcext:value-type="float">
            <text:p>0.009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4117946872238" calcext:value-type="float">
            <text:p>0.006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24721912892464" calcext:value-type="float">
            <text:p>0.012</text:p>
          </table:table-cell>
          <table:table-cell table:style-name="ce31" table:formula="of:=MAX([.H18];[.J18];[.L18];[.N18];[.D18];[.F18])" office:value-type="float" office:value="0.893" calcext:value-type="float">
            <text:p>0.893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891" calcext:value-type="float">
            <text:p>0.891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3333333333333" calcext:value-type="float">
            <text:p>0.893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38369548110737" calcext:value-type="float">
            <text:p>0.004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71102430025671" calcext:value-type="float">
            <text:p>0.00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56025787713238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9407528330477" calcext:value-type="float">
            <text:p>0.008</text:p>
          </table:table-cell>
          <table:table-cell table:style-name="ce31" table:formula="of:=MAX([.H19];[.J19];[.L19];[.N19];[.D19];[.F19])" office:value-type="float" office:value="0.894" calcext:value-type="float">
            <text:p>0.89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SPLIT2" calcext:value-type="string">
            <text:p>SPLIT2</text:p>
          </table:table-cell>
          <table:table-cell table:style-name="ce31" table:formula="of:=MAX([.J19];[.L19];[.N19];[.H19])" office:value-type="float" office:value="0.894" calcext:value-type="float">
            <text:p>0.894</text:p>
          </table:table-cell>
          <table:table-cell table:style-name="ce33" table:formula="of:=IF([.R19]=[.H19];[.$H$1];IF([.R19]=[.J19];[.$J$1];IF([.R19]=[.L19];[.$L$1];IF([.R19]=[.N1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9121471177758" calcext:value-type="float">
            <text:p>0.007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0" office:value-type="float" office:value="0.0061913918736688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6922698736034" calcext:value-type="float">
            <text:p>0.009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75828754440515" calcext:value-type="float">
            <text:p>0.008</text:p>
          </table:table-cell>
          <table:table-cell table:style-name="ce31" table:formula="of:=MAX([.H20];[.J20];[.L20];[.N20];[.D20];[.F20])" office:value-type="float" office:value="0.894" calcext:value-type="float">
            <text:p>0.894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893" calcext:value-type="float">
            <text:p>0.893</text:p>
          </table:table-cell>
          <table:table-cell table:style-name="ce33" table:formula="of:=IF([.R20]=[.H20];[.$H$1];IF([.R20]=[.J20];[.$J$1];IF([.R20]=[.L20];[.$L$1];IF([.R20]=[.N2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3895663755133" calcext:value-type="float">
            <text:p>0.011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63900965042269" calcext:value-type="float">
            <text:p>0.006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063025568003963" calcext:value-type="float">
            <text:p>0.00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65192024052025" calcext:value-type="float">
            <text:p>0.007</text:p>
          </table:table-cell>
          <table:table-cell table:style-name="ce31" table:formula="of:=MAX([.H21];[.J21];[.L21];[.N21];[.D21];[.F21])" office:value-type="float" office:value="0.894666666666667" calcext:value-type="float">
            <text:p>0.895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893666666666667" calcext:value-type="float">
            <text:p>0.894</text:p>
          </table:table-cell>
          <table:table-cell table:style-name="ce33" table:formula="of:=IF([.R21]=[.H21];[.$H$1];IF([.R21]=[.J21];[.$J$1];IF([.R21]=[.L21];[.$L$1];IF([.R21]=[.N2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4772255750516" calcext:value-type="float">
            <text:p>0.005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51908038341324" calcext:value-type="float">
            <text:p>0.00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0794664290272" calcext:value-type="float">
            <text:p>0.008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3219608788295" calcext:value-type="float">
            <text:p>0.007</text:p>
          </table:table-cell>
          <table:table-cell table:style-name="ce31" table:formula="of:=MAX([.H22];[.J22];[.L22];[.N22];[.D22];[.F22])" office:value-type="float" office:value="0.894666666666667" calcext:value-type="float">
            <text:p>0.895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893" calcext:value-type="float">
            <text:p>0.893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8" office:value-type="float" office:value="0.0063025568003963" calcext:value-type="float">
            <text:p>0.006</text:p>
          </table:table-cell>
          <table:table-cell table:style-name="ce8" office:value-type="float" office:value="0.870666666666667" calcext:value-type="float">
            <text:p>0.871</text:p>
          </table:table-cell>
          <table:table-cell table:style-name="ce8" office:value-type="float" office:value="0.0082999330653258" calcext:value-type="float">
            <text:p>0.008</text:p>
          </table:table-cell>
          <table:table-cell table:style-name="ce11" office:value-type="float" office:value="0.890333333333333" calcext:value-type="float">
            <text:p>0.890</text:p>
          </table:table-cell>
          <table:table-cell table:style-name="ce9" office:value-type="float" office:value="0.0050552502960343" calcext:value-type="float">
            <text:p>0.005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7894501037256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75092535507125" calcext:value-type="float">
            <text:p>0.008</text:p>
          </table:table-cell>
          <table:table-cell table:style-name="ce31" table:formula="of:=MAX([.H23];[.J23];[.L23];[.N23];[.D23];[.F23])" office:value-type="float" office:value="0.892666666666667" calcext:value-type="float">
            <text:p>0.893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90333333333333" calcext:value-type="float">
            <text:p>0.890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33333333333332" calcext:value-type="float">
            <text:p>0.013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042491829279939" calcext:value-type="float">
            <text:p>0.0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6248689714506" calcext:value-type="float">
            <text:p>0.007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24];[.J24];[.L24];[.N24];[.D24];[.F24])" office:value-type="float" office:value="0.891666666666667" calcext:value-type="float">
            <text:p>0.892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COMBO" calcext:value-type="string">
            <text:p>COMBO</text:p>
          </table:table-cell>
          <table:table-cell table:style-name="ce31" table:formula="of:=MAX([.J24];[.L24];[.N24];[.H24])" office:value-type="float" office:value="0.891666666666667" calcext:value-type="float">
            <text:p>0.892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13284303119776" calcext:value-type="float">
            <text:p>0.011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0" office:value-type="float" office:value="0.0040138648595974" calcext:value-type="float">
            <text:p>0.00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6011695006608" calcext:value-type="float">
            <text:p>0.00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7168604389202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76919871728095" calcext:value-type="float">
            <text:p>0.008</text:p>
          </table:table-cell>
          <table:table-cell table:style-name="ce31" table:formula="of:=MAX([.H25];[.J25];[.L25];[.N25];[.D25];[.F25])" office:value-type="float" office:value="0.893666666666667" calcext:value-type="float">
            <text:p>0.894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92333333333333" calcext:value-type="float">
            <text:p>0.892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7280154129131" calcext:value-type="float">
            <text:p>0.008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44721359549995" calcext:value-type="float">
            <text:p>0.00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73974470070573" calcext:value-type="float">
            <text:p>0.007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4117946872237" calcext:value-type="float">
            <text:p>0.006</text:p>
          </table:table-cell>
          <table:table-cell table:style-name="ce31" table:formula="of:=MAX([.H26];[.J26];[.L26];[.N26];[.D26];[.F26])" office:value-type="float" office:value="0.893666666666667" calcext:value-type="float">
            <text:p>0.894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2" calcext:value-type="string">
            <text:p>SPLIT2</text:p>
          </table:table-cell>
          <table:table-cell table:style-name="ce31" table:formula="of:=MAX([.J26];[.L26];[.N26];[.H26])" office:value-type="float" office:value="0.893666666666667" calcext:value-type="float">
            <text:p>0.894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table:style-name="ce12" office:value-type="float" office:value="0.89" calcext:value-type="float">
            <text:p>0.890</text:p>
          </table:table-cell>
          <table:table-cell table:style-name="ce10" office:value-type="float" office:value="0.004249182927994" calcext:value-type="float">
            <text:p>0.00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7082039324993" calcext:value-type="float">
            <text:p>0.007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42491829279939" calcext:value-type="float">
            <text:p>0.004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57735026918962" calcext:value-type="float">
            <text:p>0.006</text:p>
          </table:table-cell>
          <table:table-cell table:style-name="ce31" table:formula="of:=MAX([.H27];[.J27];[.L27];[.N27];[.D27];[.F27])" office:value-type="float" office:value="0.894" calcext:value-type="float">
            <text:p>0.894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93" calcext:value-type="float">
            <text:p>0.893</text:p>
          </table:table-cell>
          <table:table-cell table:style-name="ce33" table:formula="of:=IF([.R27]=[.H27];[.$H$1];IF([.R27]=[.J27];[.$J$1];IF([.R27]=[.L27];[.$L$1];IF([.R27]=[.N2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" calcext:value-type="float">
            <text:p>0.890</text:p>
          </table:table-cell>
          <table:table-cell table:style-name="ce8" office:value-type="float" office:value="0.0118438920029598" calcext:value-type="float">
            <text:p>0.012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010381607668265" calcext:value-type="float">
            <text:p>0.010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9" office:value-type="float" office:value="0.0075092535507125" calcext:value-type="float">
            <text:p>0.00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07367489389376" calcext:value-type="float">
            <text:p>0.011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38005847503304" calcext:value-type="float">
            <text:p>0.00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02469507659596" calcext:value-type="float">
            <text:p>0.010</text:p>
          </table:table-cell>
          <table:table-cell table:style-name="ce31" table:formula="of:=MAX([.H28];[.J28];[.L28];[.N28];[.D28];[.F28])" office:value-type="float" office:value="0.892333333333333" calcext:value-type="float">
            <text:p>0.892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COMBO" calcext:value-type="string">
            <text:p>COMBO</text:p>
          </table:table-cell>
          <table:table-cell table:style-name="ce31" table:formula="of:=MAX([.J28];[.L28];[.N28];[.H28])" office:value-type="float" office:value="0.892333333333333" calcext:value-type="float">
            <text:p>0.892</text:p>
          </table:table-cell>
          <table:table-cell table:style-name="ce33" table:formula="of:=IF([.R28]=[.H28];[.$H$1];IF([.R28]=[.J28];[.$J$1];IF([.R28]=[.L28];[.$L$1];IF([.R28]=[.N2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5" calcext:value-type="float">
            <text:p>0.005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0" office:value-type="float" office:value="0.0058214163988576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19002923751652" calcext:value-type="float">
            <text:p>0.002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69322114476951" calcext:value-type="float">
            <text:p>0.007</text:p>
          </table:table-cell>
          <table:table-cell table:style-name="ce31" table:formula="of:=MAX([.H29];[.J29];[.L29];[.N29];[.D29];[.F29])" office:value-type="float" office:value="0.895333333333333" calcext:value-type="float">
            <text:p>0.895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893" calcext:value-type="float">
            <text:p>0.893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7400737347513" calcext:value-type="float">
            <text:p>0.009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074535599249992" calcext:value-type="float">
            <text:p>0.007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3229064742237" calcext:value-type="float">
            <text:p>0.00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82158383625774" calcext:value-type="float">
            <text:p>0.008</text:p>
          </table:table-cell>
          <table:table-cell table:style-name="ce31" table:formula="of:=MAX([.H30];[.J30];[.L30];[.N30];[.D30];[.F30])" office:value-type="float" office:value="0.895" calcext:value-type="float">
            <text:p>0.895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894333333333333" calcext:value-type="float">
            <text:p>0.894</text:p>
          </table:table-cell>
          <table:table-cell table:style-name="ce33" table:formula="of:=IF([.R30]=[.H30];[.$H$1];IF([.R30]=[.J30];[.$J$1];IF([.R30]=[.L30];[.$L$1];IF([.R30]=[.N3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1689185077739" calcext:value-type="float">
            <text:p>0.006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052704627669472" calcext:value-type="float">
            <text:p>0.00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62804812271389" calcext:value-type="float">
            <text:p>0.006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80277297191948" calcext:value-type="float">
            <text:p>0.008</text:p>
          </table:table-cell>
          <table:table-cell table:style-name="ce31" table:formula="of:=MAX([.H31];[.J31];[.L31];[.N31];[.D31];[.F31])" office:value-type="float" office:value="0.896666666666667" calcext:value-type="float">
            <text:p>0.897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894666666666667" calcext:value-type="float">
            <text:p>0.895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67288764127288" calcext:value-type="float">
            <text:p>0.007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0" office:value-type="float" office:value="0.005451809077932" calcext:value-type="float">
            <text:p>0.005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64117946872238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32];[.J32];[.L32];[.N32];[.D32];[.F32])" office:value-type="float" office:value="0.895" calcext:value-type="float">
            <text:p>0.895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894333333333333" calcext:value-type="float">
            <text:p>0.894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87333333333333" calcext:value-type="float">
            <text:p>0.887</text:p>
          </table:table-cell>
          <table:table-cell table:style-name="ce8" office:value-type="float" office:value="0.0090982293759707" calcext:value-type="float">
            <text:p>0.009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096752835157999" calcext:value-type="float">
            <text:p>0.010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9" office:value-type="float" office:value="0.0048016200969626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61913918736688" calcext:value-type="float">
            <text:p>0.006</text:p>
          </table:table-cell>
          <table:table-cell table:style-name="ce31" table:formula="of:=MAX([.H33];[.J33];[.L33];[.N33];[.D33];[.F33])" office:value-type="float" office:value="0.891333333333333" calcext:value-type="float">
            <text:p>0.89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2" calcext:value-type="string">
            <text:p>SPLIT2</text:p>
          </table:table-cell>
          <table:table-cell table:style-name="ce31" table:formula="of:=MAX([.J33];[.L33];[.N33];[.H33])" office:value-type="float" office:value="0.891333333333333" calcext:value-type="float">
            <text:p>0.891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051575426477" calcext:value-type="float">
            <text:p>0.011</text:p>
          </table:table-cell>
          <table:table-cell table:style-name="ce20" office:value-type="float" office:value="0.892666666666667" calcext:value-type="float">
            <text:p>0.893</text:p>
          </table:table-cell>
          <table:table-cell table:style-name="ce10" office:value-type="float" office:value="0.0076919871728095" calcext:value-type="float">
            <text:p>0.008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44721359549995" calcext:value-type="float">
            <text:p>0.00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38005847503304" calcext:value-type="float">
            <text:p>0.004</text:p>
          </table:table-cell>
          <table:table-cell table:style-name="ce31" table:formula="of:=MAX([.H34];[.J34];[.L34];[.N34];[.D34];[.F34])" office:value-type="float" office:value="0.894666666666667" calcext:value-type="float">
            <text:p>0.895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2" calcext:value-type="string">
            <text:p>SPLIT2</text:p>
          </table:table-cell>
          <table:table-cell table:style-name="ce31" table:formula="of:=MAX([.J34];[.L34];[.N34];[.H34])" office:value-type="float" office:value="0.894666666666667" calcext:value-type="float">
            <text:p>0.895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0531231545097" calcext:value-type="float">
            <text:p>0.012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073974470070573" calcext:value-type="float">
            <text:p>0.00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50552502960343" calcext:value-type="float">
            <text:p>0.00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45030853620354" calcext:value-type="float">
            <text:p>0.005</text:p>
          </table:table-cell>
          <table:table-cell table:style-name="ce31" table:formula="of:=MAX([.H35];[.J35];[.L35];[.N35];[.D35];[.F35])" office:value-type="float" office:value="0.894666666666667" calcext:value-type="float">
            <text:p>0.895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4" calcext:value-type="string">
            <text:p>SPLIT4</text:p>
          </table:table-cell>
          <table:table-cell table:style-name="ce31" table:formula="of:=MAX([.J35];[.L35];[.N35];[.H35])" office:value-type="float" office:value="0.894666666666667" calcext:value-type="float">
            <text:p>0.895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7894501037255" calcext:value-type="float">
            <text:p>0.010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669625207703" calcext:value-type="float">
            <text:p>0.011</text:p>
          </table:table-cell>
          <table:table-cell table:style-name="ce20" office:value-type="float" office:value="0.895333333333333" calcext:value-type="float">
            <text:p>0.895</text:p>
          </table:table-cell>
          <table:table-cell table:style-name="ce10" office:value-type="float" office:value="0.0064978628965392" calcext:value-type="float">
            <text:p>0.006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6</text:p>
          </table:table-cell>
          <table:table-cell table:style-name="ce31" table:formula="of:=MAX([.H36];[.J36];[.L36];[.N36];[.D36];[.F36])" office:value-type="float" office:value="0.895333333333333" calcext:value-type="float">
            <text:p>0.895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895333333333333" calcext:value-type="float">
            <text:p>0.895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0523170760001" calcext:value-type="float">
            <text:p>0.009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095014618758261" calcext:value-type="float">
            <text:p>0.010</text:p>
          </table:table-cell>
          <table:table-cell table:style-name="ce20" office:value-type="float" office:value="0.894" calcext:value-type="float">
            <text:p>0.894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32058973436118" calcext:value-type="float">
            <text:p>0.003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32058973436118" calcext:value-type="float">
            <text:p>0.003</text:p>
          </table:table-cell>
          <table:table-cell table:style-name="ce31" table:formula="of:=MAX([.H37];[.J37];[.L37];[.N37];[.D37];[.F37])" office:value-type="float" office:value="0.894666666666667" calcext:value-type="float">
            <text:p>0.895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SPLIT4" calcext:value-type="string">
            <text:p>SPLIT4</text:p>
          </table:table-cell>
          <table:table-cell table:style-name="ce31" table:formula="of:=MAX([.J37];[.L37];[.N37];[.H37])" office:value-type="float" office:value="0.894666666666667" calcext:value-type="float">
            <text:p>0.895</text:p>
          </table:table-cell>
          <table:table-cell table:style-name="ce33" table:formula="of:=IF([.R37]=[.H37];[.$H$1];IF([.R37]=[.J37];[.$J$1];IF([.R37]=[.L37];[.$L$1];IF([.R37]=[.N3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5666666666667" calcext:value-type="float">
            <text:p>0.886</text:p>
          </table:table-cell>
          <table:table-cell table:style-name="ce8" office:value-type="float" office:value="0.0067288764127287" calcext:value-type="float">
            <text:p>0.007</text:p>
          </table:table-cell>
          <table:table-cell table:style-name="ce8" office:value-type="float" office:value="0.879666666666667" calcext:value-type="float">
            <text:p>0.880</text:p>
          </table:table-cell>
          <table:table-cell table:style-name="ce8" office:value-type="float" office:value="0.0055777335102271" calcext:value-type="float">
            <text:p>0.006</text:p>
          </table:table-cell>
          <table:table-cell table:style-name="ce9" office:value-type="float" office:value="0.883666666666667" calcext:value-type="float">
            <text:p>0.884</text:p>
          </table:table-cell>
          <table:table-cell table:style-name="ce9" office:value-type="float" office:value="0.0066038709187196" calcext:value-type="float">
            <text:p>0.007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63025568003963" calcext:value-type="float">
            <text:p>0.006</text:p>
          </table:table-cell>
          <table:table-cell table:style-name="ce31" table:formula="of:=MAX([.H38];[.J38];[.L38];[.N38];[.D38];[.F38])" office:value-type="float" office:value="0.887666666666667" calcext:value-type="float">
            <text:p>0.888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887666666666667" calcext:value-type="float">
            <text:p>0.888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24720661623652" calcext:value-type="float">
            <text:p>0.00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062804812271388" calcext:value-type="float">
            <text:p>0.006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7288764127287" calcext:value-type="float">
            <text:p>0.007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47726070210921" calcext:value-type="float">
            <text:p>0.005</text:p>
          </table:table-cell>
          <table:table-cell table:style-name="ce31" table:formula="of:=MAX([.H39];[.J39];[.L39];[.N39];[.D39];[.F39])" office:value-type="float" office:value="0.889" calcext:value-type="float">
            <text:p>0.889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889" calcext:value-type="float">
            <text:p>0.889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5277079839256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40138648595974" calcext:value-type="float">
            <text:p>0.004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34560735588879" calcext:value-type="float">
            <text:p>0.003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36132472314464" calcext:value-type="float">
            <text:p>0.004</text:p>
          </table:table-cell>
          <table:table-cell table:style-name="ce31" table:formula="of:=MAX([.H40];[.J40];[.L40];[.N40];[.D40];[.F40])" office:value-type="float" office:value="0.890666666666667" calcext:value-type="float">
            <text:p>0.891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890666666666667" calcext:value-type="float">
            <text:p>0.891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2058973436119" calcext:value-type="float">
            <text:p>0.003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38005847503303" calcext:value-type="float">
            <text:p>0.0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" calcext:value-type="float">
            <text:p>0.005</text:p>
          </table:table-cell>
          <table:table-cell table:style-name="ce31" table:formula="of:=MAX([.H41];[.J41];[.L41];[.N41];[.D41];[.F41])" office:value-type="float" office:value="0.890333333333333" calcext:value-type="float">
            <text:p>0.890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890333333333333" calcext:value-type="float">
            <text:p>0.890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51908038341324" calcext:value-type="float">
            <text:p>0.005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8" calcext:value-type="float">
            <text:p>0.006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36132472314464" calcext:value-type="float">
            <text:p>0.004</text:p>
          </table:table-cell>
          <table:table-cell table:style-name="ce31" table:formula="of:=MAX([.H42];[.J42];[.L42];[.N42];[.D42];[.F42])" office:value-type="float" office:value="0.890333333333333" calcext:value-type="float">
            <text:p>0.890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890333333333333" calcext:value-type="float">
            <text:p>0.890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0.0094721814922552" calcext:value-type="float">
            <text:p>0.009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86281194036965" calcext:value-type="float">
            <text:p>0.009</text:p>
          </table:table-cell>
          <table:table-cell table:style-name="ce9" office:value-type="float" office:value="0.886333333333333" calcext:value-type="float">
            <text:p>0.886</text:p>
          </table:table-cell>
          <table:table-cell table:style-name="ce9" office:value-type="float" office:value="0.0107625895273086" calcext:value-type="float">
            <text:p>0.011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53489355119603" calcext:value-type="float">
            <text:p>0.005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2792828771257" calcext:value-type="float">
            <text:p>0.011</text:p>
          </table:table-cell>
          <table:table-cell table:style-name="ce31" table:formula="of:=MAX([.H43];[.J43];[.L43];[.N43];[.D43];[.F43])" office:value-type="float" office:value="0.890666666666667" calcext:value-type="float">
            <text:p>0.89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2" calcext:value-type="string">
            <text:p>SPLIT2</text:p>
          </table:table-cell>
          <table:table-cell table:style-name="ce31" table:formula="of:=MAX([.J43];[.L43];[.N43];[.H43])" office:value-type="float" office:value="0.890666666666667" calcext:value-type="float">
            <text:p>0.891</text:p>
          </table:table-cell>
          <table:table-cell table:style-name="ce33" table:formula="of:=IF([.R43]=[.H43];[.$H$1];IF([.R43]=[.J43];[.$J$1];IF([.R43]=[.L43];[.$L$1];IF([.R43]=[.N4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67700320038633" calcext:value-type="float">
            <text:p>0.007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52174919474994" calcext:value-type="float">
            <text:p>0.00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36132472314464" calcext:value-type="float">
            <text:p>0.004</text:p>
          </table:table-cell>
          <table:table-cell table:style-name="ce31" table:formula="of:=MAX([.H44];[.J44];[.L44];[.N44];[.D44];[.F44])" office:value-type="float" office:value="0.893666666666667" calcext:value-type="float">
            <text:p>0.894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9" calcext:value-type="string">
            <text:p>SPLIT9</text:p>
          </table:table-cell>
          <table:table-cell table:style-name="ce31" table:formula="of:=MAX([.J44];[.L44];[.N44];[.H44])" office:value-type="float" office:value="0.893666666666667" calcext:value-type="float">
            <text:p>0.894</text:p>
          </table:table-cell>
          <table:table-cell table:style-name="ce33" table:formula="of:=IF([.R44]=[.H44];[.$H$1];IF([.R44]=[.J44];[.$J$1];IF([.R44]=[.L44];[.$L$1];IF([.R44]=[.N4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76739096221476" calcext:value-type="float">
            <text:p>0.008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75828754440515" calcext:value-type="float">
            <text:p>0.008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74161984870956" calcext:value-type="float">
            <text:p>0.007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040824829046386" calcext:value-type="float">
            <text:p>0.00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64117946872237" calcext:value-type="float">
            <text:p>0.006</text:p>
          </table:table-cell>
          <table:table-cell table:style-name="ce31" table:formula="of:=MAX([.H45];[.J45];[.L45];[.N45];[.D45];[.F45])" office:value-type="float" office:value="0.893333333333333" calcext:value-type="float">
            <text:p>0.893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4" calcext:value-type="string">
            <text:p>SPLIT4</text:p>
          </table:table-cell>
          <table:table-cell table:style-name="ce31" table:formula="of:=MAX([.J45];[.L45];[.N45];[.H45])" office:value-type="float" office:value="0.893333333333333" calcext:value-type="float">
            <text:p>0.893</text:p>
          </table:table-cell>
          <table:table-cell table:style-name="ce33" table:formula="of:=IF([.R45]=[.H45];[.$H$1];IF([.R45]=[.J45];[.$J$1];IF([.R45]=[.L45];[.$L$1];IF([.R45]=[.N4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88" calcext:value-type="float">
            <text:p>0.880</text:p>
          </table:table-cell>
          <table:table-cell office:value-type="float" office:value="0.0058925565098878" calcext:value-type="float">
            <text:p>0.006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63025568003963" calcext:value-type="float">
            <text:p>0.00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57251880124392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9395098937351" calcext:value-type="float">
            <text:p>0.006</text:p>
          </table:table-cell>
          <table:table-cell table:style-name="ce31" table:formula="of:=MAX([.H46];[.J46];[.L46];[.N46];[.D46];[.F46])" office:value-type="float" office:value="0.894333333333333" calcext:value-type="float">
            <text:p>0.894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4" calcext:value-type="string">
            <text:p>SPLIT4</text:p>
          </table:table-cell>
          <table:table-cell table:style-name="ce31" table:formula="of:=MAX([.J46];[.L46];[.N46];[.H46])" office:value-type="float" office:value="0.894333333333333" calcext:value-type="float">
            <text:p>0.894</text:p>
          </table:table-cell>
          <table:table-cell table:style-name="ce33" table:formula="of:=IF([.R46]=[.H46];[.$H$1];IF([.R46]=[.J46];[.$J$1];IF([.R46]=[.L46];[.$L$1];IF([.R46]=[.N4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9441323247303" calcext:value-type="float">
            <text:p>0.005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63025568003964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73029674334022" calcext:value-type="float">
            <text:p>0.00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3900965042269" calcext:value-type="float">
            <text:p>0.006</text:p>
          </table:table-cell>
          <table:table-cell table:style-name="ce31" table:formula="of:=MAX([.H47];[.J47];[.L47];[.N47];[.D47];[.F47])" office:value-type="float" office:value="0.893" calcext:value-type="float">
            <text:p>0.893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9" calcext:value-type="string">
            <text:p>SPLIT9</text:p>
          </table:table-cell>
          <table:table-cell table:style-name="ce31" table:formula="of:=MAX([.J47];[.L47];[.N47];[.H47])" office:value-type="float" office:value="0.893" calcext:value-type="float">
            <text:p>0.893</text:p>
          </table:table-cell>
          <table:table-cell table:style-name="ce33" table:formula="of:=IF([.R47]=[.H47];[.$H$1];IF([.R47]=[.J47];[.$J$1];IF([.R47]=[.L47];[.$L$1];IF([.R47]=[.N47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9333333333333" calcext:value-type="float">
            <text:p>0.879</text:p>
          </table:table-cell>
          <table:table-cell table:style-name="ce8" office:value-type="float" office:value="0.0151198912400556" calcext:value-type="float">
            <text:p>0.015</text:p>
          </table:table-cell>
          <table:table-cell table:style-name="ce8" office:value-type="float" office:value="0.851333333333333" calcext:value-type="float">
            <text:p>0.851</text:p>
          </table:table-cell>
          <table:table-cell table:style-name="ce8" office:value-type="float" office:value="0.0024720661623651" calcext:value-type="float">
            <text:p>0.002</text:p>
          </table:table-cell>
          <table:table-cell table:style-name="ce19" office:value-type="float" office:value="0.890666666666667" calcext:value-type="float">
            <text:p>0.891</text:p>
          </table:table-cell>
          <table:table-cell table:style-name="ce9" office:value-type="float" office:value="0.0109036181558641" calcext:value-type="float">
            <text:p>0.01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3831842266395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79407528330477" calcext:value-type="float">
            <text:p>0.008</text:p>
          </table:table-cell>
          <table:table-cell table:style-name="ce31" table:formula="of:=MAX([.H48];[.J48];[.L48];[.N48];[.D48];[.F48])" office:value-type="float" office:value="0.890666666666667" calcext:value-type="float">
            <text:p>0.891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COMBO" calcext:value-type="string">
            <text:p>COMBO</text:p>
          </table:table-cell>
          <table:table-cell table:style-name="ce31" table:formula="of:=MAX([.J48];[.L48];[.N48];[.H48])" office:value-type="float" office:value="0.890666666666667" calcext:value-type="float">
            <text:p>0.891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76739096221475" calcext:value-type="float">
            <text:p>0.008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130170827931777" calcext:value-type="float">
            <text:p>0.013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9287301573192" calcext:value-type="float">
            <text:p>0.009</text:p>
          </table:table-cell>
          <table:table-cell table:style-name="ce31" table:formula="of:=MAX([.H49];[.J49];[.L49];[.N49];[.D49];[.F49])" office:value-type="float" office:value="0.893666666666667" calcext:value-type="float">
            <text:p>0.894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893666666666667" calcext:value-type="float">
            <text:p>0.894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3129124043228" calcext:value-type="float">
            <text:p>0.0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6025787713238" calcext:value-type="float">
            <text:p>0.006</text:p>
          </table:table-cell>
          <table:table-cell table:style-name="ce20" office:value-type="float" office:value="0.893333333333333" calcext:value-type="float">
            <text:p>0.893</text:p>
          </table:table-cell>
          <table:table-cell table:style-name="ce10" office:value-type="float" office:value="0.0115470053837925" calcext:value-type="float">
            <text:p>0.0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53229064742237" calcext:value-type="float">
            <text:p>0.005</text:p>
          </table:table-cell>
          <table:table-cell office:value-type="float" office:value="0.89" calcext:value-type="float">
            <text:p>0.890</text:p>
          </table:table-cell>
          <table:table-cell office:value-type="float" office:value="0.0055277079839256" calcext:value-type="float">
            <text:p>0.006</text:p>
          </table:table-cell>
          <table:table-cell table:style-name="ce31" table:formula="of:=MAX([.H50];[.J50];[.L50];[.N50];[.D50];[.F50])" office:value-type="float" office:value="0.896333333333333" calcext:value-type="float">
            <text:p>0.896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4" calcext:value-type="string">
            <text:p>SPLIT4</text:p>
          </table:table-cell>
          <table:table-cell table:style-name="ce31" table:formula="of:=MAX([.J50];[.L50];[.N50];[.H50])" office:value-type="float" office:value="0.896333333333333" calcext:value-type="float">
            <text:p>0.896</text:p>
          </table:table-cell>
          <table:table-cell table:style-name="ce33" table:formula="of:=IF([.R50]=[.H50];[.$H$1];IF([.R50]=[.J50];[.$J$1];IF([.R50]=[.L50];[.$L$1];IF([.R50]=[.N5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57674066070204" calcext:value-type="float">
            <text:p>0.016</text:p>
          </table:table-cell>
          <table:table-cell office:value-type="float" office:value="0.865333333333333" calcext:value-type="float">
            <text:p>0.865</text:p>
          </table:table-cell>
          <table:table-cell office:value-type="float" office:value="0.0069121471177759" calcext:value-type="float">
            <text:p>0.007</text:p>
          </table:table-cell>
          <table:table-cell table:style-name="ce20" office:value-type="float" office:value="0.892" calcext:value-type="float">
            <text:p>0.892</text:p>
          </table:table-cell>
          <table:table-cell table:style-name="ce10" office:value-type="float" office:value="0.0128776291813879" calcext:value-type="float">
            <text:p>0.013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044721359549995" calcext:value-type="float">
            <text:p>0.00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63025568003963" calcext:value-type="float">
            <text:p>0.006</text:p>
          </table:table-cell>
          <table:table-cell table:style-name="ce31" table:formula="of:=MAX([.H51];[.J51];[.L51];[.N51];[.D51];[.F51])" office:value-type="float" office:value="0.895333333333333" calcext:value-type="float">
            <text:p>0.895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4" calcext:value-type="string">
            <text:p>SPLIT4</text:p>
          </table:table-cell>
          <table:table-cell table:style-name="ce31" table:formula="of:=MAX([.J51];[.L51];[.N51];[.H51])" office:value-type="float" office:value="0.895333333333333" calcext:value-type="float">
            <text:p>0.895</text:p>
          </table:table-cell>
          <table:table-cell table:style-name="ce33" table:formula="of:=IF([.R51]=[.H51];[.$H$1];IF([.R51]=[.J51];[.$J$1];IF([.R51]=[.L51];[.$L$1];IF([.R51]=[.N5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2954153334168" calcext:value-type="float">
            <text:p>0.01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6454972243679" calcext:value-type="float">
            <text:p>0.006</text:p>
          </table:table-cell>
          <table:table-cell table:style-name="ce20" office:value-type="float" office:value="0.892666666666667" calcext:value-type="float">
            <text:p>0.893</text:p>
          </table:table-cell>
          <table:table-cell table:style-name="ce10" office:value-type="float" office:value="0.0139243990494702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64978628965392" calcext:value-type="float">
            <text:p>0.00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4772607021092" calcext:value-type="float">
            <text:p>0.005</text:p>
          </table:table-cell>
          <table:table-cell table:style-name="ce31" table:formula="of:=MAX([.H52];[.J52];[.L52];[.N52];[.D52];[.F52])" office:value-type="float" office:value="0.894666666666667" calcext:value-type="float">
            <text:p>0.895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4" calcext:value-type="string">
            <text:p>SPLIT4</text:p>
          </table:table-cell>
          <table:table-cell table:style-name="ce31" table:formula="of:=MAX([.J52];[.L52];[.N52];[.H52])" office:value-type="float" office:value="0.894666666666667" calcext:value-type="float">
            <text:p>0.895</text:p>
          </table:table-cell>
          <table:table-cell table:style-name="ce33" table:formula="of:=IF([.R52]=[.H52];[.$H$1];IF([.R52]=[.J52];[.$J$1];IF([.R52]=[.L52];[.$L$1];IF([.R52]=[.N5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657" calcext:value-type="float">
            <text:p>0.657</text:p>
          </table:table-cell>
          <table:table-cell table:style-name="ce8" office:value-type="float" office:value="0.0317411404962077" calcext:value-type="float">
            <text:p>0.032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3</text:p>
          </table:table-cell>
          <table:table-cell table:number-columns-repeated="14"/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hard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0356019662378357" calcext:value-type="float">
            <text:p>0.036</text:p>
          </table:table-cell>
          <table:table-cell table:style-name="ce8" office:value-type="float" office:value="0.64" calcext:value-type="float">
            <text:p>0.640</text:p>
          </table:table-cell>
          <table:table-cell table:style-name="ce9" office:value-type="float" office:value="0.0242383992870816" calcext:value-type="float">
            <text:p>0.024</text:p>
          </table:table-cell>
          <table:table-cell table:style-name="ce9" office:value-type="float" office:value="0.654" calcext:value-type="float">
            <text:p>0.654</text:p>
          </table:table-cell>
          <table:table-cell table:style-name="ce8" office:value-type="float" office:value="0.0253475837112731" calcext:value-type="float">
            <text:p>0.025</text:p>
          </table:table-cell>
          <table:table-cell office:value-type="float" office:value="0.65" calcext:value-type="float">
            <text:p>0.650</text:p>
          </table:table-cell>
          <table:table-cell office:value-type="float" office:value="0.0247487373415291" calcext:value-type="float">
            <text:p>0.0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58843582110895" calcext:value-type="float">
            <text:p>0.0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49284983931459" calcext:value-type="float">
            <text:p>0.035</text:p>
          </table:table-cell>
          <table:table-cell table:style-name="ce31" table:formula="of:=MAX([.H8];[.J8];[.L8];[.N8];[.D8];[.F8])" office:value-type="float" office:value="0.663" calcext:value-type="float">
            <text:p>0.663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663" calcext:value-type="float">
            <text:p>0.663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3315017762061" calcext:value-type="float">
            <text:p>0.030</text:p>
          </table:table-cell>
          <table:table-cell office:value-type="float" office:value="0.652" calcext:value-type="float">
            <text:p>0.652</text:p>
          </table:table-cell>
          <table:table-cell table:style-name="ce10" office:value-type="float" office:value="0.018907670401189" calcext:value-type="float">
            <text:p>0.019</text:p>
          </table:table-cell>
          <table:table-cell table:style-name="ce10" office:value-type="float" office:value="0.666" calcext:value-type="float">
            <text:p>0.666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277488738510232" calcext:value-type="float">
            <text:p>0.028</text:p>
          </table:table-cell>
          <table:table-cell office:value-type="float" office:value="0.65" calcext:value-type="float">
            <text:p>0.650</text:p>
          </table:table-cell>
          <table:table-cell office:value-type="float" office:value="0.0269258240356725" calcext:value-type="float">
            <text:p>0.02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5967477524976" calcext:value-type="float">
            <text:p>0.025</text:p>
          </table:table-cell>
          <table:table-cell table:style-name="ce31" table:formula="of:=MAX([.H9];[.J9];[.L9];[.N9];[.D9];[.F9])" office:value-type="float" office:value="0.669" calcext:value-type="float">
            <text:p>0.669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669" calcext:value-type="float">
            <text:p>0.669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26321474945844" calcext:value-type="float">
            <text:p>0.043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71026313764871" calcext:value-type="float">
            <text:p>0.017</text:p>
          </table:table-cell>
          <table:table-cell table:style-name="ce10" office:value-type="float" office:value="0.661" calcext:value-type="float">
            <text:p>0.661</text:p>
          </table:table-cell>
          <table:table-cell office:value-type="float" office:value="0.0235584379787794" calcext:value-type="float">
            <text:p>0.024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6828873628335" calcext:value-type="float">
            <text:p>0.038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24037034920392" calcext:value-type="float">
            <text:p>0.0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36114379062351" calcext:value-type="float">
            <text:p>0.024</text:p>
          </table:table-cell>
          <table:table-cell table:style-name="ce31" table:formula="of:=MAX([.H10];[.J10];[.L10];[.N10];[.D10];[.F10])" office:value-type="float" office:value="0.661" calcext:value-type="float">
            <text:p>0.661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661" calcext:value-type="float">
            <text:p>0.661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1819848851564" calcext:value-type="float">
            <text:p>0.037</text:p>
          </table:table-cell>
          <table:table-cell office:value-type="float" office:value="0.655" calcext:value-type="float">
            <text:p>0.655</text:p>
          </table:table-cell>
          <table:table-cell table:style-name="ce10" office:value-type="float" office:value="0.0183711730708738" calcext:value-type="float">
            <text:p>0.018</text:p>
          </table:table-cell>
          <table:table-cell table:style-name="ce10" office:value-type="float" office:value="0.656" calcext:value-type="float">
            <text:p>0.656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86652298583624" calcext:value-type="float">
            <text:p>0.03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11400048614483" calcext:value-type="float">
            <text:p>0.0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table:style-name="ce31" table:formula="of:=MAX([.H11];[.J11];[.L11];[.N11];[.D11];[.F11])" office:value-type="float" office:value="0.666" calcext:value-type="float">
            <text:p>0.666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4" calcext:value-type="string">
            <text:p>SPLIT4</text:p>
          </table:table-cell>
          <table:table-cell table:style-name="ce31" table:formula="of:=MAX([.J11];[.L11];[.N11];[.H11])" office:value-type="float" office:value="0.666" calcext:value-type="float">
            <text:p>0.666</text:p>
          </table:table-cell>
          <table:table-cell table:style-name="ce33" table:formula="of:=IF([.R11]=[.H11];[.$H$1];IF([.R11]=[.J11];[.$J$1];IF([.R11]=[.L11];[.$L$1];IF([.R11]=[.N1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45325932996639" calcext:value-type="float">
            <text:p>0.035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08397416943394" calcext:value-type="float">
            <text:p>0.011</text:p>
          </table:table-cell>
          <table:table-cell table:style-name="ce10"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5</text:p>
          </table:table-cell>
          <table:table-cell office:value-type="float" office:value="0.653" calcext:value-type="float">
            <text:p>0.653</text:p>
          </table:table-cell>
          <table:table-cell office:value-type="float" office:value="0.0441021541423998" calcext:value-type="float">
            <text:p>0.04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9434968935315" calcext:value-type="float">
            <text:p>0.031</text:p>
          </table:table-cell>
          <table:table-cell table:style-name="ce31" table:formula="of:=MAX([.H12];[.J12];[.L12];[.N12];[.D12];[.F12])" office:value-type="float" office:value="0.664" calcext:value-type="float">
            <text:p>0.664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4" calcext:value-type="string">
            <text:p>SPLIT4</text:p>
          </table:table-cell>
          <table:table-cell table:style-name="ce31" table:formula="of:=MAX([.J12];[.L12];[.N12];[.H12])" office:value-type="float" office:value="0.664" calcext:value-type="float">
            <text:p>0.664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693" calcext:value-type="float">
            <text:p>0.693</text:p>
          </table:table-cell>
          <table:table-cell table:style-name="ce9" office:value-type="float" office:value="0.0294957624075052" calcext:value-type="float">
            <text:p>0.029</text:p>
          </table:table-cell>
          <table:table-cell table:style-name="ce8" office:value-type="float" office:value="0.628" calcext:value-type="float">
            <text:p>0.628</text:p>
          </table:table-cell>
          <table:table-cell table:style-name="ce8" office:value-type="float" office:value="0.0225277606521376" calcext:value-type="float">
            <text:p>0.023</text:p>
          </table:table-cell>
          <table:table-cell table:style-name="ce21" office:value-type="float" office:value="0.659" calcext:value-type="float">
            <text:p>0.659</text:p>
          </table:table-cell>
          <table:table-cell table:style-name="ce8" office:value-type="float" office:value="0.0369797241742011" calcext:value-type="float">
            <text:p>0.037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75227178890457" calcext:value-type="float">
            <text:p>0.02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15039680040467" calcext:value-type="float">
            <text:p>0.03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68077363139716" calcext:value-type="float">
            <text:p>0.017</text:p>
          </table:table-cell>
          <table:table-cell table:style-name="ce31" table:formula="of:=MAX([.H13];[.J13];[.L13];[.N13];[.D13];[.F13])" office:value-type="float" office:value="0.693" calcext:value-type="float">
            <text:p>0.693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673" calcext:value-type="float">
            <text:p>0.673</text:p>
          </table:table-cell>
          <table:table-cell table:style-name="ce33" table:formula="of:=IF([.R13]=[.H13];[.$H$1];IF([.R13]=[.J13];[.$J$1];IF([.R13]=[.L13];[.$L$1];IF([.R13]=[.N1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348926926447357" calcext:value-type="float">
            <text:p>0.0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26726185054091" calcext:value-type="float">
            <text:p>0.033</text:p>
          </table:table-cell>
          <table:table-cell table:style-name="ce22" office:value-type="float" office:value="0.669" calcext:value-type="float">
            <text:p>0.669</text:p>
          </table:table-cell>
          <table:table-cell office:value-type="float" office:value="0.0352491134640291" calcext:value-type="float">
            <text:p>0.03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4533529500462" calcext:value-type="float">
            <text:p>0.02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36526373409276" calcext:value-type="float">
            <text:p>0.034</text:p>
          </table:table-cell>
          <table:table-cell table:style-name="ce31" table:formula="of:=MAX([.H14];[.J14];[.L14];[.N14];[.D14];[.F14])" office:value-type="float" office:value="0.689" calcext:value-type="float">
            <text:p>0.689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676" calcext:value-type="float">
            <text:p>0.676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79732014613987" calcext:value-type="float">
            <text:p>0.02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284165444767656" calcext:value-type="float">
            <text:p>0.028</text:p>
          </table:table-cell>
          <table:table-cell table:style-name="ce22" office:value-type="float" office:value="0.672" calcext:value-type="float">
            <text:p>0.672</text:p>
          </table:table-cell>
          <table:table-cell office:value-type="float" office:value="0.0258843582110895" calcext:value-type="float">
            <text:p>0.02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3153947338815" calcext:value-type="float">
            <text:p>0.02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59861084308931" calcext:value-type="float">
            <text:p>0.036</text:p>
          </table:table-cell>
          <table:table-cell table:style-name="ce31" table:formula="of:=MAX([.H15];[.J15];[.L15];[.N15];[.D15];[.F15])" office:value-type="float" office:value="0.683" calcext:value-type="float">
            <text:p>0.683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672" calcext:value-type="float">
            <text:p>0.672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0" office:value-type="float" office:value="0.0291547594742265" calcext:value-type="float">
            <text:p>0.0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09030742807249" calcext:value-type="float">
            <text:p>0.031</text:p>
          </table:table-cell>
          <table:table-cell table:style-name="ce22" office:value-type="float" office:value="0.673" calcext:value-type="float">
            <text:p>0.673</text:p>
          </table:table-cell>
          <table:table-cell office:value-type="float" office:value="0.0309434968935315" calcext:value-type="float">
            <text:p>0.031</text:p>
          </table:table-cell>
          <table:table-cell office:value-type="float" office:value="0.67" calcext:value-type="float">
            <text:p>0.670</text:p>
          </table:table-cell>
          <table:table-cell office:value-type="float" office:value="0.0306186217847897" calcext:value-type="float">
            <text:p>0.0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18982758154731" calcext:value-type="float">
            <text:p>0.03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0529877620768" calcext:value-type="float">
            <text:p>0.033</text:p>
          </table:table-cell>
          <table:table-cell table:style-name="ce31" table:formula="of:=MAX([.H16];[.J16];[.L16];[.N16];[.D16];[.F16])" office:value-type="float" office:value="0.675" calcext:value-type="float">
            <text:p>0.675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673" calcext:value-type="float">
            <text:p>0.673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0284165444767655" calcext:value-type="float">
            <text:p>0.028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85032466163569" calcext:value-type="float">
            <text:p>0.039</text:p>
          </table:table-cell>
          <table:table-cell table:style-name="ce22" office:value-type="float" office:value="0.67" calcext:value-type="float">
            <text:p>0.670</text:p>
          </table:table-cell>
          <table:table-cell office:value-type="float" office:value="0.0310241841149771" calcext:value-type="float">
            <text:p>0.03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48209706929602" calcext:value-type="float">
            <text:p>0.035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54612464529942" calcext:value-type="float">
            <text:p>0.03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02902624617218" calcext:value-type="float">
            <text:p>0.030</text:p>
          </table:table-cell>
          <table:table-cell table:style-name="ce31" table:formula="of:=MAX([.H17];[.J17];[.L17];[.N17];[.D17];[.F17])" office:value-type="float" office:value="0.678" calcext:value-type="float">
            <text:p>0.678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4" calcext:value-type="string">
            <text:p>SPLIT4</text:p>
          </table:table-cell>
          <table:table-cell table:style-name="ce31" table:formula="of:=MAX([.J17];[.L17];[.N17];[.H17])" office:value-type="float" office:value="0.678" calcext:value-type="float">
            <text:p>0.678</text:p>
          </table:table-cell>
          <table:table-cell table:style-name="ce33" table:formula="of:=IF([.R17]=[.H17];[.$H$1];IF([.R17]=[.J17];[.$J$1];IF([.R17]=[.L17];[.$L$1];IF([.R17]=[.N1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681" calcext:value-type="float">
            <text:p>0.681</text:p>
          </table:table-cell>
          <table:table-cell table:style-name="ce9" office:value-type="float" office:value="0.032672618505409" calcext:value-type="float">
            <text:p>0.033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0237170824512628" calcext:value-type="float">
            <text:p>0.024</text:p>
          </table:table-cell>
          <table:table-cell table:style-name="ce11" office:value-type="float" office:value="0.666" calcext:value-type="float">
            <text:p>0.666</text:p>
          </table:table-cell>
          <table:table-cell table:style-name="ce8" office:value-type="float" office:value="0.0277037903543901" calcext:value-type="float">
            <text:p>0.02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67861904719577" calcext:value-type="float">
            <text:p>0.02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88530760925069" calcext:value-type="float">
            <text:p>0.02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41350367722943" calcext:value-type="float">
            <text:p>0.024</text:p>
          </table:table-cell>
          <table:table-cell table:style-name="ce31" table:formula="of:=MAX([.H18];[.J18];[.L18];[.N18];[.D18];[.F18])" office:value-type="float" office:value="0.681" calcext:value-type="float">
            <text:p>0.681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666" calcext:value-type="float">
            <text:p>0.666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7" calcext:value-type="float">
            <text:p>0.687</text:p>
          </table:table-cell>
          <table:table-cell table:style-name="ce10" office:value-type="float" office:value="0.0270647372054487" calcext:value-type="float">
            <text:p>0.027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01247406627841" calcext:value-type="float">
            <text:p>0.030</text:p>
          </table:table-cell>
          <table:table-cell table:style-name="ce12" office:value-type="float" office:value="0.672" calcext:value-type="float">
            <text:p>0.672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30217288664426" calcext:value-type="float">
            <text:p>0.02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28035085019827" calcext:value-type="float">
            <text:p>0.02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0688837074972" calcext:value-type="float">
            <text:p>0.029</text:p>
          </table:table-cell>
          <table:table-cell table:style-name="ce31" table:formula="of:=MAX([.H19];[.J19];[.L19];[.N19];[.D19];[.F19])" office:value-type="float" office:value="0.687" calcext:value-type="float">
            <text:p>0.687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672" calcext:value-type="float">
            <text:p>0.672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19658826364887" calcext:value-type="float">
            <text:p>0.022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92831009286926" calcext:value-type="float">
            <text:p>0.029</text:p>
          </table:table-cell>
          <table:table-cell table:style-name="ce12" office:value-type="float" office:value="0.677" calcext:value-type="float">
            <text:p>0.677</text:p>
          </table:table-cell>
          <table:table-cell office:value-type="float" office:value="0.0307408522978787" calcext:value-type="float">
            <text:p>0.0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7" calcext:value-type="float">
            <text:p>0.029</text:p>
          </table:table-cell>
          <table:table-cell office:value-type="float" office:value="0.67" calcext:value-type="float">
            <text:p>0.670</text:p>
          </table:table-cell>
          <table:table-cell office:value-type="float" office:value="0.0280624304008045" calcext:value-type="float">
            <text:p>0.02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42052627529741" calcext:value-type="float">
            <text:p>0.034</text:p>
          </table:table-cell>
          <table:table-cell table:style-name="ce31" table:formula="of:=MAX([.H20];[.J20];[.L20];[.N20];[.D20];[.F20])" office:value-type="float" office:value="0.683" calcext:value-type="float">
            <text:p>0.683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677" calcext:value-type="float">
            <text:p>0.677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0" office:value-type="float" office:value="0.0227486263321546" calcext:value-type="float">
            <text:p>0.023</text:p>
          </table:table-cell>
          <table:table-cell office:value-type="float" office:value="0.65" calcext:value-type="float">
            <text:p>0.650</text:p>
          </table:table-cell>
          <table:table-cell office:value-type="float" office:value="0.0325960120260132" calcext:value-type="float">
            <text:p>0.033</text:p>
          </table:table-cell>
          <table:table-cell table:style-name="ce12" office:value-type="float" office:value="0.672" calcext:value-type="float">
            <text:p>0.672</text:p>
          </table:table-cell>
          <table:table-cell office:value-type="float" office:value="0.0279732014613986" calcext:value-type="float">
            <text:p>0.0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4959013639537" calcext:value-type="float">
            <text:p>0.030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53475837112731" calcext:value-type="float">
            <text:p>0.02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4959013639538" calcext:value-type="float">
            <text:p>0.030</text:p>
          </table:table-cell>
          <table:table-cell table:style-name="ce31" table:formula="of:=MAX([.H21];[.J21];[.L21];[.N21];[.D21];[.F21])" office:value-type="float" office:value="0.679" calcext:value-type="float">
            <text:p>0.679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676" calcext:value-type="float">
            <text:p>0.676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8" calcext:value-type="float">
            <text:p>0.678</text:p>
          </table:table-cell>
          <table:table-cell table:style-name="ce10" office:value-type="float" office:value="0.0243926218353009" calcext:value-type="float">
            <text:p>0.0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32791225845874" calcext:value-type="float">
            <text:p>0.033</text:p>
          </table:table-cell>
          <table:table-cell table:style-name="ce12" office:value-type="float" office:value="0.673" calcext:value-type="float">
            <text:p>0.673</text:p>
          </table:table-cell>
          <table:table-cell office:value-type="float" office:value="0.028853076092507" calcext:value-type="float">
            <text:p>0.029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2102468168127" calcext:value-type="float">
            <text:p>0.03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85919569109915" calcext:value-type="float">
            <text:p>0.029</text:p>
          </table:table-cell>
          <table:table-cell office:value-type="float" office:value="0.67" calcext:value-type="float">
            <text:p>0.670</text:p>
          </table:table-cell>
          <table:table-cell office:value-type="float" office:value="0.0310241841149771" calcext:value-type="float">
            <text:p>0.031</text:p>
          </table:table-cell>
          <table:table-cell table:style-name="ce31" table:formula="of:=MAX([.H22];[.J22];[.L22];[.N22];[.D22];[.F22])" office:value-type="float" office:value="0.678" calcext:value-type="float">
            <text:p>0.678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675" calcext:value-type="float">
            <text:p>0.675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372684390808" calcext:value-type="float">
            <text:p>0.034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0267861904719577" calcext:value-type="float">
            <text:p>0.027</text:p>
          </table:table-cell>
          <table:table-cell table:style-name="ce8" office:value-type="float" office:value="0.654" calcext:value-type="float">
            <text:p>0.654</text:p>
          </table:table-cell>
          <table:table-cell table:style-name="ce9" office:value-type="float" office:value="0.0198116127561589" calcext:value-type="float">
            <text:p>0.020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6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49284983931459" calcext:value-type="float">
            <text:p>0.035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38378486313773" calcext:value-type="float">
            <text:p>0.034</text:p>
          </table:table-cell>
          <table:table-cell table:style-name="ce31" table:formula="of:=MAX([.H23];[.J23];[.L23];[.N23];[.D23];[.F23])" office:value-type="float" office:value="0.67" calcext:value-type="float">
            <text:p>0.670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664" calcext:value-type="float">
            <text:p>0.664</text:p>
          </table:table-cell>
          <table:table-cell table:style-name="ce33" table:formula="of:=IF([.R23]=[.H23];[.$H$1];IF([.R23]=[.J23];[.$J$1];IF([.R23]=[.L23];[.$L$1];IF([.R23]=[.N2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43" calcext:value-type="float">
            <text:p>0.643</text:p>
          </table:table-cell>
          <table:table-cell office:value-type="float" office:value="0.042807709586008" calcext:value-type="float">
            <text:p>0.043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18982758154731" calcext:value-type="float">
            <text:p>0.032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8907670401189" calcext:value-type="float">
            <text:p>0.01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56370593624109" calcext:value-type="float">
            <text:p>0.03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36749356038449" calcext:value-type="float">
            <text:p>0.044</text:p>
          </table:table-cell>
          <table:table-cell table:style-name="ce31" table:formula="of:=MAX([.H24];[.J24];[.L24];[.N24];[.D24];[.F24])" office:value-type="float" office:value="0.676" calcext:value-type="float">
            <text:p>0.67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668" calcext:value-type="float">
            <text:p>0.668</text:p>
          </table:table-cell>
          <table:table-cell table:style-name="ce33" table:formula="of:=IF([.R24]=[.H24];[.$H$1];IF([.R24]=[.J24];[.$J$1];IF([.R24]=[.L24];[.$L$1];IF([.R24]=[.N2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7" calcext:value-type="float">
            <text:p>0.677</text:p>
          </table:table-cell>
          <table:table-cell office:value-type="float" office:value="0.0325192250830181" calcext:value-type="float">
            <text:p>0.0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07001628660175" calcext:value-type="float">
            <text:p>0.031</text:p>
          </table:table-cell>
          <table:table-cell office:value-type="float" office:value="0.66" calcext:value-type="float">
            <text:p>0.660</text:p>
          </table:table-cell>
          <table:table-cell table:style-name="ce10" office:value-type="float" office:value="0.0289395922569755" calcext:value-type="float">
            <text:p>0.02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52845575287546" calcext:value-type="float">
            <text:p>0.03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2672618505409" calcext:value-type="float">
            <text:p>0.033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00832179129826" calcext:value-type="float">
            <text:p>0.030</text:p>
          </table:table-cell>
          <table:table-cell table:style-name="ce31" table:formula="of:=MAX([.H25];[.J25];[.L25];[.N25];[.D25];[.F25])" office:value-type="float" office:value="0.677" calcext:value-type="float">
            <text:p>0.677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667" calcext:value-type="float">
            <text:p>0.667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64" calcext:value-type="float">
            <text:p>0.640</text:p>
          </table:table-cell>
          <table:table-cell office:value-type="float" office:value="0.0322102468168128" calcext:value-type="float">
            <text:p>0.032</text:p>
          </table:table-cell>
          <table:table-cell office:value-type="float" office:value="0.668" calcext:value-type="float">
            <text:p>0.668</text:p>
          </table:table-cell>
          <table:table-cell table:style-name="ce10" office:value-type="float" office:value="0.0370135110466434" calcext:value-type="float">
            <text:p>0.03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07737660757502" calcext:value-type="float">
            <text:p>0.0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6844266853881" calcext:value-type="float">
            <text:p>0.037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15436205911749" calcext:value-type="float">
            <text:p>0.032</text:p>
          </table:table-cell>
          <table:table-cell table:style-name="ce31" table:formula="of:=MAX([.H26];[.J26];[.L26];[.N26];[.D26];[.F26])" office:value-type="float" office:value="0.678" calcext:value-type="float">
            <text:p>0.678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668" calcext:value-type="float">
            <text:p>0.668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10241841149771" calcext:value-type="float">
            <text:p>0.031</text:p>
          </table:table-cell>
          <table:table-cell office:value-type="float" office:value="0.674" calcext:value-type="float">
            <text:p>0.674</text:p>
          </table:table-cell>
          <table:table-cell table:style-name="ce10" office:value-type="float" office:value="0.0348926926447357" calcext:value-type="float">
            <text:p>0.03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73162163140905" calcext:value-type="float">
            <text:p>0.03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8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43511280746353" calcext:value-type="float">
            <text:p>0.034</text:p>
          </table:table-cell>
          <table:table-cell table:style-name="ce31" table:formula="of:=MAX([.H27];[.J27];[.L27];[.N27];[.D27];[.F27])" office:value-type="float" office:value="0.676" calcext:value-type="float">
            <text:p>0.67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674" calcext:value-type="float">
            <text:p>0.674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678" calcext:value-type="float">
            <text:p>0.678</text:p>
          </table:table-cell>
          <table:table-cell table:style-name="ce9" office:value-type="float" office:value="0.0201866292381863" calcext:value-type="float">
            <text:p>0.020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0.0232916293977042" calcext:value-type="float">
            <text:p>0.023</text:p>
          </table:table-cell>
          <table:table-cell table:style-name="ce11" office:value-type="float" office:value="0.659" calcext:value-type="float">
            <text:p>0.659</text:p>
          </table:table-cell>
          <table:table-cell table:style-name="ce8" office:value-type="float" office:value="0.0328633534503099" calcext:value-type="float">
            <text:p>0.03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79732014613986" calcext:value-type="float">
            <text:p>0.028</text:p>
          </table:table-cell>
          <table:table-cell office:value-type="float" office:value="0.671" calcext:value-type="float">
            <text:p>0.67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48926926447358" calcext:value-type="float">
            <text:p>0.035</text:p>
          </table:table-cell>
          <table:table-cell table:style-name="ce31" table:formula="of:=MAX([.H28];[.J28];[.L28];[.N28];[.D28];[.F28])" office:value-type="float" office:value="0.683" calcext:value-type="float">
            <text:p>0.683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683" calcext:value-type="float">
            <text:p>0.683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6" calcext:value-type="float">
            <text:p>0.696</text:p>
          </table:table-cell>
          <table:table-cell table:style-name="ce10" office:value-type="float" office:value="0.0185067555233216" calcext:value-type="float">
            <text:p>0.019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42052627529741" calcext:value-type="float">
            <text:p>0.034</text:p>
          </table:table-cell>
          <table:table-cell table:style-name="ce12" office:value-type="float" office:value="0.668" calcext:value-type="float">
            <text:p>0.668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06155281280882" calcext:value-type="float">
            <text:p>0.02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11046620299915" calcext:value-type="float">
            <text:p>0.03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90258505473999" calcext:value-type="float">
            <text:p>0.029</text:p>
          </table:table-cell>
          <table:table-cell table:style-name="ce31" table:formula="of:=MAX([.H29];[.J29];[.L29];[.N29];[.D29];[.F29])" office:value-type="float" office:value="0.696" calcext:value-type="float">
            <text:p>0.696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679" calcext:value-type="float">
            <text:p>0.679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626" calcext:value-type="float">
            <text:p>0.626</text:p>
          </table:table-cell>
          <table:table-cell office:value-type="float" office:value="0.0457438520459307" calcext:value-type="float">
            <text:p>0.046</text:p>
          </table:table-cell>
          <table:table-cell table:style-name="ce12" office:value-type="float" office:value="0.673" calcext:value-type="float">
            <text:p>0.673</text:p>
          </table:table-cell>
          <table:table-cell office:value-type="float" office:value="0.0251495526799185" calcext:value-type="float">
            <text:p>0.02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75227178890457" calcext:value-type="float">
            <text:p>0.028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58817502360183" calcext:value-type="float">
            <text:p>0.036</text:p>
          </table:table-cell>
          <table:table-cell table:style-name="ce31" table:formula="of:=MAX([.H30];[.J30];[.L30];[.N30];[.D30];[.F30])" office:value-type="float" office:value="0.689" calcext:value-type="float">
            <text:p>0.689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682" calcext:value-type="float">
            <text:p>0.682</text:p>
          </table:table-cell>
          <table:table-cell table:style-name="ce33" table:formula="of:=IF([.R30]=[.H30];[.$H$1];IF([.R30]=[.J30];[.$J$1];IF([.R30]=[.L30];[.$L$1];IF([.R30]=[.N3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" calcext:value-type="float">
            <text:p>0.690</text:p>
          </table:table-cell>
          <table:table-cell table:style-name="ce10" office:value-type="float" office:value="0.0145773797371131" calcext:value-type="float">
            <text:p>0.0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382426463519459" calcext:value-type="float">
            <text:p>0.038</text:p>
          </table:table-cell>
          <table:table-cell table:style-name="ce12" office:value-type="float" office:value="0.676" calcext:value-type="float">
            <text:p>0.676</text:p>
          </table:table-cell>
          <table:table-cell office:value-type="float" office:value="0.0258360213655276" calcext:value-type="float">
            <text:p>0.02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9732014613987" calcext:value-type="float">
            <text:p>0.02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81513765205184" calcext:value-type="float">
            <text:p>0.02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58817502360183" calcext:value-type="float">
            <text:p>0.036</text:p>
          </table:table-cell>
          <table:table-cell table:style-name="ce31" table:formula="of:=MAX([.H31];[.J31];[.L31];[.N31];[.D31];[.F31])" office:value-type="float" office:value="0.69" calcext:value-type="float">
            <text:p>0.690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679" calcext:value-type="float">
            <text:p>0.679</text:p>
          </table:table-cell>
          <table:table-cell table:style-name="ce33" table:formula="of:=IF([.R31]=[.H31];[.$H$1];IF([.R31]=[.J31];[.$J$1];IF([.R31]=[.L31];[.$L$1];IF([.R31]=[.N3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8" calcext:value-type="float">
            <text:p>0.688</text:p>
          </table:table-cell>
          <table:table-cell table:style-name="ce10" office:value-type="float" office:value="0.0144048602908878" calcext:value-type="float">
            <text:p>0.0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38378486313772" calcext:value-type="float">
            <text:p>0.034</text:p>
          </table:table-cell>
          <table:table-cell table:style-name="ce12"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31662479035539" calcext:value-type="float">
            <text:p>0.03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70809924354783" calcext:value-type="float">
            <text:p>0.037</text:p>
          </table:table-cell>
          <table:table-cell table:style-name="ce31" table:formula="of:=MAX([.H32];[.J32];[.L32];[.N32];[.D32];[.F32])" office:value-type="float" office:value="0.688" calcext:value-type="float">
            <text:p>0.688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677" calcext:value-type="float">
            <text:p>0.677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69" calcext:value-type="float">
            <text:p>0.690</text:p>
          </table:table-cell>
          <table:table-cell table:style-name="ce9" office:value-type="float" office:value="0.013693063937629" calcext:value-type="float">
            <text:p>0.014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029580398915498" calcext:value-type="float">
            <text:p>0.030</text:p>
          </table:table-cell>
          <table:table-cell table:style-name="ce11" office:value-type="float" office:value="0.676" calcext:value-type="float">
            <text:p>0.676</text:p>
          </table:table-cell>
          <table:table-cell table:style-name="ce8" office:value-type="float" office:value="0.0198116127561589" calcext:value-type="float">
            <text:p>0.020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81957443597433" calcext:value-type="float">
            <text:p>0.02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33589667773575" calcext:value-type="float">
            <text:p>0.043</text:p>
          </table:table-cell>
          <table:table-cell office:value-type="float" office:value="0.67" calcext:value-type="float">
            <text:p>0.670</text:p>
          </table:table-cell>
          <table:table-cell office:value-type="float" office:value="0.0247487373415291" calcext:value-type="float">
            <text:p>0.025</text:p>
          </table:table-cell>
          <table:table-cell table:style-name="ce31" table:formula="of:=MAX([.H33];[.J33];[.L33];[.N33];[.D33];[.F33])" office:value-type="float" office:value="0.69" calcext:value-type="float">
            <text:p>0.690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679" calcext:value-type="float">
            <text:p>0.679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34164078649987" calcext:value-type="float">
            <text:p>0.013</text:p>
          </table:table-cell>
          <table:table-cell office:value-type="float" office:value="0.586" calcext:value-type="float">
            <text:p>0.586</text:p>
          </table:table-cell>
          <table:table-cell office:value-type="float" office:value="0.0194935886896179" calcext:value-type="float">
            <text:p>0.019</text:p>
          </table:table-cell>
          <table:table-cell table:style-name="ce12" office:value-type="float" office:value="0.681" calcext:value-type="float">
            <text:p>0.681</text:p>
          </table:table-cell>
          <table:table-cell office:value-type="float" office:value="0.0267861904719577" calcext:value-type="float">
            <text:p>0.02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5039680040467" calcext:value-type="float">
            <text:p>0.032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83079626187558" calcext:value-type="float">
            <text:p>0.03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48323969741913" calcext:value-type="float">
            <text:p>0.015</text:p>
          </table:table-cell>
          <table:table-cell table:style-name="ce31" table:formula="of:=MAX([.H34];[.J34];[.L34];[.N34];[.D34];[.F34])" office:value-type="float" office:value="0.694" calcext:value-type="float">
            <text:p>0.694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681" calcext:value-type="float">
            <text:p>0.681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office:value-type="float" office:value="0.59" calcext:value-type="float">
            <text:p>0.590</text:p>
          </table:table-cell>
          <table:table-cell office:value-type="float" office:value="0.0308220700148448" calcext:value-type="float">
            <text:p>0.031</text:p>
          </table:table-cell>
          <table:table-cell table:style-name="ce12" office:value-type="float" office:value="0.675" calcext:value-type="float">
            <text:p>0.675</text:p>
          </table:table-cell>
          <table:table-cell office:value-type="float" office:value="0.0289395922569755" calcext:value-type="float">
            <text:p>0.02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3413228892761" calcext:value-type="float">
            <text:p>0.024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83725219182222" calcext:value-type="float">
            <text:p>0.02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124740662784" calcext:value-type="float">
            <text:p>0.030</text:p>
          </table:table-cell>
          <table:table-cell table:style-name="ce31" table:formula="of:=MAX([.H35];[.J35];[.L35];[.N35];[.D35];[.F35])" office:value-type="float" office:value="0.691" calcext:value-type="float">
            <text:p>0.691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675" calcext:value-type="float">
            <text:p>0.675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11448230047948" calcext:value-type="float">
            <text:p>0.031</text:p>
          </table:table-cell>
          <table:table-cell table:style-name="ce12" office:value-type="float" office:value="0.679" calcext:value-type="float">
            <text:p>0.679</text:p>
          </table:table-cell>
          <table:table-cell office:value-type="float" office:value="0.0330529877620768" calcext:value-type="float">
            <text:p>0.03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51495526799185" calcext:value-type="float">
            <text:p>0.025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77037903543901" calcext:value-type="float">
            <text:p>0.02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4533529500462" calcext:value-type="float">
            <text:p>0.029</text:p>
          </table:table-cell>
          <table:table-cell table:style-name="ce31" table:formula="of:=MAX([.H36];[.J36];[.L36];[.N36];[.D36];[.F36])" office:value-type="float" office:value="0.694" calcext:value-type="float">
            <text:p>0.694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681" calcext:value-type="float">
            <text:p>0.681</text:p>
          </table:table-cell>
          <table:table-cell table:style-name="ce33" table:formula="of:=IF([.R36]=[.H36];[.$H$1];IF([.R36]=[.J36];[.$J$1];IF([.R36]=[.L36];[.$L$1];IF([.R36]=[.N3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5" calcext:value-type="float">
            <text:p>0.695</text:p>
          </table:table-cell>
          <table:table-cell table:style-name="ce10" office:value-type="float" office:value="0.0176776695296636" calcext:value-type="float">
            <text:p>0.018</text:p>
          </table:table-cell>
          <table:table-cell office:value-type="float" office:value="0.589" calcext:value-type="float">
            <text:p>0.589</text:p>
          </table:table-cell>
          <table:table-cell office:value-type="float" office:value="0.0352491134640291" calcext:value-type="float">
            <text:p>0.035</text:p>
          </table:table-cell>
          <table:table-cell table:style-name="ce12" office:value-type="float" office:value="0.675" calcext:value-type="float">
            <text:p>0.675</text:p>
          </table:table-cell>
          <table:table-cell office:value-type="float" office:value="0.0262202212042537" calcext:value-type="float">
            <text:p>0.026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5043856274784" calcext:value-type="float">
            <text:p>0.029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70647372054487" calcext:value-type="float">
            <text:p>0.027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07001628660174" calcext:value-type="float">
            <text:p>0.031</text:p>
          </table:table-cell>
          <table:table-cell table:style-name="ce31" table:formula="of:=MAX([.H37];[.J37];[.L37];[.N37];[.D37];[.F37])" office:value-type="float" office:value="0.695" calcext:value-type="float">
            <text:p>0.695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678" calcext:value-type="float">
            <text:p>0.678</text:p>
          </table:table-cell>
          <table:table-cell table:style-name="ce33" table:formula="of:=IF([.R37]=[.H37];[.$H$1];IF([.R37]=[.J37];[.$J$1];IF([.R37]=[.L37];[.$L$1];IF([.R37]=[.N3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44601218802255" calcext:value-type="float">
            <text:p>0.034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0194935886896179" calcext:value-type="float">
            <text:p>0.019</text:p>
          </table:table-cell>
          <table:table-cell table:style-name="ce8" office:value-type="float" office:value="0.651" calcext:value-type="float">
            <text:p>0.651</text:p>
          </table:table-cell>
          <table:table-cell table:style-name="ce9" office:value-type="float" office:value="0.0324807635378233" calcext:value-type="float">
            <text:p>0.03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82345825288104" calcext:value-type="float">
            <text:p>0.018</text:p>
          </table:table-cell>
          <table:table-cell office:value-type="float" office:value="0.641" calcext:value-type="float">
            <text:p>0.641</text:p>
          </table:table-cell>
          <table:table-cell office:value-type="float" office:value="0.0263153947338815" calcext:value-type="float">
            <text:p>0.026</text:p>
          </table:table-cell>
          <table:table-cell office:value-type="float" office:value="0.639" calcext:value-type="float">
            <text:p>0.639</text:p>
          </table:table-cell>
          <table:table-cell office:value-type="float" office:value="0.0285919569109916" calcext:value-type="float">
            <text:p>0.029</text:p>
          </table:table-cell>
          <table:table-cell table:style-name="ce31" table:formula="of:=MAX([.H38];[.J38];[.L38];[.N38];[.D38];[.F38])" office:value-type="float" office:value="0.67" calcext:value-type="float">
            <text:p>0.670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EASY" calcext:value-type="string">
            <text:p>EASY</text:p>
          </table:table-cell>
          <table:table-cell table:style-name="ce31" table:formula="of:=MAX([.J38];[.L38];[.N38];[.H38])" office:value-type="float" office:value="0.662" calcext:value-type="float">
            <text:p>0.662</text:p>
          </table:table-cell>
          <table:table-cell table:style-name="ce33" table:formula="of:=IF([.R38]=[.H38];[.$H$1];IF([.R38]=[.J38];[.$J$1];IF([.R38]=[.L38];[.$L$1];IF([.R38]=[.N3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54" calcext:value-type="float">
            <text:p>0.654</text:p>
          </table:table-cell>
          <table:table-cell office:value-type="float" office:value="0.0395916657896582" calcext:value-type="float">
            <text:p>0.040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169558249578131" calcext:value-type="float">
            <text:p>0.017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1247406627841" calcext:value-type="float">
            <text:p>0.030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54612464529942" calcext:value-type="float">
            <text:p>0.035</text:p>
          </table:table-cell>
          <table:table-cell table:style-name="ce31" table:formula="of:=MAX([.H39];[.J39];[.L39];[.N39];[.D39];[.F39])" office:value-type="float" office:value="0.665" calcext:value-type="float">
            <text:p>0.665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COMBO" calcext:value-type="string">
            <text:p>COMBO</text:p>
          </table:table-cell>
          <table:table-cell table:style-name="ce31" table:formula="of:=MAX([.J39];[.L39];[.N39];[.H39])" office:value-type="float" office:value="0.665" calcext:value-type="float">
            <text:p>0.665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" calcext:value-type="float">
            <text:p>0.660</text:p>
          </table:table-cell>
          <table:table-cell office:value-type="float" office:value="0.0344601218802255" calcext:value-type="float">
            <text:p>0.03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12249899919919" calcext:value-type="float">
            <text:p>0.031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07001628660175" calcext:value-type="float">
            <text:p>0.0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243413228892761" calcext:value-type="float">
            <text:p>0.02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93683503111768" calcext:value-type="float">
            <text:p>0.02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0936130717624" calcext:value-type="float">
            <text:p>0.032</text:p>
          </table:table-cell>
          <table:table-cell table:style-name="ce31" table:formula="of:=MAX([.H40];[.J40];[.L40];[.N40];[.D40];[.F40])" office:value-type="float" office:value="0.665" calcext:value-type="float">
            <text:p>0.665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665" calcext:value-type="float">
            <text:p>0.665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7" calcext:value-type="float">
            <text:p>0.667</text:p>
          </table:table-cell>
          <table:table-cell office:value-type="float" office:value="0.0371819848851563" calcext:value-type="float">
            <text:p>0.0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0311046620299915" calcext:value-type="float">
            <text:p>0.031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349999999999999" calcext:value-type="float">
            <text:p>0.035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9732014613987" calcext:value-type="float">
            <text:p>0.02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65034244968879" calcext:value-type="float">
            <text:p>0.037</text:p>
          </table:table-cell>
          <table:table-cell table:style-name="ce31" table:formula="of:=MAX([.H41];[.J41];[.L41];[.N41];[.D41];[.F41])" office:value-type="float" office:value="0.668" calcext:value-type="float">
            <text:p>0.668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9" calcext:value-type="string">
            <text:p>SPLIT9</text:p>
          </table:table-cell>
          <table:table-cell table:style-name="ce31" table:formula="of:=MAX([.J41];[.L41];[.N41];[.H41])" office:value-type="float" office:value="0.668" calcext:value-type="float">
            <text:p>0.668</text:p>
          </table:table-cell>
          <table:table-cell table:style-name="ce33" table:formula="of:=IF([.R41]=[.H41];[.$H$1];IF([.R41]=[.J41];[.$J$1];IF([.R41]=[.L41];[.$L$1];IF([.R41]=[.N4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9" calcext:value-type="float">
            <text:p>0.669</text:p>
          </table:table-cell>
          <table:table-cell office:value-type="float" office:value="0.0338008875623111" calcext:value-type="float">
            <text:p>0.03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16227766016837" calcext:value-type="float">
            <text:p>0.032</text:p>
          </table:table-cell>
          <table:table-cell office:value-type="float" office:value="0.662" calcext:value-type="float">
            <text:p>0.662</text:p>
          </table:table-cell>
          <table:table-cell table:style-name="ce10" office:value-type="float" office:value="0.0342052627529741" calcext:value-type="float">
            <text:p>0.0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02076149339864" calcext:value-type="float">
            <text:p>0.030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85032466163569" calcext:value-type="float">
            <text:p>0.03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13448560373149" calcext:value-type="float">
            <text:p>0.031</text:p>
          </table:table-cell>
          <table:table-cell table:style-name="ce31" table:formula="of:=MAX([.H42];[.J42];[.L42];[.N42];[.D42];[.F42])" office:value-type="float" office:value="0.669" calcext:value-type="float">
            <text:p>0.66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667" calcext:value-type="float">
            <text:p>0.66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694" calcext:value-type="float">
            <text:p>0.694</text:p>
          </table:table-cell>
          <table:table-cell table:style-name="ce8" office:value-type="float" office:value="0.0290258505473999" calcext:value-type="float">
            <text:p>0.029</text:p>
          </table:table-cell>
          <table:table-cell table:style-name="ce8" office:value-type="float" office:value="0.612" calcext:value-type="float">
            <text:p>0.612</text:p>
          </table:table-cell>
          <table:table-cell table:style-name="ce8" office:value-type="float" office:value="0.0286356421265527" calcext:value-type="float">
            <text:p>0.029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9" office:value-type="float" office:value="0.0292403830344268" calcext:value-type="float">
            <text:p>0.029</text:p>
          </table:table-cell>
          <table:table-cell office:value-type="float" office:value="0.68" calcext:value-type="float">
            <text:p>0.680</text:p>
          </table:table-cell>
          <table:table-cell office:value-type="float" office:value="0.0333541601603158" calcext:value-type="float">
            <text:p>0.03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0759615184286" calcext:value-type="float">
            <text:p>0.023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71569512280004" calcext:value-type="float">
            <text:p>0.027</text:p>
          </table:table-cell>
          <table:table-cell table:style-name="ce31" table:formula="of:=MAX([.H43];[.J43];[.L43];[.N43];[.D43];[.F43])" office:value-type="float" office:value="0.694" calcext:value-type="float">
            <text:p>0.694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685" calcext:value-type="float">
            <text:p>0.685</text:p>
          </table:table-cell>
          <table:table-cell table:style-name="ce33" table:formula="of:=IF([.R43]=[.H43];[.$H$1];IF([.R43]=[.J43];[.$J$1];IF([.R43]=[.L43];[.$L$1];IF([.R43]=[.N43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699" calcext:value-type="float">
            <text:p>0.699</text:p>
          </table:table-cell>
          <table:table-cell office:value-type="float" office:value="0.0272488531868774" calcext:value-type="float">
            <text:p>0.02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58360213655276" calcext:value-type="float">
            <text:p>0.026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0" office:value-type="float" office:value="0.0253968501984005" calcext:value-type="float">
            <text:p>0.02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09030742807248" calcext:value-type="float">
            <text:p>0.03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34664010613629" calcext:value-type="float">
            <text:p>0.03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9434968935316" calcext:value-type="float">
            <text:p>0.031</text:p>
          </table:table-cell>
          <table:table-cell table:style-name="ce31" table:formula="of:=MAX([.H44];[.J44];[.L44];[.N44];[.D44];[.F44])" office:value-type="float" office:value="0.699" calcext:value-type="float">
            <text:p>0.699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EASY" calcext:value-type="string">
            <text:p>EASY</text:p>
          </table:table-cell>
          <table:table-cell table:style-name="ce31" table:formula="of:=MAX([.J44];[.L44];[.N44];[.H44])" office:value-type="float" office:value="0.697" calcext:value-type="float">
            <text:p>0.697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1" calcext:value-type="float">
            <text:p>0.710</text:p>
          </table:table-cell>
          <table:table-cell office:value-type="float" office:value="0.0237170824512628" calcext:value-type="float">
            <text:p>0.024</text:p>
          </table:table-cell>
          <table:table-cell office:value-type="float" office:value="0.628" calcext:value-type="float">
            <text:p>0.628</text:p>
          </table:table-cell>
          <table:table-cell office:value-type="float" office:value="0.0356370593624109" calcext:value-type="float">
            <text:p>0.036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0" office:value-type="float" office:value="0.0270185121722125" calcext:value-type="float">
            <text:p>0.027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92831009286926" calcext:value-type="float">
            <text:p>0.029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82842712474618" calcext:value-type="float">
            <text:p>0.028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70135110466434" calcext:value-type="float">
            <text:p>0.037</text:p>
          </table:table-cell>
          <table:table-cell table:style-name="ce31" table:formula="of:=MAX([.H45];[.J45];[.L45];[.N45];[.D45];[.F45])" office:value-type="float" office:value="0.71" calcext:value-type="float">
            <text:p>0.710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689" calcext:value-type="float">
            <text:p>0.689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3" calcext:value-type="float">
            <text:p>0.703</text:p>
          </table:table-cell>
          <table:table-cell office:value-type="float" office:value="0.0256417628099161" calcext:value-type="float">
            <text:p>0.026</text:p>
          </table:table-cell>
          <table:table-cell office:value-type="float" office:value="0.627" calcext:value-type="float">
            <text:p>0.627</text:p>
          </table:table-cell>
          <table:table-cell office:value-type="float" office:value="0.0284165444767656" calcext:value-type="float">
            <text:p>0.028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65518360947034" calcext:value-type="float">
            <text:p>0.02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2102468168127" calcext:value-type="float">
            <text:p>0.032</text:p>
          </table:table-cell>
          <table:table-cell table:style-name="ce31" table:formula="of:=MAX([.H46];[.J46];[.L46];[.N46];[.D46];[.F46])" office:value-type="float" office:value="0.703" calcext:value-type="float">
            <text:p>0.703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EASY" calcext:value-type="string">
            <text:p>EASY</text:p>
          </table:table-cell>
          <table:table-cell table:style-name="ce31" table:formula="of:=MAX([.J46];[.L46];[.N46];[.H46])" office:value-type="float" office:value="0.691" calcext:value-type="float">
            <text:p>0.691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5" calcext:value-type="float">
            <text:p>0.705</text:p>
          </table:table-cell>
          <table:table-cell office:value-type="float" office:value="0.0257390753524674" calcext:value-type="float">
            <text:p>0.026</text:p>
          </table:table-cell>
          <table:table-cell office:value-type="float" office:value="0.623" calcext:value-type="float">
            <text:p>0.623</text:p>
          </table:table-cell>
          <table:table-cell office:value-type="float" office:value="0.0275227178890457" calcext:value-type="float">
            <text:p>0.028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0" office:value-type="float" office:value="0.0219089023002066" calcext:value-type="float">
            <text:p>0.02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68" calcext:value-type="float">
            <text:p>0.680</text:p>
          </table:table-cell>
          <table:table-cell office:value-type="float" office:value="0.0247487373415291" calcext:value-type="float">
            <text:p>0.02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3628526529281" calcext:value-type="float">
            <text:p>0.026</text:p>
          </table:table-cell>
          <table:table-cell table:style-name="ce31" table:formula="of:=MAX([.H47];[.J47];[.L47];[.N47];[.D47];[.F47])" office:value-type="float" office:value="0.705" calcext:value-type="float">
            <text:p>0.705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691" calcext:value-type="float">
            <text:p>0.691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686" calcext:value-type="float">
            <text:p>0.686</text:p>
          </table:table-cell>
          <table:table-cell table:style-name="ce9" office:value-type="float" office:value="0.0155724115023973" calcext:value-type="float">
            <text:p>0.016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220794021658195" calcext:value-type="float">
            <text:p>0.022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8" office:value-type="float" office:value="0.0241350367722942" calcext:value-type="float">
            <text:p>0.0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32916293977042" calcext:value-type="float">
            <text:p>0.02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0647372054486" calcext:value-type="float">
            <text:p>0.027</text:p>
          </table:table-cell>
          <table:table-cell office:value-type="float" office:value="0.692" calcext:value-type="float">
            <text:p>0.692</text:p>
          </table:table-cell>
          <table:table-cell office:value-type="float" office:value="0.0277488738510232" calcext:value-type="float">
            <text:p>0.028</text:p>
          </table:table-cell>
          <table:table-cell table:style-name="ce31" table:formula="of:=MAX([.H48];[.J48];[.L48];[.N48];[.D48];[.F48])" office:value-type="float" office:value="0.692" calcext:value-type="float">
            <text:p>0.692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9" calcext:value-type="string">
            <text:p>SPLIT9</text:p>
          </table:table-cell>
          <table:table-cell table:style-name="ce31" table:formula="of:=MAX([.J48];[.L48];[.N48];[.H48])" office:value-type="float" office:value="0.692" calcext:value-type="float">
            <text:p>0.692</text:p>
          </table:table-cell>
          <table:table-cell table:style-name="ce33" table:formula="of:=IF([.R48]=[.H48];[.$H$1];IF([.R48]=[.J48];[.$J$1];IF([.R48]=[.L48];[.$L$1];IF([.R48]=[.N4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691" calcext:value-type="float">
            <text:p>0.691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347491007077881" calcext:value-type="float">
            <text:p>0.035</text:p>
          </table:table-cell>
          <table:table-cell table:style-name="ce20" office:value-type="float" office:value="0.697" calcext:value-type="float">
            <text:p>0.697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06155281280882" calcext:value-type="float">
            <text:p>0.02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75166629646081" calcext:value-type="float">
            <text:p>0.038</text:p>
          </table:table-cell>
          <table:table-cell table:style-name="ce31" table:formula="of:=MAX([.H49];[.J49];[.L49];[.N49];[.D49];[.F49])" office:value-type="float" office:value="0.697" calcext:value-type="float">
            <text:p>0.697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697" calcext:value-type="float">
            <text:p>0.697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089442719099991" calcext:value-type="float">
            <text:p>0.00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40220516724079" calcext:value-type="float">
            <text:p>0.034</text:p>
          </table:table-cell>
          <table:table-cell table:style-name="ce20" office:value-type="float" office:value="0.698" calcext:value-type="float">
            <text:p>0.698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04959013639537" calcext:value-type="float">
            <text:p>0.030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7815340802378" calcext:value-type="float">
            <text:p>0.038</text:p>
          </table:table-cell>
          <table:table-cell table:style-name="ce31" table:formula="of:=MAX([.H50];[.J50];[.L50];[.N50];[.D50];[.F50])" office:value-type="float" office:value="0.698" calcext:value-type="float">
            <text:p>0.698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COMBO" calcext:value-type="string">
            <text:p>COMBO</text:p>
          </table:table-cell>
          <table:table-cell table:style-name="ce31" table:formula="of:=MAX([.J50];[.L50];[.N50];[.H50])" office:value-type="float" office:value="0.698" calcext:value-type="float">
            <text:p>0.698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08397416943393" calcext:value-type="float">
            <text:p>0.011</text:p>
          </table:table-cell>
          <table:table-cell office:value-type="float" office:value="0.561" calcext:value-type="float">
            <text:p>0.561</text:p>
          </table:table-cell>
          <table:table-cell office:value-type="float" office:value="0.036297382825763" calcext:value-type="float">
            <text:p>0.036</text:p>
          </table:table-cell>
          <table:table-cell table:style-name="ce20" office:value-type="float" office:value="0.692" calcext:value-type="float">
            <text:p>0.692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07966343430853" calcext:value-type="float">
            <text:p>0.02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27486263321546" calcext:value-type="float">
            <text:p>0.02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0156211871642" calcext:value-type="float">
            <text:p>0.032</text:p>
          </table:table-cell>
          <table:table-cell table:style-name="ce31" table:formula="of:=MAX([.H51];[.J51];[.L51];[.N51];[.D51];[.F51])" office:value-type="float" office:value="0.692" calcext:value-type="float">
            <text:p>0.692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692" calcext:value-type="float">
            <text:p>0.692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8817502360183" calcext:value-type="float">
            <text:p>0.036</text:p>
          </table:table-cell>
          <table:table-cell table:style-name="ce20" office:value-type="float" office:value="0.693" calcext:value-type="float">
            <text:p>0.693</text:p>
          </table:table-cell>
          <table:table-cell office:value-type="float" office:value="0.0225277606521375" calcext:value-type="float">
            <text:p>0.02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1247009552262" calcext:value-type="float">
            <text:p>0.0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7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32415402771893" calcext:value-type="float">
            <text:p>0.033</text:p>
          </table:table-cell>
          <table:table-cell table:style-name="ce31" table:formula="of:=MAX([.H52];[.J52];[.L52];[.N52];[.D52];[.F52])" office:value-type="float" office:value="0.693" calcext:value-type="float">
            <text:p>0.693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COMBO" calcext:value-type="string">
            <text:p>COMBO</text:p>
          </table:table-cell>
          <table:table-cell table:style-name="ce31" table:formula="of:=MAX([.J52];[.L52];[.N52];[.H52])" office:value-type="float" office:value="0.693" calcext:value-type="float">
            <text:p>0.693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12"/>
          <table:table-cell table:number-columns-repeated="1014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5165750888103" calcext:value-type="float">
            <text:p>0.015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3484785926972" calcext:value-type="float">
            <text:p>0.01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80123414481417" calcext:value-type="float">
            <text:p>0.018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19" office:value-type="float" office:value="0.946666666666667" calcext:value-type="float">
            <text:p>0.947</text:p>
          </table:table-cell>
          <table:table-cell table:style-name="ce8" office:value-type="float" office:value="0.0205480466765632" calcext:value-type="float">
            <text:p>0.0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0083160441856" calcext:value-type="float">
            <text:p>0.020</text:p>
          </table:table-cell>
          <table:table-cell office:value-type="float" office:value="0.95" calcext:value-type="float">
            <text:p>0.950</text:p>
          </table:table-cell>
          <table:table-cell office:value-type="float" office:value="0.017950549357115" calcext:value-type="float">
            <text:p>0.01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7325814376938" calcext:value-type="float">
            <text:p>0.018</text:p>
          </table:table-cell>
          <table:table-cell table:style-name="ce31" table:formula="of:=MAX([.H8];[.J8];[.L8];[.N8];[.D8];[.F8])" office:value-type="float" office:value="0.952" calcext:value-type="float">
            <text:p>0.952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952" calcext:value-type="float">
            <text:p>0.952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90613046073277" calcext:value-type="float">
            <text:p>0.019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84089350286454" calcext:value-type="float">
            <text:p>0.018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7948940141148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78574603146385" calcext:value-type="float">
            <text:p>0.018</text:p>
          </table:table-cell>
          <table:table-cell table:style-name="ce31" table:formula="of:=MAX([.H9];[.J9];[.L9];[.N9];[.D9];[.F9])" office:value-type="float" office:value="0.952666666666667" calcext:value-type="float">
            <text:p>0.953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4" calcext:value-type="string">
            <text:p>SPLIT4</text:p>
          </table:table-cell>
          <table:table-cell table:style-name="ce31" table:formula="of:=MAX([.J9];[.L9];[.N9];[.H9])" office:value-type="float" office:value="0.952666666666667" calcext:value-type="float">
            <text:p>0.953</text:p>
          </table:table-cell>
          <table:table-cell table:style-name="ce33" table:formula="of:=IF([.R9]=[.H9];[.$H$1];IF([.R9]=[.J9];[.$J$1];IF([.R9]=[.L9];[.$L$1];IF([.R9]=[.N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81659021245849" calcext:value-type="float">
            <text:p>0.018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9436506316151" calcext:value-type="float">
            <text:p>0.019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012909944487358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2" calcext:value-type="float">
            <text:p>0.015</text:p>
          </table:table-cell>
          <table:table-cell table:style-name="ce31" table:formula="of:=MAX([.H10];[.J10];[.L10];[.N10];[.D10];[.F10])" office:value-type="float" office:value="0.953333333333333" calcext:value-type="float">
            <text:p>0.953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4" calcext:value-type="string">
            <text:p>SPLIT4</text:p>
          </table:table-cell>
          <table:table-cell table:style-name="ce31" table:formula="of:=MAX([.J10];[.L10];[.N10];[.H10])" office:value-type="float" office:value="0.953333333333333" calcext:value-type="float">
            <text:p>0.953</text:p>
          </table:table-cell>
          <table:table-cell table:style-name="ce33" table:formula="of:=IF([.R10]=[.H10];[.$H$1];IF([.R10]=[.J10];[.$J$1];IF([.R10]=[.L10];[.$L$1];IF([.R10]=[.N1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229249984853992" calcext:value-type="float">
            <text:p>0.023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92353840616713" calcext:value-type="float">
            <text:p>0.019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202210011841374" calcext:value-type="float">
            <text:p>0.020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3839743456191" calcext:value-type="float">
            <text:p>0.015</text:p>
          </table:table-cell>
          <table:table-cell table:style-name="ce31" table:formula="of:=MAX([.H11];[.J11];[.L11];[.N11];[.D11];[.F11])" office:value-type="float" office:value="0.952" calcext:value-type="float">
            <text:p>0.952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2" calcext:value-type="string">
            <text:p>SPLIT2</text:p>
          </table:table-cell>
          <table:table-cell table:style-name="ce31" table:formula="of:=MAX([.J11];[.L11];[.N11];[.H11])" office:value-type="float" office:value="0.952" calcext:value-type="float">
            <text:p>0.952</text:p>
          </table:table-cell>
          <table:table-cell table:style-name="ce33" table:formula="of:=IF([.R11]=[.H11];[.$H$1];IF([.R11]=[.J11];[.$J$1];IF([.R11]=[.L11];[.$L$1];IF([.R11]=[.N1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table:style-name="ce20"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2" calcext:value-type="float">
            <text:p>0.015</text:p>
          </table:table-cell>
          <table:table-cell table:style-name="ce31" table:formula="of:=MAX([.H12];[.J12];[.L12];[.N12];[.D12];[.F12])" office:value-type="float" office:value="0.952666666666667" calcext:value-type="float">
            <text:p>0.953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2" calcext:value-type="string">
            <text:p>SPLIT2</text:p>
          </table:table-cell>
          <table:table-cell table:style-name="ce31" table:formula="of:=MAX([.J12];[.L12];[.N12];[.H12])" office:value-type="float" office:value="0.952666666666667" calcext:value-type="float">
            <text:p>0.953</text:p>
          </table:table-cell>
          <table:table-cell table:style-name="ce33" table:formula="of:=IF([.R12]=[.H12];[.$H$1];IF([.R12]=[.J12];[.$J$1];IF([.R12]=[.L12];[.$L$1];IF([.R12]=[.N1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5347819244295" calcext:value-type="float">
            <text:p>0.015</text:p>
          </table:table-cell>
          <table:table-cell table:style-name="ce23" office:value-type="float" office:value="0.946" calcext:value-type="float">
            <text:p>0.946</text:p>
          </table:table-cell>
          <table:table-cell table:style-name="ce8" office:value-type="float" office:value="0.014023789311975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3827837473377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84691935695934" calcext:value-type="float">
            <text:p>0.018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style-name="ce31" table:formula="of:=MAX([.H13];[.J13];[.L13];[.N13];[.D13];[.F13])" office:value-type="float" office:value="0.952666666666667" calcext:value-type="float">
            <text:p>0.953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SPLIT4" calcext:value-type="string">
            <text:p>SPLIT4</text:p>
          </table:table-cell>
          <table:table-cell table:style-name="ce31" table:formula="of:=MAX([.J13];[.L13];[.N13];[.H13])" office:value-type="float" office:value="0.952666666666667" calcext:value-type="float">
            <text:p>0.953</text:p>
          </table:table-cell>
          <table:table-cell table:style-name="ce33" table:formula="of:=IF([.R13]=[.H13];[.$H$1];IF([.R13]=[.J13];[.$J$1];IF([.R13]=[.L13];[.$L$1];IF([.R13]=[.N1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0633487398193" calcext:value-type="float">
            <text:p>0.014</text:p>
          </table:table-cell>
          <table:table-cell table:style-name="ce24" office:value-type="float" office:value="0.948" calcext:value-type="float">
            <text:p>0.948</text:p>
          </table:table-cell>
          <table:table-cell office:value-type="float" office:value="0.0210290803941166" calcext:value-type="float">
            <text:p>0.0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6666666666666" calcext:value-type="float">
            <text:p>0.017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0619785227596" calcext:value-type="float">
            <text:p>0.017</text:p>
          </table:table-cell>
          <table:table-cell table:style-name="ce31" table:formula="of:=MAX([.H14];[.J14];[.L14];[.N14];[.D14];[.F14])" office:value-type="float" office:value="0.95" calcext:value-type="float">
            <text:p>0.950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4" calcext:value-type="string">
            <text:p>SPLIT4</text:p>
          </table:table-cell>
          <table:table-cell table:style-name="ce31" table:formula="of:=MAX([.J14];[.L14];[.N14];[.H14])" office:value-type="float" office:value="0.95" calcext:value-type="float">
            <text:p>0.950</text:p>
          </table:table-cell>
          <table:table-cell table:style-name="ce33" table:formula="of:=IF([.R14]=[.H14];[.$H$1];IF([.R14]=[.J14];[.$J$1];IF([.R14]=[.L14];[.$L$1];IF([.R14]=[.N14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24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3484785926972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5277529318028" calcext:value-type="float">
            <text:p>0.016</text:p>
          </table:table-cell>
          <table:table-cell table:style-name="ce31" table:formula="of:=MAX([.H15];[.J15];[.L15];[.N15];[.D15];[.F15])" office:value-type="float" office:value="0.950666666666666" calcext:value-type="float">
            <text:p>0.951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9" calcext:value-type="string">
            <text:p>SPLIT9</text:p>
          </table:table-cell>
          <table:table-cell table:style-name="ce31" table:formula="of:=MAX([.J15];[.L15];[.N15];[.H15])" office:value-type="float" office:value="0.950666666666666" calcext:value-type="float">
            <text:p>0.951</text:p>
          </table:table-cell>
          <table:table-cell table:style-name="ce33" table:formula="of:=IF([.R15]=[.H15];[.$H$1];IF([.R15]=[.J15];[.$J$1];IF([.R15]=[.L15];[.$L$1];IF([.R15]=[.N15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24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8574603146385" calcext:value-type="float">
            <text:p>0.018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49814700361627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4144988736264" calcext:value-type="float">
            <text:p>0.014</text:p>
          </table:table-cell>
          <table:table-cell table:style-name="ce31" table:formula="of:=MAX([.H16];[.J16];[.L16];[.N16];[.D16];[.F16])" office:value-type="float" office:value="0.950666666666667" calcext:value-type="float">
            <text:p>0.951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4" calcext:value-type="string">
            <text:p>SPLIT4</text:p>
          </table:table-cell>
          <table:table-cell table:style-name="ce31" table:formula="of:=MAX([.J16];[.L16];[.N16];[.H16])" office:value-type="float" office:value="0.950666666666667" calcext:value-type="float">
            <text:p>0.951</text:p>
          </table:table-cell>
          <table:table-cell table:style-name="ce33" table:formula="of:=IF([.R16]=[.H16];[.$H$1];IF([.R16]=[.J16];[.$J$1];IF([.R16]=[.L16];[.$L$1];IF([.R16]=[.N1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4"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1589328580544" calcext:value-type="float">
            <text:p>0.016</text:p>
          </table:table-cell>
          <table:table-cell table:style-name="ce31" table:formula="of:=MAX([.H17];[.J17];[.L17];[.N17];[.D17];[.F17])" office:value-type="float" office:value="0.952" calcext:value-type="float">
            <text:p>0.952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952" calcext:value-type="float">
            <text:p>0.952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86488009742658" calcext:value-type="float">
            <text:p>0.019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5663648530522" calcext:value-type="float">
            <text:p>0.017</text:p>
          </table:table-cell>
          <table:table-cell table:style-name="ce19" office:value-type="float" office:value="0.954" calcext:value-type="float">
            <text:p>0.954</text:p>
          </table:table-cell>
          <table:table-cell table:style-name="ce8" office:value-type="float" office:value="0.0138242942355518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75752351019521" calcext:value-type="float">
            <text:p>0.018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90904280843684" calcext:value-type="float">
            <text:p>0.019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6218778278016" calcext:value-type="float">
            <text:p>0.014</text:p>
          </table:table-cell>
          <table:table-cell table:style-name="ce31" table:formula="of:=MAX([.H18];[.J18];[.L18];[.N18];[.D18];[.F18])" office:value-type="float" office:value="0.954" calcext:value-type="float">
            <text:p>0.954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COMBO" calcext:value-type="string">
            <text:p>COMBO</text:p>
          </table:table-cell>
          <table:table-cell table:style-name="ce31" table:formula="of:=MAX([.J18];[.L18];[.N18];[.H18])" office:value-type="float" office:value="0.954" calcext:value-type="float">
            <text:p>0.954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9164485150844" calcext:value-type="float">
            <text:p>0.016</text:p>
          </table:table-cell>
          <table:table-cell table:style-name="ce20" office:value-type="float" office:value="0.953333333333333" calcext:value-type="float">
            <text:p>0.953</text:p>
          </table:table-cell>
          <table:table-cell office:value-type="float" office:value="0.0147196014438797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62617478902006" calcext:value-type="float">
            <text:p>0.016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27801930084538" calcext:value-type="float">
            <text:p>0.013</text:p>
          </table:table-cell>
          <table:table-cell table:style-name="ce31" table:formula="of:=MAX([.H19];[.J19];[.L19];[.N19];[.D19];[.F19])" office:value-type="float" office:value="0.953333333333333" calcext:value-type="float">
            <text:p>0.953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953333333333333" calcext:value-type="float">
            <text:p>0.953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0904280843684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6</text:p>
          </table:table-cell>
          <table:table-cell table:style-name="ce31" table:formula="of:=MAX([.H20];[.J20];[.L20];[.N20];[.D20];[.F20])" office:value-type="float" office:value="0.952666666666667" calcext:value-type="float">
            <text:p>0.953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SPLIT2" calcext:value-type="string">
            <text:p>SPLIT2</text:p>
          </table:table-cell>
          <table:table-cell table:style-name="ce31" table:formula="of:=MAX([.J20];[.L20];[.N20];[.H20])" office:value-type="float" office:value="0.952666666666667" calcext:value-type="float">
            <text:p>0.953</text:p>
          </table:table-cell>
          <table:table-cell table:style-name="ce33" table:formula="of:=IF([.R20]=[.H20];[.$H$1];IF([.R20]=[.J20];[.$J$1];IF([.R20]=[.L20];[.$L$1];IF([.R20]=[.N2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83181755520455" calcext:value-type="float">
            <text:p>0.018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7888543819998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4144988736263" calcext:value-type="float">
            <text:p>0.014</text:p>
          </table:table-cell>
          <table:table-cell table:style-name="ce31" table:formula="of:=MAX([.H21];[.J21];[.L21];[.N21];[.D21];[.F21])" office:value-type="float" office:value="0.952666666666667" calcext:value-type="float">
            <text:p>0.953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SPLIT9" calcext:value-type="string">
            <text:p>SPLIT9</text:p>
          </table:table-cell>
          <table:table-cell table:style-name="ce31" table:formula="of:=MAX([.J21];[.L21];[.N21];[.H21])" office:value-type="float" office:value="0.952666666666667" calcext:value-type="float">
            <text:p>0.953</text:p>
          </table:table-cell>
          <table:table-cell table:style-name="ce33" table:formula="of:=IF([.R21]=[.H21];[.$H$1];IF([.R21]=[.J21];[.$J$1];IF([.R21]=[.L21];[.$L$1];IF([.R21]=[.N2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77951304200521" calcext:value-type="float">
            <text:p>0.018</text:p>
          </table:table-cell>
          <table:table-cell table:style-name="ce20"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table:style-name="ce31" table:formula="of:=MAX([.H22];[.J22];[.L22];[.N22];[.D22];[.F22])" office:value-type="float" office:value="0.952" calcext:value-type="float">
            <text:p>0.952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952" calcext:value-type="float">
            <text:p>0.952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9333333333333" calcext:value-type="float">
            <text:p>0.949</text:p>
          </table:table-cell>
          <table:table-cell table:style-name="ce8" office:value-type="float" office:value="0.0095452140421842" calcext:value-type="float">
            <text:p>0.010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52023390013218" calcext:value-type="float">
            <text:p>0.015</text:p>
          </table:table-cell>
          <table:table-cell table:style-name="ce19" office:value-type="float" office:value="0.948" calcext:value-type="float">
            <text:p>0.948</text:p>
          </table:table-cell>
          <table:table-cell table:style-name="ce8" office:value-type="float" office:value="0.0186488009742658" calcext:value-type="float">
            <text:p>0.01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9150146121481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47948940141147" calcext:value-type="float">
            <text:p>0.015</text:p>
          </table:table-cell>
          <table:table-cell table:style-name="ce31" table:formula="of:=MAX([.H23];[.J23];[.L23];[.N23];[.D23];[.F23])" office:value-type="float" office:value="0.954" calcext:value-type="float">
            <text:p>0.954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SPLIT2" calcext:value-type="string">
            <text:p>SPLIT2</text:p>
          </table:table-cell>
          <table:table-cell table:style-name="ce31" table:formula="of:=MAX([.J23];[.L23];[.N23];[.H23])" office:value-type="float" office:value="0.954" calcext:value-type="float">
            <text:p>0.954</text:p>
          </table:table-cell>
          <table:table-cell table:style-name="ce33" table:formula="of:=IF([.R23]=[.H23];[.$H$1];IF([.R23]=[.J23];[.$J$1];IF([.R23]=[.L23];[.$L$1];IF([.R23]=[.N2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3205080756887" calcext:value-type="float">
            <text:p>0.017</text:p>
          </table:table-cell>
          <table:table-cell table:style-name="ce20" office:value-type="float" office:value="0.950666666666666" calcext:value-type="float">
            <text:p>0.951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8815056660953" calcext:value-type="float">
            <text:p>0.016</text:p>
          </table:table-cell>
          <table:table-cell table:style-name="ce31" table:formula="of:=MAX([.H24];[.J24];[.L24];[.N24];[.D24];[.F24])" office:value-type="float" office:value="0.952666666666667" calcext:value-type="float">
            <text:p>0.953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9" calcext:value-type="string">
            <text:p>SPLIT9</text:p>
          </table:table-cell>
          <table:table-cell table:style-name="ce31" table:formula="of:=MAX([.J24];[.L24];[.N24];[.H24])" office:value-type="float" office:value="0.952666666666667" calcext:value-type="float">
            <text:p>0.953</text:p>
          </table:table-cell>
          <table:table-cell table:style-name="ce33" table:formula="of:=IF([.R24]=[.H24];[.$H$1];IF([.R24]=[.J24];[.$J$1];IF([.R24]=[.L24];[.$L$1];IF([.R24]=[.N2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5277529318028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3484785926972" calcext:value-type="float">
            <text:p>0.018</text:p>
          </table:table-cell>
          <table:table-cell table:style-name="ce20" office:value-type="float" office:value="0.952666666666667" calcext:value-type="float">
            <text:p>0.953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83181755520454" calcext:value-type="float">
            <text:p>0.018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165750888103" calcext:value-type="float">
            <text:p>0.015</text:p>
          </table:table-cell>
          <table:table-cell table:style-name="ce31" table:formula="of:=MAX([.H25];[.J25];[.L25];[.N25];[.D25];[.F25])" office:value-type="float" office:value="0.952666666666667" calcext:value-type="float">
            <text:p>0.953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COMBO" calcext:value-type="string">
            <text:p>COMBO</text:p>
          </table:table-cell>
          <table:table-cell table:style-name="ce31" table:formula="of:=MAX([.J25];[.L25];[.N25];[.H25])" office:value-type="float" office:value="0.952666666666667" calcext:value-type="float">
            <text:p>0.953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2064803878506" calcext:value-type="float">
            <text:p>0.019</text:p>
          </table:table-cell>
          <table:table-cell table:style-name="ce20" office:value-type="float" office:value="0.95" calcext:value-type="float">
            <text:p>0.950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5" calcext:value-type="float">
            <text:p>0.014</text:p>
          </table:table-cell>
          <table:table-cell table:style-name="ce31" table:formula="of:=MAX([.H26];[.J26];[.L26];[.N26];[.D26];[.F26])" office:value-type="float" office:value="0.952666666666667" calcext:value-type="float">
            <text:p>0.953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2" calcext:value-type="string">
            <text:p>SPLIT2</text:p>
          </table:table-cell>
          <table:table-cell table:style-name="ce31" table:formula="of:=MAX([.J26];[.L26];[.N26];[.H26])" office:value-type="float" office:value="0.952666666666667" calcext:value-type="float">
            <text:p>0.953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0619785227596" calcext:value-type="float">
            <text:p>0.017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202210011841375" calcext:value-type="float">
            <text:p>0.020</text:p>
          </table:table-cell>
          <table:table-cell table:style-name="ce20" office:value-type="float" office:value="0.950666666666667" calcext:value-type="float">
            <text:p>0.951</text:p>
          </table:table-cell>
          <table:table-cell office:value-type="float" office:value="0.0149814700361627" calcext:value-type="float">
            <text:p>0.015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62275485928507" calcext:value-type="float">
            <text:p>0.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766368453279" calcext:value-type="float">
            <text:p>0.017</text:p>
          </table:table-cell>
          <table:table-cell table:style-name="ce31" table:formula="of:=MAX([.H27];[.J27];[.L27];[.N27];[.D27];[.F27])" office:value-type="float" office:value="0.952" calcext:value-type="float">
            <text:p>0.952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SPLIT9" calcext:value-type="string">
            <text:p>SPLIT9</text:p>
          </table:table-cell>
          <table:table-cell table:style-name="ce31" table:formula="of:=MAX([.J27];[.L27];[.N27];[.H27])" office:value-type="float" office:value="0.952" calcext:value-type="float">
            <text:p>0.952</text:p>
          </table:table-cell>
          <table:table-cell table:style-name="ce33" table:formula="of:=IF([.R27]=[.H27];[.$H$1];IF([.R27]=[.J27];[.$J$1];IF([.R27]=[.L27];[.$L$1];IF([.R27]=[.N27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62275485928507" calcext:value-type="float">
            <text:p>0.016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90904280843684" calcext:value-type="float">
            <text:p>0.019</text:p>
          </table:table-cell>
          <table:table-cell table:style-name="ce19" office:value-type="float" office:value="0.949333333333333" calcext:value-type="float">
            <text:p>0.949</text:p>
          </table:table-cell>
          <table:table-cell table:style-name="ce8" office:value-type="float" office:value="0.017224014243685" calcext:value-type="float">
            <text:p>0.017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214216920174128" calcext:value-type="float">
            <text:p>0.021</text:p>
          </table:table-cell>
          <table:table-cell table:style-name="ce31" table:formula="of:=MAX([.H28];[.J28];[.L28];[.N28];[.D28];[.F28])" office:value-type="float" office:value="0.952666666666667" calcext:value-type="float">
            <text:p>0.953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952666666666667" calcext:value-type="float">
            <text:p>0.953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7951304200521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5220672857951" calcext:value-type="float">
            <text:p>0.020</text:p>
          </table:table-cell>
          <table:table-cell table:style-name="ce20"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9957257930786" calcext:value-type="float">
            <text:p>0.013</text:p>
          </table:table-cell>
          <table:table-cell table:style-name="ce31" table:formula="of:=MAX([.H29];[.J29];[.L29];[.N29];[.D29];[.F29])" office:value-type="float" office:value="0.952666666666667" calcext:value-type="float">
            <text:p>0.953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9" calcext:value-type="string">
            <text:p>SPLIT9</text:p>
          </table:table-cell>
          <table:table-cell table:style-name="ce31" table:formula="of:=MAX([.J29];[.L29];[.N29];[.H29])" office:value-type="float" office:value="0.952666666666667" calcext:value-type="float">
            <text:p>0.953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543596489254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4560308258262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46439217576592" calcext:value-type="float">
            <text:p>0.015</text:p>
          </table:table-cell>
          <table:table-cell table:style-name="ce31" table:formula="of:=MAX([.H30];[.J30];[.L30];[.N30];[.D30];[.F30])" office:value-type="float" office:value="0.951333333333333" calcext:value-type="float">
            <text:p>0.951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COMBO" calcext:value-type="string">
            <text:p>COMBO</text:p>
          </table:table-cell>
          <table:table-cell table:style-name="ce31" table:formula="of:=MAX([.J30];[.L30];[.N30];[.H30])" office:value-type="float" office:value="0.951333333333333" calcext:value-type="float">
            <text:p>0.951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62275485928508" calcext:value-type="float">
            <text:p>0.0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4529889257858" calcext:value-type="float">
            <text:p>0.014</text:p>
          </table:table-cell>
          <table:table-cell table:style-name="ce31" table:formula="of:=MAX([.H31];[.J31];[.L31];[.N31];[.D31];[.F31])" office:value-type="float" office:value="0.952" calcext:value-type="float">
            <text:p>0.952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2" calcext:value-type="string">
            <text:p>SPLIT2</text:p>
          </table:table-cell>
          <table:table-cell table:style-name="ce31" table:formula="of:=MAX([.J31];[.L31];[.N31];[.H31])" office:value-type="float" office:value="0.952" calcext:value-type="float">
            <text:p>0.952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58113883008418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8" calcext:value-type="float">
            <text:p>0.016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9164485150844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70945085399441" calcext:value-type="float">
            <text:p>0.01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7409586041568" calcext:value-type="float">
            <text:p>0.016</text:p>
          </table:table-cell>
          <table:table-cell table:style-name="ce31" table:formula="of:=MAX([.H32];[.J32];[.L32];[.N32];[.D32];[.F32])" office:value-type="float" office:value="0.952" calcext:value-type="float">
            <text:p>0.952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2" calcext:value-type="string">
            <text:p>SPLIT2</text:p>
          </table:table-cell>
          <table:table-cell table:style-name="ce31" table:formula="of:=MAX([.J32];[.L32];[.N32];[.H32])" office:value-type="float" office:value="0.952" calcext:value-type="float">
            <text:p>0.952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44529889257858" calcext:value-type="float">
            <text:p>0.014</text:p>
          </table:table-cell>
          <table:table-cell table:style-name="ce8" office:value-type="float" office:value="0.950666666666667" calcext:value-type="float">
            <text:p>0.951</text:p>
          </table:table-cell>
          <table:table-cell table:style-name="ce8" office:value-type="float" office:value="0.0146059348668044" calcext:value-type="float">
            <text:p>0.015</text:p>
          </table:table-cell>
          <table:table-cell table:style-name="ce19" office:value-type="float" office:value="0.952" calcext:value-type="float">
            <text:p>0.952</text:p>
          </table:table-cell>
          <table:table-cell table:style-name="ce8" office:value-type="float" office:value="0.0174164673034841" calcext:value-type="float">
            <text:p>0.017</text:p>
          </table:table-cell>
          <table:table-cell office:value-type="float" office:value="0.954666666666667" calcext:value-type="float">
            <text:p>0.955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2752523165195" calcext:value-type="float">
            <text:p>0.015</text:p>
          </table:table-cell>
          <table:table-cell table:style-name="ce31" table:formula="of:=MAX([.H33];[.J33];[.L33];[.N33];[.D33];[.F33])" office:value-type="float" office:value="0.954666666666667" calcext:value-type="float">
            <text:p>0.955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2" calcext:value-type="string">
            <text:p>SPLIT2</text:p>
          </table:table-cell>
          <table:table-cell table:style-name="ce31" table:formula="of:=MAX([.J33];[.L33];[.N33];[.H33])" office:value-type="float" office:value="0.954666666666667" calcext:value-type="float">
            <text:p>0.955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table:style-name="ce20" office:value-type="float" office:value="0.950666666666666" calcext:value-type="float">
            <text:p>0.951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3827837473377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0900245148628" calcext:value-type="float">
            <text:p>0.016</text:p>
          </table:table-cell>
          <table:table-cell table:style-name="ce31" table:formula="of:=MAX([.H34];[.J34];[.L34];[.N34];[.D34];[.F34])" office:value-type="float" office:value="0.952666666666667" calcext:value-type="float">
            <text:p>0.953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4" calcext:value-type="string">
            <text:p>SPLIT4</text:p>
          </table:table-cell>
          <table:table-cell table:style-name="ce31" table:formula="of:=MAX([.J34];[.L34];[.N34];[.H34])" office:value-type="float" office:value="0.952666666666667" calcext:value-type="float">
            <text:p>0.953</text:p>
          </table:table-cell>
          <table:table-cell table:style-name="ce33" table:formula="of:=IF([.R34]=[.H34];[.$H$1];IF([.R34]=[.J34];[.$J$1];IF([.R34]=[.L34];[.$L$1];IF([.R34]=[.N34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2353840616713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5165750888103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48323969741913" calcext:value-type="float">
            <text:p>0.015</text:p>
          </table:table-cell>
          <table:table-cell table:style-name="ce31" table:formula="of:=MAX([.H35];[.J35];[.L35];[.N35];[.D35];[.F35])" office:value-type="float" office:value="0.954" calcext:value-type="float">
            <text:p>0.954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4" calcext:value-type="string">
            <text:p>SPLIT4</text:p>
          </table:table-cell>
          <table:table-cell table:style-name="ce31" table:formula="of:=MAX([.J35];[.L35];[.N35];[.H35])" office:value-type="float" office:value="0.954" calcext:value-type="float">
            <text:p>0.954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20055478608655" calcext:value-type="float">
            <text:p>0.020</text:p>
          </table:table-cell>
          <table:table-cell table:style-name="ce20" office:value-type="float" office:value="0.954" calcext:value-type="float">
            <text:p>0.95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0147196014438797" calcext:value-type="float">
            <text:p>0.0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table:style-name="ce31" table:formula="of:=MAX([.H36];[.J36];[.L36];[.N36];[.D36];[.F36])" office:value-type="float" office:value="0.954" calcext:value-type="float">
            <text:p>0.954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954" calcext:value-type="float">
            <text:p>0.954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5752351019521" calcext:value-type="float">
            <text:p>0.018</text:p>
          </table:table-cell>
          <table:table-cell table:style-name="ce20" office:value-type="float" office:value="0.953333333333333" calcext:value-type="float">
            <text:p>0.953</text:p>
          </table:table-cell>
          <table:table-cell office:value-type="float" office:value="0.0124721912892464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6</text:p>
          </table:table-cell>
          <table:table-cell table:style-name="ce31" table:formula="of:=MAX([.H37];[.J37];[.L37];[.N37];[.D37];[.F37])" office:value-type="float" office:value="0.953333333333333" calcext:value-type="float">
            <text:p>0.953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COMBO" calcext:value-type="string">
            <text:p>COMBO</text:p>
          </table:table-cell>
          <table:table-cell table:style-name="ce31" table:formula="of:=MAX([.J37];[.L37];[.N37];[.H37])" office:value-type="float" office:value="0.953333333333333" calcext:value-type="float">
            <text:p>0.953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18790197874703" calcext:value-type="float">
            <text:p>0.012</text:p>
          </table:table-cell>
          <table:table-cell table:style-name="ce9" office:value-type="float" office:value="0.948666666666667" calcext:value-type="float">
            <text:p>0.949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11" office:value-type="float" office:value="0.95" calcext:value-type="float">
            <text:p>0.950</text:p>
          </table:table-cell>
          <table:table-cell table:style-name="ce8" office:value-type="float" office:value="0.0143372087784043" calcext:value-type="float">
            <text:p>0.014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7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63978318349984" calcext:value-type="float">
            <text:p>0.016</text:p>
          </table:table-cell>
          <table:table-cell table:style-name="ce31" table:formula="of:=MAX([.H38];[.J38];[.L38];[.N38];[.D38];[.F38])" office:value-type="float" office:value="0.952666666666667" calcext:value-type="float">
            <text:p>0.953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952666666666667" calcext:value-type="float">
            <text:p>0.953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90061707240708" calcext:value-type="float">
            <text:p>0.009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10554159678513" calcext:value-type="float">
            <text:p>0.011</text:p>
          </table:table-cell>
          <table:table-cell table:style-name="ce12" office:value-type="float" office:value="0.95" calcext:value-type="float">
            <text:p>0.95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95" calcext:value-type="float">
            <text:p>0.950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9522067285795" calcext:value-type="float">
            <text:p>0.020</text:p>
          </table:table-cell>
          <table:table-cell table:style-name="ce31" table:formula="of:=MAX([.H39];[.J39];[.L39];[.N39];[.D39];[.F39])" office:value-type="float" office:value="0.952" calcext:value-type="float">
            <text:p>0.952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9" calcext:value-type="string">
            <text:p>SPLIT9</text:p>
          </table:table-cell>
          <table:table-cell table:style-name="ce31" table:formula="of:=MAX([.J39];[.L39];[.N39];[.H39])" office:value-type="float" office:value="0.952" calcext:value-type="float">
            <text:p>0.952</text:p>
          </table:table-cell>
          <table:table-cell table:style-name="ce33" table:formula="of:=IF([.R39]=[.H39];[.$H$1];IF([.R39]=[.J39];[.$J$1];IF([.R39]=[.L39];[.$L$1];IF([.R39]=[.N3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4164078649987" calcext:value-type="float">
            <text:p>0.013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28235893744475" calcext:value-type="float">
            <text:p>0.013</text:p>
          </table:table-cell>
          <table:table-cell table:style-name="ce12" office:value-type="float" office:value="0.948666666666667" calcext:value-type="float">
            <text:p>0.949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9967317119759" calcext:value-type="float">
            <text:p>0.017</text:p>
          </table:table-cell>
          <table:table-cell table:style-name="ce31" table:formula="of:=MAX([.H40];[.J40];[.L40];[.N40];[.D40];[.F40])" office:value-type="float" office:value="0.951333333333333" calcext:value-type="float">
            <text:p>0.951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951333333333333" calcext:value-type="float">
            <text:p>0.951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table:style-name="ce12" office:value-type="float" office:value="0.95" calcext:value-type="float">
            <text:p>0.950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224014243685" calcext:value-type="float">
            <text:p>0.017</text:p>
          </table:table-cell>
          <table:table-cell office:value-type="float" office:value="0.950666666666667" calcext:value-type="float">
            <text:p>0.951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58815056660954" calcext:value-type="float">
            <text:p>0.016</text:p>
          </table:table-cell>
          <table:table-cell table:style-name="ce31" table:formula="of:=MAX([.H41];[.J41];[.L41];[.N41];[.D41];[.F41])" office:value-type="float" office:value="0.951333333333333" calcext:value-type="float">
            <text:p>0.951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HARD" calcext:value-type="string">
            <text:p>HARD</text:p>
          </table:table-cell>
          <table:table-cell table:style-name="ce31" table:formula="of:=MAX([.J41];[.L41];[.N41];[.H41])" office:value-type="float" office:value="0.950666666666667" calcext:value-type="float">
            <text:p>0.951</text:p>
          </table:table-cell>
          <table:table-cell table:style-name="ce33" table:formula="of:=IF([.R41]=[.H41];[.$H$1];IF([.R41]=[.J41];[.$J$1];IF([.R41]=[.L41];[.$L$1];IF([.R41]=[.N4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0666666666667" calcext:value-type="float">
            <text:p>0.951</text:p>
          </table:table-cell>
          <table:table-cell office:value-type="float" office:value="0.0144144988736263" calcext:value-type="float">
            <text:p>0.014</text:p>
          </table:table-cell>
          <table:table-cell table:style-name="ce12" office:value-type="float" office:value="0.948666666666667" calcext:value-type="float">
            <text:p>0.949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90029237516522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2023390013218" calcext:value-type="float">
            <text:p>0.015</text:p>
          </table:table-cell>
          <table:table-cell table:style-name="ce31" table:formula="of:=MAX([.H42];[.J42];[.L42];[.N42];[.D42];[.F42])" office:value-type="float" office:value="0.950666666666667" calcext:value-type="float">
            <text:p>0.951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HARD" calcext:value-type="string">
            <text:p>HARD</text:p>
          </table:table-cell>
          <table:table-cell table:style-name="ce31" table:formula="of:=MAX([.J42];[.L42];[.N42];[.H42])" office:value-type="float" office:value="0.95" calcext:value-type="float">
            <text:p>0.950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0666666666667" calcext:value-type="float">
            <text:p>0.941</text:p>
          </table:table-cell>
          <table:table-cell table:style-name="ce8" office:value-type="float" office:value="0.0144144988736263" calcext:value-type="float">
            <text:p>0.014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42594997574716" calcext:value-type="float">
            <text:p>0.014</text:p>
          </table:table-cell>
          <table:table-cell table:style-name="ce19" office:value-type="float" office:value="0.950666666666666" calcext:value-type="float">
            <text:p>0.951</text:p>
          </table:table-cell>
          <table:table-cell table:style-name="ce8" office:value-type="float" office:value="0.0162275485928508" calcext:value-type="float">
            <text:p>0.016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56347191994114" calcext:value-type="float">
            <text:p>0.016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18790197874703" calcext:value-type="float">
            <text:p>0.012</text:p>
          </table:table-cell>
          <table:table-cell table:style-name="ce31" table:formula="of:=MAX([.H43];[.J43];[.L43];[.N43];[.D43];[.F43])" office:value-type="float" office:value="0.950666666666666" calcext:value-type="float">
            <text:p>0.95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COMBO" calcext:value-type="string">
            <text:p>COMBO</text:p>
          </table:table-cell>
          <table:table-cell table:style-name="ce31" table:formula="of:=MAX([.J43];[.L43];[.N43];[.H43])" office:value-type="float" office:value="0.950666666666666" calcext:value-type="float">
            <text:p>0.951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6020495204832" calcext:value-type="float">
            <text:p>0.02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01653004546512" calcext:value-type="float">
            <text:p>0.010</text:p>
          </table:table-cell>
          <table:table-cell table:style-name="ce20" office:value-type="float" office:value="0.947333333333333" calcext:value-type="float">
            <text:p>0.947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094508539944" calcext:value-type="float">
            <text:p>0.017</text:p>
          </table:table-cell>
          <table:table-cell table:style-name="ce31" table:formula="of:=MAX([.H44];[.J44];[.L44];[.N44];[.D44];[.F44])" office:value-type="float" office:value="0.952" calcext:value-type="float">
            <text:p>0.952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9" calcext:value-type="string">
            <text:p>SPLIT9</text:p>
          </table:table-cell>
          <table:table-cell table:style-name="ce31" table:formula="of:=MAX([.J44];[.L44];[.N44];[.H44])" office:value-type="float" office:value="0.952" calcext:value-type="float">
            <text:p>0.952</text:p>
          </table:table-cell>
          <table:table-cell table:style-name="ce33" table:formula="of:=IF([.R44]=[.H44];[.$H$1];IF([.R44]=[.J44];[.$J$1];IF([.R44]=[.L44];[.$L$1];IF([.R44]=[.N4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5609624542778" calcext:value-type="float">
            <text:p>0.013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7948940141147" calcext:value-type="float">
            <text:p>0.015</text:p>
          </table:table-cell>
          <table:table-cell table:style-name="ce31" table:formula="of:=MAX([.H45];[.J45];[.L45];[.N45];[.D45];[.F45])" office:value-type="float" office:value="0.950666666666666" calcext:value-type="float">
            <text:p>0.951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9" calcext:value-type="string">
            <text:p>SPLIT9</text:p>
          </table:table-cell>
          <table:table-cell table:style-name="ce31" table:formula="of:=MAX([.J45];[.L45];[.N45];[.H45])" office:value-type="float" office:value="0.950666666666666" calcext:value-type="float">
            <text:p>0.951</text:p>
          </table:table-cell>
          <table:table-cell table:style-name="ce33" table:formula="of:=IF([.R45]=[.H45];[.$H$1];IF([.R45]=[.J45];[.$J$1];IF([.R45]=[.L45];[.$L$1];IF([.R45]=[.N45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204124145231931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18790197874703" calcext:value-type="float">
            <text:p>0.012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8815056660954" calcext:value-type="float">
            <text:p>0.016</text:p>
          </table:table-cell>
          <table:table-cell office:value-type="float" office:value="0.95" calcext:value-type="float">
            <text:p>0.950</text:p>
          </table:table-cell>
          <table:table-cell office:value-type="float" office:value="0.0154560308258261" calcext:value-type="float">
            <text:p>0.015</text:p>
          </table:table-cell>
          <table:table-cell table:style-name="ce31" table:formula="of:=MAX([.H46];[.J46];[.L46];[.N46];[.D46];[.F46])" office:value-type="float" office:value="0.950666666666666" calcext:value-type="float">
            <text:p>0.951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4" calcext:value-type="string">
            <text:p>SPLIT4</text:p>
          </table:table-cell>
          <table:table-cell table:style-name="ce31" table:formula="of:=MAX([.J46];[.L46];[.N46];[.H46])" office:value-type="float" office:value="0.950666666666666" calcext:value-type="float">
            <text:p>0.951</text:p>
          </table:table-cell>
          <table:table-cell table:style-name="ce33" table:formula="of:=IF([.R46]=[.H46];[.$H$1];IF([.R46]=[.J46];[.$J$1];IF([.R46]=[.L46];[.$L$1];IF([.R46]=[.N4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086281194036965" calcext:value-type="float">
            <text:p>0.009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55277529318027" calcext:value-type="float">
            <text:p>0.016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51657508881031" calcext:value-type="float">
            <text:p>0.015</text:p>
          </table:table-cell>
          <table:table-cell office:value-type="float" office:value="0.95" calcext:value-type="float">
            <text:p>0.950</text:p>
          </table:table-cell>
          <table:table-cell office:value-type="float" office:value="0.0163299316185544" calcext:value-type="float">
            <text:p>0.016</text:p>
          </table:table-cell>
          <table:table-cell table:style-name="ce31" table:formula="of:=MAX([.H47];[.J47];[.L47];[.N47];[.D47];[.F47])" office:value-type="float" office:value="0.950666666666666" calcext:value-type="float">
            <text:p>0.951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4" calcext:value-type="string">
            <text:p>SPLIT4</text:p>
          </table:table-cell>
          <table:table-cell table:style-name="ce31" table:formula="of:=MAX([.J47];[.L47];[.N47];[.H47])" office:value-type="float" office:value="0.950666666666666" calcext:value-type="float">
            <text:p>0.951</text:p>
          </table:table-cell>
          <table:table-cell table:style-name="ce33" table:formula="of:=IF([.R47]=[.H47];[.$H$1];IF([.R47]=[.J47];[.$J$1];IF([.R47]=[.L47];[.$L$1];IF([.R47]=[.N4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34666666666667" calcext:value-type="float">
            <text:p>0.935</text:p>
          </table:table-cell>
          <table:table-cell table:style-name="ce8" office:value-type="float" office:value="0.0160900245148628" calcext:value-type="float">
            <text:p>0.016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7332005306814" calcext:value-type="float">
            <text:p>0.017</text:p>
          </table:table-cell>
          <table:table-cell table:style-name="ce19" office:value-type="float" office:value="0.947333333333333" calcext:value-type="float">
            <text:p>0.947</text:p>
          </table:table-cell>
          <table:table-cell table:style-name="ce8" office:value-type="float" office:value="0.0116428327977153" calcext:value-type="float">
            <text:p>0.012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1659021245849" calcext:value-type="float">
            <text:p>0.018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83484785926971" calcext:value-type="float">
            <text:p>0.018</text:p>
          </table:table-cell>
          <table:table-cell table:style-name="ce31" table:formula="of:=MAX([.H48];[.J48];[.L48];[.N48];[.D48];[.F48])" office:value-type="float" office:value="0.955333333333333" calcext:value-type="float">
            <text:p>0.955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955333333333333" calcext:value-type="float">
            <text:p>0.955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92064803878505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90029237516523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84691935695934" calcext:value-type="float">
            <text:p>0.018</text:p>
          </table:table-cell>
          <table:table-cell table:style-name="ce31" table:formula="of:=MAX([.H49];[.J49];[.L49];[.N49];[.D49];[.F49])" office:value-type="float" office:value="0.951333333333333" calcext:value-type="float">
            <text:p>0.951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951333333333333" calcext:value-type="float">
            <text:p>0.951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32666666666667" calcext:value-type="float">
            <text:p>0.933</text:p>
          </table:table-cell>
          <table:table-cell office:value-type="float" office:value="0.0193505670315999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104634152000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2617478902005" calcext:value-type="float">
            <text:p>0.016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8983891408487" calcext:value-type="float">
            <text:p>0.017</text:p>
          </table:table-cell>
          <table:table-cell office:value-type="float" office:value="0.95" calcext:value-type="float">
            <text:p>0.950</text:p>
          </table:table-cell>
          <table:table-cell office:value-type="float" office:value="0.0181046341520003" calcext:value-type="float">
            <text:p>0.018</text:p>
          </table:table-cell>
          <table:table-cell table:style-name="ce31" table:formula="of:=MAX([.H50];[.J50];[.L50];[.N50];[.D50];[.F50])" office:value-type="float" office:value="0.952666666666667" calcext:value-type="float">
            <text:p>0.953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952666666666667" calcext:value-type="float">
            <text:p>0.953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0" office:value-type="float" office:value="0.952666666666667" calcext:value-type="float">
            <text:p>0.953</text:p>
          </table:table-cell>
          <table:table-cell office:value-type="float" office:value="0.0158815056660953" calcext:value-type="float">
            <text:p>0.01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67332005306814" calcext:value-type="float">
            <text:p>0.017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68983891408487" calcext:value-type="float">
            <text:p>0.017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75435964892543" calcext:value-type="float">
            <text:p>0.018</text:p>
          </table:table-cell>
          <table:table-cell table:style-name="ce31" table:formula="of:=MAX([.H51];[.J51];[.L51];[.N51];[.D51];[.F51])" office:value-type="float" office:value="0.954" calcext:value-type="float">
            <text:p>0.954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2" calcext:value-type="string">
            <text:p>SPLIT2</text:p>
          </table:table-cell>
          <table:table-cell table:style-name="ce31" table:formula="of:=MAX([.J51];[.L51];[.N51];[.H51])" office:value-type="float" office:value="0.954" calcext:value-type="float">
            <text:p>0.954</text:p>
          </table:table-cell>
          <table:table-cell table:style-name="ce33" table:formula="of:=IF([.R51]=[.H51];[.$H$1];IF([.R51]=[.J51];[.$J$1];IF([.R51]=[.L51];[.$L$1];IF([.R51]=[.N5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0" office:value-type="float" office:value="0.954666666666667" calcext:value-type="float">
            <text:p>0.955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55277529318027" calcext:value-type="float">
            <text:p>0.016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77325814376938" calcext:value-type="float">
            <text:p>0.018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75435964892543" calcext:value-type="float">
            <text:p>0.018</text:p>
          </table:table-cell>
          <table:table-cell table:style-name="ce31" table:formula="of:=MAX([.H52];[.J52];[.L52];[.N52];[.D52];[.F52])" office:value-type="float" office:value="0.954666666666667" calcext:value-type="float">
            <text:p>0.955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COMBO" calcext:value-type="string">
            <text:p>COMBO</text:p>
          </table:table-cell>
          <table:table-cell table:style-name="ce31" table:formula="of:=MAX([.J52];[.L52];[.N52];[.H52])" office:value-type="float" office:value="0.954666666666667" calcext:value-type="float">
            <text:p>0.955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SPLIT2" calcext:value-type="string">
            <text:p>SPLIT2</text:p>
          </table:table-cell>
          <table:table-cell/>
          <table:table-cell table:formula="of:=INDEX([.S8:.S52]; MODE(MATCH([.S8:.S52]; [.S8:.S52]; 0 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82666666666667" calcext:value-type="float">
            <text:p>0.883</text:p>
          </table:table-cell>
          <table:table-cell table:style-name="ce8" office:value-type="float" office:value="0.014073221221723" calcext:value-type="float">
            <text:p>0.014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54560308258261" calcext:value-type="float">
            <text:p>0.0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28344155387856" calcext:value-type="float">
            <text:p>0.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9741825441697" calcext:value-type="float">
            <text:p>0.0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6613466144446" calcext:value-type="float">
            <text:p>0.01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0136116779927302" calcext:value-type="float">
            <text:p>0.01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14624992426996" calcext:value-type="float">
            <text:p>0.011</text:p>
          </table:table-cell>
          <table:table-cell table:style-name="ce9" office:value-type="float" office:value="0.882666666666667" calcext:value-type="float">
            <text:p>0.883</text:p>
          </table:table-cell>
          <table:table-cell table:style-name="ce9" office:value-type="float" office:value="0.008944271909999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3244004871329" calcext:value-type="float">
            <text:p>0.009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139642400437689" calcext:value-type="float">
            <text:p>0.014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31233464566863" calcext:value-type="float">
            <text:p>0.013</text:p>
          </table:table-cell>
          <table:table-cell table:style-name="ce31" table:formula="of:=MAX([.H8];[.J8];[.L8];[.N8];[.D8];[.F8])" office:value-type="float" office:value="0.885666666666667" calcext:value-type="float">
            <text:p>0.886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2" calcext:value-type="string">
            <text:p>SPLIT2</text:p>
          </table:table-cell>
          <table:table-cell table:style-name="ce31" table:formula="of:=MAX([.J8];[.L8];[.N8];[.H8])" office:value-type="float" office:value="0.885666666666667" calcext:value-type="float">
            <text:p>0.886</text:p>
          </table:table-cell>
          <table:table-cell table:style-name="ce33" table:formula="of:=IF([.R8]=[.H8];[.$H$1];IF([.R8]=[.J8];[.$J$1];IF([.R8]=[.L8];[.$L$1];IF([.R8]=[.N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91742392963485" calcext:value-type="float">
            <text:p>0.009</text:p>
          </table:table-cell>
          <table:table-cell table:style-name="ce10" office:value-type="float" office:value="0.885666666666667" calcext:value-type="float">
            <text:p>0.886</text:p>
          </table:table-cell>
          <table:table-cell table:style-name="ce10" office:value-type="float" office:value="0.0092496246170077" calcext:value-type="float">
            <text:p>0.00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4164078649986" calcext:value-type="float">
            <text:p>0.01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03144989645104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56613466144446" calcext:value-type="float">
            <text:p>0.016</text:p>
          </table:table-cell>
          <table:table-cell table:style-name="ce31" table:formula="of:=MAX([.H9];[.J9];[.L9];[.N9];[.D9];[.F9])" office:value-type="float" office:value="0.891" calcext:value-type="float">
            <text:p>0.891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2" calcext:value-type="string">
            <text:p>SPLIT2</text:p>
          </table:table-cell>
          <table:table-cell table:style-name="ce31" table:formula="of:=MAX([.J9];[.L9];[.N9];[.H9])" office:value-type="float" office:value="0.891" calcext:value-type="float">
            <text:p>0.891</text:p>
          </table:table-cell>
          <table:table-cell table:style-name="ce33" table:formula="of:=IF([.R9]=[.H9];[.$H$1];IF([.R9]=[.J9];[.$J$1];IF([.R9]=[.L9];[.$L$1];IF([.R9]=[.N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82333333333333" calcext:value-type="float">
            <text:p>0.882</text:p>
          </table:table-cell>
          <table:table-cell office:value-type="float" office:value="0.0123378370155478" calcext:value-type="float">
            <text:p>0.01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126600860098886" calcext:value-type="float">
            <text:p>0.013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9837853414983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28344155387856" calcext:value-type="float">
            <text:p>0.01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61417333504043" calcext:value-type="float">
            <text:p>0.016</text:p>
          </table:table-cell>
          <table:table-cell table:style-name="ce31" table:formula="of:=MAX([.H10];[.J10];[.L10];[.N10];[.D10];[.F10])" office:value-type="float" office:value="0.888666666666667" calcext:value-type="float">
            <text:p>0.889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2" calcext:value-type="string">
            <text:p>SPLIT2</text:p>
          </table:table-cell>
          <table:table-cell table:style-name="ce31" table:formula="of:=MAX([.J10];[.L10];[.N10];[.H10])" office:value-type="float" office:value="0.888666666666667" calcext:value-type="float">
            <text:p>0.889</text:p>
          </table:table-cell>
          <table:table-cell table:style-name="ce33" table:formula="of:=IF([.R10]=[.H10];[.$H$1];IF([.R10]=[.J10];[.$J$1];IF([.R10]=[.L10];[.$L$1];IF([.R10]=[.N1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5013226680156" calcext:value-type="float">
            <text:p>0.011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137133349538161" calcext:value-type="float">
            <text:p>0.01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8086597226122" calcext:value-type="float">
            <text:p>0.012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47667042888911" calcext:value-type="float">
            <text:p>0.015</text:p>
          </table:table-cell>
          <table:table-cell table:style-name="ce31" table:formula="of:=MAX([.H11];[.J11];[.L11];[.N11];[.D11];[.F11])" office:value-type="float" office:value="0.888666666666667" calcext:value-type="float">
            <text:p>0.889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4" calcext:value-type="string">
            <text:p>SPLIT4</text:p>
          </table:table-cell>
          <table:table-cell table:style-name="ce31" table:formula="of:=MAX([.J11];[.L11];[.N11];[.H11])" office:value-type="float" office:value="0.888666666666667" calcext:value-type="float">
            <text:p>0.889</text:p>
          </table:table-cell>
          <table:table-cell table:style-name="ce33" table:formula="of:=IF([.R11]=[.H11];[.$H$1];IF([.R11]=[.J11];[.$J$1];IF([.R11]=[.L11];[.$L$1];IF([.R11]=[.N1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57850139900687" calcext:value-type="float">
            <text:p>0.016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3265747247337" calcext:value-type="float">
            <text:p>0.012</text:p>
          </table:table-cell>
          <table:table-cell table:style-name="ce10" office:value-type="float" office:value="0.887666666666667" calcext:value-type="float">
            <text:p>0.888</text:p>
          </table:table-cell>
          <table:table-cell table:style-name="ce10" office:value-type="float" office:value="0.0141715677796541" calcext:value-type="float">
            <text:p>0.0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3284303119776" calcext:value-type="float">
            <text:p>0.011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17851130197757" calcext:value-type="float">
            <text:p>0.012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44048602908879" calcext:value-type="float">
            <text:p>0.014</text:p>
          </table:table-cell>
          <table:table-cell table:style-name="ce31" table:formula="of:=MAX([.H12];[.J12];[.L12];[.N12];[.D12];[.F12])" office:value-type="float" office:value="0.888666666666667" calcext:value-type="float">
            <text:p>0.88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9" calcext:value-type="string">
            <text:p>SPLIT9</text:p>
          </table:table-cell>
          <table:table-cell table:style-name="ce31" table:formula="of:=MAX([.J12];[.L12];[.N12];[.H12])" office:value-type="float" office:value="0.888666666666667" calcext:value-type="float">
            <text:p>0.889</text:p>
          </table:table-cell>
          <table:table-cell table:style-name="ce33" table:formula="of:=IF([.R12]=[.H12];[.$H$1];IF([.R12]=[.J12];[.$J$1];IF([.R12]=[.L12];[.$L$1];IF([.R12]=[.N1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3333333333333" calcext:value-type="float">
            <text:p>0.893</text:p>
          </table:table-cell>
          <table:table-cell table:style-name="ce8" office:value-type="float" office:value="0.0181429508808976" calcext:value-type="float">
            <text:p>0.018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11" office:value-type="float" office:value="0.893333333333333" calcext:value-type="float">
            <text:p>0.893</text:p>
          </table:table-cell>
          <table:table-cell table:style-name="ce9" office:value-type="float" office:value="0.0133333333333333" calcext:value-type="float">
            <text:p>0.0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4401270608769" calcext:value-type="float">
            <text:p>0.016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8776291813879" calcext:value-type="float">
            <text:p>0.013</text:p>
          </table:table-cell>
          <table:table-cell table:style-name="ce31" table:formula="of:=MAX([.H13];[.J13];[.L13];[.N13];[.D13];[.F13])" office:value-type="float" office:value="0.893333333333333" calcext:value-type="float">
            <text:p>0.893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COMBO" calcext:value-type="string">
            <text:p>COMBO</text:p>
          </table:table-cell>
          <table:table-cell table:style-name="ce31" table:formula="of:=MAX([.J13];[.L13];[.N13];[.H13])" office:value-type="float" office:value="0.893333333333333" calcext:value-type="float">
            <text:p>0.893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60554594383897" calcext:value-type="float">
            <text:p>0.016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0" office:value-type="float" office:value="0.013197221929886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6116779927302" calcext:value-type="float">
            <text:p>0.014</text:p>
          </table:table-cell>
          <table:table-cell table:style-name="ce31" table:formula="of:=MAX([.H14];[.J14];[.L14];[.N14];[.D14];[.F14])" office:value-type="float" office:value="0.894666666666667" calcext:value-type="float">
            <text:p>0.895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893666666666667" calcext:value-type="float">
            <text:p>0.894</text:p>
          </table:table-cell>
          <table:table-cell table:style-name="ce33" table:formula="of:=IF([.R14]=[.H14];[.$H$1];IF([.R14]=[.J14];[.$J$1];IF([.R14]=[.L14];[.$L$1];IF([.R14]=[.N14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46912672473593" calcext:value-type="float">
            <text:p>0.015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142692365286692" calcext:value-type="float">
            <text:p>0.014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31761569173682" calcext:value-type="float">
            <text:p>0.013</text:p>
          </table:table-cell>
          <table:table-cell table:style-name="ce31" table:formula="of:=MAX([.H15];[.J15];[.L15];[.N15];[.D15];[.F15])" office:value-type="float" office:value="0.894" calcext:value-type="float">
            <text:p>0.894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892666666666667" calcext:value-type="float">
            <text:p>0.893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36727628679958" calcext:value-type="float">
            <text:p>0.014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150923085635623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978318349984" calcext:value-type="float">
            <text:p>0.016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79660173042825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2570566551277" calcext:value-type="float">
            <text:p>0.015</text:p>
          </table:table-cell>
          <table:table-cell table:style-name="ce31" table:formula="of:=MAX([.H16];[.J16];[.L16];[.N16];[.D16];[.F16])" office:value-type="float" office:value="0.893666666666667" calcext:value-type="float">
            <text:p>0.894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891666666666667" calcext:value-type="float">
            <text:p>0.892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77012240631356" calcext:value-type="float">
            <text:p>0.018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146723473847158" calcext:value-type="float">
            <text:p>0.015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156613466144446" calcext:value-type="float">
            <text:p>0.0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557978942693" calcext:value-type="float">
            <text:p>0.017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69721994908013" calcext:value-type="float">
            <text:p>0.01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50738920727933" calcext:value-type="float">
            <text:p>0.015</text:p>
          </table:table-cell>
          <table:table-cell table:style-name="ce31" table:formula="of:=MAX([.H17];[.J17];[.L17];[.N17];[.D17];[.F17])" office:value-type="float" office:value="0.894" calcext:value-type="float">
            <text:p>0.894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892666666666667" calcext:value-type="float">
            <text:p>0.893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154290490813774" calcext:value-type="float">
            <text:p>0.015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6431676725155" calcext:value-type="float">
            <text:p>0.016</text:p>
          </table:table-cell>
          <table:table-cell table:style-name="ce11" office:value-type="float" office:value="0.891666666666667" calcext:value-type="float">
            <text:p>0.892</text:p>
          </table:table-cell>
          <table:table-cell table:style-name="ce8" office:value-type="float" office:value="0.0165831239517769" calcext:value-type="float">
            <text:p>0.017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57497795399033" calcext:value-type="float">
            <text:p>0.01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5009578227708" calcext:value-type="float">
            <text:p>0.015</text:p>
          </table:table-cell>
          <table:table-cell table:style-name="ce31" table:formula="of:=MAX([.H18];[.J18];[.L18];[.N18];[.D18];[.F18])" office:value-type="float" office:value="0.895333333333333" calcext:value-type="float">
            <text:p>0.895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893" calcext:value-type="float">
            <text:p>0.893</text:p>
          </table:table-cell>
          <table:table-cell table:style-name="ce33" table:formula="of:=IF([.R18]=[.H18];[.$H$1];IF([.R18]=[.J18];[.$J$1];IF([.R18]=[.L18];[.$L$1];IF([.R18]=[.N1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150646753846355" calcext:value-type="float">
            <text:p>0.015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8983891408487" calcext:value-type="float">
            <text:p>0.017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56080463579242" calcext:value-type="float">
            <text:p>0.01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8776291813879" calcext:value-type="float">
            <text:p>0.013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79737462860572" calcext:value-type="float">
            <text:p>0.018</text:p>
          </table:table-cell>
          <table:table-cell table:style-name="ce31" table:formula="of:=MAX([.H19];[.J19];[.L19];[.N19];[.D19];[.F19])" office:value-type="float" office:value="0.895333333333333" calcext:value-type="float">
            <text:p>0.895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893666666666667" calcext:value-type="float">
            <text:p>0.894</text:p>
          </table:table-cell>
          <table:table-cell table:style-name="ce33" table:formula="of:=IF([.R19]=[.H19];[.$H$1];IF([.R19]=[.J19];[.$J$1];IF([.R19]=[.L19];[.$L$1];IF([.R19]=[.N1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6666666666667" calcext:value-type="float">
            <text:p>0.897</text:p>
          </table:table-cell>
          <table:table-cell table:style-name="ce10" office:value-type="float" office:value="0.0139443337755679" calcext:value-type="float">
            <text:p>0.014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65411943677327" calcext:value-type="float">
            <text:p>0.017</text:p>
          </table:table-cell>
          <table:table-cell table:style-name="ce12" office:value-type="float" office:value="0.892666666666667" calcext:value-type="float">
            <text:p>0.893</text:p>
          </table:table-cell>
          <table:table-cell office:value-type="float" office:value="0.0169394345963625" calcext:value-type="float">
            <text:p>0.017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60294867180594" calcext:value-type="float">
            <text:p>0.01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2400062421958" calcext:value-type="float">
            <text:p>0.014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613312672044" calcext:value-type="float">
            <text:p>0.016</text:p>
          </table:table-cell>
          <table:table-cell table:style-name="ce31" table:formula="of:=MAX([.H20];[.J20];[.L20];[.N20];[.D20];[.F20])" office:value-type="float" office:value="0.896666666666667" calcext:value-type="float">
            <text:p>0.897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895" calcext:value-type="float">
            <text:p>0.895</text:p>
          </table:table-cell>
          <table:table-cell table:style-name="ce33" table:formula="of:=IF([.R20]=[.H20];[.$H$1];IF([.R20]=[.J20];[.$J$1];IF([.R20]=[.L20];[.$L$1];IF([.R20]=[.N2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39144209764945" calcext:value-type="float">
            <text:p>0.014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0986541880577" calcext:value-type="float">
            <text:p>0.016</text:p>
          </table:table-cell>
          <table:table-cell table:style-name="ce12" office:value-type="float" office:value="0.890666666666667" calcext:value-type="float">
            <text:p>0.891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46723473847158" calcext:value-type="float">
            <text:p>0.015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42692365286692" calcext:value-type="float">
            <text:p>0.01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52752523165194" calcext:value-type="float">
            <text:p>0.015</text:p>
          </table:table-cell>
          <table:table-cell table:style-name="ce31" table:formula="of:=MAX([.H21];[.J21];[.L21];[.N21];[.D21];[.F21])" office:value-type="float" office:value="0.896333333333333" calcext:value-type="float">
            <text:p>0.896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894333333333333" calcext:value-type="float">
            <text:p>0.894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7666666666667" calcext:value-type="float">
            <text:p>0.898</text:p>
          </table:table-cell>
          <table:table-cell table:style-name="ce10" office:value-type="float" office:value="0.0136727628679957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59600194931655" calcext:value-type="float">
            <text:p>0.016</text:p>
          </table:table-cell>
          <table:table-cell table:style-name="ce12" office:value-type="float" office:value="0.892666666666667" calcext:value-type="float">
            <text:p>0.893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142438567347" calcext:value-type="float">
            <text:p>0.01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65411943677326" calcext:value-type="float">
            <text:p>0.017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54110350074224" calcext:value-type="float">
            <text:p>0.015</text:p>
          </table:table-cell>
          <table:table-cell table:style-name="ce31" table:formula="of:=MAX([.H22];[.J22];[.L22];[.N22];[.D22];[.F22])" office:value-type="float" office:value="0.897666666666667" calcext:value-type="float">
            <text:p>0.898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893333333333333" calcext:value-type="float">
            <text:p>0.893</text:p>
          </table:table-cell>
          <table:table-cell table:style-name="ce33" table:formula="of:=IF([.R22]=[.H22];[.$H$1];IF([.R22]=[.J22];[.$J$1];IF([.R22]=[.L22];[.$L$1];IF([.R22]=[.N2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164738850575353" calcext:value-type="float">
            <text:p>0.016</text:p>
          </table:table-cell>
          <table:table-cell table:style-name="ce8" office:value-type="float" office:value="0.872666666666667" calcext:value-type="float">
            <text:p>0.873</text:p>
          </table:table-cell>
          <table:table-cell table:style-name="ce8" office:value-type="float" office:value="0.0200554786086551" calcext:value-type="float">
            <text:p>0.020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70619785227596" calcext:value-type="float">
            <text:p>0.017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6218778278016" calcext:value-type="float">
            <text:p>0.01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127693208729185" calcext:value-type="float">
            <text:p>0.013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23939949617187" calcext:value-type="float">
            <text:p>0.012</text:p>
          </table:table-cell>
          <table:table-cell table:style-name="ce31" table:formula="of:=MAX([.H23];[.J23];[.L23];[.N23];[.D23];[.F23])" office:value-type="float" office:value="0.895333333333333" calcext:value-type="float">
            <text:p>0.895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87666666666667" calcext:value-type="float">
            <text:p>0.888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8" calcext:value-type="float">
            <text:p>0.898</text:p>
          </table:table-cell>
          <table:table-cell table:style-name="ce10" office:value-type="float" office:value="0.0100967541539072" calcext:value-type="float">
            <text:p>0.010</text:p>
          </table:table-cell>
          <table:table-cell office:value-type="float" office:value="0.876333333333333" calcext:value-type="float">
            <text:p>0.876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56080463579242" calcext:value-type="float">
            <text:p>0.01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16069902309867" calcext:value-type="float">
            <text:p>0.012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38744369255116" calcext:value-type="float">
            <text:p>0.014</text:p>
          </table:table-cell>
          <table:table-cell table:style-name="ce31" table:formula="of:=MAX([.H24];[.J24];[.L24];[.N24];[.D24];[.F24])" office:value-type="float" office:value="0.898" calcext:value-type="float">
            <text:p>0.898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90333333333333" calcext:value-type="float">
            <text:p>0.890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666666666667" calcext:value-type="float">
            <text:p>0.898</text:p>
          </table:table-cell>
          <table:table-cell table:style-name="ce10" office:value-type="float" office:value="0.0128344155387855" calcext:value-type="float">
            <text:p>0.013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74960312960142" calcext:value-type="float">
            <text:p>0.01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49814700361627" calcext:value-type="float">
            <text:p>0.01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53387671531247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39940463531221" calcext:value-type="float">
            <text:p>0.014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27257394458806" calcext:value-type="float">
            <text:p>0.013</text:p>
          </table:table-cell>
          <table:table-cell table:style-name="ce31" table:formula="of:=MAX([.H25];[.J25];[.L25];[.N25];[.D25];[.F25])" office:value-type="float" office:value="0.897666666666667" calcext:value-type="float">
            <text:p>0.898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91333333333333" calcext:value-type="float">
            <text:p>0.891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333333333333" calcext:value-type="float">
            <text:p>0.897</text:p>
          </table:table-cell>
          <table:table-cell table:style-name="ce10" office:value-type="float" office:value="0.0118790197874703" calcext:value-type="float">
            <text:p>0.012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0138820063852" calcext:value-type="float">
            <text:p>0.014</text:p>
          </table:table-cell>
          <table:table-cell table:style-name="ce31" table:formula="of:=MAX([.H26];[.J26];[.L26];[.N26];[.D26];[.F26])" office:value-type="float" office:value="0.897333333333333" calcext:value-type="float">
            <text:p>0.89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890666666666667" calcext:value-type="float">
            <text:p>0.891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0805134257297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957257930786" calcext:value-type="float">
            <text:p>0.013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34680692338913" calcext:value-type="float">
            <text:p>0.013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48417579072621" calcext:value-type="float">
            <text:p>0.015</text:p>
          </table:table-cell>
          <table:table-cell table:style-name="ce31" table:formula="of:=MAX([.H27];[.J27];[.L27];[.N27];[.D27];[.F27])" office:value-type="float" office:value="0.896333333333333" calcext:value-type="float">
            <text:p>0.89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90333333333333" calcext:value-type="float">
            <text:p>0.890</text:p>
          </table:table-cell>
          <table:table-cell table:style-name="ce33" table:formula="of:=IF([.R27]=[.H27];[.$H$1];IF([.R27]=[.J27];[.$J$1];IF([.R27]=[.L27];[.$L$1];IF([.R27]=[.N2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3333333333333" calcext:value-type="float">
            <text:p>0.893</text:p>
          </table:table-cell>
          <table:table-cell table:style-name="ce8" office:value-type="float" office:value="0.0125277469819774" calcext:value-type="float">
            <text:p>0.013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84992492340155" calcext:value-type="float">
            <text:p>0.018</text:p>
          </table:table-cell>
          <table:table-cell table:style-name="ce11" office:value-type="float" office:value="0.892666666666667" calcext:value-type="float">
            <text:p>0.893</text:p>
          </table:table-cell>
          <table:table-cell table:style-name="ce9" office:value-type="float" office:value="0.0128344155387856" calcext:value-type="float">
            <text:p>0.0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377186909394" calcext:value-type="float">
            <text:p>0.016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65663648530522" calcext:value-type="float">
            <text:p>0.017</text:p>
          </table:table-cell>
          <table:table-cell table:style-name="ce31" table:formula="of:=MAX([.H28];[.J28];[.L28];[.N28];[.D28];[.F28])" office:value-type="float" office:value="0.894" calcext:value-type="float">
            <text:p>0.894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894" calcext:value-type="float">
            <text:p>0.894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58552479920337" calcext:value-type="float">
            <text:p>0.016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45009578227707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8377186909394" calcext:value-type="float">
            <text:p>0.016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29314431608471" calcext:value-type="float">
            <text:p>0.013</text:p>
          </table:table-cell>
          <table:table-cell table:style-name="ce31" table:formula="of:=MAX([.H29];[.J29];[.L29];[.N29];[.D29];[.F29])" office:value-type="float" office:value="0.898" calcext:value-type="float">
            <text:p>0.898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894666666666667" calcext:value-type="float">
            <text:p>0.895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9666666666667" calcext:value-type="float">
            <text:p>0.900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5831358598705" calcext:value-type="float">
            <text:p>0.018</text:p>
          </table:table-cell>
          <table:table-cell table:style-name="ce12" office:value-type="float" office:value="0.894333333333333" calcext:value-type="float">
            <text:p>0.894</text:p>
          </table:table-cell>
          <table:table-cell table:style-name="ce10" office:value-type="float" office:value="0.0146534030935555" calcext:value-type="float">
            <text:p>0.015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42400062421958" calcext:value-type="float">
            <text:p>0.014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67248982724028" calcext:value-type="float">
            <text:p>0.01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3020466261566" calcext:value-type="float">
            <text:p>0.013</text:p>
          </table:table-cell>
          <table:table-cell table:style-name="ce31" table:formula="of:=MAX([.H30];[.J30];[.L30];[.N30];[.D30];[.F30])" office:value-type="float" office:value="0.899666666666667" calcext:value-type="float">
            <text:p>0.900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894333333333333" calcext:value-type="float">
            <text:p>0.894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0619785227596" calcext:value-type="float">
            <text:p>0.017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12909944487358" calcext:value-type="float">
            <text:p>0.0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6727628679958" calcext:value-type="float">
            <text:p>0.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8077363139716" calcext:value-type="float">
            <text:p>0.017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37739690075961" calcext:value-type="float">
            <text:p>0.014</text:p>
          </table:table-cell>
          <table:table-cell table:style-name="ce31" table:formula="of:=MAX([.H31];[.J31];[.L31];[.N31];[.D31];[.F31])" office:value-type="float" office:value="0.898" calcext:value-type="float">
            <text:p>0.898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894" calcext:value-type="float">
            <text:p>0.894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666666666667" calcext:value-type="float">
            <text:p>0.899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4466196843155" calcext:value-type="float">
            <text:p>0.018</text:p>
          </table:table-cell>
          <table:table-cell table:style-name="ce12" office:value-type="float" office:value="0.893666666666667" calcext:value-type="float">
            <text:p>0.894</text:p>
          </table:table-cell>
          <table:table-cell table:style-name="ce10" office:value-type="float" office:value="0.0124387387713635" calcext:value-type="float">
            <text:p>0.012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1340605170146" calcext:value-type="float">
            <text:p>0.013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39443337755678" calcext:value-type="float">
            <text:p>0.014</text:p>
          </table:table-cell>
          <table:table-cell table:style-name="ce31" table:formula="of:=MAX([.H32];[.J32];[.L32];[.N32];[.D32];[.F32])" office:value-type="float" office:value="0.898666666666667" calcext:value-type="float">
            <text:p>0.899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894666666666666" calcext:value-type="float">
            <text:p>0.895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4666666666666" calcext:value-type="float">
            <text:p>0.895</text:p>
          </table:table-cell>
          <table:table-cell table:style-name="ce9" office:value-type="float" office:value="0.0148323969741913" calcext:value-type="float">
            <text:p>0.015</text:p>
          </table:table-cell>
          <table:table-cell table:style-name="ce8" office:value-type="float" office:value="0.875666666666667" calcext:value-type="float">
            <text:p>0.876</text:p>
          </table:table-cell>
          <table:table-cell table:style-name="ce8" office:value-type="float" office:value="0.0119953694769643" calcext:value-type="float">
            <text:p>0.012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8" office:value-type="float" office:value="0.0131550581737807" calcext:value-type="float">
            <text:p>0.013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64823137534348" calcext:value-type="float">
            <text:p>0.01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54290490813774" calcext:value-type="float">
            <text:p>0.015</text:p>
          </table:table-cell>
          <table:table-cell table:style-name="ce31" table:formula="of:=MAX([.H33];[.J33];[.L33];[.N33];[.D33];[.F33])" office:value-type="float" office:value="0.894666666666666" calcext:value-type="float">
            <text:p>0.895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93" calcext:value-type="float">
            <text:p>0.893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8086597226121" calcext:value-type="float">
            <text:p>0.012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44048602908879" calcext:value-type="float">
            <text:p>0.014</text:p>
          </table:table-cell>
          <table:table-cell table:style-name="ce12" office:value-type="float" office:value="0.894333333333333" calcext:value-type="float">
            <text:p>0.894</text:p>
          </table:table-cell>
          <table:table-cell office:value-type="float" office:value="0.0123939949617188" calcext:value-type="float">
            <text:p>0.01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197221929886" calcext:value-type="float">
            <text:p>0.013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35912553585834" calcext:value-type="float">
            <text:p>0.014</text:p>
          </table:table-cell>
          <table:table-cell table:style-name="ce31" table:formula="of:=MAX([.H34];[.J34];[.L34];[.N34];[.D34];[.F34])" office:value-type="float" office:value="0.896333333333333" calcext:value-type="float">
            <text:p>0.89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894333333333333" calcext:value-type="float">
            <text:p>0.894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119256958799988" calcext:value-type="float">
            <text:p>0.012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146439217576592" calcext:value-type="float">
            <text:p>0.015</text:p>
          </table:table-cell>
          <table:table-cell table:style-name="ce12" office:value-type="float" office:value="0.894" calcext:value-type="float">
            <text:p>0.89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9741825441697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384539747207" calcext:value-type="float">
            <text:p>0.01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53387671531247" calcext:value-type="float">
            <text:p>0.015</text:p>
          </table:table-cell>
          <table:table-cell table:style-name="ce31" table:formula="of:=MAX([.H35];[.J35];[.L35];[.N35];[.D35];[.F35])" office:value-type="float" office:value="0.895333333333333" calcext:value-type="float">
            <text:p>0.895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894" calcext:value-type="float">
            <text:p>0.894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120531231545097" calcext:value-type="float">
            <text:p>0.012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64738850575354" calcext:value-type="float">
            <text:p>0.016</text:p>
          </table:table-cell>
          <table:table-cell table:style-name="ce12" office:value-type="float" office:value="0.895666666666667" calcext:value-type="float">
            <text:p>0.896</text:p>
          </table:table-cell>
          <table:table-cell office:value-type="float" office:value="0.0143662412930066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46723473847158" calcext:value-type="float">
            <text:p>0.01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9144209764944" calcext:value-type="float">
            <text:p>0.014</text:p>
          </table:table-cell>
          <table:table-cell table:style-name="ce31" table:formula="of:=MAX([.H36];[.J36];[.L36];[.N36];[.D36];[.F36])" office:value-type="float" office:value="0.895666666666667" calcext:value-type="float">
            <text:p>0.896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895666666666667" calcext:value-type="float">
            <text:p>0.896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4503760248783" calcext:value-type="float">
            <text:p>0.0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44144988736264" calcext:value-type="float">
            <text:p>0.014</text:p>
          </table:table-cell>
          <table:table-cell table:style-name="ce12" office:value-type="float" office:value="0.895" calcext:value-type="float">
            <text:p>0.895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0468065358812" calcext:value-type="float">
            <text:p>0.016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3794121131039" calcext:value-type="float">
            <text:p>0.014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52114722788061" calcext:value-type="float">
            <text:p>0.015</text:p>
          </table:table-cell>
          <table:table-cell table:style-name="ce31" table:formula="of:=MAX([.H37];[.J37];[.L37];[.N37];[.D37];[.F37])" office:value-type="float" office:value="0.896333333333333" calcext:value-type="float">
            <text:p>0.896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895" calcext:value-type="float">
            <text:p>0.895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3" calcext:value-type="float">
            <text:p>0.883</text:p>
          </table:table-cell>
          <table:table-cell table:style-name="ce9" office:value-type="float" office:value="0.0090829510622925" calcext:value-type="float">
            <text:p>0.009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192714526927496" calcext:value-type="float">
            <text:p>0.019</text:p>
          </table:table-cell>
          <table:table-cell table:style-name="ce9" office:value-type="float" office:value="0.887" calcext:value-type="float">
            <text:p>0.887</text:p>
          </table:table-cell>
          <table:table-cell table:style-name="ce8" office:value-type="float" office:value="0.0172964350854928" calcext:value-type="float">
            <text:p>0.017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41715677796542" calcext:value-type="float">
            <text:p>0.014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5499003980111" calcext:value-type="float">
            <text:p>0.013</text:p>
          </table:table-cell>
          <table:table-cell table:style-name="ce31" table:formula="of:=MAX([.H38];[.J38];[.L38];[.N38];[.D38];[.F38])" office:value-type="float" office:value="0.887" calcext:value-type="float">
            <text:p>0.887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COMBO" calcext:value-type="string">
            <text:p>COMBO</text:p>
          </table:table-cell>
          <table:table-cell table:style-name="ce31" table:formula="of:=MAX([.J38];[.L38];[.N38];[.H38])" office:value-type="float" office:value="0.887" calcext:value-type="float">
            <text:p>0.887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table:style-name="ce10" office:value-type="float" office:value="0.0096032401939253" calcext:value-type="float">
            <text:p>0.010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80431581369658" calcext:value-type="float">
            <text:p>0.018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17260393995586" calcext:value-type="float">
            <text:p>0.012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31233464566863" calcext:value-type="float">
            <text:p>0.013</text:p>
          </table:table-cell>
          <table:table-cell table:style-name="ce31" table:formula="of:=MAX([.H39];[.J39];[.L39];[.N39];[.D39];[.F39])" office:value-type="float" office:value="0.889666666666667" calcext:value-type="float">
            <text:p>0.890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889666666666667" calcext:value-type="float">
            <text:p>0.890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80123414481417" calcext:value-type="float">
            <text:p>0.018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09671225842413" calcext:value-type="float">
            <text:p>0.01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2175457803092" calcext:value-type="float">
            <text:p>0.011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22247472139281" calcext:value-type="float">
            <text:p>0.012</text:p>
          </table:table-cell>
          <table:table-cell table:style-name="ce31" table:formula="of:=MAX([.H40];[.J40];[.L40];[.N40];[.D40];[.F40])" office:value-type="float" office:value="0.891" calcext:value-type="float">
            <text:p>0.891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891" calcext:value-type="float">
            <text:p>0.891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5333333333333" calcext:value-type="float">
            <text:p>0.885</text:p>
          </table:table-cell>
          <table:table-cell table:style-name="ce10" office:value-type="float" office:value="0.0103682206766638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63129124043229" calcext:value-type="float">
            <text:p>0.016</text:p>
          </table:table-cell>
          <table:table-cell table:style-name="ce10" office:value-type="float" office:value="0.89" calcext:value-type="float">
            <text:p>0.890</text:p>
          </table:table-cell>
          <table:table-cell office:value-type="float" office:value="0.0149536320374386" calcext:value-type="float">
            <text:p>0.015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45964226972075" calcext:value-type="float">
            <text:p>0.01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7938103206428" calcext:value-type="float">
            <text:p>0.016</text:p>
          </table:table-cell>
          <table:table-cell table:style-name="ce31" table:formula="of:=MAX([.H41];[.J41];[.L41];[.N41];[.D41];[.F41])" office:value-type="float" office:value="0.892333333333333" calcext:value-type="float">
            <text:p>0.892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4" calcext:value-type="string">
            <text:p>SPLIT4</text:p>
          </table:table-cell>
          <table:table-cell table:style-name="ce31" table:formula="of:=MAX([.J41];[.L41];[.N41];[.H41])" office:value-type="float" office:value="0.892333333333333" calcext:value-type="float">
            <text:p>0.892</text:p>
          </table:table-cell>
          <table:table-cell table:style-name="ce33" table:formula="of:=IF([.R41]=[.H41];[.$H$1];IF([.R41]=[.J41];[.$J$1];IF([.R41]=[.L41];[.$L$1];IF([.R41]=[.N4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347819244295" calcext:value-type="float">
            <text:p>0.015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1840559652405" calcext:value-type="float">
            <text:p>0.015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19837853414983" calcext:value-type="float">
            <text:p>0.012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64991582276861" calcext:value-type="float">
            <text:p>0.016</text:p>
          </table:table-cell>
          <table:table-cell table:style-name="ce31" table:formula="of:=MAX([.H42];[.J42];[.L42];[.N42];[.D42];[.F42])" office:value-type="float" office:value="0.891333333333333" calcext:value-type="float">
            <text:p>0.891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4" calcext:value-type="string">
            <text:p>SPLIT4</text:p>
          </table:table-cell>
          <table:table-cell table:style-name="ce31" table:formula="of:=MAX([.J42];[.L42];[.N42];[.H42])" office:value-type="float" office:value="0.891333333333333" calcext:value-type="float">
            <text:p>0.891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9" office:value-type="float" office:value="0.0111554670204543" calcext:value-type="float">
            <text:p>0.011</text:p>
          </table:table-cell>
          <table:table-cell table:style-name="ce8" office:value-type="float" office:value="0.865666666666666" calcext:value-type="float">
            <text:p>0.866</text:p>
          </table:table-cell>
          <table:table-cell table:style-name="ce8" office:value-type="float" office:value="0.0144625954332777" calcext:value-type="float">
            <text:p>0.01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8" office:value-type="float" office:value="0.0174960312960143" calcext:value-type="float">
            <text:p>0.017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12422813026933" calcext:value-type="float">
            <text:p>0.011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05409255338945" calcext:value-type="float">
            <text:p>0.01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1563883525403" calcext:value-type="float">
            <text:p>0.012</text:p>
          </table:table-cell>
          <table:table-cell table:style-name="ce31" table:formula="of:=MAX([.H43];[.J43];[.L43];[.N43];[.D43];[.F43])" office:value-type="float" office:value="0.893333333333333" calcext:value-type="float">
            <text:p>0.89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893333333333333" calcext:value-type="float">
            <text:p>0.893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2333333333333" calcext:value-type="float">
            <text:p>0.892</text:p>
          </table:table-cell>
          <table:table-cell table:style-name="ce10" office:value-type="float" office:value="0.0114017542509913" calcext:value-type="float">
            <text:p>0.0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0174244400515801" calcext:value-type="float">
            <text:p>0.017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41617638574986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5105325731192" calcext:value-type="float">
            <text:p>0.01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8142438567347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44];[.J44];[.L44];[.N44];[.D44];[.F44])" office:value-type="float" office:value="0.893" calcext:value-type="float">
            <text:p>0.893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893" calcext:value-type="float">
            <text:p>0.893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4666666666667" calcext:value-type="float">
            <text:p>0.895</text:p>
          </table:table-cell>
          <table:table-cell table:style-name="ce10" office:value-type="float" office:value="0.0102333876220058" calcext:value-type="float">
            <text:p>0.010</text:p>
          </table:table-cell>
          <table:table-cell office:value-type="float" office:value="0.872666666666667" calcext:value-type="float">
            <text:p>0.873</text:p>
          </table:table-cell>
          <table:table-cell office:value-type="float" office:value="0.0131550581737807" calcext:value-type="float">
            <text:p>0.013</text:p>
          </table:table-cell>
          <table:table-cell table:style-name="ce12" office:value-type="float" office:value="0.891666666666667" calcext:value-type="float">
            <text:p>0.892</text:p>
          </table:table-cell>
          <table:table-cell office:value-type="float" office:value="0.0157233018867609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54110350074223" calcext:value-type="float">
            <text:p>0.015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30490527540422" calcext:value-type="float">
            <text:p>0.013</text:p>
          </table:table-cell>
          <table:table-cell table:style-name="ce31" table:formula="of:=MAX([.H45];[.J45];[.L45];[.N45];[.D45];[.F45])" office:value-type="float" office:value="0.894666666666667" calcext:value-type="float">
            <text:p>0.89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891666666666667" calcext:value-type="float">
            <text:p>0.892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2666666666667" calcext:value-type="float">
            <text:p>0.893</text:p>
          </table:table-cell>
          <table:table-cell table:style-name="ce10" office:value-type="float" office:value="0.0111554670204543" calcext:value-type="float">
            <text:p>0.011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35708019905481" calcext:value-type="float">
            <text:p>0.014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55188057959797" calcext:value-type="float">
            <text:p>0.01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1678081656292" calcext:value-type="float">
            <text:p>0.012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46534030935555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13651514141548" calcext:value-type="float">
            <text:p>0.011</text:p>
          </table:table-cell>
          <table:table-cell table:style-name="ce31" table:formula="of:=MAX([.H46];[.J46];[.L46];[.N46];[.D46];[.F46])" office:value-type="float" office:value="0.893" calcext:value-type="float">
            <text:p>0.893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893" calcext:value-type="float">
            <text:p>0.893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3" calcext:value-type="float">
            <text:p>0.893</text:p>
          </table:table-cell>
          <table:table-cell table:style-name="ce10" office:value-type="float" office:value="0.0125499003980111" calcext:value-type="float">
            <text:p>0.013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41126420866777" calcext:value-type="float">
            <text:p>0.014</text:p>
          </table:table-cell>
          <table:table-cell table:style-name="ce12" office:value-type="float" office:value="0.892" calcext:value-type="float">
            <text:p>0.892</text:p>
          </table:table-cell>
          <table:table-cell office:value-type="float" office:value="0.0141126420866777" calcext:value-type="float">
            <text:p>0.014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281422284627" calcext:value-type="float">
            <text:p>0.01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356570311572" calcext:value-type="float">
            <text:p>0.014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23265747247337" calcext:value-type="float">
            <text:p>0.012</text:p>
          </table:table-cell>
          <table:table-cell table:style-name="ce31" table:formula="of:=MAX([.H47];[.J47];[.L47];[.N47];[.D47];[.F47])" office:value-type="float" office:value="0.893" calcext:value-type="float">
            <text:p>0.893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892" calcext:value-type="float">
            <text:p>0.892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897" calcext:value-type="float">
            <text:p>0.897</text:p>
          </table:table-cell>
          <table:table-cell table:style-name="ce8" office:value-type="float" office:value="0.0154739925179135" calcext:value-type="float">
            <text:p>0.015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0.0204667752440116" calcext:value-type="float">
            <text:p>0.020</text:p>
          </table:table-cell>
          <table:table-cell table:style-name="ce11" office:value-type="float" office:value="0.891666666666667" calcext:value-type="float">
            <text:p>0.892</text:p>
          </table:table-cell>
          <table:table-cell table:style-name="ce9" office:value-type="float" office:value="0.0138944433337775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31761569173682" calcext:value-type="float">
            <text:p>0.0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3</text:p>
          </table:table-cell>
          <table:table-cell table:style-name="ce31" table:formula="of:=MAX([.H48];[.J48];[.L48];[.N48];[.D48];[.F48])" office:value-type="float" office:value="0.897" calcext:value-type="float">
            <text:p>0.897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EASY" calcext:value-type="string">
            <text:p>EASY</text:p>
          </table:table-cell>
          <table:table-cell table:style-name="ce31" table:formula="of:=MAX([.J48];[.L48];[.N48];[.H48])" office:value-type="float" office:value="0.891666666666667" calcext:value-type="float">
            <text:p>0.892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7" calcext:value-type="float">
            <text:p>0.897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74801474695025" calcext:value-type="float">
            <text:p>0.017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0" office:value-type="float" office:value="0.0139443337755679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9394345963625" calcext:value-type="float">
            <text:p>0.01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3939949617187" calcext:value-type="float">
            <text:p>0.012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16308975482452" calcext:value-type="float">
            <text:p>0.012</text:p>
          </table:table-cell>
          <table:table-cell table:style-name="ce31" table:formula="of:=MAX([.H49];[.J49];[.L49];[.N49];[.D49];[.F49])" office:value-type="float" office:value="0.897" calcext:value-type="float">
            <text:p>0.897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EASY" calcext:value-type="string">
            <text:p>EASY</text:p>
          </table:table-cell>
          <table:table-cell table:style-name="ce31" table:formula="of:=MAX([.J49];[.L49];[.N49];[.H49])" office:value-type="float" office:value="0.895" calcext:value-type="float">
            <text:p>0.895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66416478884888" calcext:value-type="float">
            <text:p>0.017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47855034108112" calcext:value-type="float">
            <text:p>0.015</text:p>
          </table:table-cell>
          <table:table-cell table:style-name="ce12" office:value-type="float" office:value="0.894333333333333" calcext:value-type="float">
            <text:p>0.894</text:p>
          </table:table-cell>
          <table:table-cell table:style-name="ce10" office:value-type="float" office:value="0.0136727628679957" calcext:value-type="float">
            <text:p>0.014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67663684532791" calcext:value-type="float">
            <text:p>0.01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7855034108112" calcext:value-type="float">
            <text:p>0.015</text:p>
          </table:table-cell>
          <table:table-cell table:style-name="ce31" table:formula="of:=MAX([.H50];[.J50];[.L50];[.N50];[.D50];[.F50])" office:value-type="float" office:value="0.895333333333333" calcext:value-type="float">
            <text:p>0.895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EASY" calcext:value-type="string">
            <text:p>EASY</text:p>
          </table:table-cell>
          <table:table-cell table:style-name="ce31" table:formula="of:=MAX([.J50];[.L50];[.N50];[.H50])" office:value-type="float" office:value="0.894333333333333" calcext:value-type="float">
            <text:p>0.894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45296631451355" calcext:value-type="float">
            <text:p>0.015</text:p>
          </table:table-cell>
          <table:table-cell office:value-type="float" office:value="0.87" calcext:value-type="float">
            <text:p>0.870</text:p>
          </table:table-cell>
          <table:table-cell office:value-type="float" office:value="0.0140929454377398" calcext:value-type="float">
            <text:p>0.014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41126420866777" calcext:value-type="float">
            <text:p>0.014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62873502380767" calcext:value-type="float">
            <text:p>0.016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3794121131039" calcext:value-type="float">
            <text:p>0.014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3378370155478" calcext:value-type="float">
            <text:p>0.012</text:p>
          </table:table-cell>
          <table:table-cell table:style-name="ce31" table:formula="of:=MAX([.H51];[.J51];[.L51];[.N51];[.D51];[.F51])" office:value-type="float" office:value="0.896666666666667" calcext:value-type="float">
            <text:p>0.897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EASY" calcext:value-type="string">
            <text:p>EASY</text:p>
          </table:table-cell>
          <table:table-cell table:style-name="ce31" table:formula="of:=MAX([.J51];[.L51];[.N51];[.H51])" office:value-type="float" office:value="0.894666666666667" calcext:value-type="float">
            <text:p>0.895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5666666666667" calcext:value-type="float">
            <text:p>0.896</text:p>
          </table:table-cell>
          <table:table-cell office:value-type="float" office:value="0.0152114722788062" calcext:value-type="float">
            <text:p>0.015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60034718455437" calcext:value-type="float">
            <text:p>0.016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26600860098885" calcext:value-type="float">
            <text:p>0.01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81989159174991" calcext:value-type="float">
            <text:p>0.008</text:p>
          </table:table-cell>
          <table:table-cell table:style-name="ce31" table:formula="of:=MAX([.H52];[.J52];[.L52];[.N52];[.D52];[.F52])" office:value-type="float" office:value="0.895666666666667" calcext:value-type="float">
            <text:p>0.896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EASY" calcext:value-type="string">
            <text:p>EASY</text:p>
          </table:table-cell>
          <table:table-cell table:style-name="ce31" table:formula="of:=MAX([.J52];[.L52];[.N52];[.H52])" office:value-type="float" office:value="0.894666666666667" calcext:value-type="float">
            <text:p>0.895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53839743456191" calcext:value-type="float">
            <text:p>0.015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51657508881031" calcext:value-type="float">
            <text:p>0.0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16428327977153" calcext:value-type="float">
            <text:p>0.0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9443337755679" calcext:value-type="float">
            <text:p>0.01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9333333333333" calcext:value-type="float">
            <text:p>0.909</text:p>
          </table:table-cell>
          <table:table-cell table:style-name="ce8" office:value-type="float" office:value="0.0157056253191863" calcext:value-type="float">
            <text:p>0.016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19" office:value-type="float" office:value="0.910666666666667" calcext:value-type="float">
            <text:p>0.911</text:p>
          </table:table-cell>
          <table:table-cell table:style-name="ce9" office:value-type="float" office:value="0.0118790197874703" calcext:value-type="float">
            <text:p>0.0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7056253191863" calcext:value-type="float">
            <text:p>0.016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60900245148628" calcext:value-type="float">
            <text:p>0.016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7384539747207" calcext:value-type="float">
            <text:p>0.017</text:p>
          </table:table-cell>
          <table:table-cell table:style-name="ce31" table:formula="of:=MAX([.H8];[.J8];[.L8];[.N8];[.D8];[.F8])" office:value-type="float" office:value="0.917333333333333" calcext:value-type="float">
            <text:p>0.91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917333333333333" calcext:value-type="float">
            <text:p>0.917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71593835683116" calcext:value-type="float">
            <text:p>0.017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6431676725155" calcext:value-type="float">
            <text:p>0.016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36218778278016" calcext:value-type="float">
            <text:p>0.014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13038833052088" calcext:value-type="float">
            <text:p>0.011</text:p>
          </table:table-cell>
          <table:table-cell table:style-name="ce31" table:formula="of:=MAX([.H9];[.J9];[.L9];[.N9];[.D9];[.F9])" office:value-type="float" office:value="0.916666666666667" calcext:value-type="float">
            <text:p>0.917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916666666666667" calcext:value-type="float">
            <text:p>0.917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15470053837925" calcext:value-type="float">
            <text:p>0.012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18790197874702" calcext:value-type="float">
            <text:p>0.012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6431676725155" calcext:value-type="float">
            <text:p>0.016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01653004546512" calcext:value-type="float">
            <text:p>0.010</text:p>
          </table:table-cell>
          <table:table-cell table:style-name="ce31" table:formula="of:=MAX([.H10];[.J10];[.L10];[.N10];[.D10];[.F10])" office:value-type="float" office:value="0.918666666666667" calcext:value-type="float">
            <text:p>0.919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9" calcext:value-type="string">
            <text:p>SPLIT9</text:p>
          </table:table-cell>
          <table:table-cell table:style-name="ce31" table:formula="of:=MAX([.J10];[.L10];[.N10];[.H10])" office:value-type="float" office:value="0.918666666666667" calcext:value-type="float">
            <text:p>0.919</text:p>
          </table:table-cell>
          <table:table-cell table:style-name="ce33" table:formula="of:=IF([.R10]=[.H10];[.$H$1];IF([.R10]=[.J10];[.$J$1];IF([.R10]=[.L10];[.$L$1];IF([.R10]=[.N1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6626010212795" calcext:value-type="float">
            <text:p>0.014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130384048104052" calcext:value-type="float">
            <text:p>0.013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21106014163899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61589328580544" calcext:value-type="float">
            <text:p>0.016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14017542509913" calcext:value-type="float">
            <text:p>0.011</text:p>
          </table:table-cell>
          <table:table-cell table:style-name="ce31" table:formula="of:=MAX([.H11];[.J11];[.L11];[.N11];[.D11];[.F11])" office:value-type="float" office:value="0.919333333333333" calcext:value-type="float">
            <text:p>0.919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9" calcext:value-type="string">
            <text:p>SPLIT9</text:p>
          </table:table-cell>
          <table:table-cell table:style-name="ce31" table:formula="of:=MAX([.J11];[.L11];[.N11];[.H11])" office:value-type="float" office:value="0.919333333333333" calcext:value-type="float">
            <text:p>0.919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4023789311975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21106014163899" calcext:value-type="float">
            <text:p>0.0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17851130197758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7196014438797" calcext:value-type="float">
            <text:p>0.015</text:p>
          </table:table-cell>
          <table:table-cell table:style-name="ce31" table:formula="of:=MAX([.H12];[.J12];[.L12];[.N12];[.D12];[.F12])" office:value-type="float" office:value="0.917333333333333" calcext:value-type="float">
            <text:p>0.917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4" calcext:value-type="string">
            <text:p>SPLIT4</text:p>
          </table:table-cell>
          <table:table-cell table:style-name="ce31" table:formula="of:=MAX([.J12];[.L12];[.N12];[.H12])" office:value-type="float" office:value="0.917333333333333" calcext:value-type="float">
            <text:p>0.917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92" calcext:value-type="float">
            <text:p>0.920</text:p>
          </table:table-cell>
          <table:table-cell table:style-name="ce8" office:value-type="float" office:value="0.0174801474695025" calcext:value-type="float">
            <text:p>0.017</text:p>
          </table:table-cell>
          <table:table-cell table:style-name="ce8" office:value-type="float" office:value="0.904666666666667" calcext:value-type="float">
            <text:p>0.905</text:p>
          </table:table-cell>
          <table:table-cell table:style-name="ce8" office:value-type="float" office:value="0.016766368453279" calcext:value-type="float">
            <text:p>0.017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160554594383897" calcext:value-type="float">
            <text:p>0.0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234994089760194" calcext:value-type="float">
            <text:p>0.02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59164485150844" calcext:value-type="float">
            <text:p>0.016</text:p>
          </table:table-cell>
          <table:table-cell table:style-name="ce31" table:formula="of:=MAX([.H13];[.J13];[.L13];[.N13];[.D13];[.F13])" office:value-type="float" office:value="0.922" calcext:value-type="float">
            <text:p>0.922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SPLIT9" calcext:value-type="string">
            <text:p>SPLIT9</text:p>
          </table:table-cell>
          <table:table-cell table:style-name="ce31" table:formula="of:=MAX([.J13];[.L13];[.N13];[.H13])" office:value-type="float" office:value="0.922" calcext:value-type="float">
            <text:p>0.922</text:p>
          </table:table-cell>
          <table:table-cell table:style-name="ce33" table:formula="of:=IF([.R13]=[.H13];[.$H$1];IF([.R13]=[.J13];[.$J$1];IF([.R13]=[.L13];[.$L$1];IF([.R13]=[.N13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6666666666667" calcext:value-type="float">
            <text:p>0.917</text:p>
          </table:table-cell>
          <table:table-cell office:value-type="float" office:value="0.0188561808316412" calcext:value-type="float">
            <text:p>0.019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35400640077265" calcext:value-type="float">
            <text:p>0.014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69312334656003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69967317119759" calcext:value-type="float">
            <text:p>0.017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5277529318028" calcext:value-type="float">
            <text:p>0.016</text:p>
          </table:table-cell>
          <table:table-cell table:style-name="ce31" table:formula="of:=MAX([.H14];[.J14];[.L14];[.N14];[.D14];[.F14])" office:value-type="float" office:value="0.918" calcext:value-type="float">
            <text:p>0.918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COMBO" calcext:value-type="string">
            <text:p>COMBO</text:p>
          </table:table-cell>
          <table:table-cell table:style-name="ce31" table:formula="of:=MAX([.J14];[.L14];[.N14];[.H14])" office:value-type="float" office:value="0.918" calcext:value-type="float">
            <text:p>0.918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7333333333333" calcext:value-type="float">
            <text:p>0.917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2594997574716" calcext:value-type="float">
            <text:p>0.014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7256238807393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3181755520454" calcext:value-type="float">
            <text:p>0.018</text:p>
          </table:table-cell>
          <table:table-cell table:style-name="ce31" table:formula="of:=MAX([.H15];[.J15];[.L15];[.N15];[.D15];[.F15])" office:value-type="float" office:value="0.918666666666667" calcext:value-type="float">
            <text:p>0.919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918666666666667" calcext:value-type="float">
            <text:p>0.919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8666666666667" calcext:value-type="float">
            <text:p>0.919</text:p>
          </table:table-cell>
          <table:table-cell office:value-type="float" office:value="0.0192353840616713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5018507101425" calcext:value-type="float">
            <text:p>0.015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98046010366839" calcext:value-type="float">
            <text:p>0.02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9814700361628" calcext:value-type="float">
            <text:p>0.015</text:p>
          </table:table-cell>
          <table:table-cell table:style-name="ce31" table:formula="of:=MAX([.H16];[.J16];[.L16];[.N16];[.D16];[.F16])" office:value-type="float" office:value="0.918666666666667" calcext:value-type="float">
            <text:p>0.919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918" calcext:value-type="float">
            <text:p>0.918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7333333333333" calcext:value-type="float">
            <text:p>0.917</text:p>
          </table:table-cell>
          <table:table-cell office:value-type="float" office:value="0.0224103150852954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3978318349984" calcext:value-type="float">
            <text:p>0.016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80431581369658" calcext:value-type="float">
            <text:p>0.01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7436854187255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1657508881031" calcext:value-type="float">
            <text:p>0.015</text:p>
          </table:table-cell>
          <table:table-cell table:style-name="ce31" table:formula="of:=MAX([.H17];[.J17];[.L17];[.N17];[.D17];[.F17])" office:value-type="float" office:value="0.918" calcext:value-type="float">
            <text:p>0.918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918" calcext:value-type="float">
            <text:p>0.918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0250998007960222" calcext:value-type="float">
            <text:p>0.025</text:p>
          </table:table-cell>
          <table:table-cell table:style-name="ce8" office:value-type="float" office:value="0.910666666666667" calcext:value-type="float">
            <text:p>0.911</text:p>
          </table:table-cell>
          <table:table-cell table:style-name="ce8" office:value-type="float" office:value="0.0136218778278017" calcext:value-type="float">
            <text:p>0.014</text:p>
          </table:table-cell>
          <table:table-cell table:style-name="ce19" office:value-type="float" office:value="0.916666666666667" calcext:value-type="float">
            <text:p>0.917</text:p>
          </table:table-cell>
          <table:table-cell table:style-name="ce9" office:value-type="float" office:value="0.0206827894099847" calcext:value-type="float">
            <text:p>0.021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2" calcext:value-type="float">
            <text:p>0.920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68983891408488" calcext:value-type="float">
            <text:p>0.017</text:p>
          </table:table-cell>
          <table:table-cell table:style-name="ce31" table:formula="of:=MAX([.H18];[.J18];[.L18];[.N18];[.D18];[.F18])" office:value-type="float" office:value="0.92" calcext:value-type="float">
            <text:p>0.920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4" calcext:value-type="string">
            <text:p>SPLIT4</text:p>
          </table:table-cell>
          <table:table-cell table:style-name="ce31" table:formula="of:=MAX([.J18];[.L18];[.N18];[.H18])" office:value-type="float" office:value="0.92" calcext:value-type="float">
            <text:p>0.920</text:p>
          </table:table-cell>
          <table:table-cell table:style-name="ce33" table:formula="of:=IF([.R18]=[.H18];[.$H$1];IF([.R18]=[.J18];[.$J$1];IF([.R18]=[.L18];[.$L$1];IF([.R18]=[.N1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08965706915433" calcext:value-type="float">
            <text:p>0.021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7948940141147" calcext:value-type="float">
            <text:p>0.015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01935083078146" calcext:value-type="float">
            <text:p>0.020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29957257930786" calcext:value-type="float">
            <text:p>0.013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6347191994114" calcext:value-type="float">
            <text:p>0.016</text:p>
          </table:table-cell>
          <table:table-cell table:style-name="ce31" table:formula="of:=MAX([.H19];[.J19];[.L19];[.N19];[.D19];[.F19])" office:value-type="float" office:value="0.919333333333333" calcext:value-type="float">
            <text:p>0.91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919333333333333" calcext:value-type="float">
            <text:p>0.919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25339250415407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6439217576591" calcext:value-type="float">
            <text:p>0.015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92930615046503" calcext:value-type="float">
            <text:p>0.0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2" calcext:value-type="float">
            <text:p>0.920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6626010212794" calcext:value-type="float">
            <text:p>0.014</text:p>
          </table:table-cell>
          <table:table-cell table:style-name="ce31" table:formula="of:=MAX([.H20];[.J20];[.L20];[.N20];[.D20];[.F20])" office:value-type="float" office:value="0.92" calcext:value-type="float">
            <text:p>0.920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92" calcext:value-type="float">
            <text:p>0.920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2484562605386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9814700361628" calcext:value-type="float">
            <text:p>0.015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92930615046503" calcext:value-type="float">
            <text:p>0.0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36218778278017" calcext:value-type="float">
            <text:p>0.014</text:p>
          </table:table-cell>
          <table:table-cell table:style-name="ce31" table:formula="of:=MAX([.H21];[.J21];[.L21];[.N21];[.D21];[.F21])" office:value-type="float" office:value="0.92" calcext:value-type="float">
            <text:p>0.920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COMBO" calcext:value-type="string">
            <text:p>COMBO</text:p>
          </table:table-cell>
          <table:table-cell table:style-name="ce31" table:formula="of:=MAX([.J21];[.L21];[.N21];[.H21])" office:value-type="float" office:value="0.92" calcext:value-type="float">
            <text:p>0.920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781745670272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2275485928507" calcext:value-type="float">
            <text:p>0.016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78885438199982" calcext:value-type="float">
            <text:p>0.0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8644228953902" calcext:value-type="float">
            <text:p>0.014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42594997574716" calcext:value-type="float">
            <text:p>0.014</text:p>
          </table:table-cell>
          <table:table-cell table:style-name="ce31" table:formula="of:=MAX([.H22];[.J22];[.L22];[.N22];[.D22];[.F22])" office:value-type="float" office:value="0.918666666666667" calcext:value-type="float">
            <text:p>0.919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918666666666667" calcext:value-type="float">
            <text:p>0.919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15333333333333" calcext:value-type="float">
            <text:p>0.915</text:p>
          </table:table-cell>
          <table:table-cell table:style-name="ce8" office:value-type="float" office:value="0.0211607603308051" calcext:value-type="float">
            <text:p>0.021</text:p>
          </table:table-cell>
          <table:table-cell table:style-name="ce8" office:value-type="float" office:value="0.905333333333333" calcext:value-type="float">
            <text:p>0.905</text:p>
          </table:table-cell>
          <table:table-cell table:style-name="ce8" office:value-type="float" office:value="0.0170945085399441" calcext:value-type="float">
            <text:p>0.017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165663648530522" calcext:value-type="float">
            <text:p>0.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347819244295" calcext:value-type="float">
            <text:p>0.0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2204860051343" calcext:value-type="float">
            <text:p>0.014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0128235893744475" calcext:value-type="float">
            <text:p>0.013</text:p>
          </table:table-cell>
          <table:table-cell table:style-name="ce31" table:formula="of:=MAX([.H23];[.J23];[.L23];[.N23];[.D23];[.F23])" office:value-type="float" office:value="0.917333333333333" calcext:value-type="float">
            <text:p>0.917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COMBO" calcext:value-type="string">
            <text:p>COMBO</text:p>
          </table:table-cell>
          <table:table-cell table:style-name="ce31" table:formula="of:=MAX([.J23];[.L23];[.N23];[.H23])" office:value-type="float" office:value="0.917333333333333" calcext:value-type="float">
            <text:p>0.917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23827837473377" calcext:value-type="float">
            <text:p>0.012</text:p>
          </table:table-cell>
          <table:table-cell table:style-name="ce20" office:value-type="float" office:value="0.922" calcext:value-type="float">
            <text:p>0.922</text:p>
          </table:table-cell>
          <table:table-cell table:style-name="ce10" office:value-type="float" office:value="0.0157409586041568" calcext:value-type="float">
            <text:p>0.01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4144988736264" calcext:value-type="float">
            <text:p>0.014</text:p>
          </table:table-cell>
          <table:table-cell table:style-name="ce31" table:formula="of:=MAX([.H24];[.J24];[.L24];[.N24];[.D24];[.F24])" office:value-type="float" office:value="0.922" calcext:value-type="float">
            <text:p>0.922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COMBO" calcext:value-type="string">
            <text:p>COMBO</text:p>
          </table:table-cell>
          <table:table-cell table:style-name="ce31" table:formula="of:=MAX([.J24];[.L24];[.N24];[.H24])" office:value-type="float" office:value="0.922" calcext:value-type="float">
            <text:p>0.922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219342451684828" calcext:value-type="float">
            <text:p>0.022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74164673034841" calcext:value-type="float">
            <text:p>0.017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57409586041567" calcext:value-type="float">
            <text:p>0.016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6626010212794" calcext:value-type="float">
            <text:p>0.014</text:p>
          </table:table-cell>
          <table:table-cell table:style-name="ce31" table:formula="of:=MAX([.H25];[.J25];[.L25];[.N25];[.D25];[.F25])" office:value-type="float" office:value="0.919333333333333" calcext:value-type="float">
            <text:p>0.919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SPLIT2" calcext:value-type="string">
            <text:p>SPLIT2</text:p>
          </table:table-cell>
          <table:table-cell table:style-name="ce31" table:formula="of:=MAX([.J25];[.L25];[.N25];[.H25])" office:value-type="float" office:value="0.919333333333333" calcext:value-type="float">
            <text:p>0.919</text:p>
          </table:table-cell>
          <table:table-cell table:style-name="ce33" table:formula="of:=IF([.R25]=[.H25];[.$H$1];IF([.R25]=[.J25];[.$J$1];IF([.R25]=[.L25];[.$L$1];IF([.R25]=[.N2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87971629064955" calcext:value-type="float">
            <text:p>0.019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60900245148628" calcext:value-type="float">
            <text:p>0.01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32077418374393" calcext:value-type="float">
            <text:p>0.013</text:p>
          </table:table-cell>
          <table:table-cell table:style-name="ce31" table:formula="of:=MAX([.H26];[.J26];[.L26];[.N26];[.D26];[.F26])" office:value-type="float" office:value="0.918666666666667" calcext:value-type="float">
            <text:p>0.919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COMBO" calcext:value-type="string">
            <text:p>COMBO</text:p>
          </table:table-cell>
          <table:table-cell table:style-name="ce31" table:formula="of:=MAX([.J26];[.L26];[.N26];[.H26])" office:value-type="float" office:value="0.918666666666667" calcext:value-type="float">
            <text:p>0.919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75435964892543" calcext:value-type="float">
            <text:p>0.018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69312334656004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16904519445" calcext:value-type="float">
            <text:p>0.0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6439217576591" calcext:value-type="float">
            <text:p>0.015</text:p>
          </table:table-cell>
          <table:table-cell table:style-name="ce31" table:formula="of:=MAX([.H27];[.J27];[.L27];[.N27];[.D27];[.F27])" office:value-type="float" office:value="0.918" calcext:value-type="float">
            <text:p>0.918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COMBO" calcext:value-type="string">
            <text:p>COMBO</text:p>
          </table:table-cell>
          <table:table-cell table:style-name="ce31" table:formula="of:=MAX([.J27];[.L27];[.N27];[.H27])" office:value-type="float" office:value="0.918" calcext:value-type="float">
            <text:p>0.918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3333333333333" calcext:value-type="float">
            <text:p>0.913</text:p>
          </table:table-cell>
          <table:table-cell table:style-name="ce8" office:value-type="float" office:value="0.0224845626053867" calcext:value-type="float">
            <text:p>0.022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0170619785227596" calcext:value-type="float">
            <text:p>0.017</text:p>
          </table:table-cell>
          <table:table-cell table:style-name="ce19" office:value-type="float" office:value="0.916666666666667" calcext:value-type="float">
            <text:p>0.917</text:p>
          </table:table-cell>
          <table:table-cell table:style-name="ce9" office:value-type="float" office:value="0.0184089350286454" calcext:value-type="float">
            <text:p>0.018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75752351019521" calcext:value-type="float">
            <text:p>0.01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4560308258262" calcext:value-type="float">
            <text:p>0.015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1657508881031" calcext:value-type="float">
            <text:p>0.015</text:p>
          </table:table-cell>
          <table:table-cell table:style-name="ce31" table:formula="of:=MAX([.H28];[.J28];[.L28];[.N28];[.D28];[.F28])" office:value-type="float" office:value="0.917333333333333" calcext:value-type="float">
            <text:p>0.917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9" calcext:value-type="string">
            <text:p>SPLIT9</text:p>
          </table:table-cell>
          <table:table-cell table:style-name="ce31" table:formula="of:=MAX([.J28];[.L28];[.N28];[.H28])" office:value-type="float" office:value="0.917333333333333" calcext:value-type="float">
            <text:p>0.917</text:p>
          </table:table-cell>
          <table:table-cell table:style-name="ce33" table:formula="of:=IF([.R28]=[.H28];[.$H$1];IF([.R28]=[.J28];[.$J$1];IF([.R28]=[.L28];[.$L$1];IF([.R28]=[.N2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19342451684827" calcext:value-type="float">
            <text:p>0.022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023789311975" calcext:value-type="float">
            <text:p>0.014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89150146121482" calcext:value-type="float">
            <text:p>0.01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8574603146385" calcext:value-type="float">
            <text:p>0.018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92" calcext:value-type="float">
            <text:p>0.920</text:p>
          </table:table-cell>
          <table:table-cell office:value-type="float" office:value="0.0139443337755679" calcext:value-type="float">
            <text:p>0.014</text:p>
          </table:table-cell>
          <table:table-cell table:style-name="ce31" table:formula="of:=MAX([.H29];[.J29];[.L29];[.N29];[.D29];[.F29])" office:value-type="float" office:value="0.92" calcext:value-type="float">
            <text:p>0.920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9" calcext:value-type="string">
            <text:p>SPLIT9</text:p>
          </table:table-cell>
          <table:table-cell table:style-name="ce31" table:formula="of:=MAX([.J29];[.L29];[.N29];[.H29])" office:value-type="float" office:value="0.92" calcext:value-type="float">
            <text:p>0.920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5251790546172" calcext:value-type="float">
            <text:p>0.022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5400640077266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92064803878506" calcext:value-type="float">
            <text:p>0.01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77951304200522" calcext:value-type="float">
            <text:p>0.018</text:p>
          </table:table-cell>
          <table:table-cell table:style-name="ce31" table:formula="of:=MAX([.H30];[.J30];[.L30];[.N30];[.D30];[.F30])" office:value-type="float" office:value="0.918" calcext:value-type="float">
            <text:p>0.918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2" calcext:value-type="string">
            <text:p>SPLIT2</text:p>
          </table:table-cell>
          <table:table-cell table:style-name="ce31" table:formula="of:=MAX([.J30];[.L30];[.N30];[.H30])" office:value-type="float" office:value="0.918" calcext:value-type="float">
            <text:p>0.918</text:p>
          </table:table-cell>
          <table:table-cell table:style-name="ce33" table:formula="of:=IF([.R30]=[.H30];[.$H$1];IF([.R30]=[.J30];[.$J$1];IF([.R30]=[.L30];[.$L$1];IF([.R30]=[.N3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01384099559909" calcext:value-type="float">
            <text:p>0.020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0140633487398193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78574603146385" calcext:value-type="float">
            <text:p>0.01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6347191994114" calcext:value-type="float">
            <text:p>0.016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1657508881031" calcext:value-type="float">
            <text:p>0.015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563490039905" calcext:value-type="float">
            <text:p>0.016</text:p>
          </table:table-cell>
          <table:table-cell table:style-name="ce31" table:formula="of:=MAX([.H31];[.J31];[.L31];[.N31];[.D31];[.F31])" office:value-type="float" office:value="0.918666666666667" calcext:value-type="float">
            <text:p>0.919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9" calcext:value-type="string">
            <text:p>SPLIT9</text:p>
          </table:table-cell>
          <table:table-cell table:style-name="ce31" table:formula="of:=MAX([.J31];[.L31];[.N31];[.H31])" office:value-type="float" office:value="0.918666666666667" calcext:value-type="float">
            <text:p>0.919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17224014243685" calcext:value-type="float">
            <text:p>0.017</text:p>
          </table:table-cell>
          <table:table-cell table:style-name="ce20" office:value-type="float" office:value="0.915333333333333" calcext:value-type="float">
            <text:p>0.915</text:p>
          </table:table-cell>
          <table:table-cell table:style-name="ce10" office:value-type="float" office:value="0.0189443629845104" calcext:value-type="float">
            <text:p>0.019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62617478902006" calcext:value-type="float">
            <text:p>0.01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71593835683117" calcext:value-type="float">
            <text:p>0.017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34164078649987" calcext:value-type="float">
            <text:p>0.013</text:p>
          </table:table-cell>
          <table:table-cell table:style-name="ce31" table:formula="of:=MAX([.H32];[.J32];[.L32];[.N32];[.D32];[.F32])" office:value-type="float" office:value="0.918666666666667" calcext:value-type="float">
            <text:p>0.919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2" calcext:value-type="string">
            <text:p>SPLIT2</text:p>
          </table:table-cell>
          <table:table-cell table:style-name="ce31" table:formula="of:=MAX([.J32];[.L32];[.N32];[.H32])" office:value-type="float" office:value="0.918666666666667" calcext:value-type="float">
            <text:p>0.919</text:p>
          </table:table-cell>
          <table:table-cell table:style-name="ce33" table:formula="of:=IF([.R32]=[.H32];[.$H$1];IF([.R32]=[.J32];[.$J$1];IF([.R32]=[.L32];[.$L$1];IF([.R32]=[.N3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2666666666667" calcext:value-type="float">
            <text:p>0.913</text:p>
          </table:table-cell>
          <table:table-cell table:style-name="ce8" office:value-type="float" office:value="0.0295710068216225" calcext:value-type="float">
            <text:p>0.030</text:p>
          </table:table-cell>
          <table:table-cell table:style-name="ce8" office:value-type="float" office:value="0.906666666666667" calcext:value-type="float">
            <text:p>0.907</text:p>
          </table:table-cell>
          <table:table-cell table:style-name="ce8" office:value-type="float" office:value="0.0117851130197757" calcext:value-type="float">
            <text:p>0.012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20869967789998" calcext:value-type="float">
            <text:p>0.021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table:style-name="ce31" table:formula="of:=MAX([.H33];[.J33];[.L33];[.N33];[.D33];[.F33])" office:value-type="float" office:value="0.920666666666667" calcext:value-type="float">
            <text:p>0.92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2" calcext:value-type="string">
            <text:p>SPLIT2</text:p>
          </table:table-cell>
          <table:table-cell table:style-name="ce31" table:formula="of:=MAX([.J33];[.L33];[.N33];[.H33])" office:value-type="float" office:value="0.920666666666667" calcext:value-type="float">
            <text:p>0.921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95897880282294" calcext:value-type="float">
            <text:p>0.030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0903618155864" calcext:value-type="float">
            <text:p>0.011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47879899234376" calcext:value-type="float">
            <text:p>0.025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227791327510265" calcext:value-type="float">
            <text:p>0.023</text:p>
          </table:table-cell>
          <table:table-cell office:value-type="float" office:value="0.918666666666666" calcext:value-type="float">
            <text:p>0.919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13437474581095" calcext:value-type="float">
            <text:p>0.021</text:p>
          </table:table-cell>
          <table:table-cell table:style-name="ce31" table:formula="of:=MAX([.H34];[.J34];[.L34];[.N34];[.D34];[.F34])" office:value-type="float" office:value="0.920666666666667" calcext:value-type="float">
            <text:p>0.921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2" calcext:value-type="string">
            <text:p>SPLIT2</text:p>
          </table:table-cell>
          <table:table-cell table:style-name="ce31" table:formula="of:=MAX([.J34];[.L34];[.N34];[.H34])" office:value-type="float" office:value="0.920666666666667" calcext:value-type="float">
            <text:p>0.921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308580981627549" calcext:value-type="float">
            <text:p>0.031</text:p>
          </table:table-cell>
          <table:table-cell office:value-type="float" office:value="0.91" calcext:value-type="float">
            <text:p>0.910</text:p>
          </table:table-cell>
          <table:table-cell office:value-type="float" office:value="0.0131233464566863" calcext:value-type="float">
            <text:p>0.013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24103150852954" calcext:value-type="float">
            <text:p>0.022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213957420478416" calcext:value-type="float">
            <text:p>0.0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9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75435964892543" calcext:value-type="float">
            <text:p>0.018</text:p>
          </table:table-cell>
          <table:table-cell table:style-name="ce31" table:formula="of:=MAX([.H35];[.J35];[.L35];[.N35];[.D35];[.F35])" office:value-type="float" office:value="0.919333333333333" calcext:value-type="float">
            <text:p>0.919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COMBO" calcext:value-type="string">
            <text:p>COMBO</text:p>
          </table:table-cell>
          <table:table-cell table:style-name="ce31" table:formula="of:=MAX([.J35];[.L35];[.N35];[.H35])" office:value-type="float" office:value="0.919333333333333" calcext:value-type="float">
            <text:p>0.919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" calcext:value-type="float">
            <text:p>0.910</text:p>
          </table:table-cell>
          <table:table-cell office:value-type="float" office:value="0.0105409255338946" calcext:value-type="float">
            <text:p>0.011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27791327510265" calcext:value-type="float">
            <text:p>0.023</text:p>
          </table:table-cell>
          <table:table-cell office:value-type="float" office:value="0.92" calcext:value-type="float">
            <text:p>0.920</text:p>
          </table:table-cell>
          <table:table-cell office:value-type="float" office:value="0.0205480466765632" calcext:value-type="float">
            <text:p>0.021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78885438199982" calcext:value-type="float">
            <text:p>0.018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58815056660954" calcext:value-type="float">
            <text:p>0.016</text:p>
          </table:table-cell>
          <table:table-cell table:style-name="ce31" table:formula="of:=MAX([.H36];[.J36];[.L36];[.N36];[.D36];[.F36])" office:value-type="float" office:value="0.92" calcext:value-type="float">
            <text:p>0.920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SPLIT2" calcext:value-type="string">
            <text:p>SPLIT2</text:p>
          </table:table-cell>
          <table:table-cell table:style-name="ce31" table:formula="of:=MAX([.J36];[.L36];[.N36];[.H36])" office:value-type="float" office:value="0.92" calcext:value-type="float">
            <text:p>0.920</text:p>
          </table:table-cell>
          <table:table-cell table:style-name="ce33" table:formula="of:=IF([.R36]=[.H36];[.$H$1];IF([.R36]=[.J36];[.$J$1];IF([.R36]=[.L36];[.$L$1];IF([.R36]=[.N3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8235893744475" calcext:value-type="float">
            <text:p>0.013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236408309686629" calcext:value-type="float">
            <text:p>0.024</text:p>
          </table:table-cell>
          <table:table-cell office:value-type="float" office:value="0.92" calcext:value-type="float">
            <text:p>0.920</text:p>
          </table:table-cell>
          <table:table-cell office:value-type="float" office:value="0.0205480466765632" calcext:value-type="float">
            <text:p>0.0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7</text:p>
          </table:table-cell>
          <table:table-cell table:style-name="ce31" table:formula="of:=MAX([.H37];[.J37];[.L37];[.N37];[.D37];[.F37])" office:value-type="float" office:value="0.92" calcext:value-type="float">
            <text:p>0.920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SPLIT2" calcext:value-type="string">
            <text:p>SPLIT2</text:p>
          </table:table-cell>
          <table:table-cell table:style-name="ce31" table:formula="of:=MAX([.J37];[.L37];[.N37];[.H37])" office:value-type="float" office:value="0.92" calcext:value-type="float">
            <text:p>0.920</text:p>
          </table:table-cell>
          <table:table-cell table:style-name="ce33" table:formula="of:=IF([.R37]=[.H37];[.$H$1];IF([.R37]=[.J37];[.$J$1];IF([.R37]=[.L37];[.$L$1];IF([.R37]=[.N3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914666666666667" calcext:value-type="float">
            <text:p>0.915</text:p>
          </table:table-cell>
          <table:table-cell table:style-name="ce8" office:value-type="float" office:value="0.0165998661306516" calcext:value-type="float">
            <text:p>0.017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60900245148629" calcext:value-type="float">
            <text:p>0.016</text:p>
          </table:table-cell>
          <table:table-cell table:style-name="ce11" office:value-type="float" office:value="0.91" calcext:value-type="float">
            <text:p>0.910</text:p>
          </table:table-cell>
          <table:table-cell table:style-name="ce9" office:value-type="float" office:value="0.0113038833052087" calcext:value-type="float">
            <text:p>0.01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6766368453279" calcext:value-type="float">
            <text:p>0.01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5296631451355" calcext:value-type="float">
            <text:p>0.015</text:p>
          </table:table-cell>
          <table:table-cell table:style-name="ce31" table:formula="of:=MAX([.H38];[.J38];[.L38];[.N38];[.D38];[.F38])" office:value-type="float" office:value="0.916666666666667" calcext:value-type="float">
            <text:p>0.917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916666666666667" calcext:value-type="float">
            <text:p>0.917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6439217576591" calcext:value-type="float">
            <text:p>0.015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0" office:value-type="float" office:value="0.0112051575426477" calcext:value-type="float">
            <text:p>0.0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4" calcext:value-type="float">
            <text:p>0.014</text:p>
          </table:table-cell>
          <table:table-cell table:style-name="ce31" table:formula="of:=MAX([.H39];[.J39];[.L39];[.N39];[.D39];[.F39])" office:value-type="float" office:value="0.919333333333333" calcext:value-type="float">
            <text:p>0.919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918" calcext:value-type="float">
            <text:p>0.918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2" calcext:value-type="float">
            <text:p>0.92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19256958799988" calcext:value-type="float">
            <text:p>0.012</text:p>
          </table:table-cell>
          <table:table-cell table:style-name="ce12" office:value-type="float" office:value="0.918666666666667" calcext:value-type="float">
            <text:p>0.919</text:p>
          </table:table-cell>
          <table:table-cell table:style-name="ce10" office:value-type="float" office:value="0.0130384048104052" calcext:value-type="float">
            <text:p>0.013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22474487139158" calcext:value-type="float">
            <text:p>0.012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" calcext:value-type="float">
            <text:p>0.01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9443337755679" calcext:value-type="float">
            <text:p>0.014</text:p>
          </table:table-cell>
          <table:table-cell table:style-name="ce31" table:formula="of:=MAX([.H40];[.J40];[.L40];[.N40];[.D40];[.F40])" office:value-type="float" office:value="0.92" calcext:value-type="float">
            <text:p>0.920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918666666666667" calcext:value-type="float">
            <text:p>0.919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0" office:value-type="float" office:value="0.0106978710239207" calcext:value-type="float">
            <text:p>0.011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25609624542778" calcext:value-type="float">
            <text:p>0.013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24721912892464" calcext:value-type="float">
            <text:p>0.012</text:p>
          </table:table-cell>
          <table:table-cell table:style-name="ce31" table:formula="of:=MAX([.H41];[.J41];[.L41];[.N41];[.D41];[.F41])" office:value-type="float" office:value="0.919333333333333" calcext:value-type="float">
            <text:p>0.919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918" calcext:value-type="float">
            <text:p>0.918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18790197874702" calcext:value-type="float">
            <text:p>0.012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0" office:value-type="float" office:value="0.0144144988736264" calcext:value-type="float">
            <text:p>0.014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35400640077266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42];[.J42];[.L42];[.N42];[.D42];[.F42])" office:value-type="float" office:value="0.919333333333333" calcext:value-type="float">
            <text:p>0.91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917333333333333" calcext:value-type="float">
            <text:p>0.91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04" calcext:value-type="float">
            <text:p>0.904</text:p>
          </table:table-cell>
          <table:table-cell table:style-name="ce8" office:value-type="float" office:value="0.0259700682410432" calcext:value-type="float">
            <text:p>0.026</text:p>
          </table:table-cell>
          <table:table-cell table:style-name="ce8" office:value-type="float" office:value="0.900666666666667" calcext:value-type="float">
            <text:p>0.901</text:p>
          </table:table-cell>
          <table:table-cell table:style-name="ce8" office:value-type="float" office:value="0.0086281194036964" calcext:value-type="float">
            <text:p>0.009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233809038890002" calcext:value-type="float">
            <text:p>0.023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197765292989218" calcext:value-type="float">
            <text:p>0.020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81964587519415" calcext:value-type="float">
            <text:p>0.018</text:p>
          </table:table-cell>
          <table:table-cell table:style-name="ce31" table:formula="of:=MAX([.H43];[.J43];[.L43];[.N43];[.D43];[.F43])" office:value-type="float" office:value="0.920666666666667" calcext:value-type="float">
            <text:p>0.92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920666666666667" calcext:value-type="float">
            <text:p>0.921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223109340409087" calcext:value-type="float">
            <text:p>0.022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80277297191949" calcext:value-type="float">
            <text:p>0.008</text:p>
          </table:table-cell>
          <table:table-cell table:style-name="ce20" office:value-type="float" office:value="0.921333333333333" calcext:value-type="float">
            <text:p>0.921</text:p>
          </table:table-cell>
          <table:table-cell table:style-name="ce10" office:value-type="float" office:value="0.0204939015319192" calcext:value-type="float">
            <text:p>0.020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431676725155" calcext:value-type="float">
            <text:p>0.016</text:p>
          </table:table-cell>
          <table:table-cell office:value-type="float" office:value="0.921333333333333" calcext:value-type="float">
            <text:p>0.921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3478192442951" calcext:value-type="float">
            <text:p>0.015</text:p>
          </table:table-cell>
          <table:table-cell table:style-name="ce31" table:formula="of:=MAX([.H44];[.J44];[.L44];[.N44];[.D44];[.F44])" office:value-type="float" office:value="0.921333333333333" calcext:value-type="float">
            <text:p>0.921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921333333333333" calcext:value-type="float">
            <text:p>0.921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12655172103154" calcext:value-type="float">
            <text:p>0.02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0903618155864" calcext:value-type="float">
            <text:p>0.011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74801474695025" calcext:value-type="float">
            <text:p>0.017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83181755520454" calcext:value-type="float">
            <text:p>0.018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7256238807393" calcext:value-type="float">
            <text:p>0.017</text:p>
          </table:table-cell>
          <table:table-cell table:style-name="ce31" table:formula="of:=MAX([.H45];[.J45];[.L45];[.N45];[.D45];[.F45])" office:value-type="float" office:value="0.92" calcext:value-type="float">
            <text:p>0.920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COMBO" calcext:value-type="string">
            <text:p>COMBO</text:p>
          </table:table-cell>
          <table:table-cell table:style-name="ce31" table:formula="of:=MAX([.J45];[.L45];[.N45];[.H45])" office:value-type="float" office:value="0.92" calcext:value-type="float">
            <text:p>0.920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126051136007926" calcext:value-type="float">
            <text:p>0.013</text:p>
          </table:table-cell>
          <table:table-cell table:style-name="ce20" office:value-type="float" office:value="0.920666666666667" calcext:value-type="float">
            <text:p>0.921</text:p>
          </table:table-cell>
          <table:table-cell table:style-name="ce10" office:value-type="float" office:value="0.0184691935695934" calcext:value-type="float">
            <text:p>0.018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5</text:p>
          </table:table-cell>
          <table:table-cell table:style-name="ce31" table:formula="of:=MAX([.H46];[.J46];[.L46];[.N46];[.D46];[.F46])" office:value-type="float" office:value="0.920666666666667" calcext:value-type="float">
            <text:p>0.921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920666666666667" calcext:value-type="float">
            <text:p>0.921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47948940141147" calcext:value-type="float">
            <text:p>0.015</text:p>
          </table:table-cell>
          <table:table-cell table:style-name="ce20" office:value-type="float" office:value="0.920666666666667" calcext:value-type="float">
            <text:p>0.921</text:p>
          </table:table-cell>
          <table:table-cell table:style-name="ce10" office:value-type="float" office:value="0.0184691935695934" calcext:value-type="float">
            <text:p>0.018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3839743456191" calcext:value-type="float">
            <text:p>0.015</text:p>
          </table:table-cell>
          <table:table-cell office:value-type="float" office:value="0.92" calcext:value-type="float">
            <text:p>0.920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5</text:p>
          </table:table-cell>
          <table:table-cell table:style-name="ce31" table:formula="of:=MAX([.H47];[.J47];[.L47];[.N47];[.D47];[.F47])" office:value-type="float" office:value="0.920666666666667" calcext:value-type="float">
            <text:p>0.921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COMBO" calcext:value-type="string">
            <text:p>COMBO</text:p>
          </table:table-cell>
          <table:table-cell table:style-name="ce31" table:formula="of:=MAX([.J47];[.L47];[.N47];[.H47])" office:value-type="float" office:value="0.920666666666667" calcext:value-type="float">
            <text:p>0.921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210818510677891" calcext:value-type="float">
            <text:p>0.021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161589328580543" calcext:value-type="float">
            <text:p>0.016</text:p>
          </table:table-cell>
          <table:table-cell table:style-name="ce19" office:value-type="float" office:value="0.915333333333333" calcext:value-type="float">
            <text:p>0.915</text:p>
          </table:table-cell>
          <table:table-cell table:style-name="ce9" office:value-type="float" office:value="0.0236408309686628" calcext:value-type="float">
            <text:p>0.024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5347819244295" calcext:value-type="float">
            <text:p>0.015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5986105077709" calcext:value-type="float">
            <text:p>0.016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8790197874703" calcext:value-type="float">
            <text:p>0.012</text:p>
          </table:table-cell>
          <table:table-cell table:style-name="ce31" table:formula="of:=MAX([.H48];[.J48];[.L48];[.N48];[.D48];[.F48])" office:value-type="float" office:value="0.919333333333333" calcext:value-type="float">
            <text:p>0.919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919333333333333" calcext:value-type="float">
            <text:p>0.919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12916258968951" calcext:value-type="float">
            <text:p>0.021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50923085635623" calcext:value-type="float">
            <text:p>0.015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07632153365299" calcext:value-type="float">
            <text:p>0.02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9814700361628" calcext:value-type="float">
            <text:p>0.015</text:p>
          </table:table-cell>
          <table:table-cell table:style-name="ce31" table:formula="of:=MAX([.H49];[.J49];[.L49];[.N49];[.D49];[.F49])" office:value-type="float" office:value="0.920666666666667" calcext:value-type="float">
            <text:p>0.921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920666666666667" calcext:value-type="float">
            <text:p>0.921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2204860051343" calcext:value-type="float">
            <text:p>0.014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07632153365299" calcext:value-type="float">
            <text:p>0.02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2" calcext:value-type="float">
            <text:p>0.920</text:p>
          </table:table-cell>
          <table:table-cell office:value-type="float" office:value="0.0177951304200522" calcext:value-type="float">
            <text:p>0.0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2023390013218" calcext:value-type="float">
            <text:p>0.015</text:p>
          </table:table-cell>
          <table:table-cell table:style-name="ce31" table:formula="of:=MAX([.H50];[.J50];[.L50];[.N50];[.D50];[.F50])" office:value-type="float" office:value="0.92" calcext:value-type="float">
            <text:p>0.920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4" calcext:value-type="string">
            <text:p>SPLIT4</text:p>
          </table:table-cell>
          <table:table-cell table:style-name="ce31" table:formula="of:=MAX([.J50];[.L50];[.N50];[.H50])" office:value-type="float" office:value="0.92" calcext:value-type="float">
            <text:p>0.920</text:p>
          </table:table-cell>
          <table:table-cell table:style-name="ce33" table:formula="of:=IF([.R50]=[.H50];[.$H$1];IF([.R50]=[.J50];[.$J$1];IF([.R50]=[.L50];[.$L$1];IF([.R50]=[.N5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4164078649987" calcext:value-type="float">
            <text:p>0.013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90904280843684" calcext:value-type="float">
            <text:p>0.01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3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4" calcext:value-type="float">
            <text:p>0.01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3372087784044" calcext:value-type="float">
            <text:p>0.014</text:p>
          </table:table-cell>
          <table:table-cell table:style-name="ce31" table:formula="of:=MAX([.H51];[.J51];[.L51];[.N51];[.D51];[.F51])" office:value-type="float" office:value="0.918" calcext:value-type="float">
            <text:p>0.918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918" calcext:value-type="float">
            <text:p>0.918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87675843470123" calcext:value-type="float">
            <text:p>0.01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41421356237309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</text:p>
          </table:table-cell>
          <table:table-cell table:style-name="ce31" table:formula="of:=MAX([.H52];[.J52];[.L52];[.N52];[.D52];[.F52])" office:value-type="float" office:value="0.917333333333333" calcext:value-type="float">
            <text:p>0.917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COMBO" calcext:value-type="string">
            <text:p>COMBO</text:p>
          </table:table-cell>
          <table:table-cell table:style-name="ce31" table:formula="of:=MAX([.J52];[.L52];[.N52];[.H52])" office:value-type="float" office:value="0.917333333333333" calcext:value-type="float">
            <text:p>0.917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0049159604012508" calcext:value-type="float">
            <text:p>0.005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090829510622925" calcext:value-type="float">
            <text:p>0.009</text:p>
          </table:table-cell>
          <table:table-cell/>
          <table:table-cell office:value-type="string" calcext:value-type="string">
            <text:p>Difficult to achieve better results due to the high accuracy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4721814922552" calcext:value-type="float">
            <text:p>0.009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0144048602908879" calcext:value-type="float">
            <text:p>0.014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43565703115719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953333333333333" calcext:value-type="float">
            <text:p>0.953</text:p>
          </table:table-cell>
          <table:table-cell office:value-type="float" office:value="0.0110554159678513" calcext:value-type="float">
            <text:p>0.011</text:p>
          </table:table-cell>
          <table:table-cell table:style-name="ce31" table:formula="of:=MAX([.H8];[.J8];[.L8];[.N8];[.D8];[.F8])" office:value-type="float" office:value="0.954" calcext:value-type="float">
            <text:p>0.954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954" calcext:value-type="float">
            <text:p>0.954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082158383625774" calcext:value-type="float">
            <text:p>0.008</text:p>
          </table:table-cell>
          <table:table-cell table:style-name="ce31" table:formula="of:=MAX([.H9];[.J9];[.L9];[.N9];[.D9];[.F9])" office:value-type="float" office:value="0.957666666666667" calcext:value-type="float">
            <text:p>0.958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2" calcext:value-type="string">
            <text:p>SPLIT2</text:p>
          </table:table-cell>
          <table:table-cell table:style-name="ce31" table:formula="of:=MAX([.J9];[.L9];[.N9];[.H9])" office:value-type="float" office:value="0.957666666666667" calcext:value-type="float">
            <text:p>0.958</text:p>
          </table:table-cell>
          <table:table-cell table:style-name="ce33" table:formula="of:=IF([.R9]=[.H9];[.$H$1];IF([.R9]=[.J9];[.$J$1];IF([.R9]=[.L9];[.$L$1];IF([.R9]=[.N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666666666667" calcext:value-type="float">
            <text:p>0.948</text:p>
          </table:table-cell>
          <table:table-cell office:value-type="float" office:value="0.0149350445448132" calcext:value-type="float">
            <text:p>0.015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8908728351363" calcext:value-type="float">
            <text:p>0.011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6308975482453" calcext:value-type="float">
            <text:p>0.01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277393043275" calcext:value-type="float">
            <text:p>0.010</text:p>
          </table:table-cell>
          <table:table-cell table:style-name="ce31" table:formula="of:=MAX([.H10];[.J10];[.L10];[.N10];[.D10];[.F10])" office:value-type="float" office:value="0.958" calcext:value-type="float">
            <text:p>0.958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2" calcext:value-type="string">
            <text:p>SPLIT2</text:p>
          </table:table-cell>
          <table:table-cell table:style-name="ce31" table:formula="of:=MAX([.J10];[.L10];[.N10];[.H10])" office:value-type="float" office:value="0.958" calcext:value-type="float">
            <text:p>0.958</text:p>
          </table:table-cell>
          <table:table-cell table:style-name="ce33" table:formula="of:=IF([.R10]=[.H10];[.$H$1];IF([.R10]=[.J10];[.$J$1];IF([.R10]=[.L10];[.$L$1];IF([.R10]=[.N1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44817893308189" calcext:value-type="float">
            <text:p>0.014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22133806403741" calcext:value-type="float">
            <text:p>0.012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78528126595931" calcext:value-type="float">
            <text:p>0.008</text:p>
          </table:table-cell>
          <table:table-cell table:style-name="ce31" table:formula="of:=MAX([.H11];[.J11];[.L11];[.N11];[.D11];[.F11])" office:value-type="float" office:value="0.958333333333333" calcext:value-type="float">
            <text:p>0.958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2" calcext:value-type="string">
            <text:p>SPLIT2</text:p>
          </table:table-cell>
          <table:table-cell table:style-name="ce31" table:formula="of:=MAX([.J11];[.L11];[.N11];[.H11])" office:value-type="float" office:value="0.958333333333333" calcext:value-type="float">
            <text:p>0.958</text:p>
          </table:table-cell>
          <table:table-cell table:style-name="ce33" table:formula="of:=IF([.R11]=[.H11];[.$H$1];IF([.R11]=[.J11];[.$J$1];IF([.R11]=[.L11];[.$L$1];IF([.R11]=[.N1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013197221929886" calcext:value-type="float">
            <text:p>0.013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6922698736035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09746794344809" calcext:value-type="float">
            <text:p>0.010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93837921735061" calcext:value-type="float">
            <text:p>0.009</text:p>
          </table:table-cell>
          <table:table-cell table:style-name="ce31" table:formula="of:=MAX([.H12];[.J12];[.L12];[.N12];[.D12];[.F12])" office:value-type="float" office:value="0.958666666666666" calcext:value-type="float">
            <text:p>0.95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2" calcext:value-type="string">
            <text:p>SPLIT2</text:p>
          </table:table-cell>
          <table:table-cell table:style-name="ce31" table:formula="of:=MAX([.J12];[.L12];[.N12];[.H12])" office:value-type="float" office:value="0.958666666666666" calcext:value-type="float">
            <text:p>0.959</text:p>
          </table:table-cell>
          <table:table-cell table:style-name="ce33" table:formula="of:=IF([.R12]=[.H12];[.$H$1];IF([.R12]=[.J12];[.$J$1];IF([.R12]=[.L12];[.$L$1];IF([.R12]=[.N1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38666666666667" calcext:value-type="float">
            <text:p>0.939</text:p>
          </table:table-cell>
          <table:table-cell table:style-name="ce8" office:value-type="float" office:value="0.0133020466261565" calcext:value-type="float">
            <text:p>0.013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9" office:value-type="float" office:value="0.954666666666667" calcext:value-type="float">
            <text:p>0.955</text:p>
          </table:table-cell>
          <table:table-cell table:style-name="ce8" office:value-type="float" office:value="0.009817784316682" calcext:value-type="float">
            <text:p>0.010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20531231545097" calcext:value-type="float">
            <text:p>0.012</text:p>
          </table:table-cell>
          <table:table-cell office:value-type="float" office:value="0.954666666666667" calcext:value-type="float">
            <text:p>0.955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01789543230683" calcext:value-type="float">
            <text:p>0.010</text:p>
          </table:table-cell>
          <table:table-cell table:style-name="ce31" table:formula="of:=MAX([.H13];[.J13];[.L13];[.N13];[.D13];[.F13])" office:value-type="float" office:value="0.954666666666667" calcext:value-type="float">
            <text:p>0.95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COMBO" calcext:value-type="string">
            <text:p>COMBO</text:p>
          </table:table-cell>
          <table:table-cell table:style-name="ce31" table:formula="of:=MAX([.J13];[.L13];[.N13];[.H13])" office:value-type="float" office:value="0.954666666666667" calcext:value-type="float">
            <text:p>0.955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57497795399032" calcext:value-type="float">
            <text:p>0.016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78704793020784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096896279024991" calcext:value-type="float">
            <text:p>0.010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63900965042269" calcext:value-type="float">
            <text:p>0.00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882646494608" calcext:value-type="float">
            <text:p>0.010</text:p>
          </table:table-cell>
          <table:table-cell table:style-name="ce31" table:formula="of:=MAX([.H14];[.J14];[.L14];[.N14];[.D14];[.F14])" office:value-type="float" office:value="0.957" calcext:value-type="float">
            <text:p>0.957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9" calcext:value-type="string">
            <text:p>SPLIT9</text:p>
          </table:table-cell>
          <table:table-cell table:style-name="ce31" table:formula="of:=MAX([.J14];[.L14];[.N14];[.H14])" office:value-type="float" office:value="0.957" calcext:value-type="float">
            <text:p>0.957</text:p>
          </table:table-cell>
          <table:table-cell table:style-name="ce33" table:formula="of:=IF([.R14]=[.H14];[.$H$1];IF([.R14]=[.J14];[.$J$1];IF([.R14]=[.L14];[.$L$1];IF([.R14]=[.N1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7333333333333" calcext:value-type="float">
            <text:p>0.957</text:p>
          </table:table-cell>
          <table:table-cell office:value-type="float" office:value="0.0114017542509914" calcext:value-type="float">
            <text:p>0.011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6308975482453" calcext:value-type="float">
            <text:p>0.012</text:p>
          </table:table-cell>
          <table:table-cell table:style-name="ce31" table:formula="of:=MAX([.H15];[.J15];[.L15];[.N15];[.D15];[.F15])" office:value-type="float" office:value="0.957333333333333" calcext:value-type="float">
            <text:p>0.95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957333333333333" calcext:value-type="float">
            <text:p>0.957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59600194931655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9953694769643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8819171036882" calcext:value-type="float">
            <text:p>0.009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04083299973306" calcext:value-type="float">
            <text:p>0.010</text:p>
          </table:table-cell>
          <table:table-cell table:style-name="ce31" table:formula="of:=MAX([.H16];[.J16];[.L16];[.N16];[.D16];[.F16])" office:value-type="float" office:value="0.957" calcext:value-type="float">
            <text:p>0.957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COMBO" calcext:value-type="string">
            <text:p>COMBO</text:p>
          </table:table-cell>
          <table:table-cell table:style-name="ce31" table:formula="of:=MAX([.J16];[.L16];[.N16];[.H16])" office:value-type="float" office:value="0.957" calcext:value-type="float">
            <text:p>0.957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67746501867815" calcext:value-type="float">
            <text:p>0.017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2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144989645104" calcext:value-type="float">
            <text:p>0.010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92796072713834" calcext:value-type="float">
            <text:p>0.009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9721835344344" calcext:value-type="float">
            <text:p>0.010</text:p>
          </table:table-cell>
          <table:table-cell table:style-name="ce31" table:formula="of:=MAX([.H17];[.J17];[.L17];[.N17];[.D17];[.F17])" office:value-type="float" office:value="0.957333333333333" calcext:value-type="float">
            <text:p>0.95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9" calcext:value-type="string">
            <text:p>SPLIT9</text:p>
          </table:table-cell>
          <table:table-cell table:style-name="ce31" table:formula="of:=MAX([.J17];[.L17];[.N17];[.H17])" office:value-type="float" office:value="0.957333333333333" calcext:value-type="float">
            <text:p>0.957</text:p>
          </table:table-cell>
          <table:table-cell table:style-name="ce33" table:formula="of:=IF([.R17]=[.H17];[.$H$1];IF([.R17]=[.J17];[.$J$1];IF([.R17]=[.L17];[.$L$1];IF([.R17]=[.N17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132497379429012" calcext:value-type="float">
            <text:p>0.013</text:p>
          </table:table-cell>
          <table:table-cell table:style-name="ce8" office:value-type="float" office:value="0.951333333333333" calcext:value-type="float">
            <text:p>0.951</text:p>
          </table:table-cell>
          <table:table-cell table:style-name="ce8" office:value-type="float" office:value="0.0103010247602416" calcext:value-type="float">
            <text:p>0.010</text:p>
          </table:table-cell>
          <table:table-cell table:style-name="ce9" office:value-type="float" office:value="0.955666666666667" calcext:value-type="float">
            <text:p>0.956</text:p>
          </table:table-cell>
          <table:table-cell table:style-name="ce8" office:value-type="float" office:value="0.0114624992426995" calcext:value-type="float">
            <text:p>0.011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27801930084538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13651514141549" calcext:value-type="float">
            <text:p>0.011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46534030935555" calcext:value-type="float">
            <text:p>0.015</text:p>
          </table:table-cell>
          <table:table-cell table:style-name="ce31" table:formula="of:=MAX([.H18];[.J18];[.L18];[.N18];[.D18];[.F18])" office:value-type="float" office:value="0.956666666666667" calcext:value-type="float">
            <text:p>0.957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4" calcext:value-type="string">
            <text:p>SPLIT4</text:p>
          </table:table-cell>
          <table:table-cell table:style-name="ce31" table:formula="of:=MAX([.J18];[.L18];[.N18];[.H18])" office:value-type="float" office:value="0.956666666666667" calcext:value-type="float">
            <text:p>0.957</text:p>
          </table:table-cell>
          <table:table-cell table:style-name="ce33" table:formula="of:=IF([.R18]=[.H18];[.$H$1];IF([.R18]=[.J18];[.$J$1];IF([.R18]=[.L18];[.$L$1];IF([.R18]=[.N1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51666666666667" calcext:value-type="float">
            <text:p>0.952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4624992426996" calcext:value-type="float">
            <text:p>0.011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22133806403742" calcext:value-type="float">
            <text:p>0.012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31444961020868" calcext:value-type="float">
            <text:p>0.013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023005183419" calcext:value-type="float">
            <text:p>0.010</text:p>
          </table:table-cell>
          <table:table-cell table:style-name="ce31" table:formula="of:=MAX([.H19];[.J19];[.L19];[.N19];[.D19];[.F19])" office:value-type="float" office:value="0.958666666666666" calcext:value-type="float">
            <text:p>0.95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SPLIT4" calcext:value-type="string">
            <text:p>SPLIT4</text:p>
          </table:table-cell>
          <table:table-cell table:style-name="ce31" table:formula="of:=MAX([.J19];[.L19];[.N19];[.H19])" office:value-type="float" office:value="0.958666666666666" calcext:value-type="float">
            <text:p>0.959</text:p>
          </table:table-cell>
          <table:table-cell table:style-name="ce33" table:formula="of:=IF([.R19]=[.H19];[.$H$1];IF([.R19]=[.J19];[.$J$1];IF([.R19]=[.L19];[.$L$1];IF([.R19]=[.N1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28560405171179" calcext:value-type="float">
            <text:p>0.013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9544511501033" calcext:value-type="float">
            <text:p>0.011</text:p>
          </table:table-cell>
          <table:table-cell table:style-name="ce31" table:formula="of:=MAX([.H20];[.J20];[.L20];[.N20];[.D20];[.F20])" office:value-type="float" office:value="0.957666666666667" calcext:value-type="float">
            <text:p>0.958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SPLIT4" calcext:value-type="string">
            <text:p>SPLIT4</text:p>
          </table:table-cell>
          <table:table-cell table:style-name="ce31" table:formula="of:=MAX([.J20];[.L20];[.N20];[.H20])" office:value-type="float" office:value="0.957666666666667" calcext:value-type="float">
            <text:p>0.958</text:p>
          </table:table-cell>
          <table:table-cell table:style-name="ce33" table:formula="of:=IF([.R20]=[.H20];[.$H$1];IF([.R20]=[.J20];[.$J$1];IF([.R20]=[.L20];[.$L$1];IF([.R20]=[.N2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5229240116291" calcext:value-type="float">
            <text:p>0.012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097610336428975" calcext:value-type="float">
            <text:p>0.010</text:p>
          </table:table-cell>
          <table:table-cell table:style-name="ce31" table:formula="of:=MAX([.H21];[.J21];[.L21];[.N21];[.D21];[.F21])" office:value-type="float" office:value="0.957666666666667" calcext:value-type="float">
            <text:p>0.958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SPLIT4" calcext:value-type="string">
            <text:p>SPLIT4</text:p>
          </table:table-cell>
          <table:table-cell table:style-name="ce31" table:formula="of:=MAX([.J21];[.L21];[.N21];[.H21])" office:value-type="float" office:value="0.957666666666667" calcext:value-type="float">
            <text:p>0.958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123603308118261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0176625873589" calcext:value-type="float">
            <text:p>0.011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12051575426477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11522924011629" calcext:value-type="float">
            <text:p>0.012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1742392963485" calcext:value-type="float">
            <text:p>0.009</text:p>
          </table:table-cell>
          <table:table-cell table:style-name="ce31" table:formula="of:=MAX([.H22];[.J22];[.L22];[.N22];[.D22];[.F22])" office:value-type="float" office:value="0.958666666666666" calcext:value-type="float">
            <text:p>0.959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SPLIT2" calcext:value-type="string">
            <text:p>SPLIT2</text:p>
          </table:table-cell>
          <table:table-cell table:style-name="ce31" table:formula="of:=MAX([.J22];[.L22];[.N22];[.H22])" office:value-type="float" office:value="0.958666666666666" calcext:value-type="float">
            <text:p>0.959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2333333333333" calcext:value-type="float">
            <text:p>0.942</text:p>
          </table:table-cell>
          <table:table-cell table:style-name="ce8" office:value-type="float" office:value="0.0127257394458807" calcext:value-type="float">
            <text:p>0.013</text:p>
          </table:table-cell>
          <table:table-cell table:style-name="ce8" office:value-type="float" office:value="0.950666666666666" calcext:value-type="float">
            <text:p>0.951</text:p>
          </table:table-cell>
          <table:table-cell table:style-name="ce8" office:value-type="float" office:value="0.0088662907188469" calcext:value-type="float">
            <text:p>0.009</text:p>
          </table:table-cell>
          <table:table-cell table:style-name="ce9" office:value-type="float" office:value="0.955" calcext:value-type="float">
            <text:p>0.955</text:p>
          </table:table-cell>
          <table:table-cell table:style-name="ce8" office:value-type="float" office:value="0.0107367489389376" calcext:value-type="float">
            <text:p>0.011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40138820063852" calcext:value-type="float">
            <text:p>0.014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09671225842413" calcext:value-type="float">
            <text:p>0.011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0903618155864" calcext:value-type="float">
            <text:p>0.011</text:p>
          </table:table-cell>
          <table:table-cell table:style-name="ce31" table:formula="of:=MAX([.H23];[.J23];[.L23];[.N23];[.D23];[.F23])" office:value-type="float" office:value="0.955666666666667" calcext:value-type="float">
            <text:p>0.956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SPLIT4" calcext:value-type="string">
            <text:p>SPLIT4</text:p>
          </table:table-cell>
          <table:table-cell table:style-name="ce31" table:formula="of:=MAX([.J23];[.L23];[.N23];[.H23])" office:value-type="float" office:value="0.955666666666667" calcext:value-type="float">
            <text:p>0.956</text:p>
          </table:table-cell>
          <table:table-cell table:style-name="ce33" table:formula="of:=IF([.R23]=[.H23];[.$H$1];IF([.R23]=[.J23];[.$J$1];IF([.R23]=[.L23];[.$L$1];IF([.R23]=[.N2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093541434669348" calcext:value-type="float">
            <text:p>0.009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7610336428976" calcext:value-type="float">
            <text:p>0.010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8204154843314" calcext:value-type="float">
            <text:p>0.012</text:p>
          </table:table-cell>
          <table:table-cell table:style-name="ce31" table:formula="of:=MAX([.H24];[.J24];[.L24];[.N24];[.D24];[.F24])" office:value-type="float" office:value="0.957333333333333" calcext:value-type="float">
            <text:p>0.957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4" calcext:value-type="string">
            <text:p>SPLIT4</text:p>
          </table:table-cell>
          <table:table-cell table:style-name="ce31" table:formula="of:=MAX([.J24];[.L24];[.N24];[.H24])" office:value-type="float" office:value="0.957333333333333" calcext:value-type="float">
            <text:p>0.957</text:p>
          </table:table-cell>
          <table:table-cell table:style-name="ce33" table:formula="of:=IF([.R24]=[.H24];[.$H$1];IF([.R24]=[.J24];[.$J$1];IF([.R24]=[.L24];[.$L$1];IF([.R24]=[.N24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31444961020869" calcext:value-type="float">
            <text:p>0.013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64117946872237" calcext:value-type="float">
            <text:p>0.006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096752835158" calcext:value-type="float">
            <text:p>0.01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25];[.J25];[.L25];[.N25];[.D25];[.F25])" office:value-type="float" office:value="0.956333333333333" calcext:value-type="float">
            <text:p>0.956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SPLIT4" calcext:value-type="string">
            <text:p>SPLIT4</text:p>
          </table:table-cell>
          <table:table-cell table:style-name="ce31" table:formula="of:=MAX([.J25];[.L25];[.N25];[.H25])" office:value-type="float" office:value="0.956333333333333" calcext:value-type="float">
            <text:p>0.956</text:p>
          </table:table-cell>
          <table:table-cell table:style-name="ce33" table:formula="of:=IF([.R25]=[.H25];[.$H$1];IF([.R25]=[.J25];[.$J$1];IF([.R25]=[.L25];[.$L$1];IF([.R25]=[.N2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8727579344121" calcext:value-type="float">
            <text:p>0.016</text:p>
          </table:table-cell>
          <table:table-cell office:value-type="float" office:value="0.950333333333333" calcext:value-type="float">
            <text:p>0.950</text:p>
          </table:table-cell>
          <table:table-cell office:value-type="float" office:value="0.0068109389139008" calcext:value-type="float">
            <text:p>0.007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01653004546513" calcext:value-type="float">
            <text:p>0.010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19953694769644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0176625873589" calcext:value-type="float">
            <text:p>0.011</text:p>
          </table:table-cell>
          <table:table-cell table:style-name="ce31" table:formula="of:=MAX([.H26];[.J26];[.L26];[.N26];[.D26];[.F26])" office:value-type="float" office:value="0.957666666666667" calcext:value-type="float">
            <text:p>0.958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4" calcext:value-type="string">
            <text:p>SPLIT4</text:p>
          </table:table-cell>
          <table:table-cell table:style-name="ce31" table:formula="of:=MAX([.J26];[.L26];[.N26];[.H26])" office:value-type="float" office:value="0.957666666666667" calcext:value-type="float">
            <text:p>0.958</text:p>
          </table:table-cell>
          <table:table-cell table:style-name="ce33" table:formula="of:=IF([.R26]=[.H26];[.$H$1];IF([.R26]=[.J26];[.$J$1];IF([.R26]=[.L26];[.$L$1];IF([.R26]=[.N2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62018517460196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75092535507125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6428327977152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09924216318941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3651514141548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105145401970583" calcext:value-type="float">
            <text:p>0.011</text:p>
          </table:table-cell>
          <table:table-cell table:style-name="ce31" table:formula="of:=MAX([.H27];[.J27];[.L27];[.N27];[.D27];[.F27])" office:value-type="float" office:value="0.958333333333333" calcext:value-type="float">
            <text:p>0.958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SPLIT4" calcext:value-type="string">
            <text:p>SPLIT4</text:p>
          </table:table-cell>
          <table:table-cell table:style-name="ce31" table:formula="of:=MAX([.J27];[.L27];[.N27];[.H27])" office:value-type="float" office:value="0.958333333333333" calcext:value-type="float">
            <text:p>0.958</text:p>
          </table:table-cell>
          <table:table-cell table:style-name="ce33" table:formula="of:=IF([.R27]=[.H27];[.$H$1];IF([.R27]=[.J27];[.$J$1];IF([.R27]=[.L27];[.$L$1];IF([.R27]=[.N2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5333333333333" calcext:value-type="float">
            <text:p>0.935</text:p>
          </table:table-cell>
          <table:table-cell table:style-name="ce8" office:value-type="float" office:value="0.0135092560861062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101105005920687" calcext:value-type="float">
            <text:p>0.010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01211060141639" calcext:value-type="float">
            <text:p>0.0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7739690075962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281422284627" calcext:value-type="float">
            <text:p>0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15108644332213" calcext:value-type="float">
            <text:p>0.012</text:p>
          </table:table-cell>
          <table:table-cell table:style-name="ce31" table:formula="of:=MAX([.H28];[.J28];[.L28];[.N28];[.D28];[.F28])" office:value-type="float" office:value="0.956" calcext:value-type="float">
            <text:p>0.956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956" calcext:value-type="float">
            <text:p>0.956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26600860098886" calcext:value-type="float">
            <text:p>0.013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22247472139281" calcext:value-type="float">
            <text:p>0.012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09924216318941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32077418374393" calcext:value-type="float">
            <text:p>0.013</text:p>
          </table:table-cell>
          <table:table-cell table:style-name="ce31" table:formula="of:=MAX([.H29];[.J29];[.L29];[.N29];[.D29];[.F29])" office:value-type="float" office:value="0.958" calcext:value-type="float">
            <text:p>0.958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4" calcext:value-type="string">
            <text:p>SPLIT4</text:p>
          </table:table-cell>
          <table:table-cell table:style-name="ce31" table:formula="of:=MAX([.J29];[.L29];[.N29];[.H29])" office:value-type="float" office:value="0.958" calcext:value-type="float">
            <text:p>0.958</text:p>
          </table:table-cell>
          <table:table-cell table:style-name="ce33" table:formula="of:=IF([.R29]=[.H29];[.$H$1];IF([.R29]=[.J29];[.$J$1];IF([.R29]=[.L29];[.$L$1];IF([.R29]=[.N2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6333333333333" calcext:value-type="float">
            <text:p>0.936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4387387713635" calcext:value-type="float">
            <text:p>0.01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1430097669645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22133806403742" calcext:value-type="float">
            <text:p>0.012</text:p>
          </table:table-cell>
          <table:table-cell table:style-name="ce31" table:formula="of:=MAX([.H30];[.J30];[.L30];[.N30];[.D30];[.F30])" office:value-type="float" office:value="0.958" calcext:value-type="float">
            <text:p>0.958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9" calcext:value-type="string">
            <text:p>SPLIT9</text:p>
          </table:table-cell>
          <table:table-cell table:style-name="ce31" table:formula="of:=MAX([.J30];[.L30];[.N30];[.H30])" office:value-type="float" office:value="0.958" calcext:value-type="float">
            <text:p>0.958</text:p>
          </table:table-cell>
          <table:table-cell table:style-name="ce33" table:formula="of:=IF([.R30]=[.H30];[.$H$1];IF([.R30]=[.J30];[.$J$1];IF([.R30]=[.L30];[.$L$1];IF([.R30]=[.N3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5666666666666" calcext:value-type="float">
            <text:p>0.936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185042515466" calcext:value-type="float">
            <text:p>0.012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05803801654025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88191710368819" calcext:value-type="float">
            <text:p>0.009</text:p>
          </table:table-cell>
          <table:table-cell table:style-name="ce31" table:formula="of:=MAX([.H31];[.J31];[.L31];[.N31];[.D31];[.F31])" office:value-type="float" office:value="0.958333333333333" calcext:value-type="float">
            <text:p>0.958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9" calcext:value-type="string">
            <text:p>SPLIT9</text:p>
          </table:table-cell>
          <table:table-cell table:style-name="ce31" table:formula="of:=MAX([.J31];[.L31];[.N31];[.H31])" office:value-type="float" office:value="0.958333333333333" calcext:value-type="float">
            <text:p>0.958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5666666666667" calcext:value-type="float">
            <text:p>0.936</text:p>
          </table:table-cell>
          <table:table-cell office:value-type="float" office:value="0.0139741825441696" calcext:value-type="float">
            <text:p>0.014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12175457803092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959333333333333" calcext:value-type="float">
            <text:p>0.959</text:p>
          </table:table-cell>
          <table:table-cell office:value-type="float" office:value="0.0096176920308356" calcext:value-type="float">
            <text:p>0.010</text:p>
          </table:table-cell>
          <table:table-cell table:style-name="ce31" table:formula="of:=MAX([.H32];[.J32];[.L32];[.N32];[.D32];[.F32])" office:value-type="float" office:value="0.959333333333333" calcext:value-type="float">
            <text:p>0.959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9" calcext:value-type="string">
            <text:p>SPLIT9</text:p>
          </table:table-cell>
          <table:table-cell table:style-name="ce31" table:formula="of:=MAX([.J32];[.L32];[.N32];[.H32])" office:value-type="float" office:value="0.959333333333333" calcext:value-type="float">
            <text:p>0.959</text:p>
          </table:table-cell>
          <table:table-cell table:style-name="ce33" table:formula="of:=IF([.R32]=[.H32];[.$H$1];IF([.R32]=[.J32];[.$J$1];IF([.R32]=[.L32];[.$L$1];IF([.R32]=[.N3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39333333333333" calcext:value-type="float">
            <text:p>0.939</text:p>
          </table:table-cell>
          <table:table-cell table:style-name="ce8" office:value-type="float" office:value="0.0123939949617187" calcext:value-type="float">
            <text:p>0.012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9" office:value-type="float" office:value="0.950666666666667" calcext:value-type="float">
            <text:p>0.951</text:p>
          </table:table-cell>
          <table:table-cell table:style-name="ce8" office:value-type="float" office:value="0.0119953694769643" calcext:value-type="float">
            <text:p>0.012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5277469819774" calcext:value-type="float">
            <text:p>0.013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4841757907262" calcext:value-type="float">
            <text:p>0.015</text:p>
          </table:table-cell>
          <table:table-cell table:style-name="ce31" table:formula="of:=MAX([.H33];[.J33];[.L33];[.N33];[.D33];[.F33])" office:value-type="float" office:value="0.955" calcext:value-type="float">
            <text:p>0.955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SPLIT4" calcext:value-type="string">
            <text:p>SPLIT4</text:p>
          </table:table-cell>
          <table:table-cell table:style-name="ce31" table:formula="of:=MAX([.J33];[.L33];[.N33];[.H33])" office:value-type="float" office:value="0.955" calcext:value-type="float">
            <text:p>0.955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2505554321536" calcext:value-type="float">
            <text:p>0.013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08397416943394" calcext:value-type="float">
            <text:p>0.011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144625954332777" calcext:value-type="float">
            <text:p>0.014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03816076682649" calcext:value-type="float">
            <text:p>0.010</text:p>
          </table:table-cell>
          <table:table-cell table:style-name="ce31" table:formula="of:=MAX([.H34];[.J34];[.L34];[.N34];[.D34];[.F34])" office:value-type="float" office:value="0.955666666666667" calcext:value-type="float">
            <text:p>0.95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9" calcext:value-type="string">
            <text:p>SPLIT9</text:p>
          </table:table-cell>
          <table:table-cell table:style-name="ce31" table:formula="of:=MAX([.J34];[.L34];[.N34];[.H34])" office:value-type="float" office:value="0.955666666666667" calcext:value-type="float">
            <text:p>0.956</text:p>
          </table:table-cell>
          <table:table-cell table:style-name="ce33" table:formula="of:=IF([.R34]=[.H34];[.$H$1];IF([.R34]=[.J34];[.$J$1];IF([.R34]=[.L34];[.$L$1];IF([.R34]=[.N3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03144989645105" calcext:value-type="float">
            <text:p>0.010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098882646494608" calcext:value-type="float">
            <text:p>0.010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27693208729186" calcext:value-type="float">
            <text:p>0.013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06458129484475" calcext:value-type="float">
            <text:p>0.011</text:p>
          </table:table-cell>
          <table:table-cell table:style-name="ce31" table:formula="of:=MAX([.H35];[.J35];[.L35];[.N35];[.D35];[.F35])" office:value-type="float" office:value="0.957333333333333" calcext:value-type="float">
            <text:p>0.957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4" calcext:value-type="string">
            <text:p>SPLIT4</text:p>
          </table:table-cell>
          <table:table-cell table:style-name="ce31" table:formula="of:=MAX([.J35];[.L35];[.N35];[.H35])" office:value-type="float" office:value="0.957333333333333" calcext:value-type="float">
            <text:p>0.957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07625895273086" calcext:value-type="float">
            <text:p>0.011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088662907188469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284303119776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3413947049923" calcext:value-type="float">
            <text:p>0.010</text:p>
          </table:table-cell>
          <table:table-cell table:style-name="ce31" table:formula="of:=MAX([.H36];[.J36];[.L36];[.N36];[.D36];[.F36])" office:value-type="float" office:value="0.958333333333333" calcext:value-type="float">
            <text:p>0.958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SPLIT9" calcext:value-type="string">
            <text:p>SPLIT9</text:p>
          </table:table-cell>
          <table:table-cell table:style-name="ce31" table:formula="of:=MAX([.J36];[.L36];[.N36];[.H36])" office:value-type="float" office:value="0.958333333333333" calcext:value-type="float">
            <text:p>0.958</text:p>
          </table:table-cell>
          <table:table-cell table:style-name="ce33" table:formula="of:=IF([.R36]=[.H36];[.$H$1];IF([.R36]=[.J36];[.$J$1];IF([.R36]=[.L36];[.$L$1];IF([.R36]=[.N36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08397416943394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1803398874989" calcext:value-type="float">
            <text:p>0.011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2505554321536" calcext:value-type="float">
            <text:p>0.013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6066017177982" calcext:value-type="float">
            <text:p>0.011</text:p>
          </table:table-cell>
          <table:table-cell table:style-name="ce31" table:formula="of:=MAX([.H37];[.J37];[.L37];[.N37];[.D37];[.F37])" office:value-type="float" office:value="0.958333333333333" calcext:value-type="float">
            <text:p>0.958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SPLIT9" calcext:value-type="string">
            <text:p>SPLIT9</text:p>
          </table:table-cell>
          <table:table-cell table:style-name="ce31" table:formula="of:=MAX([.J37];[.L37];[.N37];[.H37])" office:value-type="float" office:value="0.958333333333333" calcext:value-type="float">
            <text:p>0.958</text:p>
          </table:table-cell>
          <table:table-cell table:style-name="ce33" table:formula="of:=IF([.R37]=[.H37];[.$H$1];IF([.R37]=[.J37];[.$J$1];IF([.R37]=[.L37];[.$L$1];IF([.R37]=[.N37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53666666666667" calcext:value-type="float">
            <text:p>0.954</text:p>
          </table:table-cell>
          <table:table-cell table:style-name="ce8" office:value-type="float" office:value="0.0119837853414984" calcext:value-type="float">
            <text:p>0.012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077638764659013" calcext:value-type="float">
            <text:p>0.008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63025568003963" calcext:value-type="float">
            <text:p>0.006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92044675143227" calcext:value-type="float">
            <text:p>0.009</text:p>
          </table:table-cell>
          <table:table-cell table:style-name="ce31" table:formula="of:=MAX([.H38];[.J38];[.L38];[.N38];[.D38];[.F38])" office:value-type="float" office:value="0.956666666666667" calcext:value-type="float">
            <text:p>0.957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9" calcext:value-type="string">
            <text:p>SPLIT9</text:p>
          </table:table-cell>
          <table:table-cell table:style-name="ce31" table:formula="of:=MAX([.J38];[.L38];[.N38];[.H38])" office:value-type="float" office:value="0.956666666666667" calcext:value-type="float">
            <text:p>0.957</text:p>
          </table:table-cell>
          <table:table-cell table:style-name="ce33" table:formula="of:=IF([.R38]=[.H38];[.$H$1];IF([.R38]=[.J38];[.$J$1];IF([.R38]=[.L38];[.$L$1];IF([.R38]=[.N3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80450122574314" calcext:value-type="float">
            <text:p>0.008</text:p>
          </table:table-cell>
          <table:table-cell table:style-name="ce10" office:value-type="float" office:value="0.953" calcext:value-type="float">
            <text:p>0.953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955666666666667" calcext:value-type="float">
            <text:p>0.956</text:p>
          </table:table-cell>
          <table:table-cell office:value-type="float" office:value="0.0134680692338912" calcext:value-type="float">
            <text:p>0.013</text:p>
          </table:table-cell>
          <table:table-cell table:style-name="ce31" table:formula="of:=MAX([.H39];[.J39];[.L39];[.N39];[.D39];[.F39])" office:value-type="float" office:value="0.956" calcext:value-type="float">
            <text:p>0.956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955666666666667" calcext:value-type="float">
            <text:p>0.956</text:p>
          </table:table-cell>
          <table:table-cell table:style-name="ce33" table:formula="of:=IF([.R39]=[.H39];[.$H$1];IF([.R39]=[.J39];[.$J$1];IF([.R39]=[.L39];[.$L$1];IF([.R39]=[.N3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82495791138429" calcext:value-type="float">
            <text:p>0.0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6978710239208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20761472884912" calcext:value-type="float">
            <text:p>0.01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4867072934085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6752835158" calcext:value-type="float">
            <text:p>0.010</text:p>
          </table:table-cell>
          <table:table-cell table:style-name="ce31" table:formula="of:=MAX([.H40];[.J40];[.L40];[.N40];[.D40];[.F40])" office:value-type="float" office:value="0.958333333333333" calcext:value-type="float">
            <text:p>0.958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957" calcext:value-type="float">
            <text:p>0.957</text:p>
          </table:table-cell>
          <table:table-cell table:style-name="ce33" table:formula="of:=IF([.R40]=[.H40];[.$H$1];IF([.R40]=[.J40];[.$J$1];IF([.R40]=[.L40];[.$L$1];IF([.R40]=[.N4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07108460087064" calcext:value-type="float">
            <text:p>0.011</text:p>
          </table:table-cell>
          <table:table-cell table:style-name="ce10" office:value-type="float" office:value="0.955666666666667" calcext:value-type="float">
            <text:p>0.956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97894501037255" calcext:value-type="float">
            <text:p>0.010</text:p>
          </table:table-cell>
          <table:table-cell table:style-name="ce31" table:formula="of:=MAX([.H41];[.J41];[.L41];[.N41];[.D41];[.F41])" office:value-type="float" office:value="0.956666666666667" calcext:value-type="float">
            <text:p>0.95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9" calcext:value-type="string">
            <text:p>SPLIT9</text:p>
          </table:table-cell>
          <table:table-cell table:style-name="ce31" table:formula="of:=MAX([.J41];[.L41];[.N41];[.H41])" office:value-type="float" office:value="0.956666666666667" calcext:value-type="float">
            <text:p>0.957</text:p>
          </table:table-cell>
          <table:table-cell table:style-name="ce33" table:formula="of:=IF([.R41]=[.H41];[.$H$1];IF([.R41]=[.J41];[.$J$1];IF([.R41]=[.L41];[.$L$1];IF([.R41]=[.N4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978710239207" calcext:value-type="float">
            <text:p>0.011</text:p>
          </table:table-cell>
          <table:table-cell table:style-name="ce10" office:value-type="float" office:value="0.956666666666667" calcext:value-type="float">
            <text:p>0.957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956333333333334" calcext:value-type="float">
            <text:p>0.956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108908728351363" calcext:value-type="float">
            <text:p>0.01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6176920308356" calcext:value-type="float">
            <text:p>0.010</text:p>
          </table:table-cell>
          <table:table-cell table:style-name="ce31" table:formula="of:=MAX([.H42];[.J42];[.L42];[.N42];[.D42];[.F42])" office:value-type="float" office:value="0.957333333333333" calcext:value-type="float">
            <text:p>0.957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9" calcext:value-type="string">
            <text:p>SPLIT9</text:p>
          </table:table-cell>
          <table:table-cell table:style-name="ce31" table:formula="of:=MAX([.J42];[.L42];[.N42];[.H42])" office:value-type="float" office:value="0.957333333333333" calcext:value-type="float">
            <text:p>0.95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8" office:value-type="float" office:value="0.952333333333333" calcext:value-type="float">
            <text:p>0.952</text:p>
          </table:table-cell>
          <table:table-cell table:style-name="ce8" office:value-type="float" office:value="0.0069322114476951" calcext:value-type="float">
            <text:p>0.007</text:p>
          </table:table-cell>
          <table:table-cell table:style-name="ce9" office:value-type="float" office:value="0.949666666666667" calcext:value-type="float">
            <text:p>0.950</text:p>
          </table:table-cell>
          <table:table-cell table:style-name="ce8" office:value-type="float" office:value="0.0118086597226122" calcext:value-type="float">
            <text:p>0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20991276085876" calcext:value-type="float">
            <text:p>0.012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19256958799988" calcext:value-type="float">
            <text:p>0.012</text:p>
          </table:table-cell>
          <table:table-cell table:style-name="ce31" table:formula="of:=MAX([.H43];[.J43];[.L43];[.N43];[.D43];[.F43])" office:value-type="float" office:value="0.953" calcext:value-type="float">
            <text:p>0.95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953" calcext:value-type="float">
            <text:p>0.953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19837853414984" calcext:value-type="float">
            <text:p>0.012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2333876220058" calcext:value-type="float">
            <text:p>0.010</text:p>
          </table:table-cell>
          <table:table-cell table:style-name="ce10" office:value-type="float" office:value="0.952666666666667" calcext:value-type="float">
            <text:p>0.953</text:p>
          </table:table-cell>
          <table:table-cell office:value-type="float" office:value="0.0105803801654025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2701082128706" calcext:value-type="float">
            <text:p>0.01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9256958799989" calcext:value-type="float">
            <text:p>0.012</text:p>
          </table:table-cell>
          <table:table-cell table:style-name="ce31" table:formula="of:=MAX([.H44];[.J44];[.L44];[.N44];[.D44];[.F44])" office:value-type="float" office:value="0.957" calcext:value-type="float">
            <text:p>0.957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2" calcext:value-type="string">
            <text:p>SPLIT2</text:p>
          </table:table-cell>
          <table:table-cell table:style-name="ce31" table:formula="of:=MAX([.J44];[.L44];[.N44];[.H44])" office:value-type="float" office:value="0.957" calcext:value-type="float">
            <text:p>0.957</text:p>
          </table:table-cell>
          <table:table-cell table:style-name="ce33" table:formula="of:=IF([.R44]=[.H44];[.$H$1];IF([.R44]=[.J44];[.$J$1];IF([.R44]=[.L44];[.$L$1];IF([.R44]=[.N4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" calcext:value-type="float">
            <text:p>0.010</text:p>
          </table:table-cell>
          <table:table-cell table:style-name="ce31" table:formula="of:=MAX([.H45];[.J45];[.L45];[.N45];[.D45];[.F45])" office:value-type="float" office:value="0.957666666666667" calcext:value-type="float">
            <text:p>0.958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957666666666667" calcext:value-type="float">
            <text:p>0.958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8438920029599" calcext:value-type="float">
            <text:p>0.012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3651514141548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table:style-name="ce31" table:formula="of:=MAX([.H46];[.J46];[.L46];[.N46];[.D46];[.F46])" office:value-type="float" office:value="0.958333333333333" calcext:value-type="float">
            <text:p>0.958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2" calcext:value-type="string">
            <text:p>SPLIT2</text:p>
          </table:table-cell>
          <table:table-cell table:style-name="ce31" table:formula="of:=MAX([.J46];[.L46];[.N46];[.H46])" office:value-type="float" office:value="0.958333333333333" calcext:value-type="float">
            <text:p>0.958</text:p>
          </table:table-cell>
          <table:table-cell table:style-name="ce33" table:formula="of:=IF([.R46]=[.H46];[.$H$1];IF([.R46]=[.J46];[.$J$1];IF([.R46]=[.L46];[.$L$1];IF([.R46]=[.N4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77638764659014" calcext:value-type="float">
            <text:p>0.008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1" calcext:value-type="float">
            <text:p>0.012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3651514141548" calcext:value-type="float">
            <text:p>0.0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5108644332213" calcext:value-type="float">
            <text:p>0.012</text:p>
          </table:table-cell>
          <table:table-cell table:style-name="ce31" table:formula="of:=MAX([.H47];[.J47];[.L47];[.N47];[.D47];[.F47])" office:value-type="float" office:value="0.958333333333333" calcext:value-type="float">
            <text:p>0.958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2" calcext:value-type="string">
            <text:p>SPLIT2</text:p>
          </table:table-cell>
          <table:table-cell table:style-name="ce31" table:formula="of:=MAX([.J47];[.L47];[.N47];[.H47])" office:value-type="float" office:value="0.958333333333333" calcext:value-type="float">
            <text:p>0.958</text:p>
          </table:table-cell>
          <table:table-cell table:style-name="ce33" table:formula="of:=IF([.R47]=[.H47];[.$H$1];IF([.R47]=[.J47];[.$J$1];IF([.R47]=[.L47];[.$L$1];IF([.R47]=[.N4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9333333333333" calcext:value-type="float">
            <text:p>0.919</text:p>
          </table:table-cell>
          <table:table-cell table:style-name="ce8" office:value-type="float" office:value="0.0104482853457716" calcext:value-type="float">
            <text:p>0.010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0083831842266394" calcext:value-type="float">
            <text:p>0.008</text:p>
          </table:table-cell>
          <table:table-cell table:style-name="ce9" office:value-type="float" office:value="0.943333333333333" calcext:value-type="float">
            <text:p>0.943</text:p>
          </table:table-cell>
          <table:table-cell table:style-name="ce8" office:value-type="float" office:value="0.0075461542817811" calcext:value-type="float">
            <text:p>0.0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71297498787357" calcext:value-type="float">
            <text:p>0.007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087400737347513" calcext:value-type="float">
            <text:p>0.009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110930408615291" calcext:value-type="float">
            <text:p>0.011</text:p>
          </table:table-cell>
          <table:table-cell table:style-name="ce31" table:formula="of:=MAX([.H48];[.J48];[.L48];[.N48];[.D48];[.F48])" office:value-type="float" office:value="0.957333333333333" calcext:value-type="float">
            <text:p>0.957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9" calcext:value-type="string">
            <text:p>SPLIT9</text:p>
          </table:table-cell>
          <table:table-cell table:style-name="ce31" table:formula="of:=MAX([.J48];[.L48];[.N48];[.H48])" office:value-type="float" office:value="0.957333333333333" calcext:value-type="float">
            <text:p>0.957</text:p>
          </table:table-cell>
          <table:table-cell table:style-name="ce33" table:formula="of:=IF([.R48]=[.H48];[.$H$1];IF([.R48]=[.J48];[.$J$1];IF([.R48]=[.L48];[.$L$1];IF([.R48]=[.N4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940333333333333" calcext:value-type="float">
            <text:p>0.940</text:p>
          </table:table-cell>
          <table:table-cell office:value-type="float" office:value="0.0121563883525403" calcext:value-type="float">
            <text:p>0.012</text:p>
          </table:table-cell>
          <table:table-cell table:style-name="ce10" office:value-type="float" office:value="0.944666666666667" calcext:value-type="float">
            <text:p>0.94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00692049779955" calcext:value-type="float">
            <text:p>0.010</text:p>
          </table:table-cell>
          <table:table-cell office:value-type="float" office:value="0.959333333333333" calcext:value-type="float">
            <text:p>0.95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095452140421842" calcext:value-type="float">
            <text:p>0.010</text:p>
          </table:table-cell>
          <table:table-cell table:style-name="ce31" table:formula="of:=MAX([.H49];[.J49];[.L49];[.N49];[.D49];[.F49])" office:value-type="float" office:value="0.959333333333333" calcext:value-type="float">
            <text:p>0.959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959333333333333" calcext:value-type="float">
            <text:p>0.959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31550581737807" calcext:value-type="float">
            <text:p>0.013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084983658559879" calcext:value-type="float">
            <text:p>0.008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6922698736035" calcext:value-type="float">
            <text:p>0.009</text:p>
          </table:table-cell>
          <table:table-cell table:style-name="ce31" table:formula="of:=MAX([.H50];[.J50];[.L50];[.N50];[.D50];[.F50])" office:value-type="float" office:value="0.959" calcext:value-type="float">
            <text:p>0.959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959" calcext:value-type="float">
            <text:p>0.959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22247472139281" calcext:value-type="float">
            <text:p>0.012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95014618758261" calcext:value-type="float">
            <text:p>0.010</text:p>
          </table:table-cell>
          <table:table-cell table:style-name="ce31" table:formula="of:=MAX([.H51];[.J51];[.L51];[.N51];[.D51];[.F51])" office:value-type="float" office:value="0.959" calcext:value-type="float">
            <text:p>0.959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4" calcext:value-type="string">
            <text:p>SPLIT4</text:p>
          </table:table-cell>
          <table:table-cell table:style-name="ce31" table:formula="of:=MAX([.J51];[.L51];[.N51];[.H51])" office:value-type="float" office:value="0.959" calcext:value-type="float">
            <text:p>0.959</text:p>
          </table:table-cell>
          <table:table-cell table:style-name="ce33" table:formula="of:=IF([.R51]=[.H51];[.$H$1];IF([.R51]=[.J51];[.$J$1];IF([.R51]=[.L51];[.$L$1];IF([.R51]=[.N5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941666666666667" calcext:value-type="float">
            <text:p>0.942</text:p>
          </table:table-cell>
          <table:table-cell office:value-type="float" office:value="0.0120761472884911" calcext:value-type="float">
            <text:p>0.012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085309892613797" calcext:value-type="float">
            <text:p>0.009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108269211792744" calcext:value-type="float">
            <text:p>0.011</text:p>
          </table:table-cell>
          <table:table-cell office:value-type="float" office:value="0.958666666666666" calcext:value-type="float">
            <text:p>0.959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959333333333333" calcext:value-type="float">
            <text:p>0.959</text:p>
          </table:table-cell>
          <table:table-cell office:value-type="float" office:value="0.0099721835344343" calcext:value-type="float">
            <text:p>0.010</text:p>
          </table:table-cell>
          <table:table-cell table:style-name="ce31" table:formula="of:=MAX([.H52];[.J52];[.L52];[.N52];[.D52];[.F52])" office:value-type="float" office:value="0.959333333333333" calcext:value-type="float">
            <text:p>0.959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9" calcext:value-type="string">
            <text:p>SPLIT9</text:p>
          </table:table-cell>
          <table:table-cell table:style-name="ce31" table:formula="of:=MAX([.J52];[.L52];[.N52];[.H52])" office:value-type="float" office:value="0.959333333333333" calcext:value-type="float">
            <text:p>0.959</text:p>
          </table:table-cell>
          <table:table-cell table:style-name="ce33" table:formula="of:=IF([.R52]=[.H52];[.$H$1];IF([.R52]=[.J52];[.$J$1];IF([.R52]=[.L52];[.$L$1];IF([.R52]=[.N5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SPLIT4" calcext:value-type="string">
            <text:p>SPLIT4</text:p>
          </table:table-cell>
          <table:table-cell/>
          <table:table-cell table:formula="of:=INDEX([.S8:.S52]; MODE(MATCH([.S8:.S52]; [.S8:.S52]; 0 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063245553203367" calcext:value-type="float">
            <text:p>0.006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38987177379235" calcext:value-type="float">
            <text:p>0.0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8309518948453" calcext:value-type="float">
            <text:p>0.0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096" calcext:value-type="float">
            <text:p>0.910</text:p>
          </table:table-cell>
          <table:table-cell office:value-type="float" office:value="0.0053665631459994" calcext:value-type="float">
            <text:p>0.0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43817804600413" calcext:value-type="float">
            <text:p>0.00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9" office:value-type="float" office:value="0.006870225614927" calcext:value-type="float">
            <text:p>0.007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19" office:value-type="float" office:value="0.9068" calcext:value-type="float">
            <text:p>0.907</text:p>
          </table:table-cell>
          <table:table-cell table:style-name="ce9" office:value-type="float" office:value="0.0124579292019179" calcext:value-type="float">
            <text:p>0.012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8294576541331" calcext:value-type="float">
            <text:p>0.008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8230428862431" calcext:value-type="float">
            <text:p>0.008</text:p>
          </table:table-cell>
          <table:table-cell table:style-name="ce31" table:formula="of:=MAX([.H8];[.J8];[.L8];[.N8];[.D8];[.F8])" office:value-type="float" office:value="0.9116" calcext:value-type="float">
            <text:p>0.912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9116" calcext:value-type="float">
            <text:p>0.912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096" calcext:value-type="float">
            <text:p>0.910</text:p>
          </table:table-cell>
          <table:table-cell table:style-name="ce10" office:value-type="float" office:value="0.0053665631459994" calcext:value-type="float">
            <text:p>0.0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2915026221291" calcext:value-type="float">
            <text:p>0.005</text:p>
          </table:table-cell>
          <table:table-cell table:style-name="ce20" office:value-type="float" office:value="0.9124" calcext:value-type="float">
            <text:p>0.912</text:p>
          </table:table-cell>
          <table:table-cell table:style-name="ce10" office:value-type="float" office:value="0.0077974354758471" calcext:value-type="float">
            <text:p>0.0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84380092438916" calcext:value-type="float">
            <text:p>0.008</text:p>
          </table:table-cell>
          <table:table-cell office:value-type="float" office:value="0.91" calcext:value-type="float">
            <text:p>0.910</text:p>
          </table:table-cell>
          <table:table-cell office:value-type="float" office:value="0.0031622776601683" calcext:value-type="float">
            <text:p>0.003</text:p>
          </table:table-cell>
          <table:table-cell office:value-type="float" office:value="0.9068" calcext:value-type="float">
            <text:p>0.907</text:p>
          </table:table-cell>
          <table:table-cell office:value-type="float" office:value="0.009444575162494" calcext:value-type="float">
            <text:p>0.009</text:p>
          </table:table-cell>
          <table:table-cell table:style-name="ce31" table:formula="of:=MAX([.H9];[.J9];[.L9];[.N9];[.D9];[.F9])" office:value-type="float" office:value="0.9124" calcext:value-type="float">
            <text:p>0.912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9124" calcext:value-type="float">
            <text:p>0.912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092" calcext:value-type="float">
            <text:p>0.909</text:p>
          </table:table-cell>
          <table:table-cell table:style-name="ce10" office:value-type="float" office:value="0.0076941536246685" calcext:value-type="float">
            <text:p>0.008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3633180424917" calcext:value-type="float">
            <text:p>0.004</text:p>
          </table:table-cell>
          <table:table-cell table:style-name="ce20" office:value-type="float" office:value="0.914" calcext:value-type="float">
            <text:p>0.914</text:p>
          </table:table-cell>
          <table:table-cell table:style-name="ce10" office:value-type="float" office:value="0.0069282032302755" calcext:value-type="float">
            <text:p>0.007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45607017003965" calcext:value-type="float">
            <text:p>0.005</text:p>
          </table:table-cell>
          <table:table-cell table:style-name="ce31" table:formula="of:=MAX([.H10];[.J10];[.L10];[.N10];[.D10];[.F10])" office:value-type="float" office:value="0.914" calcext:value-type="float">
            <text:p>0.914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914" calcext:value-type="float">
            <text:p>0.914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" calcext:value-type="float">
            <text:p>0.910</text:p>
          </table:table-cell>
          <table:table-cell table:style-name="ce10" office:value-type="float" office:value="0.0064807406984078" calcext:value-type="float">
            <text:p>0.006</text:p>
          </table:table-cell>
          <table:table-cell office:value-type="float" office:value="0.9024" calcext:value-type="float">
            <text:p>0.902</text:p>
          </table:table-cell>
          <table:table-cell office:value-type="float" office:value="0.002607680962081" calcext:value-type="float">
            <text:p>0.003</text:p>
          </table:table-cell>
          <table:table-cell table:style-name="ce20" office:value-type="float" office:value="0.9152" calcext:value-type="float">
            <text:p>0.915</text:p>
          </table:table-cell>
          <table:table-cell table:style-name="ce10" office:value-type="float" office:value="0.0046043457732885" calcext:value-type="float">
            <text:p>0.005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3245553203367" calcext:value-type="float">
            <text:p>0.006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50199601592044" calcext:value-type="float">
            <text:p>0.005</text:p>
          </table:table-cell>
          <table:table-cell table:style-name="ce31" table:formula="of:=MAX([.H11];[.J11];[.L11];[.N11];[.D11];[.F11])" office:value-type="float" office:value="0.9152" calcext:value-type="float">
            <text:p>0.915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9152" calcext:value-type="float">
            <text:p>0.915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04" calcext:value-type="float">
            <text:p>0.910</text:p>
          </table:table-cell>
          <table:table-cell table:style-name="ce10" office:value-type="float" office:value="0.0065421708935184" calcext:value-type="float">
            <text:p>0.007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30331501776205" calcext:value-type="float">
            <text:p>0.003</text:p>
          </table:table-cell>
          <table:table-cell table:style-name="ce20" office:value-type="float" office:value="0.9152" calcext:value-type="float">
            <text:p>0.915</text:p>
          </table:table-cell>
          <table:table-cell table:style-name="ce10" office:value-type="float" office:value="0.0050199601592044" calcext:value-type="float">
            <text:p>0.00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9999999999999" calcext:value-type="float">
            <text:p>0.004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45607017003965" calcext:value-type="float">
            <text:p>0.005</text:p>
          </table:table-cell>
          <table:table-cell table:style-name="ce31" table:formula="of:=MAX([.H12];[.J12];[.L12];[.N12];[.D12];[.F12])" office:value-type="float" office:value="0.9152" calcext:value-type="float">
            <text:p>0.915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COMBO" calcext:value-type="string">
            <text:p>COMBO</text:p>
          </table:table-cell>
          <table:table-cell table:style-name="ce31" table:formula="of:=MAX([.J12];[.L12];[.N12];[.H12])" office:value-type="float" office:value="0.9152" calcext:value-type="float">
            <text:p>0.915</text:p>
          </table:table-cell>
          <table:table-cell table:style-name="ce33" table:formula="of:=IF([.R12]=[.H12];[.$H$1];IF([.R12]=[.J12];[.$J$1];IF([.R12]=[.L12];[.$L$1];IF([.R12]=[.N1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9" office:value-type="float" office:value="0.0052153619241621" calcext:value-type="float">
            <text:p>0.005</text:p>
          </table:table-cell>
          <table:table-cell table:style-name="ce8" office:value-type="float" office:value="0.8968" calcext:value-type="float">
            <text:p>0.897</text:p>
          </table:table-cell>
          <table:table-cell table:style-name="ce8" office:value-type="float" office:value="0.0033466401061363" calcext:value-type="float">
            <text:p>0.003</text:p>
          </table:table-cell>
          <table:table-cell table:style-name="ce19" office:value-type="float" office:value="0.92" calcext:value-type="float">
            <text:p>0.920</text:p>
          </table:table-cell>
          <table:table-cell table:style-name="ce9" office:value-type="float" office:value="0.0081240384046359" calcext:value-type="float">
            <text:p>0.008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72938330115242" calcext:value-type="float">
            <text:p>0.007</text:p>
          </table:table-cell>
          <table:table-cell office:value-type="float" office:value="0.9092" calcext:value-type="float">
            <text:p>0.909</text:p>
          </table:table-cell>
          <table:table-cell office:value-type="float" office:value="0.0054037024344425" calcext:value-type="float">
            <text:p>0.005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46043457732885" calcext:value-type="float">
            <text:p>0.005</text:p>
          </table:table-cell>
          <table:table-cell table:style-name="ce31" table:formula="of:=MAX([.H13];[.J13];[.L13];[.N13];[.D13];[.F13])" office:value-type="float" office:value="0.92" calcext:value-type="float">
            <text:p>0.920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COMBO" calcext:value-type="string">
            <text:p>COMBO</text:p>
          </table:table-cell>
          <table:table-cell table:style-name="ce31" table:formula="of:=MAX([.J13];[.L13];[.N13];[.H13])" office:value-type="float" office:value="0.92" calcext:value-type="float">
            <text:p>0.920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144" calcext:value-type="float">
            <text:p>0.914</text:p>
          </table:table-cell>
          <table:table-cell table:style-name="ce10" office:value-type="float" office:value="0.0055497747702046" calcext:value-type="float">
            <text:p>0.006</text:p>
          </table:table-cell>
          <table:table-cell office:value-type="float" office:value="0.8988" calcext:value-type="float">
            <text:p>0.899</text:p>
          </table:table-cell>
          <table:table-cell office:value-type="float" office:value="0.0100598210719674" calcext:value-type="float">
            <text:p>0.010</text:p>
          </table:table-cell>
          <table:table-cell table:style-name="ce20" office:value-type="float" office:value="0.9168" calcext:value-type="float">
            <text:p>0.917</text:p>
          </table:table-cell>
          <table:table-cell table:style-name="ce10" office:value-type="float" office:value="0.0050199601592044" calcext:value-type="float">
            <text:p>0.005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48166378315169" calcext:value-type="float">
            <text:p>0.005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1472882706655" calcext:value-type="float">
            <text:p>0.004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30331501776206" calcext:value-type="float">
            <text:p>0.003</text:p>
          </table:table-cell>
          <table:table-cell table:style-name="ce31" table:formula="of:=MAX([.H14];[.J14];[.L14];[.N14];[.D14];[.F14])" office:value-type="float" office:value="0.9172" calcext:value-type="float">
            <text:p>0.917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2" calcext:value-type="string">
            <text:p>SPLIT2</text:p>
          </table:table-cell>
          <table:table-cell table:style-name="ce31" table:formula="of:=MAX([.J14];[.L14];[.N14];[.H14])" office:value-type="float" office:value="0.9172" calcext:value-type="float">
            <text:p>0.917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156" calcext:value-type="float">
            <text:p>0.916</text:p>
          </table:table-cell>
          <table:table-cell table:style-name="ce10" office:value-type="float" office:value="0.0057271284253105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80746516952745" calcext:value-type="float">
            <text:p>0.008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46043457732885" calcext:value-type="float">
            <text:p>0.005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33466401061362" calcext:value-type="float">
            <text:p>0.003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47749345545253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16733200530681" calcext:value-type="float">
            <text:p>0.002</text:p>
          </table:table-cell>
          <table:table-cell table:style-name="ce31" table:formula="of:=MAX([.H15];[.J15];[.L15];[.N15];[.D15];[.F15])" office:value-type="float" office:value="0.9172" calcext:value-type="float">
            <text:p>0.91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9172" calcext:value-type="float">
            <text:p>0.917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152" calcext:value-type="float">
            <text:p>0.915</text:p>
          </table:table-cell>
          <table:table-cell table:style-name="ce10" office:value-type="float" office:value="0.0059329587896765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8740078740118" calcext:value-type="float">
            <text:p>0.008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70142711667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43358966777357" calcext:value-type="float">
            <text:p>0.004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62609903369994" calcext:value-type="float">
            <text:p>0.006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40987803063838" calcext:value-type="float">
            <text:p>0.004</text:p>
          </table:table-cell>
          <table:table-cell table:style-name="ce31" table:formula="of:=MAX([.H16];[.J16];[.L16];[.N16];[.D16];[.F16])" office:value-type="float" office:value="0.9176" calcext:value-type="float">
            <text:p>0.918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2" calcext:value-type="string">
            <text:p>SPLIT2</text:p>
          </table:table-cell>
          <table:table-cell table:style-name="ce31" table:formula="of:=MAX([.J16];[.L16];[.N16];[.H16])" office:value-type="float" office:value="0.9176" calcext:value-type="float">
            <text:p>0.918</text:p>
          </table:table-cell>
          <table:table-cell table:style-name="ce33" table:formula="of:=IF([.R16]=[.H16];[.$H$1];IF([.R16]=[.J16];[.$J$1];IF([.R16]=[.L16];[.$L$1];IF([.R16]=[.N1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164" calcext:value-type="float">
            <text:p>0.916</text:p>
          </table:table-cell>
          <table:table-cell table:style-name="ce10" office:value-type="float" office:value="0.0055497747702046" calcext:value-type="float">
            <text:p>0.006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69856996786292" calcext:value-type="float">
            <text:p>0.007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62609903369994" calcext:value-type="float">
            <text:p>0.006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54037024344424" calcext:value-type="float">
            <text:p>0.005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6572670690062" calcext:value-type="float">
            <text:p>0.007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1472882706655" calcext:value-type="float">
            <text:p>0.004</text:p>
          </table:table-cell>
          <table:table-cell table:style-name="ce31" table:formula="of:=MAX([.H17];[.J17];[.L17];[.N17];[.D17];[.F17])" office:value-type="float" office:value="0.9172" calcext:value-type="float">
            <text:p>0.91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9172" calcext:value-type="float">
            <text:p>0.917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9192" calcext:value-type="float">
            <text:p>0.919</text:p>
          </table:table-cell>
          <table:table-cell table:style-name="ce9" office:value-type="float" office:value="0.0070142711667" calcext:value-type="float">
            <text:p>0.007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28530152104477" calcext:value-type="float">
            <text:p>0.013</text:p>
          </table:table-cell>
          <table:table-cell table:style-name="ce11" office:value-type="float" office:value="0.9152" calcext:value-type="float">
            <text:p>0.915</text:p>
          </table:table-cell>
          <table:table-cell table:style-name="ce8" office:value-type="float" office:value="0.0092303846073714" calcext:value-type="float">
            <text:p>0.009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3484692283495" calcext:value-type="float">
            <text:p>0.00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6157731058639" calcext:value-type="float">
            <text:p>0.008</text:p>
          </table:table-cell>
          <table:table-cell table:style-name="ce31" table:formula="of:=MAX([.H18];[.J18];[.L18];[.N18];[.D18];[.F18])" office:value-type="float" office:value="0.9192" calcext:value-type="float">
            <text:p>0.919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9168" calcext:value-type="float">
            <text:p>0.917</text:p>
          </table:table-cell>
          <table:table-cell table:style-name="ce33" table:formula="of:=IF([.R18]=[.H18];[.$H$1];IF([.R18]=[.J18];[.$J$1];IF([.R18]=[.L18];[.$L$1];IF([.R18]=[.N1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192" calcext:value-type="float">
            <text:p>0.919</text:p>
          </table:table-cell>
          <table:table-cell table:style-name="ce10" office:value-type="float" office:value="0.0065726706900619" calcext:value-type="float">
            <text:p>0.007</text:p>
          </table:table-cell>
          <table:table-cell office:value-type="float" office:value="0.9084" calcext:value-type="float">
            <text:p>0.908</text:p>
          </table:table-cell>
          <table:table-cell office:value-type="float" office:value="0.0079246451024636" calcext:value-type="float">
            <text:p>0.008</text:p>
          </table:table-cell>
          <table:table-cell table:style-name="ce12" office:value-type="float" office:value="0.918" calcext:value-type="float">
            <text:p>0.918</text:p>
          </table:table-cell>
          <table:table-cell office:value-type="float" office:value="0.0094868329805051" calcext:value-type="float">
            <text:p>0.009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9444575162494" calcext:value-type="float">
            <text:p>0.009</text:p>
          </table:table-cell>
          <table:table-cell table:style-name="ce31" table:formula="of:=MAX([.H19];[.J19];[.L19];[.N19];[.D19];[.F19])" office:value-type="float" office:value="0.9192" calcext:value-type="float">
            <text:p>0.91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918" calcext:value-type="float">
            <text:p>0.918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0.0072111025509279" calcext:value-type="float">
            <text:p>0.007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83186537372341" calcext:value-type="float">
            <text:p>0.008</text:p>
          </table:table-cell>
          <table:table-cell table:style-name="ce12" office:value-type="float" office:value="0.9188" calcext:value-type="float">
            <text:p>0.919</text:p>
          </table:table-cell>
          <table:table-cell office:value-type="float" office:value="0.0084380092438915" calcext:value-type="float">
            <text:p>0.008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7271284253105" calcext:value-type="float">
            <text:p>0.006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86486993241758" calcext:value-type="float">
            <text:p>0.009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96332756630338" calcext:value-type="float">
            <text:p>0.010</text:p>
          </table:table-cell>
          <table:table-cell table:style-name="ce31" table:formula="of:=MAX([.H20];[.J20];[.L20];[.N20];[.D20];[.F20])" office:value-type="float" office:value="0.92" calcext:value-type="float">
            <text:p>0.920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EASY" calcext:value-type="string">
            <text:p>EASY</text:p>
          </table:table-cell>
          <table:table-cell table:style-name="ce31" table:formula="of:=MAX([.J20];[.L20];[.N20];[.H20])" office:value-type="float" office:value="0.9188" calcext:value-type="float">
            <text:p>0.919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0.0072111025509279" calcext:value-type="float">
            <text:p>0.007</text:p>
          </table:table-cell>
          <table:table-cell office:value-type="float" office:value="0.9076" calcext:value-type="float">
            <text:p>0.908</text:p>
          </table:table-cell>
          <table:table-cell office:value-type="float" office:value="0.0060663003552412" calcext:value-type="float">
            <text:p>0.006</text:p>
          </table:table-cell>
          <table:table-cell table:style-name="ce12" office:value-type="float" office:value="0.9184" calcext:value-type="float">
            <text:p>0.918</text:p>
          </table:table-cell>
          <table:table-cell office:value-type="float" office:value="0.0068410525505948" calcext:value-type="float">
            <text:p>0.007</text:p>
          </table:table-cell>
          <table:table-cell office:value-type="float" office:value="0.9196" calcext:value-type="float">
            <text:p>0.920</text:p>
          </table:table-cell>
          <table:table-cell office:value-type="float" office:value="0.0060663003552412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83186537372341" calcext:value-type="float">
            <text:p>0.008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79246451024635" calcext:value-type="float">
            <text:p>0.008</text:p>
          </table:table-cell>
          <table:table-cell table:style-name="ce31" table:formula="of:=MAX([.H21];[.J21];[.L21];[.N21];[.D21];[.F21])" office:value-type="float" office:value="0.92" calcext:value-type="float">
            <text:p>0.920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9196" calcext:value-type="float">
            <text:p>0.920</text:p>
          </table:table-cell>
          <table:table-cell table:style-name="ce33" table:formula="of:=IF([.R21]=[.H21];[.$H$1];IF([.R21]=[.J21];[.$J$1];IF([.R21]=[.L21];[.$L$1];IF([.R21]=[.N2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04" calcext:value-type="float">
            <text:p>0.920</text:p>
          </table:table-cell>
          <table:table-cell table:style-name="ce10" office:value-type="float" office:value="0.008414273587185" calcext:value-type="float">
            <text:p>0.0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64187226143524" calcext:value-type="float">
            <text:p>0.006</text:p>
          </table:table-cell>
          <table:table-cell table:style-name="ce12" office:value-type="float" office:value="0.9168" calcext:value-type="float">
            <text:p>0.917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4833147735478" calcext:value-type="float">
            <text:p>0.0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8740078740118" calcext:value-type="float">
            <text:p>0.008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55856960175076" calcext:value-type="float">
            <text:p>0.006</text:p>
          </table:table-cell>
          <table:table-cell table:style-name="ce31" table:formula="of:=MAX([.H22];[.J22];[.L22];[.N22];[.D22];[.F22])" office:value-type="float" office:value="0.9204" calcext:value-type="float">
            <text:p>0.920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918" calcext:value-type="float">
            <text:p>0.918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9144" calcext:value-type="float">
            <text:p>0.914</text:p>
          </table:table-cell>
          <table:table-cell table:style-name="ce8" office:value-type="float" office:value="0.0080498447189992" calcext:value-type="float">
            <text:p>0.008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084380092438915" calcext:value-type="float">
            <text:p>0.008</text:p>
          </table:table-cell>
          <table:table-cell table:style-name="ce11" office:value-type="float" office:value="0.9092" calcext:value-type="float">
            <text:p>0.909</text:p>
          </table:table-cell>
          <table:table-cell table:style-name="ce9" office:value-type="float" office:value="0.0084380092438915" calcext:value-type="float">
            <text:p>0.008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104498803820904" calcext:value-type="float">
            <text:p>0.01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3484692283495" calcext:value-type="float">
            <text:p>0.007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0142711667" calcext:value-type="float">
            <text:p>0.007</text:p>
          </table:table-cell>
          <table:table-cell table:style-name="ce31" table:formula="of:=MAX([.H23];[.J23];[.L23];[.N23];[.D23];[.F23])" office:value-type="float" office:value="0.9144" calcext:value-type="float">
            <text:p>0.914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912" calcext:value-type="float">
            <text:p>0.912</text:p>
          </table:table-cell>
          <table:table-cell table:style-name="ce33" table:formula="of:=IF([.R23]=[.H23];[.$H$1];IF([.R23]=[.J23];[.$J$1];IF([.R23]=[.L23];[.$L$1];IF([.R23]=[.N2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6" calcext:value-type="float">
            <text:p>0.916</text:p>
          </table:table-cell>
          <table:table-cell office:value-type="float" office:value="0.0061644140029689" calcext:value-type="float">
            <text:p>0.006</text:p>
          </table:table-cell>
          <table:table-cell office:value-type="float" office:value="0.9008" calcext:value-type="float">
            <text:p>0.901</text:p>
          </table:table-cell>
          <table:table-cell office:value-type="float" office:value="0.0111892805845594" calcext:value-type="float">
            <text:p>0.01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0" office:value-type="float" office:value="0.0054772255750516" calcext:value-type="float">
            <text:p>0.0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64187226143525" calcext:value-type="float">
            <text:p>0.006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55497747702046" calcext:value-type="float">
            <text:p>0.006</text:p>
          </table:table-cell>
          <table:table-cell table:style-name="ce31" table:formula="of:=MAX([.H24];[.J24];[.L24];[.N24];[.D24];[.F24])" office:value-type="float" office:value="0.916" calcext:value-type="float">
            <text:p>0.91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914" calcext:value-type="float">
            <text:p>0.914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553851381374" calcext:value-type="float">
            <text:p>0.009</text:p>
          </table:table-cell>
          <table:table-cell table:style-name="ce12" office:value-type="float" office:value="0.9144" calcext:value-type="float">
            <text:p>0.914</text:p>
          </table:table-cell>
          <table:table-cell table:style-name="ce10" office:value-type="float" office:value="0.0051768716422178" calcext:value-type="float">
            <text:p>0.005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9208691546577" calcext:value-type="float">
            <text:p>0.009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55856960175076" calcext:value-type="float">
            <text:p>0.0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</text:p>
          </table:table-cell>
          <table:table-cell table:style-name="ce31" table:formula="of:=MAX([.H25];[.J25];[.L25];[.N25];[.D25];[.F25])" office:value-type="float" office:value="0.9172" calcext:value-type="float">
            <text:p>0.917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9144" calcext:value-type="float">
            <text:p>0.914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8994949366116" calcext:value-type="float">
            <text:p>0.010</text:p>
          </table:table-cell>
          <table:table-cell table:style-name="ce12" office:value-type="float" office:value="0.9144" calcext:value-type="float">
            <text:p>0.914</text:p>
          </table:table-cell>
          <table:table-cell table:style-name="ce10" office:value-type="float" office:value="0.0051768716422179" calcext:value-type="float">
            <text:p>0.0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7459666924148" calcext:value-type="float">
            <text:p>0.008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41472882706655" calcext:value-type="float">
            <text:p>0.004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52153619241621" calcext:value-type="float">
            <text:p>0.005</text:p>
          </table:table-cell>
          <table:table-cell table:style-name="ce31" table:formula="of:=MAX([.H26];[.J26];[.L26];[.N26];[.D26];[.F26])" office:value-type="float" office:value="0.9172" calcext:value-type="float">
            <text:p>0.91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9144" calcext:value-type="float">
            <text:p>0.914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6" calcext:value-type="float">
            <text:p>0.918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95498691090506" calcext:value-type="float">
            <text:p>0.010</text:p>
          </table:table-cell>
          <table:table-cell table:style-name="ce12" office:value-type="float" office:value="0.9148" calcext:value-type="float">
            <text:p>0.915</text:p>
          </table:table-cell>
          <table:table-cell table:style-name="ce10" office:value-type="float" office:value="0.0048166378315169" calcext:value-type="float">
            <text:p>0.005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35777087639996" calcext:value-type="float">
            <text:p>0.0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1622776601683" calcext:value-type="float">
            <text:p>0.003</text:p>
          </table:table-cell>
          <table:table-cell table:style-name="ce31" table:formula="of:=MAX([.H27];[.J27];[.L27];[.N27];[.D27];[.F27])" office:value-type="float" office:value="0.9176" calcext:value-type="float">
            <text:p>0.918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9148" calcext:value-type="float">
            <text:p>0.915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08" calcext:value-type="float">
            <text:p>0.911</text:p>
          </table:table-cell>
          <table:table-cell table:style-name="ce9" office:value-type="float" office:value="0.0046043457732885" calcext:value-type="float">
            <text:p>0.005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65421708935184" calcext:value-type="float">
            <text:p>0.007</text:p>
          </table:table-cell>
          <table:table-cell table:style-name="ce19" office:value-type="float" office:value="0.9164" calcext:value-type="float">
            <text:p>0.916</text:p>
          </table:table-cell>
          <table:table-cell table:style-name="ce8" office:value-type="float" office:value="0.0113490087672889" calcext:value-type="float">
            <text:p>0.011</text:p>
          </table:table-cell>
          <table:table-cell office:value-type="float" office:value="0.9184" calcext:value-type="float">
            <text:p>0.918</text:p>
          </table:table-cell>
          <table:table-cell office:value-type="float" office:value="0.005899152481501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54772255750516" calcext:value-type="float">
            <text:p>0.005</text:p>
          </table:table-cell>
          <table:table-cell table:style-name="ce31" table:formula="of:=MAX([.H28];[.J28];[.L28];[.N28];[.D28];[.F28])" office:value-type="float" office:value="0.9184" calcext:value-type="float">
            <text:p>0.918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9184" calcext:value-type="float">
            <text:p>0.918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24" calcext:value-type="float">
            <text:p>0.912</text:p>
          </table:table-cell>
          <table:table-cell table:style-name="ce10" office:value-type="float" office:value="0.002607680962081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74027022093286" calcext:value-type="float">
            <text:p>0.007</text:p>
          </table:table-cell>
          <table:table-cell table:style-name="ce20" office:value-type="float" office:value="0.9164" calcext:value-type="float">
            <text:p>0.916</text:p>
          </table:table-cell>
          <table:table-cell office:value-type="float" office:value="0.0099398189118313" calcext:value-type="float">
            <text:p>0.010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68410525505948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49799598391954" calcext:value-type="float">
            <text:p>0.005</text:p>
          </table:table-cell>
          <table:table-cell table:style-name="ce31" table:formula="of:=MAX([.H29];[.J29];[.L29];[.N29];[.D29];[.F29])" office:value-type="float" office:value="0.9176" calcext:value-type="float">
            <text:p>0.918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2" calcext:value-type="string">
            <text:p>SPLIT2</text:p>
          </table:table-cell>
          <table:table-cell table:style-name="ce31" table:formula="of:=MAX([.J29];[.L29];[.N29];[.H29])" office:value-type="float" office:value="0.9176" calcext:value-type="float">
            <text:p>0.918</text:p>
          </table:table-cell>
          <table:table-cell table:style-name="ce33" table:formula="of:=IF([.R29]=[.H29];[.$H$1];IF([.R29]=[.J29];[.$J$1];IF([.R29]=[.L29];[.$L$1];IF([.R29]=[.N2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table:style-name="ce10" office:value-type="float" office:value="0.0026832815729997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101390334845092" calcext:value-type="float">
            <text:p>0.010</text:p>
          </table:table-cell>
          <table:table-cell table:style-name="ce20" office:value-type="float" office:value="0.9168" calcext:value-type="float">
            <text:p>0.917</text:p>
          </table:table-cell>
          <table:table-cell office:value-type="float" office:value="0.0110090871556183" calcext:value-type="float">
            <text:p>0.011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72663608498339" calcext:value-type="float">
            <text:p>0.0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6332495807108" calcext:value-type="float">
            <text:p>0.007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41472882706655" calcext:value-type="float">
            <text:p>0.004</text:p>
          </table:table-cell>
          <table:table-cell table:style-name="ce31" table:formula="of:=MAX([.H30];[.J30];[.L30];[.N30];[.D30];[.F30])" office:value-type="float" office:value="0.9176" calcext:value-type="float">
            <text:p>0.918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2" calcext:value-type="string">
            <text:p>SPLIT2</text:p>
          </table:table-cell>
          <table:table-cell table:style-name="ce31" table:formula="of:=MAX([.J30];[.L30];[.N30];[.H30])" office:value-type="float" office:value="0.9176" calcext:value-type="float">
            <text:p>0.918</text:p>
          </table:table-cell>
          <table:table-cell table:style-name="ce33" table:formula="of:=IF([.R30]=[.H30];[.$H$1];IF([.R30]=[.J30];[.$J$1];IF([.R30]=[.L30];[.$L$1];IF([.R30]=[.N3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table:style-name="ce10" office:value-type="float" office:value="0.0017888543819998" calcext:value-type="float">
            <text:p>0.002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85556998544829" calcext:value-type="float">
            <text:p>0.009</text:p>
          </table:table-cell>
          <table:table-cell table:style-name="ce20" office:value-type="float" office:value="0.9176" calcext:value-type="float">
            <text:p>0.918</text:p>
          </table:table-cell>
          <table:table-cell office:value-type="float" office:value="0.0101390334845092" calcext:value-type="float">
            <text:p>0.010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0710678118654" calcext:value-type="float">
            <text:p>0.00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60991802727907" calcext:value-type="float">
            <text:p>0.006</text:p>
          </table:table-cell>
          <table:table-cell table:style-name="ce31" table:formula="of:=MAX([.H31];[.J31];[.L31];[.N31];[.D31];[.F31])" office:value-type="float" office:value="0.918" calcext:value-type="float">
            <text:p>0.918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2" calcext:value-type="string">
            <text:p>SPLIT2</text:p>
          </table:table-cell>
          <table:table-cell table:style-name="ce31" table:formula="of:=MAX([.J31];[.L31];[.N31];[.H31])" office:value-type="float" office:value="0.918" calcext:value-type="float">
            <text:p>0.918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08" calcext:value-type="float">
            <text:p>0.911</text:p>
          </table:table-cell>
          <table:table-cell table:style-name="ce10" office:value-type="float" office:value="0.0010954451150103" calcext:value-type="float">
            <text:p>0.0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4833147735479" calcext:value-type="float">
            <text:p>0.007</text:p>
          </table:table-cell>
          <table:table-cell table:style-name="ce20" office:value-type="float" office:value="0.918" calcext:value-type="float">
            <text:p>0.918</text:p>
          </table:table-cell>
          <table:table-cell office:value-type="float" office:value="0.0084852813742385" calcext:value-type="float">
            <text:p>0.008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4296702484026" calcext:value-type="float">
            <text:p>0.007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899152481501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65726706900619" calcext:value-type="float">
            <text:p>0.007</text:p>
          </table:table-cell>
          <table:table-cell table:style-name="ce31" table:formula="of:=MAX([.H32];[.J32];[.L32];[.N32];[.D32];[.F32])" office:value-type="float" office:value="0.918" calcext:value-type="float">
            <text:p>0.918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COMBO" calcext:value-type="string">
            <text:p>COMBO</text:p>
          </table:table-cell>
          <table:table-cell table:style-name="ce31" table:formula="of:=MAX([.J32];[.L32];[.N32];[.H32])" office:value-type="float" office:value="0.918" calcext:value-type="float">
            <text:p>0.918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8" office:value-type="float" office:value="0.0121161049846887" calcext:value-type="float">
            <text:p>0.012</text:p>
          </table:table-cell>
          <table:table-cell table:style-name="ce8" office:value-type="float" office:value="0.9024" calcext:value-type="float">
            <text:p>0.902</text:p>
          </table:table-cell>
          <table:table-cell table:style-name="ce8" office:value-type="float" office:value="0.0055497747702046" calcext:value-type="float">
            <text:p>0.006</text:p>
          </table:table-cell>
          <table:table-cell table:style-name="ce19" office:value-type="float" office:value="0.9176" calcext:value-type="float">
            <text:p>0.918</text:p>
          </table:table-cell>
          <table:table-cell table:style-name="ce9" office:value-type="float" office:value="0.0096332756630338" calcext:value-type="float">
            <text:p>0.010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8173126696681" calcext:value-type="float">
            <text:p>0.008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71554175279993" calcext:value-type="float">
            <text:p>0.007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112782977438973" calcext:value-type="float">
            <text:p>0.011</text:p>
          </table:table-cell>
          <table:table-cell table:style-name="ce31" table:formula="of:=MAX([.H33];[.J33];[.L33];[.N33];[.D33];[.F33])" office:value-type="float" office:value="0.9176" calcext:value-type="float">
            <text:p>0.918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COMBO" calcext:value-type="string">
            <text:p>COMBO</text:p>
          </table:table-cell>
          <table:table-cell table:style-name="ce31" table:formula="of:=MAX([.J33];[.L33];[.N33];[.H33])" office:value-type="float" office:value="0.9176" calcext:value-type="float">
            <text:p>0.918</text:p>
          </table:table-cell>
          <table:table-cell table:style-name="ce33" table:formula="of:=IF([.R33]=[.H33];[.$H$1];IF([.R33]=[.J33];[.$J$1];IF([.R33]=[.L33];[.$L$1];IF([.R33]=[.N3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table:style-name="ce20" office:value-type="float" office:value="0.9168" calcext:value-type="float">
            <text:p>0.917</text:p>
          </table:table-cell>
          <table:table-cell table:style-name="ce10" office:value-type="float" office:value="0.0087863530545955" calcext:value-type="float">
            <text:p>0.009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71274118724821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53665631459995" calcext:value-type="float">
            <text:p>0.00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1240384046359" calcext:value-type="float">
            <text:p>0.008</text:p>
          </table:table-cell>
          <table:table-cell table:style-name="ce31" table:formula="of:=MAX([.H34];[.J34];[.L34];[.N34];[.D34];[.F34])" office:value-type="float" office:value="0.9176" calcext:value-type="float">
            <text:p>0.918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SPLIT2" calcext:value-type="string">
            <text:p>SPLIT2</text:p>
          </table:table-cell>
          <table:table-cell table:style-name="ce31" table:formula="of:=MAX([.J34];[.L34];[.N34];[.H34])" office:value-type="float" office:value="0.9176" calcext:value-type="float">
            <text:p>0.918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1161034021896" calcext:value-type="float">
            <text:p>0.0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8317608663278" calcext:value-type="float">
            <text:p>0.009</text:p>
          </table:table-cell>
          <table:table-cell table:style-name="ce20" office:value-type="float" office:value="0.9184" calcext:value-type="float">
            <text:p>0.918</text:p>
          </table:table-cell>
          <table:table-cell table:style-name="ce10" office:value-type="float" office:value="0.0104307238483242" calcext:value-type="float">
            <text:p>0.010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74027022093287" calcext:value-type="float">
            <text:p>0.00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8414273587185" calcext:value-type="float">
            <text:p>0.008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9859006035093" calcext:value-type="float">
            <text:p>0.010</text:p>
          </table:table-cell>
          <table:table-cell table:style-name="ce31" table:formula="of:=MAX([.H35];[.J35];[.L35];[.N35];[.D35];[.F35])" office:value-type="float" office:value="0.9184" calcext:value-type="float">
            <text:p>0.918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COMBO" calcext:value-type="string">
            <text:p>COMBO</text:p>
          </table:table-cell>
          <table:table-cell table:style-name="ce31" table:formula="of:=MAX([.J35];[.L35];[.N35];[.H35])" office:value-type="float" office:value="0.9184" calcext:value-type="float">
            <text:p>0.918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44" calcext:value-type="float">
            <text:p>0.904</text:p>
          </table:table-cell>
          <table:table-cell office:value-type="float" office:value="0.0071274118724821" calcext:value-type="float">
            <text:p>0.007</text:p>
          </table:table-cell>
          <table:table-cell table:style-name="ce20" office:value-type="float" office:value="0.9176" calcext:value-type="float">
            <text:p>0.918</text:p>
          </table:table-cell>
          <table:table-cell table:style-name="ce10" office:value-type="float" office:value="0.0097365291557104" calcext:value-type="float">
            <text:p>0.010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7823299831252" calcext:value-type="float">
            <text:p>0.007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71554175279993" calcext:value-type="float">
            <text:p>0.007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4296702484026" calcext:value-type="float">
            <text:p>0.007</text:p>
          </table:table-cell>
          <table:table-cell table:style-name="ce31" table:formula="of:=MAX([.H36];[.J36];[.L36];[.N36];[.D36];[.F36])" office:value-type="float" office:value="0.9176" calcext:value-type="float">
            <text:p>0.918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9176" calcext:value-type="float">
            <text:p>0.918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70142711667" calcext:value-type="float">
            <text:p>0.007</text:p>
          </table:table-cell>
          <table:table-cell table:style-name="ce20" office:value-type="float" office:value="0.9184" calcext:value-type="float">
            <text:p>0.918</text:p>
          </table:table-cell>
          <table:table-cell table:style-name="ce10" office:value-type="float" office:value="0.0107144761887831" calcext:value-type="float">
            <text:p>0.011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80746516952745" calcext:value-type="float">
            <text:p>0.0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8740078740118" calcext:value-type="float">
            <text:p>0.00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90553851381374" calcext:value-type="float">
            <text:p>0.009</text:p>
          </table:table-cell>
          <table:table-cell table:style-name="ce31" table:formula="of:=MAX([.H37];[.J37];[.L37];[.N37];[.D37];[.F37])" office:value-type="float" office:value="0.9184" calcext:value-type="float">
            <text:p>0.918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COMBO" calcext:value-type="string">
            <text:p>COMBO</text:p>
          </table:table-cell>
          <table:table-cell table:style-name="ce31" table:formula="of:=MAX([.J37];[.L37];[.N37];[.H37])" office:value-type="float" office:value="0.9184" calcext:value-type="float">
            <text:p>0.918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9088" calcext:value-type="float">
            <text:p>0.909</text:p>
          </table:table-cell>
          <table:table-cell table:style-name="ce9" office:value-type="float" office:value="0.0062609903369994" calcext:value-type="float">
            <text:p>0.006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18827606220103" calcext:value-type="float">
            <text:p>0.012</text:p>
          </table:table-cell>
          <table:table-cell table:style-name="ce19" office:value-type="float" office:value="0.9084" calcext:value-type="float">
            <text:p>0.908</text:p>
          </table:table-cell>
          <table:table-cell table:style-name="ce8" office:value-type="float" office:value="0.0099398189118313" calcext:value-type="float">
            <text:p>0.010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88994381845148" calcext:value-type="float">
            <text:p>0.009</text:p>
          </table:table-cell>
          <table:table-cell office:value-type="float" office:value="0.9056" calcext:value-type="float">
            <text:p>0.906</text:p>
          </table:table-cell>
          <table:table-cell office:value-type="float" office:value="0.0040987803063838" calcext:value-type="float">
            <text:p>0.0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44721359549995" calcext:value-type="float">
            <text:p>0.004</text:p>
          </table:table-cell>
          <table:table-cell table:style-name="ce31" table:formula="of:=MAX([.H38];[.J38];[.L38];[.N38];[.D38];[.F38])" office:value-type="float" office:value="0.9088" calcext:value-type="float">
            <text:p>0.909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EASY" calcext:value-type="string">
            <text:p>EASY</text:p>
          </table:table-cell>
          <table:table-cell table:style-name="ce31" table:formula="of:=MAX([.J38];[.L38];[.N38];[.H38])" office:value-type="float" office:value="0.9084" calcext:value-type="float">
            <text:p>0.908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" calcext:value-type="float">
            <text:p>0.912</text:p>
          </table:table-cell>
          <table:table-cell table:style-name="ce10" office:value-type="float" office:value="0.0046904157598234" calcext:value-type="float">
            <text:p>0.0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98994949366116" calcext:value-type="float">
            <text:p>0.010</text:p>
          </table:table-cell>
          <table:table-cell table:style-name="ce20" office:value-type="float" office:value="0.9116" calcext:value-type="float">
            <text:p>0.912</text:p>
          </table:table-cell>
          <table:table-cell office:value-type="float" office:value="0.008173126696681" calcext:value-type="float">
            <text:p>0.008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0990195135928" calcext:value-type="float">
            <text:p>0.005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48166378315168" calcext:value-type="float">
            <text:p>0.005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9959919678391" calcext:value-type="float">
            <text:p>0.010</text:p>
          </table:table-cell>
          <table:table-cell table:style-name="ce31" table:formula="of:=MAX([.H39];[.J39];[.L39];[.N39];[.D39];[.F39])" office:value-type="float" office:value="0.912" calcext:value-type="float">
            <text:p>0.912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9116" calcext:value-type="float">
            <text:p>0.912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8" calcext:value-type="float">
            <text:p>0.913</text:p>
          </table:table-cell>
          <table:table-cell table:style-name="ce10" office:value-type="float" office:value="0.0079498427657407" calcext:value-type="float">
            <text:p>0.0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" calcext:value-type="float">
            <text:p>0.008</text:p>
          </table:table-cell>
          <table:table-cell table:style-name="ce20"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32863353450309" calcext:value-type="float">
            <text:p>0.003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52153619241621" calcext:value-type="float">
            <text:p>0.005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95498691090506" calcext:value-type="float">
            <text:p>0.010</text:p>
          </table:table-cell>
          <table:table-cell table:style-name="ce31" table:formula="of:=MAX([.H40];[.J40];[.L40];[.N40];[.D40];[.F40])" office:value-type="float" office:value="0.914" calcext:value-type="float">
            <text:p>0.914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914" calcext:value-type="float">
            <text:p>0.914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4" calcext:value-type="float">
            <text:p>0.912</text:p>
          </table:table-cell>
          <table:table-cell table:style-name="ce10" office:value-type="float" office:value="0.0060663003552412" calcext:value-type="float">
            <text:p>0.006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table:style-name="ce20" office:value-type="float" office:value="0.9128" calcext:value-type="float">
            <text:p>0.913</text:p>
          </table:table-cell>
          <table:table-cell office:value-type="float" office:value="0.0057619441163551" calcext:value-type="float">
            <text:p>0.006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8309518948453" calcext:value-type="float">
            <text:p>0.006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74296702484027" calcext:value-type="float">
            <text:p>0.007</text:p>
          </table:table-cell>
          <table:table-cell table:style-name="ce31" table:formula="of:=MAX([.H41];[.J41];[.L41];[.N41];[.D41];[.F41])" office:value-type="float" office:value="0.9128" calcext:value-type="float">
            <text:p>0.913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9128" calcext:value-type="float">
            <text:p>0.913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32" calcext:value-type="float">
            <text:p>0.913</text:p>
          </table:table-cell>
          <table:table-cell table:style-name="ce10" office:value-type="float" office:value="0.0072938330115241" calcext:value-type="float">
            <text:p>0.007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6870225614927" calcext:value-type="float">
            <text:p>0.007</text:p>
          </table:table-cell>
          <table:table-cell table:style-name="ce20" office:value-type="float" office:value="0.9132" calcext:value-type="float">
            <text:p>0.913</text:p>
          </table:table-cell>
          <table:table-cell office:value-type="float" office:value="0.006870225614927" calcext:value-type="float">
            <text:p>0.007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43358966777357" calcext:value-type="float">
            <text:p>0.0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2111025509279" calcext:value-type="float">
            <text:p>0.007</text:p>
          </table:table-cell>
          <table:table-cell table:style-name="ce31" table:formula="of:=MAX([.H42];[.J42];[.L42];[.N42];[.D42];[.F42])" office:value-type="float" office:value="0.9132" calcext:value-type="float">
            <text:p>0.913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9132" calcext:value-type="float">
            <text:p>0.913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132" calcext:value-type="float">
            <text:p>0.913</text:p>
          </table:table-cell>
          <table:table-cell table:style-name="ce9" office:value-type="float" office:value="0.0083186537372341" calcext:value-type="float">
            <text:p>0.008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8" office:value-type="float" office:value="0.0133865604245452" calcext:value-type="float">
            <text:p>0.013</text:p>
          </table:table-cell>
          <table:table-cell table:style-name="ce19" office:value-type="float" office:value="0.9128" calcext:value-type="float">
            <text:p>0.913</text:p>
          </table:table-cell>
          <table:table-cell table:style-name="ce9" office:value-type="float" office:value="0.0092303846073714" calcext:value-type="float">
            <text:p>0.009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75630681604756" calcext:value-type="float">
            <text:p>0.008</text:p>
          </table:table-cell>
          <table:table-cell office:value-type="float" office:value="0.91" calcext:value-type="float">
            <text:p>0.910</text:p>
          </table:table-cell>
          <table:table-cell office:value-type="float" office:value="0.0092736184954957" calcext:value-type="float">
            <text:p>0.009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55856960175075" calcext:value-type="float">
            <text:p>0.006</text:p>
          </table:table-cell>
          <table:table-cell table:style-name="ce31" table:formula="of:=MAX([.H43];[.J43];[.L43];[.N43];[.D43];[.F43])" office:value-type="float" office:value="0.9132" calcext:value-type="float">
            <text:p>0.91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9128" calcext:value-type="float">
            <text:p>0.913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14" calcext:value-type="float">
            <text:p>0.914</text:p>
          </table:table-cell>
          <table:table-cell table:style-name="ce10" office:value-type="float" office:value="0.0074833147735478" calcext:value-type="float">
            <text:p>0.007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4656056768449" calcext:value-type="float">
            <text:p>0.015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88769364084688" calcext:value-type="float">
            <text:p>0.009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45607017003965" calcext:value-type="float">
            <text:p>0.005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59329587896765" calcext:value-type="float">
            <text:p>0.006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6572670690062" calcext:value-type="float">
            <text:p>0.007</text:p>
          </table:table-cell>
          <table:table-cell table:style-name="ce31" table:formula="of:=MAX([.H44];[.J44];[.L44];[.N44];[.D44];[.F44])" office:value-type="float" office:value="0.9156" calcext:value-type="float">
            <text:p>0.916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9156" calcext:value-type="float">
            <text:p>0.916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128" calcext:value-type="float">
            <text:p>0.913</text:p>
          </table:table-cell>
          <table:table-cell table:style-name="ce10" office:value-type="float" office:value="0.0076941536246685" calcext:value-type="float">
            <text:p>0.008</text:p>
          </table:table-cell>
          <table:table-cell office:value-type="float" office:value="0.8964" calcext:value-type="float">
            <text:p>0.896</text:p>
          </table:table-cell>
          <table:table-cell office:value-type="float" office:value="0.0134461890511773" calcext:value-type="float">
            <text:p>0.013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93166517590817" calcext:value-type="float">
            <text:p>0.009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51768716422179" calcext:value-type="float">
            <text:p>0.0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3245553203367" calcext:value-type="float">
            <text:p>0.006</text:p>
          </table:table-cell>
          <table:table-cell table:style-name="ce31" table:formula="of:=MAX([.H45];[.J45];[.L45];[.N45];[.D45];[.F45])" office:value-type="float" office:value="0.9164" calcext:value-type="float">
            <text:p>0.916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9164" calcext:value-type="float">
            <text:p>0.916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table:style-name="ce10" office:value-type="float" office:value="0.0071554175279993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" calcext:value-type="float">
            <text:p>0.012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081240384046359" calcext:value-type="float">
            <text:p>0.008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6043457732885" calcext:value-type="float">
            <text:p>0.005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50199601592044" calcext:value-type="float">
            <text:p>0.005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53665631459995" calcext:value-type="float">
            <text:p>0.005</text:p>
          </table:table-cell>
          <table:table-cell table:style-name="ce31" table:formula="of:=MAX([.H46];[.J46];[.L46];[.N46];[.D46];[.F46])" office:value-type="float" office:value="0.916" calcext:value-type="float">
            <text:p>0.916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916" calcext:value-type="float">
            <text:p>0.916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table:style-name="ce10" office:value-type="float" office:value="0.0074296702484027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3114877048604" calcext:value-type="float">
            <text:p>0.013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62289646009589" calcext:value-type="float">
            <text:p>0.006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45607017003965" calcext:value-type="float">
            <text:p>0.005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60991802727907" calcext:value-type="float">
            <text:p>0.006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41472882706655" calcext:value-type="float">
            <text:p>0.004</text:p>
          </table:table-cell>
          <table:table-cell table:style-name="ce31" table:formula="of:=MAX([.H47];[.J47];[.L47];[.N47];[.D47];[.F47])" office:value-type="float" office:value="0.9156" calcext:value-type="float">
            <text:p>0.916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COMBO" calcext:value-type="string">
            <text:p>COMBO</text:p>
          </table:table-cell>
          <table:table-cell table:style-name="ce31" table:formula="of:=MAX([.J47];[.L47];[.N47];[.H47])" office:value-type="float" office:value="0.9156" calcext:value-type="float">
            <text:p>0.916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9" office:value-type="float" office:value="0.0052153619241621" calcext:value-type="float">
            <text:p>0.005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19" office:value-type="float" office:value="0.9104" calcext:value-type="float">
            <text:p>0.910</text:p>
          </table:table-cell>
          <table:table-cell table:style-name="ce8" office:value-type="float" office:value="0.008414273587185" calcext:value-type="float">
            <text:p>0.008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97570487341203" calcext:value-type="float">
            <text:p>0.010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104307238483242" calcext:value-type="float">
            <text:p>0.010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48166378315169" calcext:value-type="float">
            <text:p>0.005</text:p>
          </table:table-cell>
          <table:table-cell table:style-name="ce31" table:formula="of:=MAX([.H48];[.J48];[.L48];[.N48];[.D48];[.F48])" office:value-type="float" office:value="0.9168" calcext:value-type="float">
            <text:p>0.917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9168" calcext:value-type="float">
            <text:p>0.917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table:style-name="ce10" office:value-type="float" office:value="0.002607680962081" calcext:value-type="float">
            <text:p>0.003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00399203184089" calcext:value-type="float">
            <text:p>0.010</text:p>
          </table:table-cell>
          <table:table-cell table:style-name="ce20" office:value-type="float" office:value="0.9124" calcext:value-type="float">
            <text:p>0.912</text:p>
          </table:table-cell>
          <table:table-cell office:value-type="float" office:value="0.0077974354758471" calcext:value-type="float">
            <text:p>0.008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70142711667001" calcext:value-type="float">
            <text:p>0.007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55497747702046" calcext:value-type="float">
            <text:p>0.006</text:p>
          </table:table-cell>
          <table:table-cell table:style-name="ce31" table:formula="of:=MAX([.H49];[.J49];[.L49];[.N49];[.D49];[.F49])" office:value-type="float" office:value="0.9156" calcext:value-type="float">
            <text:p>0.916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9" calcext:value-type="string">
            <text:p>SPLIT9</text:p>
          </table:table-cell>
          <table:table-cell table:style-name="ce31" table:formula="of:=MAX([.J49];[.L49];[.N49];[.H49])" office:value-type="float" office:value="0.9156" calcext:value-type="float">
            <text:p>0.916</text:p>
          </table:table-cell>
          <table:table-cell table:style-name="ce33" table:formula="of:=IF([.R49]=[.H49];[.$H$1];IF([.R49]=[.J49];[.$J$1];IF([.R49]=[.L49];[.$L$1];IF([.R49]=[.N4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032" calcext:value-type="float">
            <text:p>0.903</text:p>
          </table:table-cell>
          <table:table-cell table:style-name="ce10" office:value-type="float" office:value="0.0026832815729997" calcext:value-type="float">
            <text:p>0.003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table:style-name="ce20" office:value-type="float" office:value="0.914" calcext:value-type="float">
            <text:p>0.914</text:p>
          </table:table-cell>
          <table:table-cell office:value-type="float" office:value="0.0093808315196468" calcext:value-type="float">
            <text:p>0.00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1644140029689" calcext:value-type="float">
            <text:p>0.006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66932802122726" calcext:value-type="float">
            <text:p>0.007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52153619241621" calcext:value-type="float">
            <text:p>0.005</text:p>
          </table:table-cell>
          <table:table-cell table:style-name="ce31" table:formula="of:=MAX([.H50];[.J50];[.L50];[.N50];[.D50];[.F50])" office:value-type="float" office:value="0.914" calcext:value-type="float">
            <text:p>0.914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COMBO" calcext:value-type="string">
            <text:p>COMBO</text:p>
          </table:table-cell>
          <table:table-cell table:style-name="ce31" table:formula="of:=MAX([.J50];[.L50];[.N50];[.H50])" office:value-type="float" office:value="0.914" calcext:value-type="float">
            <text:p>0.914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4" calcext:value-type="float">
            <text:p>0.904</text:p>
          </table:table-cell>
          <table:table-cell table:style-name="ce10" office:value-type="float" office:value="0.0031622776601683" calcext:value-type="float">
            <text:p>0.003</text:p>
          </table:table-cell>
          <table:table-cell office:value-type="float" office:value="0.8976" calcext:value-type="float">
            <text:p>0.898</text:p>
          </table:table-cell>
          <table:table-cell office:value-type="float" office:value="0.0088769364084688" calcext:value-type="float">
            <text:p>0.009</text:p>
          </table:table-cell>
          <table:table-cell table:style-name="ce20" office:value-type="float" office:value="0.9148" calcext:value-type="float">
            <text:p>0.915</text:p>
          </table:table-cell>
          <table:table-cell office:value-type="float" office:value="0.0091214034007931" calcext:value-type="float">
            <text:p>0.009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59329587896765" calcext:value-type="float">
            <text:p>0.006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50199601592044" calcext:value-type="float">
            <text:p>0.005</text:p>
          </table:table-cell>
          <table:table-cell table:style-name="ce31" table:formula="of:=MAX([.H51];[.J51];[.L51];[.N51];[.D51];[.F51])" office:value-type="float" office:value="0.9148" calcext:value-type="float">
            <text:p>0.915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9148" calcext:value-type="float">
            <text:p>0.915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table:style-name="ce10" office:value-type="float" office:value="0.0035777087639996" calcext:value-type="float">
            <text:p>0.004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table:style-name="ce20" office:value-type="float" office:value="0.9136" calcext:value-type="float">
            <text:p>0.914</text:p>
          </table:table-cell>
          <table:table-cell office:value-type="float" office:value="0.008173126696681" calcext:value-type="float">
            <text:p>0.008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1768716422179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43358966777357" calcext:value-type="float">
            <text:p>0.004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52153619241621" calcext:value-type="float">
            <text:p>0.005</text:p>
          </table:table-cell>
          <table:table-cell table:style-name="ce31" table:formula="of:=MAX([.H52];[.J52];[.L52];[.N52];[.D52];[.F52])" office:value-type="float" office:value="0.9144" calcext:value-type="float">
            <text:p>0.914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2" calcext:value-type="string">
            <text:p>SPLIT2</text:p>
          </table:table-cell>
          <table:table-cell table:style-name="ce31" table:formula="of:=MAX([.J52];[.L52];[.N52];[.H52])" office:value-type="float" office:value="0.9144" calcext:value-type="float">
            <text:p>0.914</text:p>
          </table:table-cell>
          <table:table-cell table:style-name="ce33" table:formula="of:=IF([.R52]=[.H52];[.$H$1];IF([.R52]=[.J52];[.$J$1];IF([.R52]=[.L52];[.$L$1];IF([.R52]=[.N5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208116553882674" calcext:value-type="float">
            <text:p>0.021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820881404958" calcext:value-type="float">
            <text:p>0.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6" calcext:value-type="float">
            <text:p>0.886</text:p>
          </table:table-cell>
          <table:table-cell table:style-name="ce9" office:value-type="float" office:value="0.0105475115548644" calcext:value-type="float">
            <text:p>0.011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15062370331392" calcext:value-type="float">
            <text:p>0.015</text:p>
          </table:table-cell>
          <table:table-cell table:style-name="ce9" office:value-type="float" office:value="0.8875" calcext:value-type="float">
            <text:p>0.888</text:p>
          </table:table-cell>
          <table:table-cell table:style-name="ce8" office:value-type="float" office:value="0.0174999999999999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8945" calcext:value-type="float">
            <text:p>0.895</text:p>
          </table:table-cell>
          <table:table-cell office:value-type="float" office:value="0.0165264938810383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1438842909629" calcext:value-type="float">
            <text:p>0.016</text:p>
          </table:table-cell>
          <table:table-cell table:style-name="ce31" table:formula="of:=MAX([.H8];[.J8];[.L8];[.N8];[.D8];[.F8])" office:value-type="float" office:value="0.8945" calcext:value-type="float">
            <text:p>0.895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8945" calcext:value-type="float">
            <text:p>0.895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table:style-name="ce10" office:value-type="float" office:value="0.0125747763399593" calcext:value-type="float">
            <text:p>0.01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3682206766638" calcext:value-type="float">
            <text:p>0.010</text:p>
          </table:table-cell>
          <table:table-cell table:style-name="ce10" office:value-type="float" office:value="0.892" calcext:value-type="float">
            <text:p>0.892</text:p>
          </table:table-cell>
          <table:table-cell office:value-type="float" office:value="0.0131576973669407" calcext:value-type="float">
            <text:p>0.0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675183861471" calcext:value-type="float">
            <text:p>0.012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28695376762337" calcext:value-type="float">
            <text:p>0.013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3093108923948" calcext:value-type="float">
            <text:p>0.015</text:p>
          </table:table-cell>
          <table:table-cell table:style-name="ce31" table:formula="of:=MAX([.H9];[.J9];[.L9];[.N9];[.D9];[.F9])" office:value-type="float" office:value="0.892" calcext:value-type="float">
            <text:p>0.892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892" calcext:value-type="float">
            <text:p>0.892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table:style-name="ce10" office:value-type="float" office:value="0.0135323686027243" calcext:value-type="float">
            <text:p>0.0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2158383625775" calcext:value-type="float">
            <text:p>0.008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33463478150391" calcext:value-type="float">
            <text:p>0.013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0062305898749" calcext:value-type="float">
            <text:p>0.01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3" calcext:value-type="float">
            <text:p>0.013</text:p>
          </table:table-cell>
          <table:table-cell table:style-name="ce31" table:formula="of:=MAX([.H10];[.J10];[.L10];[.N10];[.D10];[.F10])" office:value-type="float" office:value="0.891" calcext:value-type="float">
            <text:p>0.891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891" calcext:value-type="float">
            <text:p>0.891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5" calcext:value-type="float">
            <text:p>0.889</text:p>
          </table:table-cell>
          <table:table-cell table:style-name="ce10" office:value-type="float" office:value="0.0130623504776131" calcext:value-type="float">
            <text:p>0.0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176920308356" calcext:value-type="float">
            <text:p>0.010</text:p>
          </table:table-cell>
          <table:table-cell table:style-name="ce10" office:value-type="float" office:value="0.889" calcext:value-type="float">
            <text:p>0.889</text:p>
          </table:table-cell>
          <table:table-cell office:value-type="float" office:value="0.015062370331392" calcext:value-type="float">
            <text:p>0.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2980060130066" calcext:value-type="float">
            <text:p>0.016</text:p>
          </table:table-cell>
          <table:table-cell table:style-name="ce31" table:formula="of:=MAX([.H11];[.J11];[.L11];[.N11];[.D11];[.F11])" office:value-type="float" office:value="0.891" calcext:value-type="float">
            <text:p>0.891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2" calcext:value-type="string">
            <text:p>SPLIT2</text:p>
          </table:table-cell>
          <table:table-cell table:style-name="ce31" table:formula="of:=MAX([.J11];[.L11];[.N11];[.H11])" office:value-type="float" office:value="0.891" calcext:value-type="float">
            <text:p>0.891</text:p>
          </table:table-cell>
          <table:table-cell table:style-name="ce33" table:formula="of:=IF([.R11]=[.H11];[.$H$1];IF([.R11]=[.J11];[.$J$1];IF([.R11]=[.L11];[.$L$1];IF([.R11]=[.N1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table:style-name="ce10" office:value-type="float" office:value="0.0146415504643463" calcext:value-type="float">
            <text:p>0.015</text:p>
          </table:table-cell>
          <table:table-cell office:value-type="float" office:value="0.8845" calcext:value-type="float">
            <text:p>0.885</text:p>
          </table:table-cell>
          <table:table-cell office:value-type="float" office:value="0.0129180106827637" calcext:value-type="float">
            <text:p>0.013</text:p>
          </table:table-cell>
          <table:table-cell table:style-name="ce10"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1101106021269" calcext:value-type="float">
            <text:p>0.01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2983738762488" calcext:value-type="float">
            <text:p>0.01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4316767251549" calcext:value-type="float">
            <text:p>0.016</text:p>
          </table:table-cell>
          <table:table-cell table:style-name="ce31" table:formula="of:=MAX([.H12];[.J12];[.L12];[.N12];[.D12];[.F12])" office:value-type="float" office:value="0.89" calcext:value-type="float">
            <text:p>0.890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2" calcext:value-type="string">
            <text:p>SPLIT2</text:p>
          </table:table-cell>
          <table:table-cell table:style-name="ce31" table:formula="of:=MAX([.J12];[.L12];[.N12];[.H12])" office:value-type="float" office:value="0.89" calcext:value-type="float">
            <text:p>0.890</text:p>
          </table:table-cell>
          <table:table-cell table:style-name="ce33" table:formula="of:=IF([.R12]=[.H12];[.$H$1];IF([.R12]=[.J12];[.$J$1];IF([.R12]=[.L12];[.$L$1];IF([.R12]=[.N1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835" calcext:value-type="float">
            <text:p>0.884</text:p>
          </table:table-cell>
          <table:table-cell table:style-name="ce8" office:value-type="float" office:value="0.0179930542154465" calcext:value-type="float">
            <text:p>0.01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198746069143517" calcext:value-type="float">
            <text:p>0.020</text:p>
          </table:table-cell>
          <table:table-cell table:style-name="ce9" office:value-type="float" office:value="0.885" calcext:value-type="float">
            <text:p>0.885</text:p>
          </table:table-cell>
          <table:table-cell table:style-name="ce9" office:value-type="float" office:value="0.0127475487839819" calcext:value-type="float">
            <text:p>0.013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1702895126808" calcext:value-type="float">
            <text:p>0.01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909924425781" calcext:value-type="float">
            <text:p>0.0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3178210632763" calcext:value-type="float">
            <text:p>0.014</text:p>
          </table:table-cell>
          <table:table-cell table:style-name="ce31" table:formula="of:=MAX([.H13];[.J13];[.L13];[.N13];[.D13];[.F13])" office:value-type="float" office:value="0.889" calcext:value-type="float">
            <text:p>0.889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SPLIT4" calcext:value-type="string">
            <text:p>SPLIT4</text:p>
          </table:table-cell>
          <table:table-cell table:style-name="ce31" table:formula="of:=MAX([.J13];[.L13];[.N13];[.H13])" office:value-type="float" office:value="0.889" calcext:value-type="float">
            <text:p>0.889</text:p>
          </table:table-cell>
          <table:table-cell table:style-name="ce33" table:formula="of:=IF([.R13]=[.H13];[.$H$1];IF([.R13]=[.J13];[.$J$1];IF([.R13]=[.L13];[.$L$1];IF([.R13]=[.N1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75" calcext:value-type="float">
            <text:p>0.888</text:p>
          </table:table-cell>
          <table:table-cell office:value-type="float" office:value="0.0203100960115899" calcext:value-type="float">
            <text:p>0.02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3463478150391" calcext:value-type="float">
            <text:p>0.013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75534896815419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42082722383828" calcext:value-type="float">
            <text:p>0.014</text:p>
          </table:table-cell>
          <table:table-cell table:style-name="ce31" table:formula="of:=MAX([.H14];[.J14];[.L14];[.N14];[.D14];[.F14])" office:value-type="float" office:value="0.889" calcext:value-type="float">
            <text:p>0.889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SPLIT2" calcext:value-type="string">
            <text:p>SPLIT2</text:p>
          </table:table-cell>
          <table:table-cell table:style-name="ce31" table:formula="of:=MAX([.J14];[.L14];[.N14];[.H14])" office:value-type="float" office:value="0.889" calcext:value-type="float">
            <text:p>0.889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85" calcext:value-type="float">
            <text:p>0.889</text:p>
          </table:table-cell>
          <table:table-cell office:value-type="float" office:value="0.0209612738162545" calcext:value-type="float">
            <text:p>0.02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5379807592143" calcext:value-type="float">
            <text:p>0.012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157718102955874" calcext:value-type="float">
            <text:p>0.016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7519840020233" calcext:value-type="float">
            <text:p>0.01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747763399592" calcext:value-type="float">
            <text:p>0.013</text:p>
          </table:table-cell>
          <table:table-cell table:style-name="ce31" table:formula="of:=MAX([.H15];[.J15];[.L15];[.N15];[.D15];[.F15])" office:value-type="float" office:value="0.891" calcext:value-type="float">
            <text:p>0.891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9" calcext:value-type="string">
            <text:p>SPLIT9</text:p>
          </table:table-cell>
          <table:table-cell table:style-name="ce31" table:formula="of:=MAX([.J15];[.L15];[.N15];[.H15])" office:value-type="float" office:value="0.891" calcext:value-type="float">
            <text:p>0.891</text:p>
          </table:table-cell>
          <table:table-cell table:style-name="ce33" table:formula="of:=IF([.R15]=[.H15];[.$H$1];IF([.R15]=[.J15];[.$J$1];IF([.R15]=[.L15];[.$L$1];IF([.R15]=[.N15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" calcext:value-type="float">
            <text:p>0.889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8057189531175" calcext:value-type="float">
            <text:p>0.012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7102631376487" calcext:value-type="float">
            <text:p>0.017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5062370331392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919410907075" calcext:value-type="float">
            <text:p>0.014</text:p>
          </table:table-cell>
          <table:table-cell table:style-name="ce31" table:formula="of:=MAX([.H16];[.J16];[.L16];[.N16];[.D16];[.F16])" office:value-type="float" office:value="0.89" calcext:value-type="float">
            <text:p>0.890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9" calcext:value-type="string">
            <text:p>SPLIT9</text:p>
          </table:table-cell>
          <table:table-cell table:style-name="ce31" table:formula="of:=MAX([.J16];[.L16];[.N16];[.H16])" office:value-type="float" office:value="0.89" calcext:value-type="float">
            <text:p>0.890</text:p>
          </table:table-cell>
          <table:table-cell table:style-name="ce33" table:formula="of:=IF([.R16]=[.H16];[.$H$1];IF([.R16]=[.J16];[.$J$1];IF([.R16]=[.L16];[.$L$1];IF([.R16]=[.N16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" calcext:value-type="float">
            <text:p>0.890</text:p>
          </table:table-cell>
          <table:table-cell office:value-type="float" office:value="0.0203100960115898" calcext:value-type="float">
            <text:p>0.020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03077640640441" calcext:value-type="float">
            <text:p>0.010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143178210632763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70843495632698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8323969741912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919410907075" calcext:value-type="float">
            <text:p>0.014</text:p>
          </table:table-cell>
          <table:table-cell table:style-name="ce31" table:formula="of:=MAX([.H17];[.J17];[.L17];[.N17];[.D17];[.F17])" office:value-type="float" office:value="0.89" calcext:value-type="float">
            <text:p>0.890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9" calcext:value-type="string">
            <text:p>SPLIT9</text:p>
          </table:table-cell>
          <table:table-cell table:style-name="ce31" table:formula="of:=MAX([.J17];[.L17];[.N17];[.H17])" office:value-type="float" office:value="0.89" calcext:value-type="float">
            <text:p>0.890</text:p>
          </table:table-cell>
          <table:table-cell table:style-name="ce33" table:formula="of:=IF([.R17]=[.H17];[.$H$1];IF([.R17]=[.J17];[.$J$1];IF([.R17]=[.L17];[.$L$1];IF([.R17]=[.N17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25" calcext:value-type="float">
            <text:p>0.893</text:p>
          </table:table-cell>
          <table:table-cell table:style-name="ce8" office:value-type="float" office:value="0.0217944947177033" calcext:value-type="float">
            <text:p>0.022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1101106021268" calcext:value-type="float">
            <text:p>0.013</text:p>
          </table:table-cell>
          <table:table-cell table:style-name="ce19" office:value-type="float" office:value="0.896" calcext:value-type="float">
            <text:p>0.896</text:p>
          </table:table-cell>
          <table:table-cell table:style-name="ce9" office:value-type="float" office:value="0.019088609168821" calcext:value-type="float">
            <text:p>0.0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5129252736999" calcext:value-type="float">
            <text:p>0.015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7386316640341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7145146504467" calcext:value-type="float">
            <text:p>0.017</text:p>
          </table:table-cell>
          <table:table-cell table:style-name="ce31" table:formula="of:=MAX([.H18];[.J18];[.L18];[.N18];[.D18];[.F18])" office:value-type="float" office:value="0.896" calcext:value-type="float">
            <text:p>0.896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COMBO" calcext:value-type="string">
            <text:p>COMBO</text:p>
          </table:table-cell>
          <table:table-cell table:style-name="ce31" table:formula="of:=MAX([.J18];[.L18];[.N18];[.H18])" office:value-type="float" office:value="0.896" calcext:value-type="float">
            <text:p>0.896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221500564333366" calcext:value-type="float">
            <text:p>0.0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62370331392" calcext:value-type="float">
            <text:p>0.015</text:p>
          </table:table-cell>
          <table:table-cell table:style-name="ce20" office:value-type="float" office:value="0.8935" calcext:value-type="float">
            <text:p>0.894</text:p>
          </table:table-cell>
          <table:table-cell table:style-name="ce10" office:value-type="float" office:value="0.0204328167417025" calcext:value-type="float">
            <text:p>0.020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7475487839819" calcext:value-type="float">
            <text:p>0.013</text:p>
          </table:table-cell>
          <table:table-cell table:style-name="ce31" table:formula="of:=MAX([.H19];[.J19];[.L19];[.N19];[.D19];[.F19])" office:value-type="float" office:value="0.8935" calcext:value-type="float">
            <text:p>0.89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8935" calcext:value-type="float">
            <text:p>0.894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21782551162168" calcext:value-type="float">
            <text:p>0.02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851895177195" calcext:value-type="float">
            <text:p>0.014</text:p>
          </table:table-cell>
          <table:table-cell table:style-name="ce20" office:value-type="float" office:value="0.8925" calcext:value-type="float">
            <text:p>0.893</text:p>
          </table:table-cell>
          <table:table-cell table:style-name="ce10" office:value-type="float" office:value="0.0186245805321891" calcext:value-type="float">
            <text:p>0.01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9241908677755" calcext:value-type="float">
            <text:p>0.019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3205080756887" calcext:value-type="float">
            <text:p>0.01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1657508881031" calcext:value-type="float">
            <text:p>0.015</text:p>
          </table:table-cell>
          <table:table-cell table:style-name="ce31" table:formula="of:=MAX([.H20];[.J20];[.L20];[.N20];[.D20];[.F20])" office:value-type="float" office:value="0.8925" calcext:value-type="float">
            <text:p>0.893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8925" calcext:value-type="float">
            <text:p>0.893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8231528427951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8397416943394" calcext:value-type="float">
            <text:p>0.011</text:p>
          </table:table-cell>
          <table:table-cell table:style-name="ce20" office:value-type="float" office:value="0.893" calcext:value-type="float">
            <text:p>0.893</text:p>
          </table:table-cell>
          <table:table-cell table:style-name="ce10" office:value-type="float" office:value="0.0162403817689117" calcext:value-type="float">
            <text:p>0.0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84898620871006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674849396983" calcext:value-type="float">
            <text:p>0.019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2684314846024" calcext:value-type="float">
            <text:p>0.015</text:p>
          </table:table-cell>
          <table:table-cell table:style-name="ce31" table:formula="of:=MAX([.H21];[.J21];[.L21];[.N21];[.D21];[.F21])" office:value-type="float" office:value="0.893" calcext:value-type="float">
            <text:p>0.893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COMBO" calcext:value-type="string">
            <text:p>COMBO</text:p>
          </table:table-cell>
          <table:table-cell table:style-name="ce31" table:formula="of:=MAX([.J21];[.L21];[.N21];[.H21])" office:value-type="float" office:value="0.893" calcext:value-type="float">
            <text:p>0.893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9890324280916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9180106827637" calcext:value-type="float">
            <text:p>0.013</text:p>
          </table:table-cell>
          <table:table-cell table:style-name="ce20" office:value-type="float" office:value="0.8935" calcext:value-type="float">
            <text:p>0.894</text:p>
          </table:table-cell>
          <table:table-cell table:style-name="ce10" office:value-type="float" office:value="0.0154717484467657" calcext:value-type="float">
            <text:p>0.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9408751180091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4316767251549" calcext:value-type="float">
            <text:p>0.016</text:p>
          </table:table-cell>
          <table:table-cell table:style-name="ce31" table:formula="of:=MAX([.H22];[.J22];[.L22];[.N22];[.D22];[.F22])" office:value-type="float" office:value="0.8935" calcext:value-type="float">
            <text:p>0.894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8935" calcext:value-type="float">
            <text:p>0.894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182859235479097" calcext:value-type="float">
            <text:p>0.018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0.0192516233081784" calcext:value-type="float">
            <text:p>0.019</text:p>
          </table:table-cell>
          <table:table-cell table:style-name="ce9" office:value-type="float" office:value="0.886" calcext:value-type="float">
            <text:p>0.886</text:p>
          </table:table-cell>
          <table:table-cell table:style-name="ce9" office:value-type="float" office:value="0.017374550353894" calcext:value-type="float">
            <text:p>0.017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4717484467658" calcext:value-type="float">
            <text:p>0.015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77306232264971" calcext:value-type="float">
            <text:p>0.018</text:p>
          </table:table-cell>
          <table:table-cell table:style-name="ce31" table:formula="of:=MAX([.H23];[.J23];[.L23];[.N23];[.D23];[.F23])" office:value-type="float" office:value="0.8915" calcext:value-type="float">
            <text:p>0.892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SPLIT9" calcext:value-type="string">
            <text:p>SPLIT9</text:p>
          </table:table-cell>
          <table:table-cell table:style-name="ce31" table:formula="of:=MAX([.J23];[.L23];[.N23];[.H23])" office:value-type="float" office:value="0.8915" calcext:value-type="float">
            <text:p>0.892</text:p>
          </table:table-cell>
          <table:table-cell table:style-name="ce33" table:formula="of:=IF([.R23]=[.H23];[.$H$1];IF([.R23]=[.J23];[.$J$1];IF([.R23]=[.L23];[.$L$1];IF([.R23]=[.N23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54515371403624" calcext:value-type="float">
            <text:p>0.015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118057189531176" calcext:value-type="float">
            <text:p>0.01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58508674841473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623504776131" calcext:value-type="float">
            <text:p>0.0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7145146504467" calcext:value-type="float">
            <text:p>0.017</text:p>
          </table:table-cell>
          <table:table-cell table:style-name="ce31" table:formula="of:=MAX([.H24];[.J24];[.L24];[.N24];[.D24];[.F24])" office:value-type="float" office:value="0.893" calcext:value-type="float">
            <text:p>0.893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9" calcext:value-type="string">
            <text:p>SPLIT9</text:p>
          </table:table-cell>
          <table:table-cell table:style-name="ce31" table:formula="of:=MAX([.J24];[.L24];[.N24];[.H24])" office:value-type="float" office:value="0.893" calcext:value-type="float">
            <text:p>0.893</text:p>
          </table:table-cell>
          <table:table-cell table:style-name="ce33" table:formula="of:=IF([.R24]=[.H24];[.$H$1];IF([.R24]=[.J24];[.$J$1];IF([.R24]=[.L24];[.$L$1];IF([.R24]=[.N2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04328167417025" calcext:value-type="float">
            <text:p>0.020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table:style-name="ce10" office:value-type="float" office:value="0.892" calcext:value-type="float">
            <text:p>0.892</text:p>
          </table:table-cell>
          <table:table-cell table:style-name="ce10" office:value-type="float" office:value="0.0144048602908879" calcext:value-type="float">
            <text:p>0.01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29903810567665" calcext:value-type="float">
            <text:p>0.01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9058063780794" calcext:value-type="float">
            <text:p>0.010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58705702481038" calcext:value-type="float">
            <text:p>0.016</text:p>
          </table:table-cell>
          <table:table-cell table:style-name="ce31" table:formula="of:=MAX([.H25];[.J25];[.L25];[.N25];[.D25];[.F25])" office:value-type="float" office:value="0.892" calcext:value-type="float">
            <text:p>0.892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COMBO" calcext:value-type="string">
            <text:p>COMBO</text:p>
          </table:table-cell>
          <table:table-cell table:style-name="ce31" table:formula="of:=MAX([.J25];[.L25];[.N25];[.H25])" office:value-type="float" office:value="0.892" calcext:value-type="float">
            <text:p>0.892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0124611797498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738631664034" calcext:value-type="float">
            <text:p>0.014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3919410907075" calcext:value-type="float">
            <text:p>0.014</text:p>
          </table:table-cell>
          <table:table-cell table:style-name="ce31" table:formula="of:=MAX([.H26];[.J26];[.L26];[.N26];[.D26];[.F26])" office:value-type="float" office:value="0.8915" calcext:value-type="float">
            <text:p>0.892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COMBO" calcext:value-type="string">
            <text:p>COMBO</text:p>
          </table:table-cell>
          <table:table-cell table:style-name="ce31" table:formula="of:=MAX([.J26];[.L26];[.N26];[.H26])" office:value-type="float" office:value="0.8915" calcext:value-type="float">
            <text:p>0.892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5404962177391" calcext:value-type="float">
            <text:p>0.019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096176920308357" calcext:value-type="float">
            <text:p>0.010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37613589445228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851895177195" calcext:value-type="float">
            <text:p>0.014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07529065838032" calcext:value-type="float">
            <text:p>0.01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6243811729525" calcext:value-type="float">
            <text:p>0.013</text:p>
          </table:table-cell>
          <table:table-cell table:style-name="ce31" table:formula="of:=MAX([.H27];[.J27];[.L27];[.N27];[.D27];[.F27])" office:value-type="float" office:value="0.8915" calcext:value-type="float">
            <text:p>0.892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COMBO" calcext:value-type="string">
            <text:p>COMBO</text:p>
          </table:table-cell>
          <table:table-cell table:style-name="ce31" table:formula="of:=MAX([.J27];[.L27];[.N27];[.H27])" office:value-type="float" office:value="0.8915" calcext:value-type="float">
            <text:p>0.892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2261083810919" calcext:value-type="float">
            <text:p>0.023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4629120178362" calcext:value-type="float">
            <text:p>0.013</text:p>
          </table:table-cell>
          <table:table-cell table:style-name="ce19" office:value-type="float" office:value="0.8895" calcext:value-type="float">
            <text:p>0.890</text:p>
          </table:table-cell>
          <table:table-cell table:style-name="ce9" office:value-type="float" office:value="0.0178009831189179" calcext:value-type="float">
            <text:p>0.0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4621760313347" calcext:value-type="float">
            <text:p>0.02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1038074669932" calcext:value-type="float">
            <text:p>0.015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75" calcext:value-type="float">
            <text:p>0.018</text:p>
          </table:table-cell>
          <table:table-cell table:style-name="ce31" table:formula="of:=MAX([.H28];[.J28];[.L28];[.N28];[.D28];[.F28])" office:value-type="float" office:value="0.892" calcext:value-type="float">
            <text:p>0.892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SPLIT2" calcext:value-type="string">
            <text:p>SPLIT2</text:p>
          </table:table-cell>
          <table:table-cell table:style-name="ce31" table:formula="of:=MAX([.J28];[.L28];[.N28];[.H28])" office:value-type="float" office:value="0.892" calcext:value-type="float">
            <text:p>0.892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40831891575845" calcext:value-type="float">
            <text:p>0.0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</text:p>
          </table:table-cell>
          <table:table-cell table:style-name="ce20" office:value-type="float" office:value="0.893" calcext:value-type="float">
            <text:p>0.893</text:p>
          </table:table-cell>
          <table:table-cell table:style-name="ce10" office:value-type="float" office:value="0.0171755640373176" calcext:value-type="float">
            <text:p>0.017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62403817689117" calcext:value-type="float">
            <text:p>0.016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5129252737" calcext:value-type="float">
            <text:p>0.015</text:p>
          </table:table-cell>
          <table:table-cell office:value-type="float" office:value="0.8955" calcext:value-type="float">
            <text:p>0.896</text:p>
          </table:table-cell>
          <table:table-cell office:value-type="float" office:value="0.0133930952359788" calcext:value-type="float">
            <text:p>0.013</text:p>
          </table:table-cell>
          <table:table-cell table:style-name="ce31" table:formula="of:=MAX([.H29];[.J29];[.L29];[.N29];[.D29];[.F29])" office:value-type="float" office:value="0.8955" calcext:value-type="float">
            <text:p>0.896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SPLIT9" calcext:value-type="string">
            <text:p>SPLIT9</text:p>
          </table:table-cell>
          <table:table-cell table:style-name="ce31" table:formula="of:=MAX([.J29];[.L29];[.N29];[.H29])" office:value-type="float" office:value="0.8955" calcext:value-type="float">
            <text:p>0.896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59446526282391" calcext:value-type="float">
            <text:p>0.02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4498995979887" calcext:value-type="float">
            <text:p>0.012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60662690130596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5534896815419" calcext:value-type="float">
            <text:p>0.018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176776695296637" calcext:value-type="float">
            <text:p>0.0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170661444638" calcext:value-type="float">
            <text:p>0.012</text:p>
          </table:table-cell>
          <table:table-cell table:style-name="ce31" table:formula="of:=MAX([.H30];[.J30];[.L30];[.N30];[.D30];[.F30])" office:value-type="float" office:value="0.8925" calcext:value-type="float">
            <text:p>0.893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SPLIT4" calcext:value-type="string">
            <text:p>SPLIT4</text:p>
          </table:table-cell>
          <table:table-cell table:style-name="ce31" table:formula="of:=MAX([.J30];[.L30];[.N30];[.H30])" office:value-type="float" office:value="0.8925" calcext:value-type="float">
            <text:p>0.893</text:p>
          </table:table-cell>
          <table:table-cell table:style-name="ce33" table:formula="of:=IF([.R30]=[.H30];[.$H$1];IF([.R30]=[.J30];[.$J$1];IF([.R30]=[.L30];[.$L$1];IF([.R30]=[.N3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4247736397891" calcext:value-type="float">
            <text:p>0.012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166770800801579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8009831189179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33930952359788" calcext:value-type="float">
            <text:p>0.013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8705702481038" calcext:value-type="float">
            <text:p>0.016</text:p>
          </table:table-cell>
          <table:table-cell table:style-name="ce31" table:formula="of:=MAX([.H31];[.J31];[.L31];[.N31];[.D31];[.F31])" office:value-type="float" office:value="0.8915" calcext:value-type="float">
            <text:p>0.892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9" calcext:value-type="string">
            <text:p>SPLIT9</text:p>
          </table:table-cell>
          <table:table-cell table:style-name="ce31" table:formula="of:=MAX([.J31];[.L31];[.N31];[.H31])" office:value-type="float" office:value="0.8915" calcext:value-type="float">
            <text:p>0.892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41996900806601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5092560861062" calcext:value-type="float">
            <text:p>0.014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54717484467657" calcext:value-type="float">
            <text:p>0.015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72300609401127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1101106021268" calcext:value-type="float">
            <text:p>0.013</text:p>
          </table:table-cell>
          <table:table-cell office:value-type="float" office:value="0.8935" calcext:value-type="float">
            <text:p>0.894</text:p>
          </table:table-cell>
          <table:table-cell office:value-type="float" office:value="0.0132994360782703" calcext:value-type="float">
            <text:p>0.013</text:p>
          </table:table-cell>
          <table:table-cell table:style-name="ce31" table:formula="of:=MAX([.H32];[.J32];[.L32];[.N32];[.D32];[.F32])" office:value-type="float" office:value="0.8935" calcext:value-type="float">
            <text:p>0.894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SPLIT9" calcext:value-type="string">
            <text:p>SPLIT9</text:p>
          </table:table-cell>
          <table:table-cell table:style-name="ce31" table:formula="of:=MAX([.J32];[.L32];[.N32];[.H32])" office:value-type="float" office:value="0.8935" calcext:value-type="float">
            <text:p>0.894</text:p>
          </table:table-cell>
          <table:table-cell table:style-name="ce33" table:formula="of:=IF([.R32]=[.H32];[.$H$1];IF([.R32]=[.J32];[.$J$1];IF([.R32]=[.L32];[.$L$1];IF([.R32]=[.N3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05" calcext:value-type="float">
            <text:p>0.891</text:p>
          </table:table-cell>
          <table:table-cell table:style-name="ce8" office:value-type="float" office:value="0.0275794307410432" calcext:value-type="float">
            <text:p>0.028</text:p>
          </table:table-cell>
          <table:table-cell table:style-name="ce8" office:value-type="float" office:value="0.8845" calcext:value-type="float">
            <text:p>0.885</text:p>
          </table:table-cell>
          <table:table-cell table:style-name="ce8" office:value-type="float" office:value="0.008177713616898" calcext:value-type="float">
            <text:p>0.008</text:p>
          </table:table-cell>
          <table:table-cell table:style-name="ce9" office:value-type="float" office:value="0.8895" calcext:value-type="float">
            <text:p>0.890</text:p>
          </table:table-cell>
          <table:table-cell table:style-name="ce9" office:value-type="float" office:value="0.0193164437720818" calcext:value-type="float">
            <text:p>0.019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1142209327367" calcext:value-type="float">
            <text:p>0.01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63363092527044" calcext:value-type="float">
            <text:p>0.016</text:p>
          </table:table-cell>
          <table:table-cell table:style-name="ce31" table:formula="of:=MAX([.H33];[.J33];[.L33];[.N33];[.D33];[.F33])" office:value-type="float" office:value="0.8905" calcext:value-type="float">
            <text:p>0.89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9" calcext:value-type="float">
            <text:p>0.890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5" calcext:value-type="float">
            <text:p>0.892</text:p>
          </table:table-cell>
          <table:table-cell office:value-type="float" office:value="0.0238877583711824" calcext:value-type="float">
            <text:p>0.024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02469507659595" calcext:value-type="float">
            <text:p>0.010</text:p>
          </table:table-cell>
          <table:table-cell table:style-name="ce10" office:value-type="float" office:value="0.8895" calcext:value-type="float">
            <text:p>0.890</text:p>
          </table:table-cell>
          <table:table-cell table:style-name="ce10" office:value-type="float" office:value="0.0178009831189178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83200709605612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8077363139715" calcext:value-type="float">
            <text:p>0.0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6207701385946" calcext:value-type="float">
            <text:p>0.017</text:p>
          </table:table-cell>
          <table:table-cell table:style-name="ce31" table:formula="of:=MAX([.H34];[.J34];[.L34];[.N34];[.D34];[.F34])" office:value-type="float" office:value="0.8915" calcext:value-type="float">
            <text:p>0.892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8905" calcext:value-type="float">
            <text:p>0.891</text:p>
          </table:table-cell>
          <table:table-cell table:style-name="ce33" table:formula="of:=IF([.R34]=[.H34];[.$H$1];IF([.R34]=[.J34];[.$J$1];IF([.R34]=[.L34];[.$L$1];IF([.R34]=[.N3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959784554957" calcext:value-type="float">
            <text:p>0.014</text:p>
          </table:table-cell>
          <table:table-cell table:style-name="ce10" office:value-type="float" office:value="0.8895" calcext:value-type="float">
            <text:p>0.890</text:p>
          </table:table-cell>
          <table:table-cell table:style-name="ce10" office:value-type="float" office:value="0.0184898620871005" calcext:value-type="float">
            <text:p>0.01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8077363139715" calcext:value-type="float">
            <text:p>0.017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62980060130065" calcext:value-type="float">
            <text:p>0.016</text:p>
          </table:table-cell>
          <table:table-cell table:style-name="ce31" table:formula="of:=MAX([.H35];[.J35];[.L35];[.N35];[.D35];[.F35])" office:value-type="float" office:value="0.892" calcext:value-type="float">
            <text:p>0.892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SPLIT2" calcext:value-type="string">
            <text:p>SPLIT2</text:p>
          </table:table-cell>
          <table:table-cell table:style-name="ce31" table:formula="of:=MAX([.J35];[.L35];[.N35];[.H35])" office:value-type="float" office:value="0.892" calcext:value-type="float">
            <text:p>0.892</text:p>
          </table:table-cell>
          <table:table-cell table:style-name="ce33" table:formula="of:=IF([.R35]=[.H35];[.$H$1];IF([.R35]=[.J35];[.$J$1];IF([.R35]=[.L35];[.$L$1];IF([.R35]=[.N3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2" calcext:value-type="float">
            <text:p>0.892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table:style-name="ce10" office:value-type="float" office:value="0.89" calcext:value-type="float">
            <text:p>0.890</text:p>
          </table:table-cell>
          <table:table-cell table:style-name="ce10" office:value-type="float" office:value="0.0170477271212323" calcext:value-type="float">
            <text:p>0.01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9189243156886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4104853464801" calcext:value-type="float">
            <text:p>0.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1632298752445" calcext:value-type="float">
            <text:p>0.016</text:p>
          </table:table-cell>
          <table:table-cell table:style-name="ce31" table:formula="of:=MAX([.H36];[.J36];[.L36];[.N36];[.D36];[.F36])" office:value-type="float" office:value="0.892" calcext:value-type="float">
            <text:p>0.892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891" calcext:value-type="float">
            <text:p>0.891</text:p>
          </table:table-cell>
          <table:table-cell table:style-name="ce33" table:formula="of:=IF([.R36]=[.H36];[.$H$1];IF([.R36]=[.J36];[.$J$1];IF([.R36]=[.L36];[.$L$1];IF([.R36]=[.N3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5" calcext:value-type="float">
            <text:p>0.892</text:p>
          </table:table-cell>
          <table:table-cell office:value-type="float" office:value="0.0218374678019224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table:style-name="ce10" office:value-type="float" office:value="0.8905" calcext:value-type="float">
            <text:p>0.891</text:p>
          </table:table-cell>
          <table:table-cell table:style-name="ce10" office:value-type="float" office:value="0.0175356779167502" calcext:value-type="float">
            <text:p>0.01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51451312308609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705702481038" calcext:value-type="float">
            <text:p>0.0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</text:p>
          </table:table-cell>
          <table:table-cell table:style-name="ce31" table:formula="of:=MAX([.H37];[.J37];[.L37];[.N37];[.D37];[.F37])" office:value-type="float" office:value="0.8915" calcext:value-type="float">
            <text:p>0.892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8905" calcext:value-type="float">
            <text:p>0.891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0164886324478411" calcext:value-type="float">
            <text:p>0.016</text:p>
          </table:table-cell>
          <table:table-cell table:style-name="ce8" office:value-type="float" office:value="0.888" calcext:value-type="float">
            <text:p>0.888</text:p>
          </table:table-cell>
          <table:table-cell table:style-name="ce8" office:value-type="float" office:value="0.0168077363139716" calcext:value-type="float">
            <text:p>0.017</text:p>
          </table:table-cell>
          <table:table-cell table:style-name="ce19" office:value-type="float" office:value="0.892" calcext:value-type="float">
            <text:p>0.892</text:p>
          </table:table-cell>
          <table:table-cell table:style-name="ce9" office:value-type="float" office:value="0.0188248505970166" calcext:value-type="float">
            <text:p>0.0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76422787643773" calcext:value-type="float">
            <text:p>0.01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8746727726266" calcext:value-type="float">
            <text:p>0.02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70110258362039" calcext:value-type="float">
            <text:p>0.017</text:p>
          </table:table-cell>
          <table:table-cell table:style-name="ce31" table:formula="of:=MAX([.H38];[.J38];[.L38];[.N38];[.D38];[.F38])" office:value-type="float" office:value="0.892" calcext:value-type="float">
            <text:p>0.892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COMBO" calcext:value-type="string">
            <text:p>COMBO</text:p>
          </table:table-cell>
          <table:table-cell table:style-name="ce31" table:formula="of:=MAX([.J38];[.L38];[.N38];[.H38])" office:value-type="float" office:value="0.892" calcext:value-type="float">
            <text:p>0.892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93164437720818" calcext:value-type="float">
            <text:p>0.0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5499003980111" calcext:value-type="float">
            <text:p>0.013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76422787643773" calcext:value-type="float">
            <text:p>0.01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55120920574885" calcext:value-type="float">
            <text:p>0.016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64886324478411" calcext:value-type="float">
            <text:p>0.01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5323686027243" calcext:value-type="float">
            <text:p>0.014</text:p>
          </table:table-cell>
          <table:table-cell table:style-name="ce31" table:formula="of:=MAX([.H39];[.J39];[.L39];[.N39];[.D39];[.F39])" office:value-type="float" office:value="0.892" calcext:value-type="float">
            <text:p>0.892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HARD" calcext:value-type="string">
            <text:p>HARD</text:p>
          </table:table-cell>
          <table:table-cell table:style-name="ce31" table:formula="of:=MAX([.J39];[.L39];[.N39];[.H39])" office:value-type="float" office:value="0.8915" calcext:value-type="float">
            <text:p>0.892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5453921077742" calcext:value-type="float">
            <text:p>0.01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20675183861471" calcext:value-type="float">
            <text:p>0.012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46415504643463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181426326464" calcext:value-type="float">
            <text:p>0.013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42959784554958" calcext:value-type="float">
            <text:p>0.014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5062370331392" calcext:value-type="float">
            <text:p>0.015</text:p>
          </table:table-cell>
          <table:table-cell table:style-name="ce31" table:formula="of:=MAX([.H40];[.J40];[.L40];[.N40];[.D40];[.F40])" office:value-type="float" office:value="0.8915" calcext:value-type="float">
            <text:p>0.892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8915" calcext:value-type="float">
            <text:p>0.892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7374550353894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6243811729526" calcext:value-type="float">
            <text:p>0.013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29421791055447" calcext:value-type="float">
            <text:p>0.013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24247736397891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44697961284877" calcext:value-type="float">
            <text:p>0.014</text:p>
          </table:table-cell>
          <table:table-cell table:style-name="ce31" table:formula="of:=MAX([.H41];[.J41];[.L41];[.N41];[.D41];[.F41])" office:value-type="float" office:value="0.8915" calcext:value-type="float">
            <text:p>0.892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8915" calcext:value-type="float">
            <text:p>0.892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62403817689117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5379807592143" calcext:value-type="float">
            <text:p>0.012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36473440639561" calcext:value-type="float">
            <text:p>0.01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6244265934386" calcext:value-type="float">
            <text:p>0.014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44265380462534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082722383827" calcext:value-type="float">
            <text:p>0.014</text:p>
          </table:table-cell>
          <table:table-cell table:style-name="ce31" table:formula="of:=MAX([.H42];[.J42];[.L42];[.N42];[.D42];[.F42])" office:value-type="float" office:value="0.891" calcext:value-type="float">
            <text:p>0.891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891" calcext:value-type="float">
            <text:p>0.891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55" calcext:value-type="float">
            <text:p>0.886</text:p>
          </table:table-cell>
          <table:table-cell table:style-name="ce8" office:value-type="float" office:value="0.0241350367722943" calcext:value-type="float">
            <text:p>0.02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66395612922937" calcext:value-type="float">
            <text:p>0.017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0.0196373368866554" calcext:value-type="float">
            <text:p>0.02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90065778087481" calcext:value-type="float">
            <text:p>0.019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3851895177195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4265380462535" calcext:value-type="float">
            <text:p>0.014</text:p>
          </table:table-cell>
          <table:table-cell table:style-name="ce31" table:formula="of:=MAX([.H43];[.J43];[.L43];[.N43];[.D43];[.F43])" office:value-type="float" office:value="0.8905" calcext:value-type="float">
            <text:p>0.891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8905" calcext:value-type="float">
            <text:p>0.891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58964283251571" calcext:value-type="float">
            <text:p>0.026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92840607756768" calcext:value-type="float">
            <text:p>0.019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75534896815419" calcext:value-type="float">
            <text:p>0.01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</text:p>
          </table:table-cell>
          <table:table-cell table:style-name="ce31" table:formula="of:=MAX([.H44];[.J44];[.L44];[.N44];[.D44];[.F44])" office:value-type="float" office:value="0.8915" calcext:value-type="float">
            <text:p>0.892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2" calcext:value-type="string">
            <text:p>SPLIT2</text:p>
          </table:table-cell>
          <table:table-cell table:style-name="ce31" table:formula="of:=MAX([.J44];[.L44];[.N44];[.H44])" office:value-type="float" office:value="0.8915" calcext:value-type="float">
            <text:p>0.892</text:p>
          </table:table-cell>
          <table:table-cell table:style-name="ce33" table:formula="of:=IF([.R44]=[.H44];[.$H$1];IF([.R44]=[.J44];[.$J$1];IF([.R44]=[.L44];[.$L$1];IF([.R44]=[.N4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9293770668864" calcext:value-type="float">
            <text:p>0.02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6207701385946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06609535113943" calcext:value-type="float">
            <text:p>0.02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3935963107549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152684314846024" calcext:value-type="float">
            <text:p>0.015</text:p>
          </table:table-cell>
          <table:table-cell table:style-name="ce31" table:formula="of:=MAX([.H45];[.J45];[.L45];[.N45];[.D45];[.F45])" office:value-type="float" office:value="0.89" calcext:value-type="float">
            <text:p>0.890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89" calcext:value-type="float">
            <text:p>0.890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80846933399672" calcext:value-type="float">
            <text:p>0.02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9004437811555" calcext:value-type="float">
            <text:p>0.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067555233217" calcext:value-type="float">
            <text:p>0.01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3178210632763" calcext:value-type="float">
            <text:p>0.0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9060045794699" calcext:value-type="float">
            <text:p>0.01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82517122484439" calcext:value-type="float">
            <text:p>0.018</text:p>
          </table:table-cell>
          <table:table-cell table:style-name="ce31" table:formula="of:=MAX([.H46];[.J46];[.L46];[.N46];[.D46];[.F46])" office:value-type="float" office:value="0.889" calcext:value-type="float">
            <text:p>0.889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889" calcext:value-type="float">
            <text:p>0.889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263983901024286" calcext:value-type="float">
            <text:p>0.026</text:p>
          </table:table-cell>
          <table:table-cell office:value-type="float" office:value="0.8825" calcext:value-type="float">
            <text:p>0.883</text:p>
          </table:table-cell>
          <table:table-cell office:value-type="float" office:value="0.016105123408406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6054839266976" calcext:value-type="float">
            <text:p>0.020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5129252737" calcext:value-type="float">
            <text:p>0.015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51451312308609" calcext:value-type="float">
            <text:p>0.01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9373692462896" calcext:value-type="float">
            <text:p>0.015</text:p>
          </table:table-cell>
          <table:table-cell table:style-name="ce31" table:formula="of:=MAX([.H47];[.J47];[.L47];[.N47];[.D47];[.F47])" office:value-type="float" office:value="0.8905" calcext:value-type="float">
            <text:p>0.891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2" calcext:value-type="string">
            <text:p>SPLIT2</text:p>
          </table:table-cell>
          <table:table-cell table:style-name="ce31" table:formula="of:=MAX([.J47];[.L47];[.N47];[.H47])" office:value-type="float" office:value="0.8905" calcext:value-type="float">
            <text:p>0.891</text:p>
          </table:table-cell>
          <table:table-cell table:style-name="ce33" table:formula="of:=IF([.R47]=[.H47];[.$H$1];IF([.R47]=[.J47];[.$J$1];IF([.R47]=[.L47];[.$L$1];IF([.R47]=[.N4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8" calcext:value-type="float">
            <text:p>0.878</text:p>
          </table:table-cell>
          <table:table-cell table:style-name="ce8" office:value-type="float" office:value="0.0264811253537307" calcext:value-type="float">
            <text:p>0.026</text:p>
          </table:table-cell>
          <table:table-cell table:style-name="ce8" office:value-type="float" office:value="0.88" calcext:value-type="float">
            <text:p>0.880</text:p>
          </table:table-cell>
          <table:table-cell table:style-name="ce8" office:value-type="float" office:value="0.0084779124789065" calcext:value-type="float">
            <text:p>0.008</text:p>
          </table:table-cell>
          <table:table-cell table:style-name="ce9" office:value-type="float" office:value="0.891" calcext:value-type="float">
            <text:p>0.891</text:p>
          </table:table-cell>
          <table:table-cell table:style-name="ce9" office:value-type="float" office:value="0.0148534507775129" calcext:value-type="float">
            <text:p>0.01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4265380462535" calcext:value-type="float">
            <text:p>0.014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86342195404" calcext:value-type="float">
            <text:p>0.017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76245567320145" calcext:value-type="float">
            <text:p>0.018</text:p>
          </table:table-cell>
          <table:table-cell table:style-name="ce31" table:formula="of:=MAX([.H48];[.J48];[.L48];[.N48];[.D48];[.F48])" office:value-type="float" office:value="0.891" calcext:value-type="float">
            <text:p>0.891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COMBO" calcext:value-type="string">
            <text:p>COMBO</text:p>
          </table:table-cell>
          <table:table-cell table:style-name="ce31" table:formula="of:=MAX([.J48];[.L48];[.N48];[.H48])" office:value-type="float" office:value="0.891" calcext:value-type="float">
            <text:p>0.891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37434201411675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1236102527122" calcext:value-type="float">
            <text:p>0.011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97325872606711" calcext:value-type="float">
            <text:p>0.020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6458146988521" calcext:value-type="float">
            <text:p>0.012</text:p>
          </table:table-cell>
          <table:table-cell office:value-type="float" office:value="0.8935" calcext:value-type="float">
            <text:p>0.894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4048602908879" calcext:value-type="float">
            <text:p>0.014</text:p>
          </table:table-cell>
          <table:table-cell table:style-name="ce31" table:formula="of:=MAX([.H49];[.J49];[.L49];[.N49];[.D49];[.F49])" office:value-type="float" office:value="0.8935" calcext:value-type="float">
            <text:p>0.894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4" calcext:value-type="string">
            <text:p>SPLIT4</text:p>
          </table:table-cell>
          <table:table-cell table:style-name="ce31" table:formula="of:=MAX([.J49];[.L49];[.N49];[.H49])" office:value-type="float" office:value="0.8935" calcext:value-type="float">
            <text:p>0.894</text:p>
          </table:table-cell>
          <table:table-cell table:style-name="ce33" table:formula="of:=IF([.R49]=[.H49];[.$H$1];IF([.R49]=[.J49];[.$J$1];IF([.R49]=[.L49];[.$L$1];IF([.R49]=[.N4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9123463367062" calcext:value-type="float">
            <text:p>0.025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076239753409884" calcext:value-type="float">
            <text:p>0.008</text:p>
          </table:table-cell>
          <table:table-cell table:style-name="ce10" office:value-type="float" office:value="0.8905" calcext:value-type="float">
            <text:p>0.891</text:p>
          </table:table-cell>
          <table:table-cell table:style-name="ce10" office:value-type="float" office:value="0.0173565549577097" calcext:value-type="float">
            <text:p>0.017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6984250992003" calcext:value-type="float">
            <text:p>0.013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77306232264971" calcext:value-type="float">
            <text:p>0.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table:style-name="ce31" table:formula="of:=MAX([.H50];[.J50];[.L50];[.N50];[.D50];[.F50])" office:value-type="float" office:value="0.8915" calcext:value-type="float">
            <text:p>0.892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4" calcext:value-type="string">
            <text:p>SPLIT4</text:p>
          </table:table-cell>
          <table:table-cell table:style-name="ce31" table:formula="of:=MAX([.J50];[.L50];[.N50];[.H50])" office:value-type="float" office:value="0.8915" calcext:value-type="float">
            <text:p>0.892</text:p>
          </table:table-cell>
          <table:table-cell table:style-name="ce33" table:formula="of:=IF([.R50]=[.H50];[.$H$1];IF([.R50]=[.J50];[.$J$1];IF([.R50]=[.L50];[.$L$1];IF([.R50]=[.N5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7234706301522" calcext:value-type="float">
            <text:p>0.02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7082039324993" calcext:value-type="float">
            <text:p>0.007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76422787643773" calcext:value-type="float">
            <text:p>0.018</text:p>
          </table:table-cell>
          <table:table-cell office:value-type="float" office:value="0.89" calcext:value-type="float">
            <text:p>0.890</text:p>
          </table:table-cell>
          <table:table-cell office:value-type="float" office:value="0.0117260393995585" calcext:value-type="float">
            <text:p>0.01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98746069143518" calcext:value-type="float">
            <text:p>0.020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17792189893897" calcext:value-type="float">
            <text:p>0.012</text:p>
          </table:table-cell>
          <table:table-cell table:style-name="ce31" table:formula="of:=MAX([.H51];[.J51];[.L51];[.N51];[.D51];[.F51])" office:value-type="float" office:value="0.892" calcext:value-type="float">
            <text:p>0.892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4" calcext:value-type="string">
            <text:p>SPLIT4</text:p>
          </table:table-cell>
          <table:table-cell table:style-name="ce31" table:formula="of:=MAX([.J51];[.L51];[.N51];[.H51])" office:value-type="float" office:value="0.892" calcext:value-type="float">
            <text:p>0.892</text:p>
          </table:table-cell>
          <table:table-cell table:style-name="ce33" table:formula="of:=IF([.R51]=[.H51];[.$H$1];IF([.R51]=[.J51];[.$J$1];IF([.R51]=[.L51];[.$L$1];IF([.R51]=[.N5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177713616898" calcext:value-type="float">
            <text:p>0.008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171937488640494" calcext:value-type="float">
            <text:p>0.017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1096170510586" calcext:value-type="float">
            <text:p>0.01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66395612922937" calcext:value-type="float">
            <text:p>0.017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30384048104052" calcext:value-type="float">
            <text:p>0.013</text:p>
          </table:table-cell>
          <table:table-cell table:style-name="ce31" table:formula="of:=MAX([.H52];[.J52];[.L52];[.N52];[.D52];[.F52])" office:value-type="float" office:value="0.8915" calcext:value-type="float">
            <text:p>0.892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4" calcext:value-type="string">
            <text:p>SPLIT4</text:p>
          </table:table-cell>
          <table:table-cell table:style-name="ce31" table:formula="of:=MAX([.J52];[.L52];[.N52];[.H52])" office:value-type="float" office:value="0.8915" calcext:value-type="float">
            <text:p>0.892</text:p>
          </table:table-cell>
          <table:table-cell table:style-name="ce33" table:formula="of:=IF([.R52]=[.H52];[.$H$1];IF([.R52]=[.J52];[.$J$1];IF([.R52]=[.L52];[.$L$1];IF([.R52]=[.N5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083333333333333" calcext:value-type="float">
            <text:p>0.008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624992426996" calcext:value-type="float">
            <text:p>0.0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9671225842413" calcext:value-type="float">
            <text:p>0.01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9" office:value-type="float" office:value="0.0106066017177981" calcext:value-type="float">
            <text:p>0.011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049999999999999" calcext:value-type="float">
            <text:p>0.005</text:p>
          </table:table-cell>
          <table:table-cell table:style-name="ce19" office:value-type="float" office:value="0.892666666666667" calcext:value-type="float">
            <text:p>0.893</text:p>
          </table:table-cell>
          <table:table-cell table:style-name="ce8" office:value-type="float" office:value="0.0099023005183419" calcext:value-type="float">
            <text:p>0.010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377186909394" calcext:value-type="float">
            <text:p>0.016</text:p>
          </table:table-cell>
          <table:table-cell table:style-name="ce31" table:formula="of:=MAX([.H8];[.J8];[.L8];[.N8];[.D8];[.F8])" office:value-type="float" office:value="0.894" calcext:value-type="float">
            <text:p>0.894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4" calcext:value-type="string">
            <text:p>SPLIT4</text:p>
          </table:table-cell>
          <table:table-cell table:style-name="ce31" table:formula="of:=MAX([.J8];[.L8];[.N8];[.H8])" office:value-type="float" office:value="0.894" calcext:value-type="float">
            <text:p>0.894</text:p>
          </table:table-cell>
          <table:table-cell table:style-name="ce33" table:formula="of:=IF([.R8]=[.H8];[.$H$1];IF([.R8]=[.J8];[.$J$1];IF([.R8]=[.L8];[.$L$1];IF([.R8]=[.N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93666666666667" calcext:value-type="float">
            <text:p>0.894</text:p>
          </table:table-cell>
          <table:table-cell table:style-name="ce10" office:value-type="float" office:value="0.0068109389139007" calcext:value-type="float">
            <text:p>0.007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44721359549996" calcext:value-type="float">
            <text:p>0.004</text:p>
          </table:table-cell>
          <table:table-cell table:style-name="ce20" office:value-type="float" office:value="0.898" calcext:value-type="float">
            <text:p>0.898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2345967847967" calcext:value-type="float">
            <text:p>0.009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0450122574314" calcext:value-type="float">
            <text:p>0.008</text:p>
          </table:table-cell>
          <table:table-cell table:style-name="ce31" table:formula="of:=MAX([.H9];[.J9];[.L9];[.N9];[.D9];[.F9])" office:value-type="float" office:value="0.898" calcext:value-type="float">
            <text:p>0.898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898" calcext:value-type="float">
            <text:p>0.898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95" calcext:value-type="float">
            <text:p>0.895</text:p>
          </table:table-cell>
          <table:table-cell table:style-name="ce10" office:value-type="float" office:value="0.0063464775882199" calcext:value-type="float">
            <text:p>0.00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4907350180814" calcext:value-type="float">
            <text:p>0.007</text:p>
          </table:table-cell>
          <table:table-cell table:style-name="ce20" office:value-type="float" office:value="0.898333333333333" calcext:value-type="float">
            <text:p>0.898</text:p>
          </table:table-cell>
          <table:table-cell office:value-type="float" office:value="0.0080794664290272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4280904158206" calcext:value-type="float">
            <text:p>0.009</text:p>
          </table:table-cell>
          <table:table-cell table:style-name="ce31" table:formula="of:=MAX([.H10];[.J10];[.L10];[.N10];[.D10];[.F10])" office:value-type="float" office:value="0.898333333333333" calcext:value-type="float">
            <text:p>0.898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898333333333333" calcext:value-type="float">
            <text:p>0.898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96333333333333" calcext:value-type="float">
            <text:p>0.896</text:p>
          </table:table-cell>
          <table:table-cell table:style-name="ce10" office:value-type="float" office:value="0.0079407528330477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6032401939253" calcext:value-type="float">
            <text:p>0.010</text:p>
          </table:table-cell>
          <table:table-cell table:style-name="ce20" office:value-type="float" office:value="0.897666666666667" calcext:value-type="float">
            <text:p>0.898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3010247602415" calcext:value-type="float">
            <text:p>0.010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6120071218425" calcext:value-type="float">
            <text:p>0.009</text:p>
          </table:table-cell>
          <table:table-cell table:style-name="ce31" table:formula="of:=MAX([.H11];[.J11];[.L11];[.N11];[.D11];[.F11])" office:value-type="float" office:value="0.897666666666667" calcext:value-type="float">
            <text:p>0.898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897666666666667" calcext:value-type="float">
            <text:p>0.898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98" calcext:value-type="float">
            <text:p>0.898</text:p>
          </table:table-cell>
          <table:table-cell table:style-name="ce10" office:value-type="float" office:value="0.0076739096221475" calcext:value-type="float">
            <text:p>0.008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87717982446271" calcext:value-type="float">
            <text:p>0.009</text:p>
          </table:table-cell>
          <table:table-cell table:style-name="ce20" office:value-type="float" office:value="0.899333333333333" calcext:value-type="float">
            <text:p>0.899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2345967847966" calcext:value-type="float">
            <text:p>0.009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08547254269972" calcext:value-type="float">
            <text:p>0.009</text:p>
          </table:table-cell>
          <table:table-cell table:style-name="ce31" table:formula="of:=MAX([.H12];[.J12];[.L12];[.N12];[.D12];[.F12])" office:value-type="float" office:value="0.899333333333333" calcext:value-type="float">
            <text:p>0.89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COMBO" calcext:value-type="string">
            <text:p>COMBO</text:p>
          </table:table-cell>
          <table:table-cell table:style-name="ce31" table:formula="of:=MAX([.J12];[.L12];[.N12];[.H12])" office:value-type="float" office:value="0.899333333333333" calcext:value-type="float">
            <text:p>0.899</text:p>
          </table:table-cell>
          <table:table-cell table:style-name="ce33" table:formula="of:=IF([.R12]=[.H12];[.$H$1];IF([.R12]=[.J12];[.$J$1];IF([.R12]=[.L12];[.$L$1];IF([.R12]=[.N1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905333333333333" calcext:value-type="float">
            <text:p>0.905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11" office:value-type="float" office:value="0.902" calcext:value-type="float">
            <text:p>0.902</text:p>
          </table:table-cell>
          <table:table-cell table:style-name="ce9" office:value-type="float" office:value="0.0058214163988576" calcext:value-type="float">
            <text:p>0.006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85309892613798" calcext:value-type="float">
            <text:p>0.009</text:p>
          </table:table-cell>
          <table:table-cell table:style-name="ce31" table:formula="of:=MAX([.H13];[.J13];[.L13];[.N13];[.D13];[.F13])" office:value-type="float" office:value="0.905333333333333" calcext:value-type="float">
            <text:p>0.90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902" calcext:value-type="float">
            <text:p>0.902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" calcext:value-type="float">
            <text:p>0.90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07108460087064" calcext:value-type="float">
            <text:p>0.011</text:p>
          </table:table-cell>
          <table:table-cell table:style-name="ce12" office:value-type="float" office:value="0.902666666666667" calcext:value-type="float">
            <text:p>0.903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900333333333333" calcext:value-type="float">
            <text:p>0.900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09457507306074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14];[.J14];[.L14];[.N14];[.D14];[.F14])" office:value-type="float" office:value="0.905" calcext:value-type="float">
            <text:p>0.905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902666666666667" calcext:value-type="float">
            <text:p>0.903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4666666666667" calcext:value-type="float">
            <text:p>0.90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8319208025017" calcext:value-type="float">
            <text:p>0.010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0" office:value-type="float" office:value="0.0082158383625775" calcext:value-type="float">
            <text:p>0.008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900333333333333" calcext:value-type="float">
            <text:p>0.900</text:p>
          </table:table-cell>
          <table:table-cell office:value-type="float" office:value="0.0080277297191948" calcext:value-type="float">
            <text:p>0.008</text:p>
          </table:table-cell>
          <table:table-cell table:style-name="ce31" table:formula="of:=MAX([.H15];[.J15];[.L15];[.N15];[.D15];[.F15])" office:value-type="float" office:value="0.904666666666667" calcext:value-type="float">
            <text:p>0.905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904" calcext:value-type="float">
            <text:p>0.904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8882646494608" calcext:value-type="float">
            <text:p>0.010</text:p>
          </table:table-cell>
          <table:table-cell table:style-name="ce12" office:value-type="float" office:value="0.903666666666667" calcext:value-type="float">
            <text:p>0.904</text:p>
          </table:table-cell>
          <table:table-cell table:style-name="ce10" office:value-type="float" office:value="0.0079407528330477" calcext:value-type="float">
            <text:p>0.008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88506120315678" calcext:value-type="float">
            <text:p>0.00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547254269972" calcext:value-type="float">
            <text:p>0.009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93541434669348" calcext:value-type="float">
            <text:p>0.009</text:p>
          </table:table-cell>
          <table:table-cell table:style-name="ce31" table:formula="of:=MAX([.H16];[.J16];[.L16];[.N16];[.D16];[.F16])" office:value-type="float" office:value="0.905666666666667" calcext:value-type="float">
            <text:p>0.906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903666666666667" calcext:value-type="float">
            <text:p>0.904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" calcext:value-type="float">
            <text:p>0.905</text:p>
          </table:table-cell>
          <table:table-cell office:value-type="float" office:value="0.0105409255338946" calcext:value-type="float">
            <text:p>0.0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1105005920687" calcext:value-type="float">
            <text:p>0.010</text:p>
          </table:table-cell>
          <table:table-cell table:style-name="ce12" office:value-type="float" office:value="0.904333333333333" calcext:value-type="float">
            <text:p>0.904</text:p>
          </table:table-cell>
          <table:table-cell table:style-name="ce10" office:value-type="float" office:value="0.0092496246170077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3831842266395" calcext:value-type="float">
            <text:p>0.008</text:p>
          </table:table-cell>
          <table:table-cell table:style-name="ce31" table:formula="of:=MAX([.H17];[.J17];[.L17];[.N17];[.D17];[.F17])" office:value-type="float" office:value="0.905" calcext:value-type="float">
            <text:p>0.905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904333333333333" calcext:value-type="float">
            <text:p>0.904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03666666666667" calcext:value-type="float">
            <text:p>0.904</text:p>
          </table:table-cell>
          <table:table-cell table:style-name="ce8" office:value-type="float" office:value="0.0106327586051577" calcext:value-type="float">
            <text:p>0.011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076011695006608" calcext:value-type="float">
            <text:p>0.008</text:p>
          </table:table-cell>
          <table:table-cell table:style-name="ce19" office:value-type="float" office:value="0.903666666666667" calcext:value-type="float">
            <text:p>0.904</text:p>
          </table:table-cell>
          <table:table-cell table:style-name="ce9" office:value-type="float" office:value="0.0077638764659013" calcext:value-type="float">
            <text:p>0.008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69322114476952" calcext:value-type="float">
            <text:p>0.007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03413947049923" calcext:value-type="float">
            <text:p>0.01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9023005183419" calcext:value-type="float">
            <text:p>0.010</text:p>
          </table:table-cell>
          <table:table-cell table:style-name="ce31" table:formula="of:=MAX([.H18];[.J18];[.L18];[.N18];[.D18];[.F18])" office:value-type="float" office:value="0.904" calcext:value-type="float">
            <text:p>0.904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9" calcext:value-type="string">
            <text:p>SPLIT9</text:p>
          </table:table-cell>
          <table:table-cell table:style-name="ce31" table:formula="of:=MAX([.J18];[.L18];[.N18];[.H18])" office:value-type="float" office:value="0.904" calcext:value-type="float">
            <text:p>0.904</text:p>
          </table:table-cell>
          <table:table-cell table:style-name="ce33" table:formula="of:=IF([.R18]=[.H18];[.$H$1];IF([.R18]=[.J18];[.$J$1];IF([.R18]=[.L18];[.$L$1];IF([.R18]=[.N1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</text:p>
          </table:table-cell>
          <table:table-cell table:style-name="ce20" office:value-type="float" office:value="0.904333333333333" calcext:value-type="float">
            <text:p>0.904</text:p>
          </table:table-cell>
          <table:table-cell table:style-name="ce10" office:value-type="float" office:value="0.0117615191762515" calcext:value-type="float">
            <text:p>0.012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8177843166821" calcext:value-type="float">
            <text:p>0.010</text:p>
          </table:table-cell>
          <table:table-cell office:value-type="float" office:value="0.899666666666667" calcext:value-type="float">
            <text:p>0.900</text:p>
          </table:table-cell>
          <table:table-cell office:value-type="float" office:value="0.0072072494368132" calcext:value-type="float">
            <text:p>0.007</text:p>
          </table:table-cell>
          <table:table-cell table:style-name="ce31" table:formula="of:=MAX([.H19];[.J19];[.L19];[.N19];[.D19];[.F19])" office:value-type="float" office:value="0.904333333333333" calcext:value-type="float">
            <text:p>0.904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904333333333333" calcext:value-type="float">
            <text:p>0.904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89442719099991" calcext:value-type="float">
            <text:p>0.009</text:p>
          </table:table-cell>
          <table:table-cell table:style-name="ce20" office:value-type="float" office:value="0.904666666666667" calcext:value-type="float">
            <text:p>0.905</text:p>
          </table:table-cell>
          <table:table-cell table:style-name="ce10" office:value-type="float" office:value="0.0102333876220058" calcext:value-type="float">
            <text:p>0.01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99666666666667" calcext:value-type="float">
            <text:p>0.900</text:p>
          </table:table-cell>
          <table:table-cell office:value-type="float" office:value="0.0089287301573191" calcext:value-type="float">
            <text:p>0.009</text:p>
          </table:table-cell>
          <table:table-cell table:style-name="ce31" table:formula="of:=MAX([.H20];[.J20];[.L20];[.N20];[.D20];[.F20])" office:value-type="float" office:value="0.904666666666667" calcext:value-type="float">
            <text:p>0.905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904666666666667" calcext:value-type="float">
            <text:p>0.905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</text:p>
          </table:table-cell>
          <table:table-cell table:style-name="ce20" office:value-type="float" office:value="0.904333333333333" calcext:value-type="float">
            <text:p>0.904</text:p>
          </table:table-cell>
          <table:table-cell table:style-name="ce10" office:value-type="float" office:value="0.0097610336428975" calcext:value-type="float">
            <text:p>0.010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21];[.J21];[.L21];[.N21];[.D21];[.F21])" office:value-type="float" office:value="0.904333333333333" calcext:value-type="float">
            <text:p>0.904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COMBO" calcext:value-type="string">
            <text:p>COMBO</text:p>
          </table:table-cell>
          <table:table-cell table:style-name="ce31" table:formula="of:=MAX([.J21];[.L21];[.N21];[.H21])" office:value-type="float" office:value="0.904333333333333" calcext:value-type="float">
            <text:p>0.904</text:p>
          </table:table-cell>
          <table:table-cell table:style-name="ce33" table:formula="of:=IF([.R21]=[.H21];[.$H$1];IF([.R21]=[.J21];[.$J$1];IF([.R21]=[.L21];[.$L$1];IF([.R21]=[.N2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128884099527874" calcext:value-type="float">
            <text:p>0.01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6176920308356" calcext:value-type="float">
            <text:p>0.010</text:p>
          </table:table-cell>
          <table:table-cell table:style-name="ce20" office:value-type="float" office:value="0.905333333333333" calcext:value-type="float">
            <text:p>0.905</text:p>
          </table:table-cell>
          <table:table-cell table:style-name="ce10" office:value-type="float" office:value="0.009457507306074" calcext:value-type="float">
            <text:p>0.00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94280904158206" calcext:value-type="float">
            <text:p>0.009</text:p>
          </table:table-cell>
          <table:table-cell table:style-name="ce31" table:formula="of:=MAX([.H22];[.J22];[.L22];[.N22];[.D22];[.F22])" office:value-type="float" office:value="0.905333333333333" calcext:value-type="float">
            <text:p>0.905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COMBO" calcext:value-type="string">
            <text:p>COMBO</text:p>
          </table:table-cell>
          <table:table-cell table:style-name="ce31" table:formula="of:=MAX([.J22];[.L22];[.N22];[.H22])" office:value-type="float" office:value="0.905333333333333" calcext:value-type="float">
            <text:p>0.905</text:p>
          </table:table-cell>
          <table:table-cell table:style-name="ce33" table:formula="of:=IF([.R22]=[.H22];[.$H$1];IF([.R22]=[.J22];[.$J$1];IF([.R22]=[.L22];[.$L$1];IF([.R22]=[.N2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903666666666667" calcext:value-type="float">
            <text:p>0.904</text:p>
          </table:table-cell>
          <table:table-cell table:style-name="ce8" office:value-type="float" office:value="0.0064978628965393" calcext:value-type="float">
            <text:p>0.006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59395098937351" calcext:value-type="float">
            <text:p>0.006</text:p>
          </table:table-cell>
          <table:table-cell table:style-name="ce11" office:value-type="float" office:value="0.898" calcext:value-type="float">
            <text:p>0.898</text:p>
          </table:table-cell>
          <table:table-cell table:style-name="ce9" office:value-type="float" office:value="0.0047726070210921" calcext:value-type="float">
            <text:p>0.00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33645467978196" calcext:value-type="float">
            <text:p>0.013</text:p>
          </table:table-cell>
          <table:table-cell table:style-name="ce31" table:formula="of:=MAX([.H23];[.J23];[.L23];[.N23];[.D23];[.F23])" office:value-type="float" office:value="0.903666666666667" calcext:value-type="float">
            <text:p>0.904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98" calcext:value-type="float">
            <text:p>0.898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8787617550976" calcext:value-type="float">
            <text:p>0.009</text:p>
          </table:table-cell>
          <table:table-cell table:style-name="ce12" office:value-type="float" office:value="0.898666666666667" calcext:value-type="float">
            <text:p>0.899</text:p>
          </table:table-cell>
          <table:table-cell table:style-name="ce10" office:value-type="float" office:value="0.0074907350180813" calcext:value-type="float">
            <text:p>0.007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24];[.J24];[.L24];[.N24];[.D24];[.F24])" office:value-type="float" office:value="0.905666666666667" calcext:value-type="float">
            <text:p>0.906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98666666666667" calcext:value-type="float">
            <text:p>0.899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0061707240708" calcext:value-type="float">
            <text:p>0.009</text:p>
          </table:table-cell>
          <table:table-cell table:style-name="ce12" office:value-type="float" office:value="0.901333333333333" calcext:value-type="float">
            <text:p>0.901</text:p>
          </table:table-cell>
          <table:table-cell table:style-name="ce10" office:value-type="float" office:value="0.0086120071218425" calcext:value-type="float">
            <text:p>0.009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0215790684829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9752746785574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93244004871329" calcext:value-type="float">
            <text:p>0.009</text:p>
          </table:table-cell>
          <table:table-cell table:style-name="ce31" table:formula="of:=MAX([.H25];[.J25];[.L25];[.N25];[.D25];[.F25])" office:value-type="float" office:value="0.905666666666667" calcext:value-type="float">
            <text:p>0.906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901333333333333" calcext:value-type="float">
            <text:p>0.901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6465307523251" calcext:value-type="float">
            <text:p>0.010</text:p>
          </table:table-cell>
          <table:table-cell table:style-name="ce12" office:value-type="float" office:value="0.901666666666667" calcext:value-type="float">
            <text:p>0.902</text:p>
          </table:table-cell>
          <table:table-cell table:style-name="ce10" office:value-type="float" office:value="0.0073598007219398" calcext:value-type="float">
            <text:p>0.007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72648315725677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721835344343" calcext:value-type="float">
            <text:p>0.010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</text:p>
          </table:table-cell>
          <table:table-cell table:style-name="ce31" table:formula="of:=MAX([.H26];[.J26];[.L26];[.N26];[.D26];[.F26])" office:value-type="float" office:value="0.905666666666667" calcext:value-type="float">
            <text:p>0.906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901666666666667" calcext:value-type="float">
            <text:p>0.902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96176920308357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4721814922552" calcext:value-type="float">
            <text:p>0.009</text:p>
          </table:table-cell>
          <table:table-cell table:style-name="ce12" office:value-type="float" office:value="0.902666666666667" calcext:value-type="float">
            <text:p>0.903</text:p>
          </table:table-cell>
          <table:table-cell table:style-name="ce10" office:value-type="float" office:value="0.0084656167328002" calcext:value-type="float">
            <text:p>0.008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table:style-name="ce31" table:formula="of:=MAX([.H27];[.J27];[.L27];[.N27];[.D27];[.F27])" office:value-type="float" office:value="0.905666666666667" calcext:value-type="float">
            <text:p>0.90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902666666666667" calcext:value-type="float">
            <text:p>0.903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904666666666667" calcext:value-type="float">
            <text:p>0.905</text:p>
          </table:table-cell>
          <table:table-cell table:style-name="ce9" office:value-type="float" office:value="0.0123265747247337" calcext:value-type="float">
            <text:p>0.012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091742392963485" calcext:value-type="float">
            <text:p>0.009</text:p>
          </table:table-cell>
          <table:table-cell table:style-name="ce11" office:value-type="float" office:value="0.900333333333333" calcext:value-type="float">
            <text:p>0.900</text:p>
          </table:table-cell>
          <table:table-cell table:style-name="ce8" office:value-type="float" office:value="0.0143081173542231" calcext:value-type="float">
            <text:p>0.014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123265747247337" calcext:value-type="float">
            <text:p>0.012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9817784316682" calcext:value-type="float">
            <text:p>0.010</text:p>
          </table:table-cell>
          <table:table-cell table:style-name="ce31" table:formula="of:=MAX([.H28];[.J28];[.L28];[.N28];[.D28];[.F28])" office:value-type="float" office:value="0.904666666666667" calcext:value-type="float">
            <text:p>0.905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901333333333333" calcext:value-type="float">
            <text:p>0.901</text:p>
          </table:table-cell>
          <table:table-cell table:style-name="ce33" table:formula="of:=IF([.R28]=[.H28];[.$H$1];IF([.R28]=[.J28];[.$J$1];IF([.R28]=[.L28];[.$L$1];IF([.R28]=[.N2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6" calcext:value-type="float">
            <text:p>0.906</text:p>
          </table:table-cell>
          <table:table-cell table:style-name="ce10" office:value-type="float" office:value="0.0102469507659595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75092535507125" calcext:value-type="float">
            <text:p>0.008</text:p>
          </table:table-cell>
          <table:table-cell table:style-name="ce12" office:value-type="float" office:value="0.903666666666667" calcext:value-type="float">
            <text:p>0.904</text:p>
          </table:table-cell>
          <table:table-cell office:value-type="float" office:value="0.013560563737872" calcext:value-type="float">
            <text:p>0.0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90523170760001" calcext:value-type="float">
            <text:p>0.009</text:p>
          </table:table-cell>
          <table:table-cell table:style-name="ce31" table:formula="of:=MAX([.H29];[.J29];[.L29];[.N29];[.D29];[.F29])" office:value-type="float" office:value="0.906" calcext:value-type="float">
            <text:p>0.906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903666666666667" calcext:value-type="float">
            <text:p>0.904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6666666666667" calcext:value-type="float">
            <text:p>0.907</text:p>
          </table:table-cell>
          <table:table-cell table:style-name="ce10" office:value-type="float" office:value="0.0098601329718326" calcext:value-type="float">
            <text:p>0.010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66248689714506" calcext:value-type="float">
            <text:p>0.007</text:p>
          </table:table-cell>
          <table:table-cell table:style-name="ce12" office:value-type="float" office:value="0.901666666666667" calcext:value-type="float">
            <text:p>0.902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10137937550497" calcext:value-type="float">
            <text:p>0.01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6248689714506" calcext:value-type="float">
            <text:p>0.007</text:p>
          </table:table-cell>
          <table:table-cell table:style-name="ce31" table:formula="of:=MAX([.H30];[.J30];[.L30];[.N30];[.D30];[.F30])" office:value-type="float" office:value="0.906666666666667" calcext:value-type="float">
            <text:p>0.907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904" calcext:value-type="float">
            <text:p>0.904</text:p>
          </table:table-cell>
          <table:table-cell table:style-name="ce33" table:formula="of:=IF([.R30]=[.H30];[.$H$1];IF([.R30]=[.J30];[.$J$1];IF([.R30]=[.L30];[.$L$1];IF([.R30]=[.N3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7" calcext:value-type="float">
            <text:p>0.907</text:p>
          </table:table-cell>
          <table:table-cell table:style-name="ce10" office:value-type="float" office:value="0.0089287301573192" calcext:value-type="float">
            <text:p>0.009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4482853457716" calcext:value-type="float">
            <text:p>0.010</text:p>
          </table:table-cell>
          <table:table-cell table:style-name="ce12" office:value-type="float" office:value="0.903" calcext:value-type="float">
            <text:p>0.903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82495791138431" calcext:value-type="float">
            <text:p>0.008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74535599249993" calcext:value-type="float">
            <text:p>0.007</text:p>
          </table:table-cell>
          <table:table-cell table:style-name="ce31" table:formula="of:=MAX([.H31];[.J31];[.L31];[.N31];[.D31];[.F31])" office:value-type="float" office:value="0.907" calcext:value-type="float">
            <text:p>0.907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905" calcext:value-type="float">
            <text:p>0.905</text:p>
          </table:table-cell>
          <table:table-cell table:style-name="ce33" table:formula="of:=IF([.R31]=[.H31];[.$H$1];IF([.R31]=[.J31];[.$J$1];IF([.R31]=[.L31];[.$L$1];IF([.R31]=[.N3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5666666666667" calcext:value-type="float">
            <text:p>0.906</text:p>
          </table:table-cell>
          <table:table-cell table:style-name="ce10" office:value-type="float" office:value="0.0110930408615291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434983894999" calcext:value-type="float">
            <text:p>0.010</text:p>
          </table:table-cell>
          <table:table-cell table:style-name="ce12" office:value-type="float" office:value="0.903" calcext:value-type="float">
            <text:p>0.903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74907350180814" calcext:value-type="float">
            <text:p>0.00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7817450199525" calcext:value-type="float">
            <text:p>0.008</text:p>
          </table:table-cell>
          <table:table-cell table:style-name="ce31" table:formula="of:=MAX([.H32];[.J32];[.L32];[.N32];[.D32];[.F32])" office:value-type="float" office:value="0.905666666666667" calcext:value-type="float">
            <text:p>0.906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905333333333333" calcext:value-type="float">
            <text:p>0.905</text:p>
          </table:table-cell>
          <table:table-cell table:style-name="ce33" table:formula="of:=IF([.R32]=[.H32];[.$H$1];IF([.R32]=[.J32];[.$J$1];IF([.R32]=[.L32];[.$L$1];IF([.R32]=[.N3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906333333333333" calcext:value-type="float">
            <text:p>0.906</text:p>
          </table:table-cell>
          <table:table-cell table:style-name="ce8" office:value-type="float" office:value="0.015018507101425" calcext:value-type="float">
            <text:p>0.015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117497044880096" calcext:value-type="float">
            <text:p>0.012</text:p>
          </table:table-cell>
          <table:table-cell table:style-name="ce11" office:value-type="float" office:value="0.900333333333333" calcext:value-type="float">
            <text:p>0.900</text:p>
          </table:table-cell>
          <table:table-cell table:style-name="ce9" office:value-type="float" office:value="0.0068109389139008" calcext:value-type="float">
            <text:p>0.00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7108460087063" calcext:value-type="float">
            <text:p>0.011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897565210026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88662907188468" calcext:value-type="float">
            <text:p>0.009</text:p>
          </table:table-cell>
          <table:table-cell table:style-name="ce31" table:formula="of:=MAX([.H33];[.J33];[.L33];[.N33];[.D33];[.F33])" office:value-type="float" office:value="0.906333333333333" calcext:value-type="float">
            <text:p>0.906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901" calcext:value-type="float">
            <text:p>0.901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333333333333" calcext:value-type="float">
            <text:p>0.906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66038709187196" calcext:value-type="float">
            <text:p>0.007</text:p>
          </table:table-cell>
          <table:table-cell table:style-name="ce12" office:value-type="float" office:value="0.904666666666667" calcext:value-type="float">
            <text:p>0.905</text:p>
          </table:table-cell>
          <table:table-cell table:style-name="ce10" office:value-type="float" office:value="0.0096752835157999" calcext:value-type="float">
            <text:p>0.010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18204154843314" calcext:value-type="float">
            <text:p>0.012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5309892613798" calcext:value-type="float">
            <text:p>0.009</text:p>
          </table:table-cell>
          <table:table-cell table:style-name="ce31" table:formula="of:=MAX([.H34];[.J34];[.L34];[.N34];[.D34];[.F34])" office:value-type="float" office:value="0.906333333333333" calcext:value-type="float">
            <text:p>0.90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904666666666667" calcext:value-type="float">
            <text:p>0.905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7728015412913" calcext:value-type="float">
            <text:p>0.008</text:p>
          </table:table-cell>
          <table:table-cell table:style-name="ce12" office:value-type="float" office:value="0.903333333333333" calcext:value-type="float">
            <text:p>0.903</text:p>
          </table:table-cell>
          <table:table-cell table:style-name="ce10" office:value-type="float" office:value="0.0117260393995585" calcext:value-type="float">
            <text:p>0.012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116904519445001" calcext:value-type="float">
            <text:p>0.012</text:p>
          </table:table-cell>
          <table:table-cell office:value-type="float" office:value="0.902333333333333" calcext:value-type="float">
            <text:p>0.902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9" calcext:value-type="float">
            <text:p>0.900</text:p>
          </table:table-cell>
          <table:table-cell office:value-type="float" office:value="0.0065616732283431" calcext:value-type="float">
            <text:p>0.007</text:p>
          </table:table-cell>
          <table:table-cell table:style-name="ce31" table:formula="of:=MAX([.H35];[.J35];[.L35];[.N35];[.D35];[.F35])" office:value-type="float" office:value="0.906666666666667" calcext:value-type="float">
            <text:p>0.907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903666666666667" calcext:value-type="float">
            <text:p>0.904</text:p>
          </table:table-cell>
          <table:table-cell table:style-name="ce33" table:formula="of:=IF([.R35]=[.H35];[.$H$1];IF([.R35]=[.J35];[.$J$1];IF([.R35]=[.L35];[.$L$1];IF([.R35]=[.N3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6919871728095" calcext:value-type="float">
            <text:p>0.008</text:p>
          </table:table-cell>
          <table:table-cell table:style-name="ce12" office:value-type="float" office:value="0.904666666666667" calcext:value-type="float">
            <text:p>0.905</text:p>
          </table:table-cell>
          <table:table-cell table:style-name="ce10" office:value-type="float" office:value="0.0096752835158" calcext:value-type="float">
            <text:p>0.010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93094933625126" calcext:value-type="float">
            <text:p>0.00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6919871728095" calcext:value-type="float">
            <text:p>0.008</text:p>
          </table:table-cell>
          <table:table-cell table:style-name="ce31" table:formula="of:=MAX([.H36];[.J36];[.L36];[.N36];[.D36];[.F36])" office:value-type="float" office:value="0.906666666666667" calcext:value-type="float">
            <text:p>0.907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904666666666667" calcext:value-type="float">
            <text:p>0.905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7717982446271" calcext:value-type="float">
            <text:p>0.009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0" office:value-type="float" office:value="0.0081308739451003" calcext:value-type="float">
            <text:p>0.008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86120071218426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66038709187196" calcext:value-type="float">
            <text:p>0.007</text:p>
          </table:table-cell>
          <table:table-cell table:style-name="ce31" table:formula="of:=MAX([.H37];[.J37];[.L37];[.N37];[.D37];[.F37])" office:value-type="float" office:value="0.906666666666667" calcext:value-type="float">
            <text:p>0.907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906" calcext:value-type="float">
            <text:p>0.906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92333333333333" calcext:value-type="float">
            <text:p>0.892</text:p>
          </table:table-cell>
          <table:table-cell table:style-name="ce8" office:value-type="float" office:value="0.0129421791055447" calcext:value-type="float">
            <text:p>0.013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12175457803092" calcext:value-type="float">
            <text:p>0.011</text:p>
          </table:table-cell>
          <table:table-cell table:style-name="ce8" office:value-type="float" office:value="0.892" calcext:value-type="float">
            <text:p>0.892</text:p>
          </table:table-cell>
          <table:table-cell table:style-name="ce9" office:value-type="float" office:value="0.0086922698736035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90215790684828" calcext:value-type="float">
            <text:p>0.009</text:p>
          </table:table-cell>
          <table:table-cell table:style-name="ce31" table:formula="of:=MAX([.H38];[.J38];[.L38];[.N38];[.D38];[.F38])" office:value-type="float" office:value="0.892333333333333" calcext:value-type="float">
            <text:p>0.892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EASY" calcext:value-type="string">
            <text:p>EASY</text:p>
          </table:table-cell>
          <table:table-cell table:style-name="ce31" table:formula="of:=MAX([.J38];[.L38];[.N38];[.H38])" office:value-type="float" office:value="0.892" calcext:value-type="float">
            <text:p>0.892</text:p>
          </table:table-cell>
          <table:table-cell table:style-name="ce33" table:formula="of:=IF([.R38]=[.H38];[.$H$1];IF([.R38]=[.J38];[.$J$1];IF([.R38]=[.L38];[.$L$1];IF([.R38]=[.N3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8666666666667" calcext:value-type="float">
            <text:p>0.899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894" calcext:value-type="float">
            <text:p>0.894</text:p>
          </table:table-cell>
          <table:table-cell table:style-name="ce10" office:value-type="float" office:value="0.0065192024052026" calcext:value-type="float">
            <text:p>0.007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9287301573192" calcext:value-type="float">
            <text:p>0.009</text:p>
          </table:table-cell>
          <table:table-cell table:style-name="ce31" table:formula="of:=MAX([.H39];[.J39];[.L39];[.N39];[.D39];[.F39])" office:value-type="float" office:value="0.898666666666667" calcext:value-type="float">
            <text:p>0.899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896333333333333" calcext:value-type="float">
            <text:p>0.896</text:p>
          </table:table-cell>
          <table:table-cell table:style-name="ce33" table:formula="of:=IF([.R39]=[.H39];[.$H$1];IF([.R39]=[.J39];[.$J$1];IF([.R39]=[.L39];[.$L$1];IF([.R39]=[.N3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7" calcext:value-type="float">
            <text:p>0.897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table:style-name="ce10" office:value-type="float" office:value="0.0098319208025017" calcext:value-type="float">
            <text:p>0.01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19953694769643" calcext:value-type="float">
            <text:p>0.01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3666002653407" calcext:value-type="float">
            <text:p>0.008</text:p>
          </table:table-cell>
          <table:table-cell table:style-name="ce31" table:formula="of:=MAX([.H40];[.J40];[.L40];[.N40];[.D40];[.F40])" office:value-type="float" office:value="0.898" calcext:value-type="float">
            <text:p>0.898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SPLIT4" calcext:value-type="string">
            <text:p>SPLIT4</text:p>
          </table:table-cell>
          <table:table-cell table:style-name="ce31" table:formula="of:=MAX([.J40];[.L40];[.N40];[.H40])" office:value-type="float" office:value="0.898" calcext:value-type="float">
            <text:p>0.898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6" calcext:value-type="float">
            <text:p>0.896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8704793020783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table:style-name="ce10" office:value-type="float" office:value="0.0094721814922551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0215790684828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41];[.J41];[.L41];[.N41];[.D41];[.F41])" office:value-type="float" office:value="0.897333333333333" calcext:value-type="float">
            <text:p>0.89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COMBO" calcext:value-type="string">
            <text:p>COMBO</text:p>
          </table:table-cell>
          <table:table-cell table:style-name="ce31" table:formula="of:=MAX([.J41];[.L41];[.N41];[.H41])" office:value-type="float" office:value="0.897333333333333" calcext:value-type="float">
            <text:p>0.897</text:p>
          </table:table-cell>
          <table:table-cell table:style-name="ce33" table:formula="of:=IF([.R41]=[.H41];[.$H$1];IF([.R41]=[.J41];[.$J$1];IF([.R41]=[.L41];[.$L$1];IF([.R41]=[.N4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6333333333333" calcext:value-type="float">
            <text:p>0.896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896" calcext:value-type="float">
            <text:p>0.896</text:p>
          </table:table-cell>
          <table:table-cell table:style-name="ce10" office:value-type="float" office:value="0.0081308739451002" calcext:value-type="float">
            <text:p>0.0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3029674334022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144989645105" calcext:value-type="float">
            <text:p>0.010</text:p>
          </table:table-cell>
          <table:table-cell table:style-name="ce31" table:formula="of:=MAX([.H42];[.J42];[.L42];[.N42];[.D42];[.F42])" office:value-type="float" office:value="0.897" calcext:value-type="float">
            <text:p>0.897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2" calcext:value-type="string">
            <text:p>SPLIT2</text:p>
          </table:table-cell>
          <table:table-cell table:style-name="ce31" table:formula="of:=MAX([.J42];[.L42];[.N42];[.H42])" office:value-type="float" office:value="0.897" calcext:value-type="float">
            <text:p>0.897</text:p>
          </table:table-cell>
          <table:table-cell table:style-name="ce33" table:formula="of:=IF([.R42]=[.H42];[.$H$1];IF([.R42]=[.J42];[.$J$1];IF([.R42]=[.L42];[.$L$1];IF([.R42]=[.N4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904666666666667" calcext:value-type="float">
            <text:p>0.905</text:p>
          </table:table-cell>
          <table:table-cell table:style-name="ce9" office:value-type="float" office:value="0.0095306523036638" calcext:value-type="float">
            <text:p>0.010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21335164821341" calcext:value-type="float">
            <text:p>0.012</text:p>
          </table:table-cell>
          <table:table-cell table:style-name="ce19" office:value-type="float" office:value="0.906" calcext:value-type="float">
            <text:p>0.906</text:p>
          </table:table-cell>
          <table:table-cell table:style-name="ce8" office:value-type="float" office:value="0.0102469507659595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74907350180813" calcext:value-type="float">
            <text:p>0.007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3974470070573" calcext:value-type="float">
            <text:p>0.007</text:p>
          </table:table-cell>
          <table:table-cell table:style-name="ce31" table:formula="of:=MAX([.H43];[.J43];[.L43];[.N43];[.D43];[.F43])" office:value-type="float" office:value="0.906" calcext:value-type="float">
            <text:p>0.906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COMBO" calcext:value-type="string">
            <text:p>COMBO</text:p>
          </table:table-cell>
          <table:table-cell table:style-name="ce31" table:formula="of:=MAX([.J43];[.L43];[.N43];[.H43])" office:value-type="float" office:value="0.906" calcext:value-type="float">
            <text:p>0.906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6666666666667" calcext:value-type="float">
            <text:p>0.907</text:p>
          </table:table-cell>
          <table:table-cell table:style-name="ce10" office:value-type="float" office:value="0.0093541434669348" calcext:value-type="float">
            <text:p>0.009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2804812271389" calcext:value-type="float">
            <text:p>0.006</text:p>
          </table:table-cell>
          <table:table-cell table:style-name="ce20" office:value-type="float" office:value="0.907" calcext:value-type="float">
            <text:p>0.907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56025787713238" calcext:value-type="float">
            <text:p>0.006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05409255338945" calcext:value-type="float">
            <text:p>0.011</text:p>
          </table:table-cell>
          <table:table-cell table:style-name="ce31" table:formula="of:=MAX([.H44];[.J44];[.L44];[.N44];[.D44];[.F44])" office:value-type="float" office:value="0.907" calcext:value-type="float">
            <text:p>0.907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907" calcext:value-type="float">
            <text:p>0.907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7666666666667" calcext:value-type="float">
            <text:p>0.908</text:p>
          </table:table-cell>
          <table:table-cell table:style-name="ce10" office:value-type="float" office:value="0.0093985814532478" calcext:value-type="float">
            <text:p>0.009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079407528330477" calcext:value-type="float">
            <text:p>0.008</text:p>
          </table:table-cell>
          <table:table-cell table:style-name="ce20" office:value-type="float" office:value="0.905333333333333" calcext:value-type="float">
            <text:p>0.905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63464775882198" calcext:value-type="float">
            <text:p>0.006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5145401970582" calcext:value-type="float">
            <text:p>0.011</text:p>
          </table:table-cell>
          <table:table-cell table:style-name="ce31" table:formula="of:=MAX([.H45];[.J45];[.L45];[.N45];[.D45];[.F45])" office:value-type="float" office:value="0.907666666666667" calcext:value-type="float">
            <text:p>0.908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EASY" calcext:value-type="string">
            <text:p>EASY</text:p>
          </table:table-cell>
          <table:table-cell table:style-name="ce31" table:formula="of:=MAX([.J45];[.L45];[.N45];[.H45])" office:value-type="float" office:value="0.905333333333333" calcext:value-type="float">
            <text:p>0.905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6" calcext:value-type="float">
            <text:p>0.906</text:p>
          </table:table-cell>
          <table:table-cell table:style-name="ce10" office:value-type="float" office:value="0.0083831842266395" calcext:value-type="float">
            <text:p>0.0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66248689714506" calcext:value-type="float">
            <text:p>0.007</text:p>
          </table:table-cell>
          <table:table-cell table:style-name="ce20" office:value-type="float" office:value="0.906333333333333" calcext:value-type="float">
            <text:p>0.906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99303127398441" calcext:value-type="float">
            <text:p>0.010</text:p>
          </table:table-cell>
          <table:table-cell table:style-name="ce31" table:formula="of:=MAX([.H46];[.J46];[.L46];[.N46];[.D46];[.F46])" office:value-type="float" office:value="0.906333333333333" calcext:value-type="float">
            <text:p>0.906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906333333333333" calcext:value-type="float">
            <text:p>0.906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7333333333333" calcext:value-type="float">
            <text:p>0.907</text:p>
          </table:table-cell>
          <table:table-cell table:style-name="ce10" office:value-type="float" office:value="0.0104482853457716" calcext:value-type="float">
            <text:p>0.010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73219608788296" calcext:value-type="float">
            <text:p>0.007</text:p>
          </table:table-cell>
          <table:table-cell table:style-name="ce20" office:value-type="float" office:value="0.906666666666667" calcext:value-type="float">
            <text:p>0.907</text:p>
          </table:table-cell>
          <table:table-cell office:value-type="float" office:value="0.0109924216318941" calcext:value-type="float">
            <text:p>0.011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058925565098878" calcext:value-type="float">
            <text:p>0.006</text:p>
          </table:table-cell>
          <table:table-cell office:value-type="float" office:value="0.900333333333333" calcext:value-type="float">
            <text:p>0.900</text:p>
          </table:table-cell>
          <table:table-cell office:value-type="float" office:value="0.0074907350180814" calcext:value-type="float">
            <text:p>0.007</text:p>
          </table:table-cell>
          <table:table-cell table:style-name="ce31" table:formula="of:=MAX([.H47];[.J47];[.L47];[.N47];[.D47];[.F47])" office:value-type="float" office:value="0.907333333333333" calcext:value-type="float">
            <text:p>0.907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EASY" calcext:value-type="string">
            <text:p>EASY</text:p>
          </table:table-cell>
          <table:table-cell table:style-name="ce31" table:formula="of:=MAX([.J47];[.L47];[.N47];[.H47])" office:value-type="float" office:value="0.906666666666667" calcext:value-type="float">
            <text:p>0.907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902666666666667" calcext:value-type="float">
            <text:p>0.903</text:p>
          </table:table-cell>
          <table:table-cell table:style-name="ce8" office:value-type="float" office:value="0.011522924011629" calcext:value-type="float">
            <text:p>0.012</text:p>
          </table:table-cell>
          <table:table-cell table:style-name="ce8" office:value-type="float" office:value="0.864333333333333" calcext:value-type="float">
            <text:p>0.864</text:p>
          </table:table-cell>
          <table:table-cell table:style-name="ce8" office:value-type="float" office:value="0.0107754865834963" calcext:value-type="float">
            <text:p>0.011</text:p>
          </table:table-cell>
          <table:table-cell table:style-name="ce19" office:value-type="float" office:value="0.904333333333333" calcext:value-type="float">
            <text:p>0.904</text:p>
          </table:table-cell>
          <table:table-cell table:style-name="ce9" office:value-type="float" office:value="0.0084656167328001" calcext:value-type="float">
            <text:p>0.008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0118790197874702" calcext:value-type="float">
            <text:p>0.012</text:p>
          </table:table-cell>
          <table:table-cell office:value-type="float" office:value="0.899333333333333" calcext:value-type="float">
            <text:p>0.899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76919871728094" calcext:value-type="float">
            <text:p>0.008</text:p>
          </table:table-cell>
          <table:table-cell table:style-name="ce31" table:formula="of:=MAX([.H48];[.J48];[.L48];[.N48];[.D48];[.F48])" office:value-type="float" office:value="0.904333333333333" calcext:value-type="float">
            <text:p>0.904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COMBO" calcext:value-type="string">
            <text:p>COMBO</text:p>
          </table:table-cell>
          <table:table-cell table:style-name="ce31" table:formula="of:=MAX([.J48];[.L48];[.N48];[.H48])" office:value-type="float" office:value="0.904333333333333" calcext:value-type="float">
            <text:p>0.904</text:p>
          </table:table-cell>
          <table:table-cell table:style-name="ce33" table:formula="of:=IF([.R48]=[.H48];[.$H$1];IF([.R48]=[.J48];[.$J$1];IF([.R48]=[.L48];[.$L$1];IF([.R48]=[.N4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7" calcext:value-type="float">
            <text:p>0.907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14624992426996" calcext:value-type="float">
            <text:p>0.011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10" office:value-type="float" office:value="0.0121563883525403" calcext:value-type="float">
            <text:p>0.012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95306523036637" calcext:value-type="float">
            <text:p>0.010</text:p>
          </table:table-cell>
          <table:table-cell office:value-type="float" office:value="0.902333333333333" calcext:value-type="float">
            <text:p>0.902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" calcext:value-type="float">
            <text:p>0.900</text:p>
          </table:table-cell>
          <table:table-cell office:value-type="float" office:value="0.0096465307523252" calcext:value-type="float">
            <text:p>0.010</text:p>
          </table:table-cell>
          <table:table-cell table:style-name="ce31" table:formula="of:=MAX([.H49];[.J49];[.L49];[.N49];[.D49];[.F49])" office:value-type="float" office:value="0.907" calcext:value-type="float">
            <text:p>0.907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907" calcext:value-type="float">
            <text:p>0.907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5333333333333" calcext:value-type="float">
            <text:p>0.905</text:p>
          </table:table-cell>
          <table:table-cell office:value-type="float" office:value="0.0134577528254576" calcext:value-type="float">
            <text:p>0.013</text:p>
          </table:table-cell>
          <table:table-cell office:value-type="float" office:value="0.870666666666667" calcext:value-type="float">
            <text:p>0.871</text:p>
          </table:table-cell>
          <table:table-cell office:value-type="float" office:value="0.014073221221723" calcext:value-type="float">
            <text:p>0.014</text:p>
          </table:table-cell>
          <table:table-cell table:style-name="ce20" office:value-type="float" office:value="0.906666666666667" calcext:value-type="float">
            <text:p>0.907</text:p>
          </table:table-cell>
          <table:table-cell table:style-name="ce10" office:value-type="float" office:value="0.0114867072934085" calcext:value-type="float">
            <text:p>0.011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77638764659013" calcext:value-type="float">
            <text:p>0.008</text:p>
          </table:table-cell>
          <table:table-cell office:value-type="float" office:value="0.903666666666666" calcext:value-type="float">
            <text:p>0.904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83333333333333" calcext:value-type="float">
            <text:p>0.008</text:p>
          </table:table-cell>
          <table:table-cell table:style-name="ce31" table:formula="of:=MAX([.H50];[.J50];[.L50];[.N50];[.D50];[.F50])" office:value-type="float" office:value="0.906666666666667" calcext:value-type="float">
            <text:p>0.907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COMBO" calcext:value-type="string">
            <text:p>COMBO</text:p>
          </table:table-cell>
          <table:table-cell table:style-name="ce31" table:formula="of:=MAX([.J50];[.L50];[.N50];[.H50])" office:value-type="float" office:value="0.906666666666667" calcext:value-type="float">
            <text:p>0.907</text:p>
          </table:table-cell>
          <table:table-cell table:style-name="ce33" table:formula="of:=IF([.R50]=[.H50];[.$H$1];IF([.R50]=[.J50];[.$J$1];IF([.R50]=[.L50];[.$L$1];IF([.R50]=[.N5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23040192168611" calcext:value-type="float">
            <text:p>0.012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25499003980111" calcext:value-type="float">
            <text:p>0.013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10" office:value-type="float" office:value="0.0108908728351363" calcext:value-type="float">
            <text:p>0.011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81649658092772" calcext:value-type="float">
            <text:p>0.008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900666666666667" calcext:value-type="float">
            <text:p>0.901</text:p>
          </table:table-cell>
          <table:table-cell office:value-type="float" office:value="0.0069322114476951" calcext:value-type="float">
            <text:p>0.007</text:p>
          </table:table-cell>
          <table:table-cell table:style-name="ce31" table:formula="of:=MAX([.H51];[.J51];[.L51];[.N51];[.D51];[.F51])" office:value-type="float" office:value="0.907" calcext:value-type="float">
            <text:p>0.907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COMBO" calcext:value-type="string">
            <text:p>COMBO</text:p>
          </table:table-cell>
          <table:table-cell table:style-name="ce31" table:formula="of:=MAX([.J51];[.L51];[.N51];[.H51])" office:value-type="float" office:value="0.907" calcext:value-type="float">
            <text:p>0.907</text:p>
          </table:table-cell>
          <table:table-cell table:style-name="ce33" table:formula="of:=IF([.R51]=[.H51];[.$H$1];IF([.R51]=[.J51];[.$J$1];IF([.R51]=[.L51];[.$L$1];IF([.R51]=[.N5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7" calcext:value-type="float">
            <text:p>0.907</text:p>
          </table:table-cell>
          <table:table-cell office:value-type="float" office:value="0.0124944432093274" calcext:value-type="float">
            <text:p>0.012</text:p>
          </table:table-cell>
          <table:table-cell office:value-type="float" office:value="0.87" calcext:value-type="float">
            <text:p>0.870</text:p>
          </table:table-cell>
          <table:table-cell office:value-type="float" office:value="0.0120185042515466" calcext:value-type="float">
            <text:p>0.012</text:p>
          </table:table-cell>
          <table:table-cell table:style-name="ce20" office:value-type="float" office:value="0.906333333333333" calcext:value-type="float">
            <text:p>0.906</text:p>
          </table:table-cell>
          <table:table-cell table:style-name="ce10" office:value-type="float" office:value="0.0124944432093275" calcext:value-type="float">
            <text:p>0.012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86120071218425" calcext:value-type="float">
            <text:p>0.009</text:p>
          </table:table-cell>
          <table:table-cell table:style-name="ce31" table:formula="of:=MAX([.H52];[.J52];[.L52];[.N52];[.D52];[.F52])" office:value-type="float" office:value="0.907" calcext:value-type="float">
            <text:p>0.907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EASY" calcext:value-type="string">
            <text:p>EASY</text:p>
          </table:table-cell>
          <table:table-cell table:style-name="ce31" table:formula="of:=MAX([.J52];[.L52];[.N52];[.H52])" office:value-type="float" office:value="0.906333333333333" calcext:value-type="float">
            <text:p>0.906</text:p>
          </table:table-cell>
          <table:table-cell table:style-name="ce33" table:formula="of:=IF([.R52]=[.H52];[.$H$1];IF([.R52]=[.J52];[.$J$1];IF([.R52]=[.L52];[.$L$1];IF([.R52]=[.N5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3925" calcext:value-type="float">
            <text:p>0.839</text:p>
          </table:table-cell>
          <table:table-cell table:style-name="ce8" office:value-type="float" office:value="0.0121385233863102" calcext:value-type="float">
            <text:p>0.012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43232765106311" calcext:value-type="float">
            <text:p>0.0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365" calcext:value-type="float">
            <text:p>0.837</text:p>
          </table:table-cell>
          <table:table-cell table:style-name="ce8" office:value-type="float" office:value="0.0139025627133992" calcext:value-type="float">
            <text:p>0.014</text:p>
          </table:table-cell>
          <table:table-cell table:style-name="ce8" office:value-type="float" office:value="0.83475" calcext:value-type="float">
            <text:p>0.835</text:p>
          </table:table-cell>
          <table:table-cell table:style-name="ce8" office:value-type="float" office:value="0.0133287752625663" calcext:value-type="float">
            <text:p>0.013</text:p>
          </table:table-cell>
          <table:table-cell table:style-name="ce19" office:value-type="float" office:value="0.8405" calcext:value-type="float">
            <text:p>0.841</text:p>
          </table:table-cell>
          <table:table-cell table:style-name="ce9" office:value-type="float" office:value="0.0138800666424912" calcext:value-type="float">
            <text:p>0.014</text:p>
          </table:table-cell>
          <table:table-cell office:value-type="float" office:value="0.8395" calcext:value-type="float">
            <text:p>0.840</text:p>
          </table:table-cell>
          <table:table-cell office:value-type="float" office:value="0.0103304767556972" calcext:value-type="float">
            <text:p>0.010</text:p>
          </table:table-cell>
          <table:table-cell office:value-type="float" office:value="0.84175" calcext:value-type="float">
            <text:p>0.842</text:p>
          </table:table-cell>
          <table:table-cell office:value-type="float" office:value="0.0102925944251195" calcext:value-type="float">
            <text:p>0.010</text:p>
          </table:table-cell>
          <table:table-cell office:value-type="float" office:value="0.8465" calcext:value-type="float">
            <text:p>0.847</text:p>
          </table:table-cell>
          <table:table-cell office:value-type="float" office:value="0.0140423466699835" calcext:value-type="float">
            <text:p>0.014</text:p>
          </table:table-cell>
          <table:table-cell table:style-name="ce31" table:formula="of:=MAX([.H8];[.J8];[.L8];[.N8];[.D8];[.F8])" office:value-type="float" office:value="0.8465" calcext:value-type="float">
            <text:p>0.84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8465" calcext:value-type="float">
            <text:p>0.847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445" calcext:value-type="float">
            <text:p>0.845</text:p>
          </table:table-cell>
          <table:table-cell office:value-type="float" office:value="0.0160711309496251" calcext:value-type="float">
            <text:p>0.016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53093108923948" calcext:value-type="float">
            <text:p>0.015</text:p>
          </table:table-cell>
          <table:table-cell table:style-name="ce20" office:value-type="float" office:value="0.84225" calcext:value-type="float">
            <text:p>0.842</text:p>
          </table:table-cell>
          <table:table-cell table:style-name="ce10" office:value-type="float" office:value="0.0130324115189783" calcext:value-type="float">
            <text:p>0.013</text:p>
          </table:table-cell>
          <table:table-cell office:value-type="float" office:value="0.84175" calcext:value-type="float">
            <text:p>0.842</text:p>
          </table:table-cell>
          <table:table-cell office:value-type="float" office:value="0.0124247736397891" calcext:value-type="float">
            <text:p>0.012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25187359585542" calcext:value-type="float">
            <text:p>0.013</text:p>
          </table:table-cell>
          <table:table-cell table:style-name="ce31" table:formula="of:=MAX([.H9];[.J9];[.L9];[.N9];[.D9];[.F9])" office:value-type="float" office:value="0.8445" calcext:value-type="float">
            <text:p>0.845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EASY" calcext:value-type="string">
            <text:p>EASY</text:p>
          </table:table-cell>
          <table:table-cell table:style-name="ce31" table:formula="of:=MAX([.J9];[.L9];[.N9];[.H9])" office:value-type="float" office:value="0.8435" calcext:value-type="float">
            <text:p>0.844</text:p>
          </table:table-cell>
          <table:table-cell table:style-name="ce33" table:formula="of:=IF([.R9]=[.H9];[.$H$1];IF([.R9]=[.J9];[.$J$1];IF([.R9]=[.L9];[.$L$1];IF([.R9]=[.N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66160690297073" calcext:value-type="float">
            <text:p>0.017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209984504033" calcext:value-type="float">
            <text:p>0.012</text:p>
          </table:table-cell>
          <table:table-cell table:style-name="ce20" office:value-type="float" office:value="0.84425" calcext:value-type="float">
            <text:p>0.844</text:p>
          </table:table-cell>
          <table:table-cell table:style-name="ce10" office:value-type="float" office:value="0.0136530674209131" calcext:value-type="float">
            <text:p>0.014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0107529065838033" calcext:value-type="float">
            <text:p>0.01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26367519561001" calcext:value-type="float">
            <text:p>0.013</text:p>
          </table:table-cell>
          <table:table-cell office:value-type="float" office:value="0.8465" calcext:value-type="float">
            <text:p>0.847</text:p>
          </table:table-cell>
          <table:table-cell office:value-type="float" office:value="0.011904568450809" calcext:value-type="float">
            <text:p>0.012</text:p>
          </table:table-cell>
          <table:table-cell table:style-name="ce31" table:formula="of:=MAX([.H10];[.J10];[.L10];[.N10];[.D10];[.F10])" office:value-type="float" office:value="0.84725" calcext:value-type="float">
            <text:p>0.847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4" calcext:value-type="string">
            <text:p>SPLIT4</text:p>
          </table:table-cell>
          <table:table-cell table:style-name="ce31" table:formula="of:=MAX([.J10];[.L10];[.N10];[.H10])" office:value-type="float" office:value="0.84725" calcext:value-type="float">
            <text:p>0.847</text:p>
          </table:table-cell>
          <table:table-cell table:style-name="ce33" table:formula="of:=IF([.R10]=[.H10];[.$H$1];IF([.R10]=[.J10];[.$J$1];IF([.R10]=[.L10];[.$L$1];IF([.R10]=[.N1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2082722383828" calcext:value-type="float">
            <text:p>0.014</text:p>
          </table:table-cell>
          <table:table-cell table:style-name="ce20" office:value-type="float" office:value="0.84675" calcext:value-type="float">
            <text:p>0.847</text:p>
          </table:table-cell>
          <table:table-cell table:style-name="ce10" office:value-type="float" office:value="0.0127045759472719" calcext:value-type="float">
            <text:p>0.013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09115764213976" calcext:value-type="float">
            <text:p>0.011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51451312308609" calcext:value-type="float">
            <text:p>0.015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20675183861471" calcext:value-type="float">
            <text:p>0.012</text:p>
          </table:table-cell>
          <table:table-cell table:style-name="ce31" table:formula="of:=MAX([.H11];[.J11];[.L11];[.N11];[.D11];[.F11])" office:value-type="float" office:value="0.84725" calcext:value-type="float">
            <text:p>0.847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9" calcext:value-type="string">
            <text:p>SPLIT9</text:p>
          </table:table-cell>
          <table:table-cell table:style-name="ce31" table:formula="of:=MAX([.J11];[.L11];[.N11];[.H11])" office:value-type="float" office:value="0.84725" calcext:value-type="float">
            <text:p>0.847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52428261815189" calcext:value-type="float">
            <text:p>0.015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48060376198359" calcext:value-type="float">
            <text:p>0.015</text:p>
          </table:table-cell>
          <table:table-cell table:style-name="ce20" office:value-type="float" office:value="0.84575" calcext:value-type="float">
            <text:p>0.846</text:p>
          </table:table-cell>
          <table:table-cell table:style-name="ce10" office:value-type="float" office:value="0.0138800666424913" calcext:value-type="float">
            <text:p>0.014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17792189893897" calcext:value-type="float">
            <text:p>0.012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19045684508091" calcext:value-type="float">
            <text:p>0.012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22282971013955" calcext:value-type="float">
            <text:p>0.012</text:p>
          </table:table-cell>
          <table:table-cell table:style-name="ce31" table:formula="of:=MAX([.H12];[.J12];[.L12];[.N12];[.D12];[.F12])" office:value-type="float" office:value="0.84725" calcext:value-type="float">
            <text:p>0.847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4" calcext:value-type="string">
            <text:p>SPLIT4</text:p>
          </table:table-cell>
          <table:table-cell table:style-name="ce31" table:formula="of:=MAX([.J12];[.L12];[.N12];[.H12])" office:value-type="float" office:value="0.84725" calcext:value-type="float">
            <text:p>0.847</text:p>
          </table:table-cell>
          <table:table-cell table:style-name="ce33" table:formula="of:=IF([.R12]=[.H12];[.$H$1];IF([.R12]=[.J12];[.$J$1];IF([.R12]=[.L12];[.$L$1];IF([.R12]=[.N1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535" calcext:value-type="float">
            <text:p>0.854</text:p>
          </table:table-cell>
          <table:table-cell table:style-name="ce8" office:value-type="float" office:value="0.0086782774788548" calcext:value-type="float">
            <text:p>0.009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47531776238205" calcext:value-type="float">
            <text:p>0.015</text:p>
          </table:table-cell>
          <table:table-cell table:style-name="ce11" office:value-type="float" office:value="0.8505" calcext:value-type="float">
            <text:p>0.851</text:p>
          </table:table-cell>
          <table:table-cell table:style-name="ce9" office:value-type="float" office:value="0.0083666002653407" calcext:value-type="float">
            <text:p>0.008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17725846779711" calcext:value-type="float">
            <text:p>0.012</text:p>
          </table:table-cell>
          <table:table-cell office:value-type="float" office:value="0.8505" calcext:value-type="float">
            <text:p>0.851</text:p>
          </table:table-cell>
          <table:table-cell office:value-type="float" office:value="0.0109900523201666" calcext:value-type="float">
            <text:p>0.011</text:p>
          </table:table-cell>
          <table:table-cell office:value-type="float" office:value="0.84825" calcext:value-type="float">
            <text:p>0.848</text:p>
          </table:table-cell>
          <table:table-cell office:value-type="float" office:value="0.0127045759472718" calcext:value-type="float">
            <text:p>0.013</text:p>
          </table:table-cell>
          <table:table-cell table:style-name="ce31" table:formula="of:=MAX([.H13];[.J13];[.L13];[.N13];[.D13];[.F13])" office:value-type="float" office:value="0.8535" calcext:value-type="float">
            <text:p>0.854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8505" calcext:value-type="float">
            <text:p>0.851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6" calcext:value-type="float">
            <text:p>0.856</text:p>
          </table:table-cell>
          <table:table-cell office:value-type="float" office:value="0.0094124252985083" calcext:value-type="float">
            <text:p>0.009</text:p>
          </table:table-cell>
          <table:table-cell office:value-type="float" office:value="0.83475" calcext:value-type="float">
            <text:p>0.835</text:p>
          </table:table-cell>
          <table:table-cell office:value-type="float" office:value="0.015647483823286" calcext:value-type="float">
            <text:p>0.016</text:p>
          </table:table-cell>
          <table:table-cell table:style-name="ce12" office:value-type="float" office:value="0.85375" calcext:value-type="float">
            <text:p>0.854</text:p>
          </table:table-cell>
          <table:table-cell table:style-name="ce10" office:value-type="float" office:value="0.008003905296791" calcext:value-type="float">
            <text:p>0.008</text:p>
          </table:table-cell>
          <table:table-cell office:value-type="float" office:value="0.85075" calcext:value-type="float">
            <text:p>0.851</text:p>
          </table:table-cell>
          <table:table-cell office:value-type="float" office:value="0.0085055129181019" calcext:value-type="float">
            <text:p>0.009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109900523201666" calcext:value-type="float">
            <text:p>0.011</text:p>
          </table:table-cell>
          <table:table-cell office:value-type="float" office:value="0.85" calcext:value-type="float">
            <text:p>0.850</text:p>
          </table:table-cell>
          <table:table-cell office:value-type="float" office:value="0.0125934010497561" calcext:value-type="float">
            <text:p>0.013</text:p>
          </table:table-cell>
          <table:table-cell table:style-name="ce31" table:formula="of:=MAX([.H14];[.J14];[.L14];[.N14];[.D14];[.F14])" office:value-type="float" office:value="0.856" calcext:value-type="float">
            <text:p>0.856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EASY" calcext:value-type="string">
            <text:p>EASY</text:p>
          </table:table-cell>
          <table:table-cell table:style-name="ce31" table:formula="of:=MAX([.J14];[.L14];[.N14];[.H14])" office:value-type="float" office:value="0.85375" calcext:value-type="float">
            <text:p>0.854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55" calcext:value-type="float">
            <text:p>0.856</text:p>
          </table:table-cell>
          <table:table-cell office:value-type="float" office:value="0.0122027148618658" calcext:value-type="float">
            <text:p>0.01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54868896167048" calcext:value-type="float">
            <text:p>0.015</text:p>
          </table:table-cell>
          <table:table-cell table:style-name="ce12" office:value-type="float" office:value="0.85475" calcext:value-type="float">
            <text:p>0.855</text:p>
          </table:table-cell>
          <table:table-cell table:style-name="ce10" office:value-type="float" office:value="0.0111593570603328" calcext:value-type="float">
            <text:p>0.011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095443045844105" calcext:value-type="float">
            <text:p>0.010</text:p>
          </table:table-cell>
          <table:table-cell office:value-type="float" office:value="0.84925" calcext:value-type="float">
            <text:p>0.849</text:p>
          </table:table-cell>
          <table:table-cell office:value-type="float" office:value="0.0090398423658822" calcext:value-type="float">
            <text:p>0.009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89442719099991" calcext:value-type="float">
            <text:p>0.009</text:p>
          </table:table-cell>
          <table:table-cell table:style-name="ce31" table:formula="of:=MAX([.H15];[.J15];[.L15];[.N15];[.D15];[.F15])" office:value-type="float" office:value="0.8555" calcext:value-type="float">
            <text:p>0.856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EASY" calcext:value-type="string">
            <text:p>EASY</text:p>
          </table:table-cell>
          <table:table-cell table:style-name="ce31" table:formula="of:=MAX([.J15];[.L15];[.N15];[.H15])" office:value-type="float" office:value="0.85475" calcext:value-type="float">
            <text:p>0.855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725" calcext:value-type="float">
            <text:p>0.857</text:p>
          </table:table-cell>
          <table:table-cell office:value-type="float" office:value="0.0108036452181659" calcext:value-type="float">
            <text:p>0.011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35669635512151" calcext:value-type="float">
            <text:p>0.014</text:p>
          </table:table-cell>
          <table:table-cell table:style-name="ce12" office:value-type="float" office:value="0.85525" calcext:value-type="float">
            <text:p>0.855</text:p>
          </table:table-cell>
          <table:table-cell table:style-name="ce10" office:value-type="float" office:value="0.0100545387760951" calcext:value-type="float">
            <text:p>0.010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05475115548644" calcext:value-type="float">
            <text:p>0.011</text:p>
          </table:table-cell>
          <table:table-cell office:value-type="float" office:value="0.8495" calcext:value-type="float">
            <text:p>0.850</text:p>
          </table:table-cell>
          <table:table-cell office:value-type="float" office:value="0.0094620954338877" calcext:value-type="float">
            <text:p>0.009</text:p>
          </table:table-cell>
          <table:table-cell office:value-type="float" office:value="0.85075" calcext:value-type="float">
            <text:p>0.851</text:p>
          </table:table-cell>
          <table:table-cell office:value-type="float" office:value="0.0084131593352319" calcext:value-type="float">
            <text:p>0.008</text:p>
          </table:table-cell>
          <table:table-cell table:style-name="ce31" table:formula="of:=MAX([.H16];[.J16];[.L16];[.N16];[.D16];[.F16])" office:value-type="float" office:value="0.85725" calcext:value-type="float">
            <text:p>0.857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EASY" calcext:value-type="string">
            <text:p>EASY</text:p>
          </table:table-cell>
          <table:table-cell table:style-name="ce31" table:formula="of:=MAX([.J16];[.L16];[.N16];[.H16])" office:value-type="float" office:value="0.85525" calcext:value-type="float">
            <text:p>0.855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7" calcext:value-type="float">
            <text:p>0.857</text:p>
          </table:table-cell>
          <table:table-cell office:value-type="float" office:value="0.011476878931138" calcext:value-type="float">
            <text:p>0.011</text:p>
          </table:table-cell>
          <table:table-cell office:value-type="float" office:value="0.8325" calcext:value-type="float">
            <text:p>0.833</text:p>
          </table:table-cell>
          <table:table-cell office:value-type="float" office:value="0.01375" calcext:value-type="float">
            <text:p>0.014</text:p>
          </table:table-cell>
          <table:table-cell table:style-name="ce12" office:value-type="float" office:value="0.8565" calcext:value-type="float">
            <text:p>0.857</text:p>
          </table:table-cell>
          <table:table-cell table:style-name="ce10" office:value-type="float" office:value="0.0094124252985083" calcext:value-type="float">
            <text:p>0.009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086331483249159" calcext:value-type="float">
            <text:p>0.009</text:p>
          </table:table-cell>
          <table:table-cell office:value-type="float" office:value="0.84925" calcext:value-type="float">
            <text:p>0.849</text:p>
          </table:table-cell>
          <table:table-cell office:value-type="float" office:value="0.010701927396502" calcext:value-type="float">
            <text:p>0.011</text:p>
          </table:table-cell>
          <table:table-cell table:style-name="ce31" table:formula="of:=MAX([.H17];[.J17];[.L17];[.N17];[.D17];[.F17])" office:value-type="float" office:value="0.857" calcext:value-type="float">
            <text:p>0.85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EASY" calcext:value-type="string">
            <text:p>EASY</text:p>
          </table:table-cell>
          <table:table-cell table:style-name="ce31" table:formula="of:=MAX([.J17];[.L17];[.N17];[.H17])" office:value-type="float" office:value="0.8565" calcext:value-type="float">
            <text:p>0.857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55" calcext:value-type="float">
            <text:p>0.855</text:p>
          </table:table-cell>
          <table:table-cell table:style-name="ce9" office:value-type="float" office:value="0.0092702481088696" calcext:value-type="float">
            <text:p>0.009</text:p>
          </table:table-cell>
          <table:table-cell table:style-name="ce8" office:value-type="float" office:value="0.82875" calcext:value-type="float">
            <text:p>0.829</text:p>
          </table:table-cell>
          <table:table-cell table:style-name="ce8" office:value-type="float" office:value="0.0135784756140002" calcext:value-type="float">
            <text:p>0.014</text:p>
          </table:table-cell>
          <table:table-cell table:style-name="ce11" office:value-type="float" office:value="0.85075" calcext:value-type="float">
            <text:p>0.851</text:p>
          </table:table-cell>
          <table:table-cell table:style-name="ce8" office:value-type="float" office:value="0.0140479090970863" calcext:value-type="float">
            <text:p>0.014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081681546263522" calcext:value-type="float">
            <text:p>0.008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1209984504033" calcext:value-type="float">
            <text:p>0.012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110184504355195" calcext:value-type="float">
            <text:p>0.011</text:p>
          </table:table-cell>
          <table:table-cell table:style-name="ce31" table:formula="of:=MAX([.H18];[.J18];[.L18];[.N18];[.D18];[.F18])" office:value-type="float" office:value="0.855" calcext:value-type="float">
            <text:p>0.855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EASY" calcext:value-type="string">
            <text:p>EASY</text:p>
          </table:table-cell>
          <table:table-cell table:style-name="ce31" table:formula="of:=MAX([.J18];[.L18];[.N18];[.H18])" office:value-type="float" office:value="0.85075" calcext:value-type="float">
            <text:p>0.851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875" calcext:value-type="float">
            <text:p>0.859</text:p>
          </table:table-cell>
          <table:table-cell table:style-name="ce10" office:value-type="float" office:value="0.0089704375590046" calcext:value-type="float">
            <text:p>0.00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21320855585509" calcext:value-type="float">
            <text:p>0.012</text:p>
          </table:table-cell>
          <table:table-cell table:style-name="ce12" office:value-type="float" office:value="0.853" calcext:value-type="float">
            <text:p>0.853</text:p>
          </table:table-cell>
          <table:table-cell office:value-type="float" office:value="0.0095443045844105" calcext:value-type="float">
            <text:p>0.010</text:p>
          </table:table-cell>
          <table:table-cell office:value-type="float" office:value="0.8545" calcext:value-type="float">
            <text:p>0.855</text:p>
          </table:table-cell>
          <table:table-cell office:value-type="float" office:value="0.0158754921183565" calcext:value-type="float">
            <text:p>0.016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8387604925515" calcext:value-type="float">
            <text:p>0.012</text:p>
          </table:table-cell>
          <table:table-cell office:value-type="float" office:value="0.8485" calcext:value-type="float">
            <text:p>0.849</text:p>
          </table:table-cell>
          <table:table-cell office:value-type="float" office:value="0.0084502218905777" calcext:value-type="float">
            <text:p>0.008</text:p>
          </table:table-cell>
          <table:table-cell table:style-name="ce31" table:formula="of:=MAX([.H19];[.J19];[.L19];[.N19];[.D19];[.F19])" office:value-type="float" office:value="0.85875" calcext:value-type="float">
            <text:p>0.859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EASY" calcext:value-type="string">
            <text:p>EASY</text:p>
          </table:table-cell>
          <table:table-cell table:style-name="ce31" table:formula="of:=MAX([.J19];[.L19];[.N19];[.H19])" office:value-type="float" office:value="0.8545" calcext:value-type="float">
            <text:p>0.855</text:p>
          </table:table-cell>
          <table:table-cell table:style-name="ce33" table:formula="of:=IF([.R19]=[.H19];[.$H$1];IF([.R19]=[.J19];[.$J$1];IF([.R19]=[.L19];[.$L$1];IF([.R19]=[.N1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" calcext:value-type="float">
            <text:p>0.857</text:p>
          </table:table-cell>
          <table:table-cell table:style-name="ce10" office:value-type="float" office:value="0.0111313184304465" calcext:value-type="float">
            <text:p>0.011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3287752625662" calcext:value-type="float">
            <text:p>0.013</text:p>
          </table:table-cell>
          <table:table-cell table:style-name="ce12" office:value-type="float" office:value="0.85425" calcext:value-type="float">
            <text:p>0.854</text:p>
          </table:table-cell>
          <table:table-cell office:value-type="float" office:value="0.0120739906410432" calcext:value-type="float">
            <text:p>0.012</text:p>
          </table:table-cell>
          <table:table-cell office:value-type="float" office:value="0.85725" calcext:value-type="float">
            <text:p>0.857</text:p>
          </table:table-cell>
          <table:table-cell office:value-type="float" office:value="0.0121642406257029" calcext:value-type="float">
            <text:p>0.012</text:p>
          </table:table-cell>
          <table:table-cell office:value-type="float" office:value="0.85625" calcext:value-type="float">
            <text:p>0.856</text:p>
          </table:table-cell>
          <table:table-cell office:value-type="float" office:value="0.0106800046816469" calcext:value-type="float">
            <text:p>0.011</text:p>
          </table:table-cell>
          <table:table-cell office:value-type="float" office:value="0.8525" calcext:value-type="float">
            <text:p>0.853</text:p>
          </table:table-cell>
          <table:table-cell office:value-type="float" office:value="0.01375" calcext:value-type="float">
            <text:p>0.014</text:p>
          </table:table-cell>
          <table:table-cell table:style-name="ce31" table:formula="of:=MAX([.H20];[.J20];[.L20];[.N20];[.D20];[.F20])" office:value-type="float" office:value="0.85725" calcext:value-type="float">
            <text:p>0.857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SPLIT2" calcext:value-type="string">
            <text:p>SPLIT2</text:p>
          </table:table-cell>
          <table:table-cell table:style-name="ce31" table:formula="of:=MAX([.J20];[.L20];[.N20];[.H20])" office:value-type="float" office:value="0.85725" calcext:value-type="float">
            <text:p>0.857</text:p>
          </table:table-cell>
          <table:table-cell table:style-name="ce33" table:formula="of:=IF([.R20]=[.H20];[.$H$1];IF([.R20]=[.J20];[.$J$1];IF([.R20]=[.L20];[.$L$1];IF([.R20]=[.N2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15379807592143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26984250992002" calcext:value-type="float">
            <text:p>0.013</text:p>
          </table:table-cell>
          <table:table-cell table:style-name="ce12" office:value-type="float" office:value="0.8535" calcext:value-type="float">
            <text:p>0.854</text:p>
          </table:table-cell>
          <table:table-cell office:value-type="float" office:value="0.0137329439669722" calcext:value-type="float">
            <text:p>0.014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36530674209131" calcext:value-type="float">
            <text:p>0.014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10891275581084" calcext:value-type="float">
            <text:p>0.011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30981868974296" calcext:value-type="float">
            <text:p>0.013</text:p>
          </table:table-cell>
          <table:table-cell table:style-name="ce31" table:formula="of:=MAX([.H21];[.J21];[.L21];[.N21];[.D21];[.F21])" office:value-type="float" office:value="0.85775" calcext:value-type="float">
            <text:p>0.858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EASY" calcext:value-type="string">
            <text:p>EASY</text:p>
          </table:table-cell>
          <table:table-cell table:style-name="ce31" table:formula="of:=MAX([.J21];[.L21];[.N21];[.H21])" office:value-type="float" office:value="0.857" calcext:value-type="float">
            <text:p>0.857</text:p>
          </table:table-cell>
          <table:table-cell table:style-name="ce33" table:formula="of:=IF([.R21]=[.H21];[.$H$1];IF([.R21]=[.J21];[.$J$1];IF([.R21]=[.L21];[.$L$1];IF([.R21]=[.N2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24812359163665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0324115189783" calcext:value-type="float">
            <text:p>0.013</text:p>
          </table:table-cell>
          <table:table-cell table:style-name="ce12" office:value-type="float" office:value="0.8545" calcext:value-type="float">
            <text:p>0.855</text:p>
          </table:table-cell>
          <table:table-cell office:value-type="float" office:value="0.012266570425347" calcext:value-type="float">
            <text:p>0.0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21963109176504" calcext:value-type="float">
            <text:p>0.012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10891275581084" calcext:value-type="float">
            <text:p>0.011</text:p>
          </table:table-cell>
          <table:table-cell office:value-type="float" office:value="0.8535" calcext:value-type="float">
            <text:p>0.854</text:p>
          </table:table-cell>
          <table:table-cell office:value-type="float" office:value="0.0142357384775079" calcext:value-type="float">
            <text:p>0.014</text:p>
          </table:table-cell>
          <table:table-cell table:style-name="ce31" table:formula="of:=MAX([.H22];[.J22];[.L22];[.N22];[.D22];[.F22])" office:value-type="float" office:value="0.85775" calcext:value-type="float">
            <text:p>0.858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EASY" calcext:value-type="string">
            <text:p>EASY</text:p>
          </table:table-cell>
          <table:table-cell table:style-name="ce31" table:formula="of:=MAX([.J22];[.L22];[.N22];[.H22])" office:value-type="float" office:value="0.856" calcext:value-type="float">
            <text:p>0.856</text:p>
          </table:table-cell>
          <table:table-cell table:style-name="ce33" table:formula="of:=IF([.R22]=[.H22];[.$H$1];IF([.R22]=[.J22];[.$J$1];IF([.R22]=[.L22];[.$L$1];IF([.R22]=[.N2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52" calcext:value-type="float">
            <text:p>0.852</text:p>
          </table:table-cell>
          <table:table-cell table:style-name="ce9" office:value-type="float" office:value="0.0122983738762488" calcext:value-type="float">
            <text:p>0.012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22027148618658" calcext:value-type="float">
            <text:p>0.012</text:p>
          </table:table-cell>
          <table:table-cell table:style-name="ce11" office:value-type="float" office:value="0.8445" calcext:value-type="float">
            <text:p>0.845</text:p>
          </table:table-cell>
          <table:table-cell table:style-name="ce8" office:value-type="float" office:value="0.0111663557170636" calcext:value-type="float">
            <text:p>0.01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7060347684432" calcext:value-type="float">
            <text:p>0.012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39921853189556" calcext:value-type="float">
            <text:p>0.01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56224997999679" calcext:value-type="float">
            <text:p>0.016</text:p>
          </table:table-cell>
          <table:table-cell table:style-name="ce31" table:formula="of:=MAX([.H23];[.J23];[.L23];[.N23];[.D23];[.F23])" office:value-type="float" office:value="0.852" calcext:value-type="float">
            <text:p>0.852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445" calcext:value-type="float">
            <text:p>0.845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22601998352392" calcext:value-type="float">
            <text:p>0.012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51193171142085" calcext:value-type="float">
            <text:p>0.015</text:p>
          </table:table-cell>
          <table:table-cell table:style-name="ce12" office:value-type="float" office:value="0.8485" calcext:value-type="float">
            <text:p>0.849</text:p>
          </table:table-cell>
          <table:table-cell office:value-type="float" office:value="0.0084502218905778" calcext:value-type="float">
            <text:p>0.008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0091600354802805" calcext:value-type="float">
            <text:p>0.009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135323686027243" calcext:value-type="float">
            <text:p>0.014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50416089564912" calcext:value-type="float">
            <text:p>0.015</text:p>
          </table:table-cell>
          <table:table-cell table:style-name="ce31" table:formula="of:=MAX([.H24];[.J24];[.L24];[.N24];[.D24];[.F24])" office:value-type="float" office:value="0.85775" calcext:value-type="float">
            <text:p>0.858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485" calcext:value-type="float">
            <text:p>0.849</text:p>
          </table:table-cell>
          <table:table-cell table:style-name="ce33" table:formula="of:=IF([.R24]=[.H24];[.$H$1];IF([.R24]=[.J24];[.$J$1];IF([.R24]=[.L24];[.$L$1];IF([.R24]=[.N2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925" calcext:value-type="float">
            <text:p>0.859</text:p>
          </table:table-cell>
          <table:table-cell table:style-name="ce10" office:value-type="float" office:value="0.0084131593352319" calcext:value-type="float">
            <text:p>0.0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60711309496251" calcext:value-type="float">
            <text:p>0.016</text:p>
          </table:table-cell>
          <table:table-cell table:style-name="ce12" office:value-type="float" office:value="0.8475" calcext:value-type="float">
            <text:p>0.848</text:p>
          </table:table-cell>
          <table:table-cell office:value-type="float" office:value="0.0124058957757995" calcext:value-type="float">
            <text:p>0.012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117725846779711" calcext:value-type="float">
            <text:p>0.012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6090564005031" calcext:value-type="float">
            <text:p>0.016</text:p>
          </table:table-cell>
          <table:table-cell table:style-name="ce31" table:formula="of:=MAX([.H25];[.J25];[.L25];[.N25];[.D25];[.F25])" office:value-type="float" office:value="0.85925" calcext:value-type="float">
            <text:p>0.859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475" calcext:value-type="float">
            <text:p>0.848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475" calcext:value-type="float">
            <text:p>0.855</text:p>
          </table:table-cell>
          <table:table-cell table:style-name="ce10" office:value-type="float" office:value="0.0115040753648435" calcext:value-type="float">
            <text:p>0.012</text:p>
          </table:table-cell>
          <table:table-cell office:value-type="float" office:value="0.83375" calcext:value-type="float">
            <text:p>0.834</text:p>
          </table:table-cell>
          <table:table-cell office:value-type="float" office:value="0.0133755840993954" calcext:value-type="float">
            <text:p>0.013</text:p>
          </table:table-cell>
          <table:table-cell table:style-name="ce12" office:value-type="float" office:value="0.84975" calcext:value-type="float">
            <text:p>0.850</text:p>
          </table:table-cell>
          <table:table-cell office:value-type="float" office:value="0.0098186684433277" calcext:value-type="float">
            <text:p>0.010</text:p>
          </table:table-cell>
          <table:table-cell office:value-type="float" office:value="0.84675" calcext:value-type="float">
            <text:p>0.847</text:p>
          </table:table-cell>
          <table:table-cell office:value-type="float" office:value="0.0093374246984915" calcext:value-type="float">
            <text:p>0.009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04358157323708" calcext:value-type="float">
            <text:p>0.010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46041518069348" calcext:value-type="float">
            <text:p>0.015</text:p>
          </table:table-cell>
          <table:table-cell table:style-name="ce31" table:formula="of:=MAX([.H26];[.J26];[.L26];[.N26];[.D26];[.F26])" office:value-type="float" office:value="0.85475" calcext:value-type="float">
            <text:p>0.855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84975" calcext:value-type="float">
            <text:p>0.850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55" calcext:value-type="float">
            <text:p>0.856</text:p>
          </table:table-cell>
          <table:table-cell table:style-name="ce10" office:value-type="float" office:value="0.0085055129181019" calcext:value-type="float">
            <text:p>0.009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26429328084902" calcext:value-type="float">
            <text:p>0.013</text:p>
          </table:table-cell>
          <table:table-cell table:style-name="ce12" office:value-type="float" office:value="0.84675" calcext:value-type="float">
            <text:p>0.847</text:p>
          </table:table-cell>
          <table:table-cell office:value-type="float" office:value="0.0123300952956577" calcext:value-type="float">
            <text:p>0.012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092533777616608" calcext:value-type="float">
            <text:p>0.00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10891275581084" calcext:value-type="float">
            <text:p>0.011</text:p>
          </table:table-cell>
          <table:table-cell office:value-type="float" office:value="0.8435" calcext:value-type="float">
            <text:p>0.844</text:p>
          </table:table-cell>
          <table:table-cell office:value-type="float" office:value="0.0137329439669723" calcext:value-type="float">
            <text:p>0.014</text:p>
          </table:table-cell>
          <table:table-cell table:style-name="ce31" table:formula="of:=MAX([.H27];[.J27];[.L27];[.N27];[.D27];[.F27])" office:value-type="float" office:value="0.8555" calcext:value-type="float">
            <text:p>0.85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4675" calcext:value-type="float">
            <text:p>0.847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5625" calcext:value-type="float">
            <text:p>0.856</text:p>
          </table:table-cell>
          <table:table-cell table:style-name="ce9" office:value-type="float" office:value="0.0091429617739548" calcext:value-type="float">
            <text:p>0.009</text:p>
          </table:table-cell>
          <table:table-cell table:style-name="ce8" office:value-type="float" office:value="0.83075" calcext:value-type="float">
            <text:p>0.831</text:p>
          </table:table-cell>
          <table:table-cell table:style-name="ce8" office:value-type="float" office:value="0.0114086042091046" calcext:value-type="float">
            <text:p>0.011</text:p>
          </table:table-cell>
          <table:table-cell table:style-name="ce11" office:value-type="float" office:value="0.855" calcext:value-type="float">
            <text:p>0.855</text:p>
          </table:table-cell>
          <table:table-cell table:style-name="ce8" office:value-type="float" office:value="0.0105697090783048" calcext:value-type="float">
            <text:p>0.011</text:p>
          </table:table-cell>
          <table:table-cell office:value-type="float" office:value="0.8555" calcext:value-type="float">
            <text:p>0.856</text:p>
          </table:table-cell>
          <table:table-cell office:value-type="float" office:value="0.0047269176002972" calcext:value-type="float">
            <text:p>0.005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0110042605385368" calcext:value-type="float">
            <text:p>0.011</text:p>
          </table:table-cell>
          <table:table-cell office:value-type="float" office:value="0.8495" calcext:value-type="float">
            <text:p>0.850</text:p>
          </table:table-cell>
          <table:table-cell office:value-type="float" office:value="0.0059686681931567" calcext:value-type="float">
            <text:p>0.006</text:p>
          </table:table-cell>
          <table:table-cell table:style-name="ce31" table:formula="of:=MAX([.H28];[.J28];[.L28];[.N28];[.D28];[.F28])" office:value-type="float" office:value="0.85625" calcext:value-type="float">
            <text:p>0.856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8555" calcext:value-type="float">
            <text:p>0.856</text:p>
          </table:table-cell>
          <table:table-cell table:style-name="ce33" table:formula="of:=IF([.R28]=[.H28];[.$H$1];IF([.R28]=[.J28];[.$J$1];IF([.R28]=[.L28];[.$L$1];IF([.R28]=[.N2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595" calcext:value-type="float">
            <text:p>0.860</text:p>
          </table:table-cell>
          <table:table-cell table:style-name="ce10" office:value-type="float" office:value="0.0090829510622924" calcext:value-type="float">
            <text:p>0.009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15717868110331" calcext:value-type="float">
            <text:p>0.012</text:p>
          </table:table-cell>
          <table:table-cell table:style-name="ce12" office:value-type="float" office:value="0.853" calcext:value-type="float">
            <text:p>0.853</text:p>
          </table:table-cell>
          <table:table-cell office:value-type="float" office:value="0.0102164083708512" calcext:value-type="float">
            <text:p>0.010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3846254006048" calcext:value-type="float">
            <text:p>0.014</text:p>
          </table:table-cell>
          <table:table-cell office:value-type="float" office:value="0.85425" calcext:value-type="float">
            <text:p>0.854</text:p>
          </table:table-cell>
          <table:table-cell office:value-type="float" office:value="0.0111313184304465" calcext:value-type="float">
            <text:p>0.011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089878390061237" calcext:value-type="float">
            <text:p>0.009</text:p>
          </table:table-cell>
          <table:table-cell table:style-name="ce31" table:formula="of:=MAX([.H29];[.J29];[.L29];[.N29];[.D29];[.F29])" office:value-type="float" office:value="0.8595" calcext:value-type="float">
            <text:p>0.860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EASY" calcext:value-type="string">
            <text:p>EASY</text:p>
          </table:table-cell>
          <table:table-cell table:style-name="ce31" table:formula="of:=MAX([.J29];[.L29];[.N29];[.H29])" office:value-type="float" office:value="0.85425" calcext:value-type="float">
            <text:p>0.854</text:p>
          </table:table-cell>
          <table:table-cell table:style-name="ce33" table:formula="of:=IF([.R29]=[.H29];[.$H$1];IF([.R29]=[.J29];[.$J$1];IF([.R29]=[.L29];[.$L$1];IF([.R29]=[.N2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2" calcext:value-type="float">
            <text:p>0.862</text:p>
          </table:table-cell>
          <table:table-cell table:style-name="ce10" office:value-type="float" office:value="0.0094620954338877" calcext:value-type="float">
            <text:p>0.009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24812359163665" calcext:value-type="float">
            <text:p>0.012</text:p>
          </table:table-cell>
          <table:table-cell table:style-name="ce12" office:value-type="float" office:value="0.85725" calcext:value-type="float">
            <text:p>0.857</text:p>
          </table:table-cell>
          <table:table-cell office:value-type="float" office:value="0.010170422803404" calcext:value-type="float">
            <text:p>0.010</text:p>
          </table:table-cell>
          <table:table-cell office:value-type="float" office:value="0.85675" calcext:value-type="float">
            <text:p>0.857</text:p>
          </table:table-cell>
          <table:table-cell office:value-type="float" office:value="0.0142137697321998" calcext:value-type="float">
            <text:p>0.014</text:p>
          </table:table-cell>
          <table:table-cell office:value-type="float" office:value="0.85425" calcext:value-type="float">
            <text:p>0.854</text:p>
          </table:table-cell>
          <table:table-cell office:value-type="float" office:value="0.0117127067751224" calcext:value-type="float">
            <text:p>0.012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113674425443896" calcext:value-type="float">
            <text:p>0.011</text:p>
          </table:table-cell>
          <table:table-cell table:style-name="ce31" table:formula="of:=MAX([.H30];[.J30];[.L30];[.N30];[.D30];[.F30])" office:value-type="float" office:value="0.862" calcext:value-type="float">
            <text:p>0.862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EASY" calcext:value-type="string">
            <text:p>EASY</text:p>
          </table:table-cell>
          <table:table-cell table:style-name="ce31" table:formula="of:=MAX([.J30];[.L30];[.N30];[.H30])" office:value-type="float" office:value="0.85725" calcext:value-type="float">
            <text:p>0.857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075" calcext:value-type="float">
            <text:p>0.861</text:p>
          </table:table-cell>
          <table:table-cell table:style-name="ce10" office:value-type="float" office:value="0.0096258116540892" calcext:value-type="float">
            <text:p>0.010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0875718367078" calcext:value-type="float">
            <text:p>0.011</text:p>
          </table:table-cell>
          <table:table-cell table:style-name="ce12" office:value-type="float" office:value="0.8565" calcext:value-type="float">
            <text:p>0.857</text:p>
          </table:table-cell>
          <table:table-cell office:value-type="float" office:value="0.0092449310435503" calcext:value-type="float">
            <text:p>0.009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57470235282735" calcext:value-type="float">
            <text:p>0.016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120351049019108" calcext:value-type="float">
            <text:p>0.012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20091111244754" calcext:value-type="float">
            <text:p>0.012</text:p>
          </table:table-cell>
          <table:table-cell table:style-name="ce31" table:formula="of:=MAX([.H31];[.J31];[.L31];[.N31];[.D31];[.F31])" office:value-type="float" office:value="0.86075" calcext:value-type="float">
            <text:p>0.861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EASY" calcext:value-type="string">
            <text:p>EASY</text:p>
          </table:table-cell>
          <table:table-cell table:style-name="ce31" table:formula="of:=MAX([.J31];[.L31];[.N31];[.H31])" office:value-type="float" office:value="0.8565" calcext:value-type="float">
            <text:p>0.857</text:p>
          </table:table-cell>
          <table:table-cell table:style-name="ce33" table:formula="of:=IF([.R31]=[.H31];[.$H$1];IF([.R31]=[.J31];[.$J$1];IF([.R31]=[.L31];[.$L$1];IF([.R31]=[.N3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175" calcext:value-type="float">
            <text:p>0.862</text:p>
          </table:table-cell>
          <table:table-cell table:style-name="ce10" office:value-type="float" office:value="0.0090398423658822" calcext:value-type="float">
            <text:p>0.009</text:p>
          </table:table-cell>
          <table:table-cell office:value-type="float" office:value="0.83775" calcext:value-type="float">
            <text:p>0.838</text:p>
          </table:table-cell>
          <table:table-cell office:value-type="float" office:value="0.0124184842070198" calcext:value-type="float">
            <text:p>0.012</text:p>
          </table:table-cell>
          <table:table-cell table:style-name="ce12" office:value-type="float" office:value="0.85725" calcext:value-type="float">
            <text:p>0.857</text:p>
          </table:table-cell>
          <table:table-cell office:value-type="float" office:value="0.0097387755903912" calcext:value-type="float">
            <text:p>0.010</text:p>
          </table:table-cell>
          <table:table-cell office:value-type="float" office:value="0.85475" calcext:value-type="float">
            <text:p>0.855</text:p>
          </table:table-cell>
          <table:table-cell office:value-type="float" office:value="0.0132994360782703" calcext:value-type="float">
            <text:p>0.013</text:p>
          </table:table-cell>
          <table:table-cell office:value-type="float" office:value="0.85225" calcext:value-type="float">
            <text:p>0.852</text:p>
          </table:table-cell>
          <table:table-cell office:value-type="float" office:value="0.0141807528008917" calcext:value-type="float">
            <text:p>0.014</text:p>
          </table:table-cell>
          <table:table-cell office:value-type="float" office:value="0.85125" calcext:value-type="float">
            <text:p>0.851</text:p>
          </table:table-cell>
          <table:table-cell office:value-type="float" office:value="0.0096014321848357" calcext:value-type="float">
            <text:p>0.010</text:p>
          </table:table-cell>
          <table:table-cell table:style-name="ce31" table:formula="of:=MAX([.H32];[.J32];[.L32];[.N32];[.D32];[.F32])" office:value-type="float" office:value="0.86175" calcext:value-type="float">
            <text:p>0.862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EASY" calcext:value-type="string">
            <text:p>EASY</text:p>
          </table:table-cell>
          <table:table-cell table:style-name="ce31" table:formula="of:=MAX([.J32];[.L32];[.N32];[.H32])" office:value-type="float" office:value="0.85725" calcext:value-type="float">
            <text:p>0.857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6075" calcext:value-type="float">
            <text:p>0.861</text:p>
          </table:table-cell>
          <table:table-cell table:style-name="ce9" office:value-type="float" office:value="0.008687275176947" calcext:value-type="float">
            <text:p>0.009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014361406616345" calcext:value-type="float">
            <text:p>0.014</text:p>
          </table:table-cell>
          <table:table-cell table:style-name="ce11" office:value-type="float" office:value="0.8505" calcext:value-type="float">
            <text:p>0.851</text:p>
          </table:table-cell>
          <table:table-cell table:style-name="ce8" office:value-type="float" office:value="0.0135092560861063" calcext:value-type="float">
            <text:p>0.014</text:p>
          </table:table-cell>
          <table:table-cell office:value-type="float" office:value="0.85375" calcext:value-type="float">
            <text:p>0.854</text:p>
          </table:table-cell>
          <table:table-cell office:value-type="float" office:value="0.0091429617739548" calcext:value-type="float">
            <text:p>0.009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06946248181037" calcext:value-type="float">
            <text:p>0.011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07531185165696" calcext:value-type="float">
            <text:p>0.008</text:p>
          </table:table-cell>
          <table:table-cell table:style-name="ce31" table:formula="of:=MAX([.H33];[.J33];[.L33];[.N33];[.D33];[.F33])" office:value-type="float" office:value="0.86075" calcext:value-type="float">
            <text:p>0.861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5375" calcext:value-type="float">
            <text:p>0.854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5" calcext:value-type="float">
            <text:p>0.860</text:p>
          </table:table-cell>
          <table:table-cell table:style-name="ce10" office:value-type="float" office:value="0.0080816149376222" calcext:value-type="float">
            <text:p>0.008</text:p>
          </table:table-cell>
          <table:table-cell office:value-type="float" office:value="0.8265" calcext:value-type="float">
            <text:p>0.827</text:p>
          </table:table-cell>
          <table:table-cell office:value-type="float" office:value="0.0149843668534909" calcext:value-type="float">
            <text:p>0.015</text:p>
          </table:table-cell>
          <table:table-cell table:style-name="ce12" office:value-type="float" office:value="0.8575" calcext:value-type="float">
            <text:p>0.858</text:p>
          </table:table-cell>
          <table:table-cell office:value-type="float" office:value="0.0114222918015606" calcext:value-type="float">
            <text:p>0.011</text:p>
          </table:table-cell>
          <table:table-cell office:value-type="float" office:value="0.8545" calcext:value-type="float">
            <text:p>0.855</text:p>
          </table:table-cell>
          <table:table-cell office:value-type="float" office:value="0.0100234100983646" calcext:value-type="float">
            <text:p>0.010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07746809697549" calcext:value-type="float">
            <text:p>0.011</text:p>
          </table:table-cell>
          <table:table-cell office:value-type="float" office:value="0.85" calcext:value-type="float">
            <text:p>0.850</text:p>
          </table:table-cell>
          <table:table-cell office:value-type="float" office:value="0.0128998546503438" calcext:value-type="float">
            <text:p>0.013</text:p>
          </table:table-cell>
          <table:table-cell table:style-name="ce31" table:formula="of:=MAX([.H34];[.J34];[.L34];[.N34];[.D34];[.F34])" office:value-type="float" office:value="0.8595" calcext:value-type="float">
            <text:p>0.860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EASY" calcext:value-type="string">
            <text:p>EASY</text:p>
          </table:table-cell>
          <table:table-cell table:style-name="ce31" table:formula="of:=MAX([.J34];[.L34];[.N34];[.H34])" office:value-type="float" office:value="0.8575" calcext:value-type="float">
            <text:p>0.858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61" calcext:value-type="float">
            <text:p>0.861</text:p>
          </table:table-cell>
          <table:table-cell table:style-name="ce10" office:value-type="float" office:value="0.0076750407165043" calcext:value-type="float">
            <text:p>0.0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35034717758063" calcext:value-type="float">
            <text:p>0.014</text:p>
          </table:table-cell>
          <table:table-cell table:style-name="ce12" office:value-type="float" office:value="0.85775" calcext:value-type="float">
            <text:p>0.858</text:p>
          </table:table-cell>
          <table:table-cell office:value-type="float" office:value="0.0085421747816349" calcext:value-type="float">
            <text:p>0.009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22027148618657" calcext:value-type="float">
            <text:p>0.012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090311959340942" calcext:value-type="float">
            <text:p>0.009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40423466699836" calcext:value-type="float">
            <text:p>0.014</text:p>
          </table:table-cell>
          <table:table-cell table:style-name="ce31" table:formula="of:=MAX([.H35];[.J35];[.L35];[.N35];[.D35];[.F35])" office:value-type="float" office:value="0.861" calcext:value-type="float">
            <text:p>0.861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85775" calcext:value-type="float">
            <text:p>0.858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" calcext:value-type="float">
            <text:p>0.859</text:p>
          </table:table-cell>
          <table:table-cell table:style-name="ce10" office:value-type="float" office:value="0.0065788486834703" calcext:value-type="float">
            <text:p>0.007</text:p>
          </table:table-cell>
          <table:table-cell office:value-type="float" office:value="0.8305" calcext:value-type="float">
            <text:p>0.831</text:p>
          </table:table-cell>
          <table:table-cell office:value-type="float" office:value="0.0139921853189556" calcext:value-type="float">
            <text:p>0.014</text:p>
          </table:table-cell>
          <table:table-cell table:style-name="ce12" office:value-type="float" office:value="0.8575" calcext:value-type="float">
            <text:p>0.858</text:p>
          </table:table-cell>
          <table:table-cell office:value-type="float" office:value="0.0090571104663684" calcext:value-type="float">
            <text:p>0.009</text:p>
          </table:table-cell>
          <table:table-cell office:value-type="float" office:value="0.8555" calcext:value-type="float">
            <text:p>0.856</text:p>
          </table:table-cell>
          <table:table-cell office:value-type="float" office:value="0.0119111292495715" calcext:value-type="float">
            <text:p>0.012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08397416943393" calcext:value-type="float">
            <text:p>0.011</text:p>
          </table:table-cell>
          <table:table-cell office:value-type="float" office:value="0.8515" calcext:value-type="float">
            <text:p>0.852</text:p>
          </table:table-cell>
          <table:table-cell office:value-type="float" office:value="0.010285001215362" calcext:value-type="float">
            <text:p>0.010</text:p>
          </table:table-cell>
          <table:table-cell table:style-name="ce31" table:formula="of:=MAX([.H36];[.J36];[.L36];[.N36];[.D36];[.F36])" office:value-type="float" office:value="0.859" calcext:value-type="float">
            <text:p>0.859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EASY" calcext:value-type="string">
            <text:p>EASY</text:p>
          </table:table-cell>
          <table:table-cell table:style-name="ce31" table:formula="of:=MAX([.J36];[.L36];[.N36];[.H36])" office:value-type="float" office:value="0.8575" calcext:value-type="float">
            <text:p>0.858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25" calcext:value-type="float">
            <text:p>0.859</text:p>
          </table:table-cell>
          <table:table-cell table:style-name="ce10" office:value-type="float" office:value="0.0051234753829798" calcext:value-type="float">
            <text:p>0.005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6973325759506" calcext:value-type="float">
            <text:p>0.016</text:p>
          </table:table-cell>
          <table:table-cell table:style-name="ce12" office:value-type="float" office:value="0.8565" calcext:value-type="float">
            <text:p>0.857</text:p>
          </table:table-cell>
          <table:table-cell office:value-type="float" office:value="0.0091172912644052" calcext:value-type="float">
            <text:p>0.009</text:p>
          </table:table-cell>
          <table:table-cell office:value-type="float" office:value="0.8535" calcext:value-type="float">
            <text:p>0.854</text:p>
          </table:table-cell>
          <table:table-cell office:value-type="float" office:value="0.013846254006048" calcext:value-type="float">
            <text:p>0.014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109900523201666" calcext:value-type="float">
            <text:p>0.011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120026038841578" calcext:value-type="float">
            <text:p>0.012</text:p>
          </table:table-cell>
          <table:table-cell table:style-name="ce31" table:formula="of:=MAX([.H37];[.J37];[.L37];[.N37];[.D37];[.F37])" office:value-type="float" office:value="0.85925" calcext:value-type="float">
            <text:p>0.859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EASY" calcext:value-type="string">
            <text:p>EASY</text:p>
          </table:table-cell>
          <table:table-cell table:style-name="ce31" table:formula="of:=MAX([.J37];[.L37];[.N37];[.H37])" office:value-type="float" office:value="0.8565" calcext:value-type="float">
            <text:p>0.857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405" calcext:value-type="float">
            <text:p>0.841</text:p>
          </table:table-cell>
          <table:table-cell table:style-name="ce8" office:value-type="float" office:value="0.0139921853189557" calcext:value-type="float">
            <text:p>0.014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0.0136244265934386" calcext:value-type="float">
            <text:p>0.014</text:p>
          </table:table-cell>
          <table:table-cell table:style-name="ce11" office:value-type="float" office:value="0.84025" calcext:value-type="float">
            <text:p>0.840</text:p>
          </table:table-cell>
          <table:table-cell table:style-name="ce9" office:value-type="float" office:value="0.0137897153705216" calcext:value-type="float">
            <text:p>0.014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06286758347406" calcext:value-type="float">
            <text:p>0.01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47478812037526" calcext:value-type="float">
            <text:p>0.015</text:p>
          </table:table-cell>
          <table:table-cell office:value-type="float" office:value="0.83625" calcext:value-type="float">
            <text:p>0.836</text:p>
          </table:table-cell>
          <table:table-cell office:value-type="float" office:value="0.0122474487139159" calcext:value-type="float">
            <text:p>0.012</text:p>
          </table:table-cell>
          <table:table-cell table:style-name="ce31" table:formula="of:=MAX([.H38];[.J38];[.L38];[.N38];[.D38];[.F38])" office:value-type="float" office:value="0.8455" calcext:value-type="float">
            <text:p>0.84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2" calcext:value-type="string">
            <text:p>SPLIT2</text:p>
          </table:table-cell>
          <table:table-cell table:style-name="ce31" table:formula="of:=MAX([.J38];[.L38];[.N38];[.H38])" office:value-type="float" office:value="0.8455" calcext:value-type="float">
            <text:p>0.846</text:p>
          </table:table-cell>
          <table:table-cell table:style-name="ce33" table:formula="of:=IF([.R38]=[.H38];[.$H$1];IF([.R38]=[.J38];[.$J$1];IF([.R38]=[.L38];[.$L$1];IF([.R38]=[.N3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25" calcext:value-type="float">
            <text:p>0.847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84025" calcext:value-type="float">
            <text:p>0.840</text:p>
          </table:table-cell>
          <table:table-cell office:value-type="float" office:value="0.01209984504033" calcext:value-type="float">
            <text:p>0.012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0" office:value-type="float" office:value="0.0127168687183598" calcext:value-type="float">
            <text:p>0.013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093791657411519" calcext:value-type="float">
            <text:p>0.009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12846688032923" calcext:value-type="float">
            <text:p>0.011</text:p>
          </table:table-cell>
          <table:table-cell office:value-type="float" office:value="0.84175" calcext:value-type="float">
            <text:p>0.842</text:p>
          </table:table-cell>
          <table:table-cell office:value-type="float" office:value="0.0115447498890187" calcext:value-type="float">
            <text:p>0.012</text:p>
          </table:table-cell>
          <table:table-cell table:style-name="ce31" table:formula="of:=MAX([.H39];[.J39];[.L39];[.N39];[.D39];[.F39])" office:value-type="float" office:value="0.84725" calcext:value-type="float">
            <text:p>0.847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EASY" calcext:value-type="string">
            <text:p>EASY</text:p>
          </table:table-cell>
          <table:table-cell table:style-name="ce31" table:formula="of:=MAX([.J39];[.L39];[.N39];[.H39])" office:value-type="float" office:value="0.845" calcext:value-type="float">
            <text:p>0.845</text:p>
          </table:table-cell>
          <table:table-cell table:style-name="ce33" table:formula="of:=IF([.R39]=[.H39];[.$H$1];IF([.R39]=[.J39];[.$J$1];IF([.R39]=[.L39];[.$L$1];IF([.R39]=[.N3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" calcext:value-type="float">
            <text:p>0.847</text:p>
          </table:table-cell>
          <table:table-cell office:value-type="float" office:value="0.0125187359585542" calcext:value-type="float">
            <text:p>0.013</text:p>
          </table:table-cell>
          <table:table-cell office:value-type="float" office:value="0.84" calcext:value-type="float">
            <text:p>0.840</text:p>
          </table:table-cell>
          <table:table-cell office:value-type="float" office:value="0.014496766880929" calcext:value-type="float">
            <text:p>0.014</text:p>
          </table:table-cell>
          <table:table-cell table:style-name="ce12" office:value-type="float" office:value="0.8445" calcext:value-type="float">
            <text:p>0.845</text:p>
          </table:table-cell>
          <table:table-cell table:style-name="ce10" office:value-type="float" office:value="0.0096258116540892" calcext:value-type="float">
            <text:p>0.010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0086331483249159" calcext:value-type="float">
            <text:p>0.009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1305419054595" calcext:value-type="float">
            <text:p>0.011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09945162140458" calcext:value-type="float">
            <text:p>0.010</text:p>
          </table:table-cell>
          <table:table-cell table:style-name="ce31" table:formula="of:=MAX([.H40];[.J40];[.L40];[.N40];[.D40];[.F40])" office:value-type="float" office:value="0.847" calcext:value-type="float">
            <text:p>0.847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EASY" calcext:value-type="string">
            <text:p>EASY</text:p>
          </table:table-cell>
          <table:table-cell table:style-name="ce31" table:formula="of:=MAX([.J40];[.L40];[.N40];[.H40])" office:value-type="float" office:value="0.8455" calcext:value-type="float">
            <text:p>0.846</text:p>
          </table:table-cell>
          <table:table-cell table:style-name="ce33" table:formula="of:=IF([.R40]=[.H40];[.$H$1];IF([.R40]=[.J40];[.$J$1];IF([.R40]=[.L40];[.$L$1];IF([.R40]=[.N4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25" calcext:value-type="float">
            <text:p>0.847</text:p>
          </table:table-cell>
          <table:table-cell office:value-type="float" office:value="0.0137044700736657" calcext:value-type="float">
            <text:p>0.014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14086042091046" calcext:value-type="float">
            <text:p>0.011</text:p>
          </table:table-cell>
          <table:table-cell table:style-name="ce12" office:value-type="float" office:value="0.84425" calcext:value-type="float">
            <text:p>0.844</text:p>
          </table:table-cell>
          <table:table-cell table:style-name="ce10" office:value-type="float" office:value="0.0109187339009612" calcext:value-type="float">
            <text:p>0.011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15447498890188" calcext:value-type="float">
            <text:p>0.012</text:p>
          </table:table-cell>
          <table:table-cell office:value-type="float" office:value="0.84275" calcext:value-type="float">
            <text:p>0.843</text:p>
          </table:table-cell>
          <table:table-cell office:value-type="float" office:value="0.0098186684433277" calcext:value-type="float">
            <text:p>0.010</text:p>
          </table:table-cell>
          <table:table-cell office:value-type="float" office:value="0.84475" calcext:value-type="float">
            <text:p>0.845</text:p>
          </table:table-cell>
          <table:table-cell office:value-type="float" office:value="0.0076750407165043" calcext:value-type="float">
            <text:p>0.008</text:p>
          </table:table-cell>
          <table:table-cell table:style-name="ce31" table:formula="of:=MAX([.H41];[.J41];[.L41];[.N41];[.D41];[.F41])" office:value-type="float" office:value="0.84725" calcext:value-type="float">
            <text:p>0.84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8455" calcext:value-type="float">
            <text:p>0.846</text:p>
          </table:table-cell>
          <table:table-cell table:style-name="ce33" table:formula="of:=IF([.R41]=[.H41];[.$H$1];IF([.R41]=[.J41];[.$J$1];IF([.R41]=[.L41];[.$L$1];IF([.R41]=[.N4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875" calcext:value-type="float">
            <text:p>0.849</text:p>
          </table:table-cell>
          <table:table-cell office:value-type="float" office:value="0.0124373429638327" calcext:value-type="float">
            <text:p>0.012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14359630114826" calcext:value-type="float">
            <text:p>0.011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0" office:value-type="float" office:value="0.0120869247536335" calcext:value-type="float">
            <text:p>0.012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194306588619" calcext:value-type="float">
            <text:p>0.0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8979164474146" calcext:value-type="float">
            <text:p>0.010</text:p>
          </table:table-cell>
          <table:table-cell office:value-type="float" office:value="0.84425" calcext:value-type="float">
            <text:p>0.844</text:p>
          </table:table-cell>
          <table:table-cell office:value-type="float" office:value="0.0092110667134702" calcext:value-type="float">
            <text:p>0.009</text:p>
          </table:table-cell>
          <table:table-cell table:style-name="ce31" table:formula="of:=MAX([.H42];[.J42];[.L42];[.N42];[.D42];[.F42])" office:value-type="float" office:value="0.84875" calcext:value-type="float">
            <text:p>0.849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EASY" calcext:value-type="string">
            <text:p>EASY</text:p>
          </table:table-cell>
          <table:table-cell table:style-name="ce31" table:formula="of:=MAX([.J42];[.L42];[.N42];[.H42])" office:value-type="float" office:value="0.846" calcext:value-type="float">
            <text:p>0.846</text:p>
          </table:table-cell>
          <table:table-cell table:style-name="ce33" table:formula="of:=IF([.R42]=[.H42];[.$H$1];IF([.R42]=[.J42];[.$J$1];IF([.R42]=[.L42];[.$L$1];IF([.R42]=[.N4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525" calcext:value-type="float">
            <text:p>0.853</text:p>
          </table:table-cell>
          <table:table-cell table:style-name="ce9" office:value-type="float" office:value="0.0099215674164921" calcext:value-type="float">
            <text:p>0.010</text:p>
          </table:table-cell>
          <table:table-cell table:style-name="ce8" office:value-type="float" office:value="0.82625" calcext:value-type="float">
            <text:p>0.826</text:p>
          </table:table-cell>
          <table:table-cell table:style-name="ce8" office:value-type="float" office:value="0.0127168687183598" calcext:value-type="float">
            <text:p>0.013</text:p>
          </table:table-cell>
          <table:table-cell table:style-name="ce19" office:value-type="float" office:value="0.8485" calcext:value-type="float">
            <text:p>0.849</text:p>
          </table:table-cell>
          <table:table-cell table:style-name="ce8" office:value-type="float" office:value="0.0130324115189783" calcext:value-type="float">
            <text:p>0.013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30324115189784" calcext:value-type="float">
            <text:p>0.013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58705702481038" calcext:value-type="float">
            <text:p>0.016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01704228034039" calcext:value-type="float">
            <text:p>0.010</text:p>
          </table:table-cell>
          <table:table-cell table:style-name="ce31" table:formula="of:=MAX([.H43];[.J43];[.L43];[.N43];[.D43];[.F43])" office:value-type="float" office:value="0.8525" calcext:value-type="float">
            <text:p>0.853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EASY" calcext:value-type="string">
            <text:p>EASY</text:p>
          </table:table-cell>
          <table:table-cell table:style-name="ce31" table:formula="of:=MAX([.J43];[.L43];[.N43];[.H43])" office:value-type="float" office:value="0.849" calcext:value-type="float">
            <text:p>0.849</text:p>
          </table:table-cell>
          <table:table-cell table:style-name="ce33" table:formula="of:=IF([.R43]=[.H43];[.$H$1];IF([.R43]=[.J43];[.$J$1];IF([.R43]=[.L43];[.$L$1];IF([.R43]=[.N4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5025" calcext:value-type="float">
            <text:p>0.850</text:p>
          </table:table-cell>
          <table:table-cell table:style-name="ce10" office:value-type="float" office:value="0.0071479892277479" calcext:value-type="float">
            <text:p>0.0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9843668534909" calcext:value-type="float">
            <text:p>0.015</text:p>
          </table:table-cell>
          <table:table-cell table:style-name="ce20" office:value-type="float" office:value="0.855" calcext:value-type="float">
            <text:p>0.855</text:p>
          </table:table-cell>
          <table:table-cell office:value-type="float" office:value="0.0101934415189375" calcext:value-type="float">
            <text:p>0.010</text:p>
          </table:table-cell>
          <table:table-cell office:value-type="float" office:value="0.8525" calcext:value-type="float">
            <text:p>0.853</text:p>
          </table:table-cell>
          <table:table-cell office:value-type="float" office:value="0.0175223072110952" calcext:value-type="float">
            <text:p>0.018</text:p>
          </table:table-cell>
          <table:table-cell office:value-type="float" office:value="0.85" calcext:value-type="float">
            <text:p>0.850</text:p>
          </table:table-cell>
          <table:table-cell office:value-type="float" office:value="0.0139754248593737" calcext:value-type="float">
            <text:p>0.014</text:p>
          </table:table-cell>
          <table:table-cell office:value-type="float" office:value="0.8485" calcext:value-type="float">
            <text:p>0.849</text:p>
          </table:table-cell>
          <table:table-cell office:value-type="float" office:value="0.0142082722383828" calcext:value-type="float">
            <text:p>0.014</text:p>
          </table:table-cell>
          <table:table-cell table:style-name="ce31" table:formula="of:=MAX([.H44];[.J44];[.L44];[.N44];[.D44];[.F44])" office:value-type="float" office:value="0.855" calcext:value-type="float">
            <text:p>0.855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COMBO" calcext:value-type="string">
            <text:p>COMBO</text:p>
          </table:table-cell>
          <table:table-cell table:style-name="ce31" table:formula="of:=MAX([.J44];[.L44];[.N44];[.H44])" office:value-type="float" office:value="0.855" calcext:value-type="float">
            <text:p>0.855</text:p>
          </table:table-cell>
          <table:table-cell table:style-name="ce33" table:formula="of:=IF([.R44]=[.H44];[.$H$1];IF([.R44]=[.J44];[.$J$1];IF([.R44]=[.L44];[.$L$1];IF([.R44]=[.N4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51" calcext:value-type="float">
            <text:p>0.851</text:p>
          </table:table-cell>
          <table:table-cell table:style-name="ce10" office:value-type="float" office:value="0.0077257685701812" calcext:value-type="float">
            <text:p>0.008</text:p>
          </table:table-cell>
          <table:table-cell office:value-type="float" office:value="0.83025" calcext:value-type="float">
            <text:p>0.830</text:p>
          </table:table-cell>
          <table:table-cell office:value-type="float" office:value="0.0146682054117059" calcext:value-type="float">
            <text:p>0.015</text:p>
          </table:table-cell>
          <table:table-cell table:style-name="ce20" office:value-type="float" office:value="0.85325" calcext:value-type="float">
            <text:p>0.853</text:p>
          </table:table-cell>
          <table:table-cell office:value-type="float" office:value="0.0127659214316868" calcext:value-type="float">
            <text:p>0.013</text:p>
          </table:table-cell>
          <table:table-cell office:value-type="float" office:value="0.8525" calcext:value-type="float">
            <text:p>0.853</text:p>
          </table:table-cell>
          <table:table-cell office:value-type="float" office:value="0.0131695671910658" calcext:value-type="float">
            <text:p>0.013</text:p>
          </table:table-cell>
          <table:table-cell office:value-type="float" office:value="0.85" calcext:value-type="float">
            <text:p>0.850</text:p>
          </table:table-cell>
          <table:table-cell office:value-type="float" office:value="0.0124687108395374" calcext:value-type="float">
            <text:p>0.012</text:p>
          </table:table-cell>
          <table:table-cell office:value-type="float" office:value="0.8495" calcext:value-type="float">
            <text:p>0.850</text:p>
          </table:table-cell>
          <table:table-cell office:value-type="float" office:value="0.0122983738762488" calcext:value-type="float">
            <text:p>0.012</text:p>
          </table:table-cell>
          <table:table-cell table:style-name="ce31" table:formula="of:=MAX([.H45];[.J45];[.L45];[.N45];[.D45];[.F45])" office:value-type="float" office:value="0.85325" calcext:value-type="float">
            <text:p>0.853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COMBO" calcext:value-type="string">
            <text:p>COMBO</text:p>
          </table:table-cell>
          <table:table-cell table:style-name="ce31" table:formula="of:=MAX([.J45];[.L45];[.N45];[.H45])" office:value-type="float" office:value="0.85325" calcext:value-type="float">
            <text:p>0.853</text:p>
          </table:table-cell>
          <table:table-cell table:style-name="ce33" table:formula="of:=IF([.R45]=[.H45];[.$H$1];IF([.R45]=[.J45];[.$J$1];IF([.R45]=[.L45];[.$L$1];IF([.R45]=[.N4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5275" calcext:value-type="float">
            <text:p>0.853</text:p>
          </table:table-cell>
          <table:table-cell table:style-name="ce10" office:value-type="float" office:value="0.0087231731611838" calcext:value-type="float">
            <text:p>0.009</text:p>
          </table:table-cell>
          <table:table-cell office:value-type="float" office:value="0.8315" calcext:value-type="float">
            <text:p>0.832</text:p>
          </table:table-cell>
          <table:table-cell office:value-type="float" office:value="0.0156724280186574" calcext:value-type="float">
            <text:p>0.016</text:p>
          </table:table-cell>
          <table:table-cell table:style-name="ce20" office:value-type="float" office:value="0.85375" calcext:value-type="float">
            <text:p>0.854</text:p>
          </table:table-cell>
          <table:table-cell office:value-type="float" office:value="0.0122155126785575" calcext:value-type="float">
            <text:p>0.012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9362387321687" calcext:value-type="float">
            <text:p>0.014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10875718367078" calcext:value-type="float">
            <text:p>0.011</text:p>
          </table:table-cell>
          <table:table-cell office:value-type="float" office:value="0.85" calcext:value-type="float">
            <text:p>0.850</text:p>
          </table:table-cell>
          <table:table-cell office:value-type="float" office:value="0.0108613419981143" calcext:value-type="float">
            <text:p>0.011</text:p>
          </table:table-cell>
          <table:table-cell table:style-name="ce31" table:formula="of:=MAX([.H46];[.J46];[.L46];[.N46];[.D46];[.F46])" office:value-type="float" office:value="0.85375" calcext:value-type="float">
            <text:p>0.854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COMBO" calcext:value-type="string">
            <text:p>COMBO</text:p>
          </table:table-cell>
          <table:table-cell table:style-name="ce31" table:formula="of:=MAX([.J46];[.L46];[.N46];[.H46])" office:value-type="float" office:value="0.85375" calcext:value-type="float">
            <text:p>0.854</text:p>
          </table:table-cell>
          <table:table-cell table:style-name="ce33" table:formula="of:=IF([.R46]=[.H46];[.$H$1];IF([.R46]=[.J46];[.$J$1];IF([.R46]=[.L46];[.$L$1];IF([.R46]=[.N4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5175" calcext:value-type="float">
            <text:p>0.852</text:p>
          </table:table-cell>
          <table:table-cell table:style-name="ce10" office:value-type="float" office:value="0.0091258561242219" calcext:value-type="float">
            <text:p>0.009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46735305908291" calcext:value-type="float">
            <text:p>0.015</text:p>
          </table:table-cell>
          <table:table-cell table:style-name="ce20" office:value-type="float" office:value="0.854" calcext:value-type="float">
            <text:p>0.854</text:p>
          </table:table-cell>
          <table:table-cell office:value-type="float" office:value="0.0112291473407378" calcext:value-type="float">
            <text:p>0.011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127598001551748" calcext:value-type="float">
            <text:p>0.013</text:p>
          </table:table-cell>
          <table:table-cell office:value-type="float" office:value="0.8505" calcext:value-type="float">
            <text:p>0.851</text:p>
          </table:table-cell>
          <table:table-cell office:value-type="float" office:value="0.0098662936303356" calcext:value-type="float">
            <text:p>0.010</text:p>
          </table:table-cell>
          <table:table-cell office:value-type="float" office:value="0.85" calcext:value-type="float">
            <text:p>0.850</text:p>
          </table:table-cell>
          <table:table-cell office:value-type="float" office:value="0.0111803398874989" calcext:value-type="float">
            <text:p>0.011</text:p>
          </table:table-cell>
          <table:table-cell table:style-name="ce31" table:formula="of:=MAX([.H47];[.J47];[.L47];[.N47];[.D47];[.F47])" office:value-type="float" office:value="0.854" calcext:value-type="float">
            <text:p>0.854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COMBO" calcext:value-type="string">
            <text:p>COMBO</text:p>
          </table:table-cell>
          <table:table-cell table:style-name="ce31" table:formula="of:=MAX([.J47];[.L47];[.N47];[.H47])" office:value-type="float" office:value="0.854" calcext:value-type="float">
            <text:p>0.854</text:p>
          </table:table-cell>
          <table:table-cell table:style-name="ce33" table:formula="of:=IF([.R47]=[.H47];[.$H$1];IF([.R47]=[.J47];[.$J$1];IF([.R47]=[.L47];[.$L$1];IF([.R47]=[.N4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375" calcext:value-type="float">
            <text:p>0.838</text:p>
          </table:table-cell>
          <table:table-cell table:style-name="ce9" office:value-type="float" office:value="0.0090571104663683" calcext:value-type="float">
            <text:p>0.009</text:p>
          </table:table-cell>
          <table:table-cell table:style-name="ce8" office:value-type="float" office:value="0.821" calcext:value-type="float">
            <text:p>0.821</text:p>
          </table:table-cell>
          <table:table-cell table:style-name="ce8" office:value-type="float" office:value="0.0158212673322967" calcext:value-type="float">
            <text:p>0.016</text:p>
          </table:table-cell>
          <table:table-cell table:style-name="ce19" office:value-type="float" office:value="0.84675" calcext:value-type="float">
            <text:p>0.847</text:p>
          </table:table-cell>
          <table:table-cell table:style-name="ce8" office:value-type="float" office:value="0.009295496221289" calcext:value-type="float">
            <text:p>0.009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04432992871026" calcext:value-type="float">
            <text:p>0.010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088122783660072" calcext:value-type="float">
            <text:p>0.009</text:p>
          </table:table-cell>
          <table:table-cell office:value-type="float" office:value="0.8455" calcext:value-type="float">
            <text:p>0.846</text:p>
          </table:table-cell>
          <table:table-cell office:value-type="float" office:value="0.0141586987396441" calcext:value-type="float">
            <text:p>0.014</text:p>
          </table:table-cell>
          <table:table-cell table:style-name="ce31" table:formula="of:=MAX([.H48];[.J48];[.L48];[.N48];[.D48];[.F48])" office:value-type="float" office:value="0.85025" calcext:value-type="float">
            <text:p>0.850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4" calcext:value-type="string">
            <text:p>SPLIT4</text:p>
          </table:table-cell>
          <table:table-cell table:style-name="ce31" table:formula="of:=MAX([.J48];[.L48];[.N48];[.H48])" office:value-type="float" office:value="0.85025" calcext:value-type="float">
            <text:p>0.850</text:p>
          </table:table-cell>
          <table:table-cell table:style-name="ce33" table:formula="of:=IF([.R48]=[.H48];[.$H$1];IF([.R48]=[.J48];[.$J$1];IF([.R48]=[.L48];[.$L$1];IF([.R48]=[.N4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37" calcext:value-type="float">
            <text:p>0.837</text:p>
          </table:table-cell>
          <table:table-cell table:style-name="ce10" office:value-type="float" office:value="0.0093374246984915" calcext:value-type="float">
            <text:p>0.009</text:p>
          </table:table-cell>
          <table:table-cell office:value-type="float" office:value="0.82325" calcext:value-type="float">
            <text:p>0.823</text:p>
          </table:table-cell>
          <table:table-cell office:value-type="float" office:value="0.0162163112328297" calcext:value-type="float">
            <text:p>0.016</text:p>
          </table:table-cell>
          <table:table-cell table:style-name="ce20" office:value-type="float" office:value="0.846" calcext:value-type="float">
            <text:p>0.846</text:p>
          </table:table-cell>
          <table:table-cell office:value-type="float" office:value="0.0085421747816349" calcext:value-type="float">
            <text:p>0.00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10</text:p>
          </table:table-cell>
          <table:table-cell office:value-type="float" office:value="0.84625" calcext:value-type="float">
            <text:p>0.846</text:p>
          </table:table-cell>
          <table:table-cell office:value-type="float" office:value="0.0083385400400789" calcext:value-type="float">
            <text:p>0.008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26058022354787" calcext:value-type="float">
            <text:p>0.013</text:p>
          </table:table-cell>
          <table:table-cell table:style-name="ce31" table:formula="of:=MAX([.H49];[.J49];[.L49];[.N49];[.D49];[.F49])" office:value-type="float" office:value="0.851" calcext:value-type="float">
            <text:p>0.851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SPLIT9" calcext:value-type="string">
            <text:p>SPLIT9</text:p>
          </table:table-cell>
          <table:table-cell table:style-name="ce31" table:formula="of:=MAX([.J49];[.L49];[.N49];[.H49])" office:value-type="float" office:value="0.851" calcext:value-type="float">
            <text:p>0.851</text:p>
          </table:table-cell>
          <table:table-cell table:style-name="ce33" table:formula="of:=IF([.R49]=[.H49];[.$H$1];IF([.R49]=[.J49];[.$J$1];IF([.R49]=[.L49];[.$L$1];IF([.R49]=[.N4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3775" calcext:value-type="float">
            <text:p>0.838</text:p>
          </table:table-cell>
          <table:table-cell table:style-name="ce10" office:value-type="float" office:value="0.0091600354802806" calcext:value-type="float">
            <text:p>0.009</text:p>
          </table:table-cell>
          <table:table-cell office:value-type="float" office:value="0.8245" calcext:value-type="float">
            <text:p>0.825</text:p>
          </table:table-cell>
          <table:table-cell office:value-type="float" office:value="0.0163123802677598" calcext:value-type="float">
            <text:p>0.016</text:p>
          </table:table-cell>
          <table:table-cell table:style-name="ce20" office:value-type="float" office:value="0.84675" calcext:value-type="float">
            <text:p>0.847</text:p>
          </table:table-cell>
          <table:table-cell office:value-type="float" office:value="0.011096170510586" calcext:value-type="float">
            <text:p>0.011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07310880156674" calcext:value-type="float">
            <text:p>0.011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24812359163665" calcext:value-type="float">
            <text:p>0.012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089442719099991" calcext:value-type="float">
            <text:p>0.009</text:p>
          </table:table-cell>
          <table:table-cell table:style-name="ce31" table:formula="of:=MAX([.H50];[.J50];[.L50];[.N50];[.D50];[.F50])" office:value-type="float" office:value="0.84775" calcext:value-type="float">
            <text:p>0.848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84775" calcext:value-type="float">
            <text:p>0.848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375" calcext:value-type="float">
            <text:p>0.838</text:p>
          </table:table-cell>
          <table:table-cell table:style-name="ce10" office:value-type="float" office:value="0.0098821176880261" calcext:value-type="float">
            <text:p>0.010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63792933302996" calcext:value-type="float">
            <text:p>0.016</text:p>
          </table:table-cell>
          <table:table-cell table:style-name="ce20" office:value-type="float" office:value="0.84775" calcext:value-type="float">
            <text:p>0.848</text:p>
          </table:table-cell>
          <table:table-cell office:value-type="float" office:value="0.0100545387760951" calcext:value-type="float">
            <text:p>0.01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8475" calcext:value-type="float">
            <text:p>0.848</text:p>
          </table:table-cell>
          <table:table-cell office:value-type="float" office:value="0.0113192314226717" calcext:value-type="float">
            <text:p>0.01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099765349696174" calcext:value-type="float">
            <text:p>0.010</text:p>
          </table:table-cell>
          <table:table-cell table:style-name="ce31" table:formula="of:=MAX([.H51];[.J51];[.L51];[.N51];[.D51];[.F51])" office:value-type="float" office:value="0.849" calcext:value-type="float">
            <text:p>0.849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2" calcext:value-type="string">
            <text:p>SPLIT2</text:p>
          </table:table-cell>
          <table:table-cell table:style-name="ce31" table:formula="of:=MAX([.J51];[.L51];[.N51];[.H51])" office:value-type="float" office:value="0.849" calcext:value-type="float">
            <text:p>0.849</text:p>
          </table:table-cell>
          <table:table-cell table:style-name="ce33" table:formula="of:=IF([.R51]=[.H51];[.$H$1];IF([.R51]=[.J51];[.$J$1];IF([.R51]=[.L51];[.$L$1];IF([.R51]=[.N5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385" calcext:value-type="float">
            <text:p>0.839</text:p>
          </table:table-cell>
          <table:table-cell table:style-name="ce10" office:value-type="float" office:value="0.0090743457064407" calcext:value-type="float">
            <text:p>0.009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7079776052396" calcext:value-type="float">
            <text:p>0.017</text:p>
          </table:table-cell>
          <table:table-cell table:style-name="ce20" office:value-type="float" office:value="0.8465" calcext:value-type="float">
            <text:p>0.847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11772584677971" calcext:value-type="float">
            <text:p>0.012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17725846779711" calcext:value-type="float">
            <text:p>0.01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98662936303355" calcext:value-type="float">
            <text:p>0.010</text:p>
          </table:table-cell>
          <table:table-cell table:style-name="ce31" table:formula="of:=MAX([.H52];[.J52];[.L52];[.N52];[.D52];[.F52])" office:value-type="float" office:value="0.84975" calcext:value-type="float">
            <text:p>0.850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2" calcext:value-type="string">
            <text:p>SPLIT2</text:p>
          </table:table-cell>
          <table:table-cell table:style-name="ce31" table:formula="of:=MAX([.J52];[.L52];[.N52];[.H52])" office:value-type="float" office:value="0.84975" calcext:value-type="float">
            <text:p>0.850</text:p>
          </table:table-cell>
          <table:table-cell table:style-name="ce33" table:formula="of:=IF([.R52]=[.H52];[.$H$1];IF([.R52]=[.J52];[.$J$1];IF([.R52]=[.L52];[.$L$1];IF([.R52]=[.N5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EASY" calcext:value-type="string">
            <text:p>EASY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ce6"/>
        <table:table-column table:style-name="co5" table:visibility="collapse" table:default-cell-style-name="ce30"/>
        <table:table-column table:style-name="co17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76666666666667" calcext:value-type="float">
            <text:p>0.977</text:p>
          </table:table-cell>
          <table:table-cell table:style-name="ce8" office:value-type="float" office:value="0.0060092521257733" calcext:value-type="float">
            <text:p>0.006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62360956446232" calcext:value-type="float">
            <text:p>0.006</text:p>
          </table:table-cell>
          <table:table-cell/>
          <table:table-cell office:value-type="string" calcext:value-type="string">
            <text:p>Difficult to achieve better results due to the high accuracy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3025568003963" calcext:value-type="float">
            <text:p>0.0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0781941762701" calcext:value-type="float">
            <text:p>0.00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6" calcext:value-type="float">
            <text:p>0.960</text:p>
          </table:table-cell>
          <table:table-cell table:style-name="ce8" office:value-type="float" office:value="0.0088191710368819" calcext:value-type="float">
            <text:p>0.009</text:p>
          </table:table-cell>
          <table:table-cell table:style-name="ce8" office:value-type="float" office:value="0.97" calcext:value-type="float">
            <text:p>0.970</text:p>
          </table:table-cell>
          <table:table-cell table:style-name="ce8" office:value-type="float" office:value="0.0039086797998528" calcext:value-type="float">
            <text:p>0.004</text:p>
          </table:table-cell>
          <table:table-cell table:style-name="ce9" office:value-type="float" office:value="0.973" calcext:value-type="float">
            <text:p>0.973</text:p>
          </table:table-cell>
          <table:table-cell table:style-name="ce8" office:value-type="float" office:value="0.0082831824265261" calcext:value-type="float">
            <text:p>0.008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52704627669472" calcext:value-type="float">
            <text:p>0.0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table:style-name="ce31" table:formula="of:=MAX([.H8];[.J8];[.L8];[.N8];[.D8];[.F8])" office:value-type="float" office:value="0.977333333333333" calcext:value-type="float">
            <text:p>0.977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SPLIT9" calcext:value-type="string">
            <text:p>SPLIT9</text:p>
          </table:table-cell>
          <table:table-cell table:style-name="ce31" table:formula="of:=MAX([.J8];[.L8];[.N8];[.H8])" office:value-type="float" office:value="0.977333333333333" calcext:value-type="float">
            <text:p>0.977</text:p>
          </table:table-cell>
          <table:table-cell table:style-name="ce33" table:formula="of:=IF([.R8]=[.H8];[.$H$1];IF([.R8]=[.J8];[.$J$1];IF([.R8]=[.L8];[.$L$1];IF([.R8]=[.N8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67333333333333" calcext:value-type="float">
            <text:p>0.967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0824829046386" calcext:value-type="float">
            <text:p>0.004</text:p>
          </table:table-cell>
          <table:table-cell table:style-name="ce10" office:value-type="float" office:value="0.973666666666667" calcext:value-type="float">
            <text:p>0.974</text:p>
          </table:table-cell>
          <table:table-cell office:value-type="float" office:value="0.0081989159174992" calcext:value-type="float">
            <text:p>0.008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74535599249992" calcext:value-type="float">
            <text:p>0.007</text:p>
          </table:table-cell>
          <table:table-cell table:style-name="ce31" table:formula="of:=MAX([.H9];[.J9];[.L9];[.N9];[.D9];[.F9])" office:value-type="float" office:value="0.978333333333333" calcext:value-type="float">
            <text:p>0.978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SPLIT9" calcext:value-type="string">
            <text:p>SPLIT9</text:p>
          </table:table-cell>
          <table:table-cell table:style-name="ce31" table:formula="of:=MAX([.J9];[.L9];[.N9];[.H9])" office:value-type="float" office:value="0.978333333333333" calcext:value-type="float">
            <text:p>0.978</text:p>
          </table:table-cell>
          <table:table-cell table:style-name="ce33" table:formula="of:=IF([.R9]=[.H9];[.$H$1];IF([.R9]=[.J9];[.$J$1];IF([.R9]=[.L9];[.$L$1];IF([.R9]=[.N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65666666666667" calcext:value-type="float">
            <text:p>0.966</text:p>
          </table:table-cell>
          <table:table-cell office:value-type="float" office:value="0.0084656167328002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6025787713239" calcext:value-type="float">
            <text:p>0.006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76011695006609" calcext:value-type="float">
            <text:p>0.008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9121471177758" calcext:value-type="float">
            <text:p>0.007</text:p>
          </table:table-cell>
          <table:table-cell table:style-name="ce31" table:formula="of:=MAX([.H10];[.J10];[.L10];[.N10];[.D10];[.F10])" office:value-type="float" office:value="0.977" calcext:value-type="float">
            <text:p>0.977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SPLIT9" calcext:value-type="string">
            <text:p>SPLIT9</text:p>
          </table:table-cell>
          <table:table-cell table:style-name="ce31" table:formula="of:=MAX([.J10];[.L10];[.N10];[.H10])" office:value-type="float" office:value="0.977" calcext:value-type="float">
            <text:p>0.977</text:p>
          </table:table-cell>
          <table:table-cell table:style-name="ce33" table:formula="of:=IF([.R10]=[.H10];[.$H$1];IF([.R10]=[.J10];[.$J$1];IF([.R10]=[.L10];[.$L$1];IF([.R10]=[.N1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64666666666667" calcext:value-type="float">
            <text:p>0.965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3900965042269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78704793020783" calcext:value-type="float">
            <text:p>0.00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61237243569579" calcext:value-type="float">
            <text:p>0.006</text:p>
          </table:table-cell>
          <table:table-cell table:style-name="ce31" table:formula="of:=MAX([.H11];[.J11];[.L11];[.N11];[.D11];[.F11])" office:value-type="float" office:value="0.976666666666667" calcext:value-type="float">
            <text:p>0.977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SPLIT9" calcext:value-type="string">
            <text:p>SPLIT9</text:p>
          </table:table-cell>
          <table:table-cell table:style-name="ce31" table:formula="of:=MAX([.J11];[.L11];[.N11];[.H11])" office:value-type="float" office:value="0.976666666666667" calcext:value-type="float">
            <text:p>0.977</text:p>
          </table:table-cell>
          <table:table-cell table:style-name="ce33" table:formula="of:=IF([.R11]=[.H11];[.$H$1];IF([.R11]=[.J11];[.$J$1];IF([.R11]=[.L11];[.$L$1];IF([.R11]=[.N1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4978628965393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71102430025671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73219608788295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58214163988576" calcext:value-type="float">
            <text:p>0.006</text:p>
          </table:table-cell>
          <table:table-cell table:style-name="ce31" table:formula="of:=MAX([.H12];[.J12];[.L12];[.N12];[.D12];[.F12])" office:value-type="float" office:value="0.976333333333333" calcext:value-type="float">
            <text:p>0.976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SPLIT9" calcext:value-type="string">
            <text:p>SPLIT9</text:p>
          </table:table-cell>
          <table:table-cell table:style-name="ce31" table:formula="of:=MAX([.J12];[.L12];[.N12];[.H12])" office:value-type="float" office:value="0.976333333333333" calcext:value-type="float">
            <text:p>0.976</text:p>
          </table:table-cell>
          <table:table-cell table:style-name="ce33" table:formula="of:=IF([.R12]=[.H12];[.$H$1];IF([.R12]=[.J12];[.$J$1];IF([.R12]=[.L12];[.$L$1];IF([.R12]=[.N1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9666666666667" calcext:value-type="float">
            <text:p>0.950</text:p>
          </table:table-cell>
          <table:table-cell table:style-name="ce8" office:value-type="float" office:value="0.0128776291813878" calcext:value-type="float">
            <text:p>0.013</text:p>
          </table:table-cell>
          <table:table-cell table:style-name="ce9" office:value-type="float" office:value="0.975333333333333" calcext:value-type="float">
            <text:p>0.975</text:p>
          </table:table-cell>
          <table:table-cell table:style-name="ce8" office:value-type="float" office:value="0.0036132472314464" calcext:value-type="float">
            <text:p>0.004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56025787713238" calcext:value-type="float">
            <text:p>0.006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73974470070573" calcext:value-type="float">
            <text:p>0.007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07453559924999" calcext:value-type="float">
            <text:p>0.001</text:p>
          </table:table-cell>
          <table:table-cell table:style-name="ce31" table:formula="of:=MAX([.H13];[.J13];[.L13];[.N13];[.D13];[.F13])" office:value-type="float" office:value="0.975333333333333" calcext:value-type="float">
            <text:p>0.97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HARD" calcext:value-type="string">
            <text:p>HARD</text:p>
          </table:table-cell>
          <table:table-cell table:style-name="ce31" table:formula="of:=MAX([.J13];[.L13];[.N13];[.H13])" office:value-type="float" office:value="0.973" calcext:value-type="float">
            <text:p>0.973</text:p>
          </table:table-cell>
          <table:table-cell table:style-name="ce33" table:formula="of:=IF([.R13]=[.H13];[.$H$1];IF([.R13]=[.J13];[.$J$1];IF([.R13]=[.L13];[.$L$1];IF([.R13]=[.N13];[.$N$1]))))" office:value-type="string" office:string-value="SPLIT9" calcext:value-type="string">
            <text:p>SPLIT9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4577528254575" calcext:value-type="float">
            <text:p>0.013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3489355119603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36132472314465" calcext:value-type="float">
            <text:p>0.004</text:p>
          </table:table-cell>
          <table:table-cell table:style-name="ce31" table:formula="of:=MAX([.H14];[.J14];[.L14];[.N14];[.D14];[.F14])" office:value-type="float" office:value="0.976" calcext:value-type="float">
            <text:p>0.976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HARD" calcext:value-type="string">
            <text:p>HARD</text:p>
          </table:table-cell>
          <table:table-cell table:style-name="ce31" table:formula="of:=MAX([.J14];[.L14];[.N14];[.H14])" office:value-type="float" office:value="0.975666666666667" calcext:value-type="float">
            <text:p>0.976</text:p>
          </table:table-cell>
          <table:table-cell table:style-name="ce33" table:formula="of:=IF([.R14]=[.H14];[.$H$1];IF([.R14]=[.J14];[.$J$1];IF([.R14]=[.L14];[.$L$1];IF([.R14]=[.N1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7008771254957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1370116691408" calcext:value-type="float">
            <text:p>0.005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56025787713238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704627669473" calcext:value-type="float">
            <text:p>0.005</text:p>
          </table:table-cell>
          <table:table-cell table:style-name="ce31" table:formula="of:=MAX([.H15];[.J15];[.L15];[.N15];[.D15];[.F15])" office:value-type="float" office:value="0.977333333333333" calcext:value-type="float">
            <text:p>0.97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SPLIT4" calcext:value-type="string">
            <text:p>SPLIT4</text:p>
          </table:table-cell>
          <table:table-cell table:style-name="ce31" table:formula="of:=MAX([.J15];[.L15];[.N15];[.H15])" office:value-type="float" office:value="0.977333333333333" calcext:value-type="float">
            <text:p>0.977</text:p>
          </table:table-cell>
          <table:table-cell table:style-name="ce33" table:formula="of:=IF([.R15]=[.H15];[.$H$1];IF([.R15]=[.J15];[.$J$1];IF([.R15]=[.L15];[.$L$1];IF([.R15]=[.N1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0824829046385" calcext:value-type="float">
            <text:p>0.004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6055300708195" calcext:value-type="float">
            <text:p>0.006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3489355119604" calcext:value-type="float">
            <text:p>0.005</text:p>
          </table:table-cell>
          <table:table-cell table:style-name="ce31" table:formula="of:=MAX([.H16];[.J16];[.L16];[.N16];[.D16];[.F16])" office:value-type="float" office:value="0.976666666666667" calcext:value-type="float">
            <text:p>0.977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SPLIT4" calcext:value-type="string">
            <text:p>SPLIT4</text:p>
          </table:table-cell>
          <table:table-cell table:style-name="ce31" table:formula="of:=MAX([.J16];[.L16];[.N16];[.H16])" office:value-type="float" office:value="0.976666666666667" calcext:value-type="float">
            <text:p>0.977</text:p>
          </table:table-cell>
          <table:table-cell table:style-name="ce33" table:formula="of:=IF([.R16]=[.H16];[.$H$1];IF([.R16]=[.J16];[.$J$1];IF([.R16]=[.L16];[.$L$1];IF([.R16]=[.N1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8791427471104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47726070210921" calcext:value-type="float">
            <text:p>0.005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4249182927994" calcext:value-type="float">
            <text:p>0.004</text:p>
          </table:table-cell>
          <table:table-cell table:style-name="ce31" table:formula="of:=MAX([.H17];[.J17];[.L17];[.N17];[.D17];[.F17])" office:value-type="float" office:value="0.977333333333333" calcext:value-type="float">
            <text:p>0.977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SPLIT4" calcext:value-type="string">
            <text:p>SPLIT4</text:p>
          </table:table-cell>
          <table:table-cell table:style-name="ce31" table:formula="of:=MAX([.J17];[.L17];[.N17];[.H17])" office:value-type="float" office:value="0.977333333333333" calcext:value-type="float">
            <text:p>0.977</text:p>
          </table:table-cell>
          <table:table-cell table:style-name="ce33" table:formula="of:=IF([.R17]=[.H17];[.$H$1];IF([.R17]=[.J17];[.$J$1];IF([.R17]=[.L17];[.$L$1];IF([.R17]=[.N1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12051575426477" calcext:value-type="float">
            <text:p>0.011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51908038341324" calcext:value-type="float">
            <text:p>0.005</text:p>
          </table:table-cell>
          <table:table-cell table:style-name="ce8" office:value-type="float" office:value="0.970333333333333" calcext:value-type="float">
            <text:p>0.970</text:p>
          </table:table-cell>
          <table:table-cell table:style-name="ce8" office:value-type="float" office:value="0.0064978628965393" calcext:value-type="float">
            <text:p>0.006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6055300708195" calcext:value-type="float">
            <text:p>0.006</text:p>
          </table:table-cell>
          <table:table-cell office:value-type="float" office:value="0.968333333333333" calcext:value-type="float">
            <text:p>0.968</text:p>
          </table:table-cell>
          <table:table-cell office:value-type="float" office:value="0.0065616732283431" calcext:value-type="float">
            <text:p>0.007</text:p>
          </table:table-cell>
          <table:table-cell office:value-type="float" office:value="0.969666666666667" calcext:value-type="float">
            <text:p>0.970</text:p>
          </table:table-cell>
          <table:table-cell office:value-type="float" office:value="0.0072072494368132" calcext:value-type="float">
            <text:p>0.007</text:p>
          </table:table-cell>
          <table:table-cell table:style-name="ce31" table:formula="of:=MAX([.H18];[.J18];[.L18];[.N18];[.D18];[.F18])" office:value-type="float" office:value="0.977" calcext:value-type="float">
            <text:p>0.977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HARD" calcext:value-type="string">
            <text:p>HARD</text:p>
          </table:table-cell>
          <table:table-cell table:style-name="ce31" table:formula="of:=MAX([.J18];[.L18];[.N18];[.H18])" office:value-type="float" office:value="0.970333333333333" calcext:value-type="float">
            <text:p>0.970</text:p>
          </table:table-cell>
          <table:table-cell table:style-name="ce33" table:formula="of:=IF([.R18]=[.H18];[.$H$1];IF([.R18]=[.J18];[.$J$1];IF([.R18]=[.L18];[.$L$1];IF([.R18]=[.N1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9441323247305" calcext:value-type="float">
            <text:p>0.005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19];[.J19];[.L19];[.N19];[.D19];[.F19])" office:value-type="float" office:value="0.975666666666667" calcext:value-type="float">
            <text:p>0.976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HARD" calcext:value-type="string">
            <text:p>HARD</text:p>
          </table:table-cell>
          <table:table-cell table:style-name="ce31" table:formula="of:=MAX([.J19];[.L19];[.N19];[.H19])" office:value-type="float" office:value="0.973" calcext:value-type="float">
            <text:p>0.973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15710366384731" calcext:value-type="float">
            <text:p>0.012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584522597225" calcext:value-type="float">
            <text:p>0.006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584522597225" calcext:value-type="float">
            <text:p>0.006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451809077932" calcext:value-type="float">
            <text:p>0.00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6248689714506" calcext:value-type="float">
            <text:p>0.007</text:p>
          </table:table-cell>
          <table:table-cell table:style-name="ce31" table:formula="of:=MAX([.H20];[.J20];[.L20];[.N20];[.D20];[.F20])" office:value-type="float" office:value="0.976" calcext:value-type="float">
            <text:p>0.976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HARD" calcext:value-type="string">
            <text:p>HARD</text:p>
          </table:table-cell>
          <table:table-cell table:style-name="ce31" table:formula="of:=MAX([.J20];[.L20];[.N20];[.H20])" office:value-type="float" office:value="0.973666666666667" calcext:value-type="float">
            <text:p>0.974</text:p>
          </table:table-cell>
          <table:table-cell table:style-name="ce33" table:formula="of:=IF([.R20]=[.H20];[.$H$1];IF([.R20]=[.J20];[.$J$1];IF([.R20]=[.L20];[.$L$1];IF([.R20]=[.N20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62333333333333" calcext:value-type="float">
            <text:p>0.962</text:p>
          </table:table-cell>
          <table:table-cell office:value-type="float" office:value="0.0107108460087063" calcext:value-type="float">
            <text:p>0.011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70710678118654" calcext:value-type="float">
            <text:p>0.007</text:p>
          </table:table-cell>
          <table:table-cell office:value-type="float" office:value="0.97" calcext:value-type="float">
            <text:p>0.970</text:p>
          </table:table-cell>
          <table:table-cell office:value-type="float" office:value="0.0060092521257733" calcext:value-type="float">
            <text:p>0.00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2804812271388" calcext:value-type="float">
            <text:p>0.006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49159604012509" calcext:value-type="float">
            <text:p>0.005</text:p>
          </table:table-cell>
          <table:table-cell table:style-name="ce31" table:formula="of:=MAX([.H21];[.J21];[.L21];[.N21];[.D21];[.F21])" office:value-type="float" office:value="0.977" calcext:value-type="float">
            <text:p>0.977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HARD" calcext:value-type="string">
            <text:p>HARD</text:p>
          </table:table-cell>
          <table:table-cell table:style-name="ce31" table:formula="of:=MAX([.J21];[.L21];[.N21];[.H21])" office:value-type="float" office:value="0.973" calcext:value-type="float">
            <text:p>0.973</text:p>
          </table:table-cell>
          <table:table-cell table:style-name="ce33" table:formula="of:=IF([.R21]=[.H21];[.$H$1];IF([.R21]=[.J21];[.$J$1];IF([.R21]=[.L21];[.$L$1];IF([.R21]=[.N2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63333333333333" calcext:value-type="float">
            <text:p>0.963</text:p>
          </table:table-cell>
          <table:table-cell office:value-type="float" office:value="0.010992421631894" calcext:value-type="float">
            <text:p>0.011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8591265790377" calcext:value-type="float">
            <text:p>0.005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7008771254957" calcext:value-type="float">
            <text:p>0.006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59628479399994" calcext:value-type="float">
            <text:p>0.006</text:p>
          </table:table-cell>
          <table:table-cell table:style-name="ce31" table:formula="of:=MAX([.H22];[.J22];[.L22];[.N22];[.D22];[.F22])" office:value-type="float" office:value="0.976666666666667" calcext:value-type="float">
            <text:p>0.977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HARD" calcext:value-type="string">
            <text:p>HARD</text:p>
          </table:table-cell>
          <table:table-cell table:style-name="ce31" table:formula="of:=MAX([.J22];[.L22];[.N22];[.H22])" office:value-type="float" office:value="0.973" calcext:value-type="float">
            <text:p>0.973</text:p>
          </table:table-cell>
          <table:table-cell table:style-name="ce33" table:formula="of:=IF([.R22]=[.H22];[.$H$1];IF([.R22]=[.J22];[.$J$1];IF([.R22]=[.L22];[.$L$1];IF([.R22]=[.N2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7666666666667" calcext:value-type="float">
            <text:p>0.948</text:p>
          </table:table-cell>
          <table:table-cell table:style-name="ce8" office:value-type="float" office:value="0.0133124836984772" calcext:value-type="float">
            <text:p>0.013</text:p>
          </table:table-cell>
          <table:table-cell table:style-name="ce9" office:value-type="float" office:value="0.979666666666667" calcext:value-type="float">
            <text:p>0.980</text:p>
          </table:table-cell>
          <table:table-cell table:style-name="ce8" office:value-type="float" office:value="0.0038005847503304" calcext:value-type="float">
            <text:p>0.004</text:p>
          </table:table-cell>
          <table:table-cell table:style-name="ce8" office:value-type="float" office:value="0.974333333333333" calcext:value-type="float">
            <text:p>0.974</text:p>
          </table:table-cell>
          <table:table-cell table:style-name="ce8" office:value-type="float" office:value="0.003651483716701" calcext:value-type="float">
            <text:p>0.004</text:p>
          </table:table-cell>
          <table:table-cell office:value-type="float" office:value="0.978666666666667" calcext:value-type="float">
            <text:p>0.979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" calcext:value-type="float">
            <text:p>0.004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8109389139008" calcext:value-type="float">
            <text:p>0.007</text:p>
          </table:table-cell>
          <table:table-cell table:style-name="ce31" table:formula="of:=MAX([.H23];[.J23];[.L23];[.N23];[.D23];[.F23])" office:value-type="float" office:value="0.979666666666667" calcext:value-type="float">
            <text:p>0.980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HARD" calcext:value-type="string">
            <text:p>HARD</text:p>
          </table:table-cell>
          <table:table-cell table:style-name="ce31" table:formula="of:=MAX([.J23];[.L23];[.N23];[.H23])" office:value-type="float" office:value="0.978666666666667" calcext:value-type="float">
            <text:p>0.979</text:p>
          </table:table-cell>
          <table:table-cell table:style-name="ce33" table:formula="of:=IF([.R23]=[.H23];[.$H$1];IF([.R23]=[.J23];[.$J$1];IF([.R23]=[.L23];[.$L$1];IF([.R23]=[.N2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26051136007927" calcext:value-type="float">
            <text:p>0.013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7288764127287" calcext:value-type="float">
            <text:p>0.007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42491829279939" calcext:value-type="float">
            <text:p>0.004</text:p>
          </table:table-cell>
          <table:table-cell office:value-type="float" office:value="0.978666666666667" calcext:value-type="float">
            <text:p>0.979</text:p>
          </table:table-cell>
          <table:table-cell office:value-type="float" office:value="0.0049159604012509" calcext:value-type="float">
            <text:p>0.005</text:p>
          </table:table-cell>
          <table:table-cell table:style-name="ce31" table:formula="of:=MAX([.H24];[.J24];[.L24];[.N24];[.D24];[.F24])" office:value-type="float" office:value="0.978666666666667" calcext:value-type="float">
            <text:p>0.979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SPLIT9" calcext:value-type="string">
            <text:p>SPLIT9</text:p>
          </table:table-cell>
          <table:table-cell table:style-name="ce31" table:formula="of:=MAX([.J24];[.L24];[.N24];[.H24])" office:value-type="float" office:value="0.978666666666667" calcext:value-type="float">
            <text:p>0.979</text:p>
          </table:table-cell>
          <table:table-cell table:style-name="ce33" table:formula="of:=IF([.R24]=[.H24];[.$H$1];IF([.R24]=[.J24];[.$J$1];IF([.R24]=[.L24];[.$L$1];IF([.R24]=[.N2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5583118679483" calcext:value-type="float">
            <text:p>0.015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43461349368018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7666666666667" calcext:value-type="float">
            <text:p>0.978</text:p>
          </table:table-cell>
          <table:table-cell office:value-type="float" office:value="0.0052174919474995" calcext:value-type="float">
            <text:p>0.005</text:p>
          </table:table-cell>
          <table:table-cell table:style-name="ce31" table:formula="of:=MAX([.H25];[.J25];[.L25];[.N25];[.D25];[.F25])" office:value-type="float" office:value="0.978666666666667" calcext:value-type="float">
            <text:p>0.979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HARD" calcext:value-type="string">
            <text:p>HARD</text:p>
          </table:table-cell>
          <table:table-cell table:style-name="ce31" table:formula="of:=MAX([.J25];[.L25];[.N25];[.H25])" office:value-type="float" office:value="0.977666666666667" calcext:value-type="float">
            <text:p>0.978</text:p>
          </table:table-cell>
          <table:table-cell table:style-name="ce33" table:formula="of:=IF([.R25]=[.H25];[.$H$1];IF([.R25]=[.J25];[.$J$1];IF([.R25]=[.L25];[.$L$1];IF([.R25]=[.N25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32077418374393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5030853620355" calcext:value-type="float">
            <text:p>0.005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8016200969626" calcext:value-type="float">
            <text:p>0.00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29814239699997" calcext:value-type="float">
            <text:p>0.00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8369548110738" calcext:value-type="float">
            <text:p>0.0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64978628965392" calcext:value-type="float">
            <text:p>0.006</text:p>
          </table:table-cell>
          <table:table-cell table:style-name="ce31" table:formula="of:=MAX([.H26];[.J26];[.L26];[.N26];[.D26];[.F26])" office:value-type="float" office:value="0.978" calcext:value-type="float">
            <text:p>0.978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SPLIT2" calcext:value-type="string">
            <text:p>SPLIT2</text:p>
          </table:table-cell>
          <table:table-cell table:style-name="ce31" table:formula="of:=MAX([.J26];[.L26];[.N26];[.H26])" office:value-type="float" office:value="0.978" calcext:value-type="float">
            <text:p>0.978</text:p>
          </table:table-cell>
          <table:table-cell table:style-name="ce33" table:formula="of:=IF([.R26]=[.H26];[.$H$1];IF([.R26]=[.J26];[.$J$1];IF([.R26]=[.L26];[.$L$1];IF([.R26]=[.N2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107158315281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38369548110738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1" calcext:value-type="float">
            <text:p>0.004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1833001326703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78704793020783" calcext:value-type="float">
            <text:p>0.008</text:p>
          </table:table-cell>
          <table:table-cell table:style-name="ce31" table:formula="of:=MAX([.H27];[.J27];[.L27];[.N27];[.D27];[.F27])" office:value-type="float" office:value="0.977333333333333" calcext:value-type="float">
            <text:p>0.977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SPLIT9" calcext:value-type="string">
            <text:p>SPLIT9</text:p>
          </table:table-cell>
          <table:table-cell table:style-name="ce31" table:formula="of:=MAX([.J27];[.L27];[.N27];[.H27])" office:value-type="float" office:value="0.977333333333333" calcext:value-type="float">
            <text:p>0.977</text:p>
          </table:table-cell>
          <table:table-cell table:style-name="ce33" table:formula="of:=IF([.R27]=[.H27];[.$H$1];IF([.R27]=[.J27];[.$J$1];IF([.R27]=[.L27];[.$L$1];IF([.R27]=[.N27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013763881881375" calcext:value-type="float">
            <text:p>0.014</text:p>
          </table:table-cell>
          <table:table-cell table:style-name="ce9" office:value-type="float" office:value="0.976" calcext:value-type="float">
            <text:p>0.976</text:p>
          </table:table-cell>
          <table:table-cell table:style-name="ce8" office:value-type="float" office:value="0.0084656167328002" calcext:value-type="float">
            <text:p>0.008</text:p>
          </table:table-cell>
          <table:table-cell table:style-name="ce8" office:value-type="float" office:value="0.965333333333333" calcext:value-type="float">
            <text:p>0.965</text:p>
          </table:table-cell>
          <table:table-cell table:style-name="ce8" office:value-type="float" office:value="0.0108908728351364" calcext:value-type="float">
            <text:p>0.011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68666666666667" calcext:value-type="float">
            <text:p>0.969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968666666666667" calcext:value-type="float">
            <text:p>0.969</text:p>
          </table:table-cell>
          <table:table-cell office:value-type="float" office:value="0.0066038709187196" calcext:value-type="float">
            <text:p>0.007</text:p>
          </table:table-cell>
          <table:table-cell table:style-name="ce31" table:formula="of:=MAX([.H28];[.J28];[.L28];[.N28];[.D28];[.F28])" office:value-type="float" office:value="0.976" calcext:value-type="float">
            <text:p>0.976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HARD" calcext:value-type="string">
            <text:p>HARD</text:p>
          </table:table-cell>
          <table:table-cell table:style-name="ce31" table:formula="of:=MAX([.J28];[.L28];[.N28];[.H28])" office:value-type="float" office:value="0.968666666666667" calcext:value-type="float">
            <text:p>0.969</text:p>
          </table:table-cell>
          <table:table-cell table:style-name="ce33" table:formula="of:=IF([.R28]=[.H28];[.$H$1];IF([.R28]=[.J28];[.$J$1];IF([.R28]=[.L28];[.$L$1];IF([.R28]=[.N2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4666666666667" calcext:value-type="float">
            <text:p>0.935</text:p>
          </table:table-cell>
          <table:table-cell office:value-type="float" office:value="0.0151107026088575" calcext:value-type="float">
            <text:p>0.015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970333333333333" calcext:value-type="float">
            <text:p>0.970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8016200969626" calcext:value-type="float">
            <text:p>0.005</text:p>
          </table:table-cell>
          <table:table-cell table:style-name="ce31" table:formula="of:=MAX([.H29];[.J29];[.L29];[.N29];[.D29];[.F29])" office:value-type="float" office:value="0.977333333333333" calcext:value-type="float">
            <text:p>0.977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HARD" calcext:value-type="string">
            <text:p>HARD</text:p>
          </table:table-cell>
          <table:table-cell table:style-name="ce31" table:formula="of:=MAX([.J29];[.L29];[.N29];[.H29])" office:value-type="float" office:value="0.972666666666667" calcext:value-type="float">
            <text:p>0.973</text:p>
          </table:table-cell>
          <table:table-cell table:style-name="ce33" table:formula="of:=IF([.R29]=[.H29];[.$H$1];IF([.R29]=[.J29];[.$J$1];IF([.R29]=[.L29];[.$L$1];IF([.R29]=[.N2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5828754440515" calcext:value-type="float">
            <text:p>0.008</text:p>
          </table:table-cell>
          <table:table-cell office:value-type="float" office:value="0.969333333333333" calcext:value-type="float">
            <text:p>0.969</text:p>
          </table:table-cell>
          <table:table-cell office:value-type="float" office:value="0.0073219608788295" calcext:value-type="float">
            <text:p>0.007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73974470070573" calcext:value-type="float">
            <text:p>0.007</text:p>
          </table:table-cell>
          <table:table-cell table:style-name="ce31" table:formula="of:=MAX([.H30];[.J30];[.L30];[.N30];[.D30];[.F30])" office:value-type="float" office:value="0.977333333333333" calcext:value-type="float">
            <text:p>0.977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HARD" calcext:value-type="string">
            <text:p>HARD</text:p>
          </table:table-cell>
          <table:table-cell table:style-name="ce31" table:formula="of:=MAX([.J30];[.L30];[.N30];[.H30])" office:value-type="float" office:value="0.971333333333333" calcext:value-type="float">
            <text:p>0.971</text:p>
          </table:table-cell>
          <table:table-cell table:style-name="ce33" table:formula="of:=IF([.R30]=[.H30];[.$H$1];IF([.R30]=[.J30];[.$J$1];IF([.R30]=[.L30];[.$L$1];IF([.R30]=[.N3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9159604012508" calcext:value-type="float">
            <text:p>0.005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83831842266394" calcext:value-type="float">
            <text:p>0.008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4117946872237" calcext:value-type="float">
            <text:p>0.006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77817450199525" calcext:value-type="float">
            <text:p>0.008</text:p>
          </table:table-cell>
          <table:table-cell table:style-name="ce31" table:formula="of:=MAX([.H31];[.J31];[.L31];[.N31];[.D31];[.F31])" office:value-type="float" office:value="0.977" calcext:value-type="float">
            <text:p>0.977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HARD" calcext:value-type="string">
            <text:p>HARD</text:p>
          </table:table-cell>
          <table:table-cell table:style-name="ce31" table:formula="of:=MAX([.J31];[.L31];[.N31];[.H31])" office:value-type="float" office:value="0.972" calcext:value-type="float">
            <text:p>0.972</text:p>
          </table:table-cell>
          <table:table-cell table:style-name="ce33" table:formula="of:=IF([.R31]=[.H31];[.$H$1];IF([.R31]=[.J31];[.$J$1];IF([.R31]=[.L31];[.$L$1];IF([.R31]=[.N3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21106014163899" calcext:value-type="float">
            <text:p>0.012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52174919474994" calcext:value-type="float">
            <text:p>0.005</text:p>
          </table:table-cell>
          <table:table-cell office:value-type="float" office:value="0.966666666666666" calcext:value-type="float">
            <text:p>0.967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75092535507125" calcext:value-type="float">
            <text:p>0.008</text:p>
          </table:table-cell>
          <table:table-cell table:style-name="ce31" table:formula="of:=MAX([.H32];[.J32];[.L32];[.N32];[.D32];[.F32])" office:value-type="float" office:value="0.977333333333333" calcext:value-type="float">
            <text:p>0.977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HARD" calcext:value-type="string">
            <text:p>HARD</text:p>
          </table:table-cell>
          <table:table-cell table:style-name="ce31" table:formula="of:=MAX([.J32];[.L32];[.N32];[.H32])" office:value-type="float" office:value="0.972666666666667" calcext:value-type="float">
            <text:p>0.973</text:p>
          </table:table-cell>
          <table:table-cell table:style-name="ce33" table:formula="of:=IF([.R32]=[.H32];[.$H$1];IF([.R32]=[.J32];[.$J$1];IF([.R32]=[.L32];[.$L$1];IF([.R32]=[.N3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6055300708195" calcext:value-type="float">
            <text:p>0.006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84656167328002" calcext:value-type="float">
            <text:p>0.008</text:p>
          </table:table-cell>
          <table:table-cell office:value-type="float" office:value="0.966" calcext:value-type="float">
            <text:p>0.966</text:p>
          </table:table-cell>
          <table:table-cell office:value-type="float" office:value="0.0105145401970583" calcext:value-type="float">
            <text:p>0.011</text:p>
          </table:table-cell>
          <table:table-cell office:value-type="float" office:value="0.97" calcext:value-type="float">
            <text:p>0.970</text:p>
          </table:table-cell>
          <table:table-cell office:value-type="float" office:value="0.0063464775882199" calcext:value-type="float">
            <text:p>0.006</text:p>
          </table:table-cell>
          <table:table-cell office:value-type="float" office:value="0.966666666666666" calcext:value-type="float">
            <text:p>0.967</text:p>
          </table:table-cell>
          <table:table-cell office:value-type="float" office:value="0.0063464775882199" calcext:value-type="float">
            <text:p>0.006</text:p>
          </table:table-cell>
          <table:table-cell table:style-name="ce31" table:formula="of:=MAX([.H33];[.J33];[.L33];[.N33];[.D33];[.F33])" office:value-type="float" office:value="0.977" calcext:value-type="float">
            <text:p>0.977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HARD" calcext:value-type="string">
            <text:p>HARD</text:p>
          </table:table-cell>
          <table:table-cell table:style-name="ce31" table:formula="of:=MAX([.J33];[.L33];[.N33];[.H33])" office:value-type="float" office:value="0.97" calcext:value-type="float">
            <text:p>0.970</text:p>
          </table:table-cell>
          <table:table-cell table:style-name="ce33" table:formula="of:=IF([.R33]=[.H33];[.$H$1];IF([.R33]=[.J33];[.$J$1];IF([.R33]=[.L33];[.$L$1];IF([.R33]=[.N3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969666666666667" calcext:value-type="float">
            <text:p>0.970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47140452079103" calcext:value-type="float">
            <text:p>0.005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64978628965393" calcext:value-type="float">
            <text:p>0.006</text:p>
          </table:table-cell>
          <table:table-cell table:style-name="ce31" table:formula="of:=MAX([.H34];[.J34];[.L34];[.N34];[.D34];[.F34])" office:value-type="float" office:value="0.975666666666667" calcext:value-type="float">
            <text:p>0.976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HARD" calcext:value-type="string">
            <text:p>HARD</text:p>
          </table:table-cell>
          <table:table-cell table:style-name="ce31" table:formula="of:=MAX([.J34];[.L34];[.N34];[.H34])" office:value-type="float" office:value="0.972" calcext:value-type="float">
            <text:p>0.972</text:p>
          </table:table-cell>
          <table:table-cell table:style-name="ce33" table:formula="of:=IF([.R34]=[.H34];[.$H$1];IF([.R34]=[.J34];[.$J$1];IF([.R34]=[.L34];[.$L$1];IF([.R34]=[.N34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63881881375" calcext:value-type="float">
            <text:p>0.014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7140452079102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34156502553198" calcext:value-type="float">
            <text:p>0.003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54772255750516" calcext:value-type="float">
            <text:p>0.005</text:p>
          </table:table-cell>
          <table:table-cell table:style-name="ce31" table:formula="of:=MAX([.H35];[.J35];[.L35];[.N35];[.D35];[.F35])" office:value-type="float" office:value="0.976666666666667" calcext:value-type="float">
            <text:p>0.977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HARD" calcext:value-type="string">
            <text:p>HARD</text:p>
          </table:table-cell>
          <table:table-cell table:style-name="ce31" table:formula="of:=MAX([.J35];[.L35];[.N35];[.H35])" office:value-type="float" office:value="0.972" calcext:value-type="float">
            <text:p>0.972</text:p>
          </table:table-cell>
          <table:table-cell table:style-name="ce33" table:formula="of:=IF([.R35]=[.H35];[.$H$1];IF([.R35]=[.J35];[.$J$1];IF([.R35]=[.L35];[.$L$1];IF([.R35]=[.N3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6534030935555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966333333333333" calcext:value-type="float">
            <text:p>0.966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76919871728096" calcext:value-type="float">
            <text:p>0.008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67082039324993" calcext:value-type="float">
            <text:p>0.007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68313005106397" calcext:value-type="float">
            <text:p>0.007</text:p>
          </table:table-cell>
          <table:table-cell table:style-name="ce31" table:formula="of:=MAX([.H36];[.J36];[.L36];[.N36];[.D36];[.F36])" office:value-type="float" office:value="0.977" calcext:value-type="float">
            <text:p>0.977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HARD" calcext:value-type="string">
            <text:p>HARD</text:p>
          </table:table-cell>
          <table:table-cell table:style-name="ce31" table:formula="of:=MAX([.J36];[.L36];[.N36];[.H36])" office:value-type="float" office:value="0.971333333333333" calcext:value-type="float">
            <text:p>0.971</text:p>
          </table:table-cell>
          <table:table-cell table:style-name="ce33" table:formula="of:=IF([.R36]=[.H36];[.$H$1];IF([.R36]=[.J36];[.$J$1];IF([.R36]=[.L36];[.$L$1];IF([.R36]=[.N3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29314431608472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9721668877839" calcext:value-type="float">
            <text:p>0.007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63464775882199" calcext:value-type="float">
            <text:p>0.006</text:p>
          </table:table-cell>
          <table:table-cell table:style-name="ce31" table:formula="of:=MAX([.H37];[.J37];[.L37];[.N37];[.D37];[.F37])" office:value-type="float" office:value="0.977666666666667" calcext:value-type="float">
            <text:p>0.978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HARD" calcext:value-type="string">
            <text:p>HARD</text:p>
          </table:table-cell>
          <table:table-cell table:style-name="ce31" table:formula="of:=MAX([.J37];[.L37];[.N37];[.H37])" office:value-type="float" office:value="0.971666666666667" calcext:value-type="float">
            <text:p>0.972</text:p>
          </table:table-cell>
          <table:table-cell table:style-name="ce33" table:formula="of:=IF([.R37]=[.H37];[.$H$1];IF([.R37]=[.J37];[.$J$1];IF([.R37]=[.L37];[.$L$1];IF([.R37]=[.N3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72" calcext:value-type="float">
            <text:p>0.972</text:p>
          </table:table-cell>
          <table:table-cell table:style-name="ce8" office:value-type="float" office:value="0.0080277297191948" calcext:value-type="float">
            <text:p>0.008</text:p>
          </table:table-cell>
          <table:table-cell table:style-name="ce8" office:value-type="float" office:value="0.975666666666667" calcext:value-type="float">
            <text:p>0.976</text:p>
          </table:table-cell>
          <table:table-cell table:style-name="ce8" office:value-type="float" office:value="0.0053489355119603" calcext:value-type="float">
            <text:p>0.005</text:p>
          </table:table-cell>
          <table:table-cell table:style-name="ce9" office:value-type="float" office:value="0.975" calcext:value-type="float">
            <text:p>0.975</text:p>
          </table:table-cell>
          <table:table-cell table:style-name="ce8" office:value-type="float" office:value="0.0061237243569579" calcext:value-type="float">
            <text:p>0.006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5616732283432" calcext:value-type="float">
            <text:p>0.007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7288764127288" calcext:value-type="float">
            <text:p>0.00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83666002653407" calcext:value-type="float">
            <text:p>0.008</text:p>
          </table:table-cell>
          <table:table-cell table:style-name="ce31" table:formula="of:=MAX([.H38];[.J38];[.L38];[.N38];[.D38];[.F38])" office:value-type="float" office:value="0.975666666666667" calcext:value-type="float">
            <text:p>0.97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4" calcext:value-type="string">
            <text:p>SPLIT4</text:p>
          </table:table-cell>
          <table:table-cell table:style-name="ce31" table:formula="of:=MAX([.J38];[.L38];[.N38];[.H38])" office:value-type="float" office:value="0.975666666666667" calcext:value-type="float">
            <text:p>0.976</text:p>
          </table:table-cell>
          <table:table-cell table:style-name="ce33" table:formula="of:=IF([.R38]=[.H38];[.$H$1];IF([.R38]=[.J38];[.$J$1];IF([.R38]=[.L38];[.$L$1];IF([.R38]=[.N3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5461542817811" calcext:value-type="float">
            <text:p>0.008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64978628965392" calcext:value-type="float">
            <text:p>0.006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4" calcext:value-type="float">
            <text:p>0.005</text:p>
          </table:table-cell>
          <table:table-cell table:style-name="ce31" table:formula="of:=MAX([.H39];[.J39];[.L39];[.N39];[.D39];[.F39])" office:value-type="float" office:value="0.977333333333333" calcext:value-type="float">
            <text:p>0.977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2" calcext:value-type="string">
            <text:p>SPLIT2</text:p>
          </table:table-cell>
          <table:table-cell table:style-name="ce31" table:formula="of:=MAX([.J39];[.L39];[.N39];[.H39])" office:value-type="float" office:value="0.977333333333333" calcext:value-type="float">
            <text:p>0.977</text:p>
          </table:table-cell>
          <table:table-cell table:style-name="ce33" table:formula="of:=IF([.R39]=[.H39];[.$H$1];IF([.R39]=[.J39];[.$J$1];IF([.R39]=[.L39];[.$L$1];IF([.R39]=[.N39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454972243679" calcext:value-type="float">
            <text:p>0.006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3461349368017" calcext:value-type="float">
            <text:p>0.004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3489355119603" calcext:value-type="float">
            <text:p>0.0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3461349368017" calcext:value-type="float">
            <text:p>0.004</text:p>
          </table:table-cell>
          <table:table-cell table:style-name="ce31" table:formula="of:=MAX([.H40];[.J40];[.L40];[.N40];[.D40];[.F40])" office:value-type="float" office:value="0.976666666666667" calcext:value-type="float">
            <text:p>0.977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976666666666667" calcext:value-type="float">
            <text:p>0.977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61689185077739" calcext:value-type="float">
            <text:p>0.006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6666666666667" calcext:value-type="float">
            <text:p>0.977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49159604012508" calcext:value-type="float">
            <text:p>0.005</text:p>
          </table:table-cell>
          <table:table-cell table:style-name="ce31" table:formula="of:=MAX([.H41];[.J41];[.L41];[.N41];[.D41];[.F41])" office:value-type="float" office:value="0.976666666666667" calcext:value-type="float">
            <text:p>0.977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SPLIT2" calcext:value-type="string">
            <text:p>SPLIT2</text:p>
          </table:table-cell>
          <table:table-cell table:style-name="ce31" table:formula="of:=MAX([.J41];[.L41];[.N41];[.H41])" office:value-type="float" office:value="0.976666666666667" calcext:value-type="float">
            <text:p>0.977</text:p>
          </table:table-cell>
          <table:table-cell table:style-name="ce33" table:formula="of:=IF([.R41]=[.H41];[.$H$1];IF([.R41]=[.J41];[.$J$1];IF([.R41]=[.L41];[.$L$1];IF([.R41]=[.N4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092521257733" calcext:value-type="float">
            <text:p>0.006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52174919474995" calcext:value-type="float">
            <text:p>0.005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9086797998528" calcext:value-type="float">
            <text:p>0.004</text:p>
          </table:table-cell>
          <table:table-cell table:style-name="ce31" table:formula="of:=MAX([.H42];[.J42];[.L42];[.N42];[.D42];[.F42])" office:value-type="float" office:value="0.976333333333333" calcext:value-type="float">
            <text:p>0.976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COMBO" calcext:value-type="string">
            <text:p>COMBO</text:p>
          </table:table-cell>
          <table:table-cell table:style-name="ce31" table:formula="of:=MAX([.J42];[.L42];[.N42];[.H42])" office:value-type="float" office:value="0.976333333333333" calcext:value-type="float">
            <text:p>0.976</text:p>
          </table:table-cell>
          <table:table-cell table:style-name="ce33" table:formula="of:=IF([.R42]=[.H42];[.$H$1];IF([.R42]=[.J42];[.$J$1];IF([.R42]=[.L42];[.$L$1];IF([.R42]=[.N4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973666666666667" calcext:value-type="float">
            <text:p>0.974</text:p>
          </table:table-cell>
          <table:table-cell table:style-name="ce8" office:value-type="float" office:value="0.005451809077932" calcext:value-type="float">
            <text:p>0.005</text:p>
          </table:table-cell>
          <table:table-cell table:style-name="ce8" office:value-type="float" office:value="0.967666666666667" calcext:value-type="float">
            <text:p>0.968</text:p>
          </table:table-cell>
          <table:table-cell table:style-name="ce8" office:value-type="float" office:value="0.0074161984870956" calcext:value-type="float">
            <text:p>0.007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79930525388545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43461349368018" calcext:value-type="float">
            <text:p>0.004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5451809077932" calcext:value-type="float">
            <text:p>0.005</text:p>
          </table:table-cell>
          <table:table-cell table:style-name="ce31" table:formula="of:=MAX([.H43];[.J43];[.L43];[.N43];[.D43];[.F43])" office:value-type="float" office:value="0.974333333333333" calcext:value-type="float">
            <text:p>0.974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SPLIT4" calcext:value-type="string">
            <text:p>SPLIT4</text:p>
          </table:table-cell>
          <table:table-cell table:style-name="ce31" table:formula="of:=MAX([.J43];[.L43];[.N43];[.H43])" office:value-type="float" office:value="0.974333333333333" calcext:value-type="float">
            <text:p>0.974</text:p>
          </table:table-cell>
          <table:table-cell table:style-name="ce33" table:formula="of:=IF([.R43]=[.H43];[.$H$1];IF([.R43]=[.J43];[.$J$1];IF([.R43]=[.L43];[.$L$1];IF([.R43]=[.N43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20991276085877" calcext:value-type="float">
            <text:p>0.012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43140597018482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75828754440515" calcext:value-type="float">
            <text:p>0.008</text:p>
          </table:table-cell>
          <table:table-cell table:style-name="ce31" table:formula="of:=MAX([.H44];[.J44];[.L44];[.N44];[.D44];[.F44])" office:value-type="float" office:value="0.976" calcext:value-type="float">
            <text:p>0.976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4" calcext:value-type="string">
            <text:p>SPLIT4</text:p>
          </table:table-cell>
          <table:table-cell table:style-name="ce31" table:formula="of:=MAX([.J44];[.L44];[.N44];[.H44])" office:value-type="float" office:value="0.976" calcext:value-type="float">
            <text:p>0.976</text:p>
          </table:table-cell>
          <table:table-cell table:style-name="ce33" table:formula="of:=IF([.R44]=[.H44];[.$H$1];IF([.R44]=[.J44];[.$J$1];IF([.R44]=[.L44];[.$L$1];IF([.R44]=[.N44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33645467978196" calcext:value-type="float">
            <text:p>0.013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59395098937352" calcext:value-type="float">
            <text:p>0.006</text:p>
          </table:table-cell>
          <table:table-cell office:value-type="float" office:value="0.969333333333333" calcext:value-type="float">
            <text:p>0.969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2174919474995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1297498787358" calcext:value-type="float">
            <text:p>0.007</text:p>
          </table:table-cell>
          <table:table-cell table:style-name="ce31" table:formula="of:=MAX([.H45];[.J45];[.L45];[.N45];[.D45];[.F45])" office:value-type="float" office:value="0.975333333333333" calcext:value-type="float">
            <text:p>0.97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4" calcext:value-type="string">
            <text:p>SPLIT4</text:p>
          </table:table-cell>
          <table:table-cell table:style-name="ce31" table:formula="of:=MAX([.J45];[.L45];[.N45];[.H45])" office:value-type="float" office:value="0.975333333333333" calcext:value-type="float">
            <text:p>0.975</text:p>
          </table:table-cell>
          <table:table-cell table:style-name="ce33" table:formula="of:=IF([.R45]=[.H45];[.$H$1];IF([.R45]=[.J45];[.$J$1];IF([.R45]=[.L45];[.$L$1];IF([.R45]=[.N45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35912553585834" calcext:value-type="float">
            <text:p>0.014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6519416526044" calcext:value-type="float">
            <text:p>0.006</text:p>
          </table:table-cell>
          <table:table-cell office:value-type="float" office:value="0.968333333333333" calcext:value-type="float">
            <text:p>0.968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5777335102272" calcext:value-type="float">
            <text:p>0.006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1237243569579" calcext:value-type="float">
            <text:p>0.006</text:p>
          </table:table-cell>
          <table:table-cell table:style-name="ce31" table:formula="of:=MAX([.H46];[.J46];[.L46];[.N46];[.D46];[.F46])" office:value-type="float" office:value="0.975" calcext:value-type="float">
            <text:p>0.975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HARD" calcext:value-type="string">
            <text:p>HARD</text:p>
          </table:table-cell>
          <table:table-cell table:style-name="ce31" table:formula="of:=MAX([.J46];[.L46];[.N46];[.H46])" office:value-type="float" office:value="0.974666666666666" calcext:value-type="float">
            <text:p>0.975</text:p>
          </table:table-cell>
          <table:table-cell table:style-name="ce33" table:formula="of:=IF([.R46]=[.H46];[.$H$1];IF([.R46]=[.J46];[.$J$1];IF([.R46]=[.L46];[.$L$1];IF([.R46]=[.N46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59164485150844" calcext:value-type="float">
            <text:p>0.016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6248689714505" calcext:value-type="float">
            <text:p>0.007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0092521257733" calcext:value-type="float">
            <text:p>0.006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9395098937351" calcext:value-type="float">
            <text:p>0.006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6454972243679" calcext:value-type="float">
            <text:p>0.006</text:p>
          </table:table-cell>
          <table:table-cell table:style-name="ce31" table:formula="of:=MAX([.H47];[.J47];[.L47];[.N47];[.D47];[.F47])" office:value-type="float" office:value="0.975" calcext:value-type="float">
            <text:p>0.975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HARD" calcext:value-type="string">
            <text:p>HARD</text:p>
          </table:table-cell>
          <table:table-cell table:style-name="ce31" table:formula="of:=MAX([.J47];[.L47];[.N47];[.H47])" office:value-type="float" office:value="0.973666666666667" calcext:value-type="float">
            <text:p>0.974</text:p>
          </table:table-cell>
          <table:table-cell table:style-name="ce33" table:formula="of:=IF([.R47]=[.H47];[.$H$1];IF([.R47]=[.J47];[.$J$1];IF([.R47]=[.L47];[.$L$1];IF([.R47]=[.N47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8333333333333" calcext:value-type="float">
            <text:p>0.918</text:p>
          </table:table-cell>
          <table:table-cell table:style-name="ce8" office:value-type="float" office:value="0.0061237243569579" calcext:value-type="float">
            <text:p>0.006</text:p>
          </table:table-cell>
          <table:table-cell table:style-name="ce9" office:value-type="float" office:value="0.975666666666667" calcext:value-type="float">
            <text:p>0.976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8" office:value-type="float" office:value="0.969333333333333" calcext:value-type="float">
            <text:p>0.969</text:p>
          </table:table-cell>
          <table:table-cell table:style-name="ce8" office:value-type="float" office:value="0.0066248689714506" calcext:value-type="float">
            <text:p>0.007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3219608788296" calcext:value-type="float">
            <text:p>0.007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55777335102271" calcext:value-type="float">
            <text:p>0.006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71297498787358" calcext:value-type="float">
            <text:p>0.007</text:p>
          </table:table-cell>
          <table:table-cell table:style-name="ce31" table:formula="of:=MAX([.H48];[.J48];[.L48];[.N48];[.D48];[.F48])" office:value-type="float" office:value="0.975666666666667" calcext:value-type="float">
            <text:p>0.976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HARD" calcext:value-type="string">
            <text:p>HARD</text:p>
          </table:table-cell>
          <table:table-cell table:style-name="ce31" table:formula="of:=MAX([.J48];[.L48];[.N48];[.H48])" office:value-type="float" office:value="0.975333333333333" calcext:value-type="float">
            <text:p>0.975</text:p>
          </table:table-cell>
          <table:table-cell table:style-name="ce33" table:formula="of:=IF([.R48]=[.H48];[.$H$1];IF([.R48]=[.J48];[.$J$1];IF([.R48]=[.L48];[.$L$1];IF([.R48]=[.N48];[.$N$1]))))" office:value-type="string" office:string-value="SPLIT4" calcext:value-type="string">
            <text:p>SPLIT4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25666666666667" calcext:value-type="float">
            <text:p>0.926</text:p>
          </table:table-cell>
          <table:table-cell office:value-type="float" office:value="0.0111554670204543" calcext:value-type="float">
            <text:p>0.011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3489355119604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71297498787358" calcext:value-type="float">
            <text:p>0.007</text:p>
          </table:table-cell>
          <table:table-cell table:style-name="ce31" table:formula="of:=MAX([.H49];[.J49];[.L49];[.N49];[.D49];[.F49])" office:value-type="float" office:value="0.978666666666667" calcext:value-type="float">
            <text:p>0.979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HARD" calcext:value-type="string">
            <text:p>HARD</text:p>
          </table:table-cell>
          <table:table-cell table:style-name="ce31" table:formula="of:=MAX([.J49];[.L49];[.N49];[.H49])" office:value-type="float" office:value="0.977333333333333" calcext:value-type="float">
            <text:p>0.977</text:p>
          </table:table-cell>
          <table:table-cell table:style-name="ce33" table:formula="of:=IF([.R49]=[.H49];[.$H$1];IF([.R49]=[.J49];[.$J$1];IF([.R49]=[.L49];[.$L$1];IF([.R49]=[.N49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21666666666667" calcext:value-type="float">
            <text:p>0.922</text:p>
          </table:table-cell>
          <table:table-cell office:value-type="float" office:value="0.0100692049779955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1913918736689" calcext:value-type="float">
            <text:p>0.006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4978628965393" calcext:value-type="float">
            <text:p>0.00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9159604012509" calcext:value-type="float">
            <text:p>0.005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61237243569578" calcext:value-type="float">
            <text:p>0.006</text:p>
          </table:table-cell>
          <table:table-cell table:style-name="ce31" table:formula="of:=MAX([.H50];[.J50];[.L50];[.N50];[.D50];[.F50])" office:value-type="float" office:value="0.978333333333333" calcext:value-type="float">
            <text:p>0.978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9" calcext:value-type="string">
            <text:p>SPLIT9</text:p>
          </table:table-cell>
          <table:table-cell table:style-name="ce31" table:formula="of:=MAX([.J50];[.L50];[.N50];[.H50])" office:value-type="float" office:value="0.978333333333333" calcext:value-type="float">
            <text:p>0.978</text:p>
          </table:table-cell>
          <table:table-cell table:style-name="ce33" table:formula="of:=IF([.R50]=[.H50];[.$H$1];IF([.R50]=[.J50];[.$J$1];IF([.R50]=[.L50];[.$L$1];IF([.R50]=[.N50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9817784316682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7" calcext:value-type="float">
            <text:p>0.970</text:p>
          </table:table-cell>
          <table:table-cell office:value-type="float" office:value="0.0051370116691407" calcext:value-type="float">
            <text:p>0.005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46248123085038" calcext:value-type="float">
            <text:p>0.005</text:p>
          </table:table-cell>
          <table:table-cell office:value-type="float" office:value="0.977666666666667" calcext:value-type="float">
            <text:p>0.978</text:p>
          </table:table-cell>
          <table:table-cell office:value-type="float" office:value="0.0058452259722501" calcext:value-type="float">
            <text:p>0.006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59628479399994" calcext:value-type="float">
            <text:p>0.006</text:p>
          </table:table-cell>
          <table:table-cell table:style-name="ce31" table:formula="of:=MAX([.H51];[.J51];[.L51];[.N51];[.D51];[.F51])" office:value-type="float" office:value="0.979" calcext:value-type="float">
            <text:p>0.979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9" calcext:value-type="string">
            <text:p>SPLIT9</text:p>
          </table:table-cell>
          <table:table-cell table:style-name="ce31" table:formula="of:=MAX([.J51];[.L51];[.N51];[.H51])" office:value-type="float" office:value="0.979" calcext:value-type="float">
            <text:p>0.979</text:p>
          </table:table-cell>
          <table:table-cell table:style-name="ce33" table:formula="of:=IF([.R51]=[.H51];[.$H$1];IF([.R51]=[.J51];[.$J$1];IF([.R51]=[.L51];[.$L$1];IF([.R51]=[.N5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23333333333333" calcext:value-type="float">
            <text:p>0.923</text:p>
          </table:table-cell>
          <table:table-cell office:value-type="float" office:value="0.012801909579781" calcext:value-type="float">
            <text:p>0.013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38005847503305" calcext:value-type="float">
            <text:p>0.0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4" calcext:value-type="float">
            <text:p>0.005</text:p>
          </table:table-cell>
          <table:table-cell office:value-type="float" office:value="0.978666666666667" calcext:value-type="float">
            <text:p>0.979</text:p>
          </table:table-cell>
          <table:table-cell office:value-type="float" office:value="0.0057008771254956" calcext:value-type="float">
            <text:p>0.00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9159604012509" calcext:value-type="float">
            <text:p>0.005</text:p>
          </table:table-cell>
          <table:table-cell table:style-name="ce31" table:formula="of:=MAX([.H52];[.J52];[.L52];[.N52];[.D52];[.F52])" office:value-type="float" office:value="0.978666666666667" calcext:value-type="float">
            <text:p>0.979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4" calcext:value-type="string">
            <text:p>SPLIT4</text:p>
          </table:table-cell>
          <table:table-cell table:style-name="ce31" table:formula="of:=MAX([.J52];[.L52];[.N52];[.H52])" office:value-type="float" office:value="0.978666666666667" calcext:value-type="float">
            <text:p>0.979</text:p>
          </table:table-cell>
          <table:table-cell table:style-name="ce33" table:formula="of:=IF([.R52]=[.H52];[.$H$1];IF([.R52]=[.J52];[.$J$1];IF([.R52]=[.L52];[.$L$1];IF([.R52]=[.N52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HARD" calcext:value-type="string">
            <text:p>HARD</text:p>
          </table:table-cell>
          <table:table-cell/>
          <table:table-cell table:formula="of:=INDEX([.S8:.S52]; MODE(MATCH([.S8:.S52]; [.S8:.S52]; 0 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12" table:default-cell-style-name="ce6"/>
        <table:table-column table:style-name="co5" table:visibility="collapse" table:default-cell-style-name="ce30"/>
        <table:table-column table:style-name="co6" table:default-cell-style-name="ce13"/>
        <table:table-column table:style-name="co7" table:visibility="collapse" table:default-cell-style-name="ce30"/>
        <table:table-column table:style-name="co6" table:number-columns-repeated="1004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 table:style-name="ce5" office:value-type="string" calcext:value-type="string" table:number-columns-spanned="2" table:number-rows-spanned="1">
            <text:p>SPLIT2</text:p>
          </table:table-cell>
          <table:covered-table-cell/>
          <table:table-cell table:style-name="ce5" office:value-type="string" calcext:value-type="string" table:number-columns-spanned="2" table:number-rows-spanned="1">
            <text:p>SPLIT4</text:p>
          </table:table-cell>
          <table:covered-table-cell/>
          <table:table-cell table:style-name="ce5" office:value-type="string" calcext:value-type="string" table:number-columns-spanned="2" table:number-rows-spanned="1">
            <text:p>SPLIT9</text:p>
          </table:table-cell>
          <table:covered-table-cell/>
          <table:table-cell office:value-type="string" calcext:value-type="string">
            <text:p>BEST_OPTION</text:p>
          </table:table-cell>
          <table:table-cell table:style-name="ce30" office:value-type="string" calcext:value-type="string">
            <text:p>BEST_OPTION</text:p>
          </table:table-cell>
          <table:table-cell office:value-type="string" calcext:value-type="string">
            <text:p>BEST_OPTION_combo</text:p>
          </table:table-cell>
          <table:table-cell table:style-name="ce30" office:value-type="string" calcext:value-type="string">
            <text:p>BEST_OPTION_comb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78666666666667" calcext:value-type="float">
            <text:p>0.879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03682206766638" calcext:value-type="float">
            <text:p>0.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26710518724987" calcext:value-type="float">
            <text:p>0.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8908728351363" calcext:value-type="float">
            <text:p>0.0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84491945704244" calcext:value-type="float">
            <text:p>0.00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083666002653407" calcext:value-type="float">
            <text:p>0.008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9" office:value-type="float" office:value="0.0149814700361628" calcext:value-type="float">
            <text:p>0.015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56519416526044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21106014163899" calcext:value-type="float">
            <text:p>0.012</text:p>
          </table:table-cell>
          <table:table-cell table:style-name="ce31" table:formula="of:=MAX([.H8];[.J8];[.L8];[.N8];[.D8];[.F8])" office:value-type="float" office:value="0.891" calcext:value-type="float">
            <text:p>0.891</text:p>
          </table:table-cell>
          <table:table-cell table:style-name="ce33" table:formula="of:=IF([.P8]=[.H8];[.$H$1];IF([.P8]=[.J8];[.$J$1];IF([.P8]=[.L8];[.$L$1];IF([.P8]=[.N8];[.$N$1];IF([.P8]=[.F8];[.$F$1];IF([.P8]=[.D8];[.$D$1]))))))" office:value-type="string" office:string-value="COMBO" calcext:value-type="string">
            <text:p>COMBO</text:p>
          </table:table-cell>
          <table:table-cell table:style-name="ce31" table:formula="of:=MAX([.J8];[.L8];[.N8];[.H8])" office:value-type="float" office:value="0.891" calcext:value-type="float">
            <text:p>0.891</text:p>
          </table:table-cell>
          <table:table-cell table:style-name="ce33" table:formula="of:=IF([.R8]=[.H8];[.$H$1];IF([.R8]=[.J8];[.$J$1];IF([.R8]=[.L8];[.$L$1];IF([.R8]=[.N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9</text:p>
          </table:table-cell>
          <table:table-cell table:style-name="ce20" office:value-type="float" office:value="0.892333333333333" calcext:value-type="float">
            <text:p>0.892</text:p>
          </table:table-cell>
          <table:table-cell table:style-name="ce10" office:value-type="float" office:value="0.0081308739451003" calcext:value-type="float">
            <text:p>0.008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80450122574314" calcext:value-type="float">
            <text:p>0.00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7497044880097" calcext:value-type="float">
            <text:p>0.0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5452140421842" calcext:value-type="float">
            <text:p>0.010</text:p>
          </table:table-cell>
          <table:table-cell table:style-name="ce31" table:formula="of:=MAX([.H9];[.J9];[.L9];[.N9];[.D9];[.F9])" office:value-type="float" office:value="0.892333333333333" calcext:value-type="float">
            <text:p>0.892</text:p>
          </table:table-cell>
          <table:table-cell table:style-name="ce33" table:formula="of:=IF([.P9]=[.H9];[.$H$1];IF([.P9]=[.J9];[.$J$1];IF([.P9]=[.L9];[.$L$1];IF([.P9]=[.N9];[.$N$1];IF([.P9]=[.F9];[.$F$1];IF([.P9]=[.D9];[.$D$1]))))))" office:value-type="string" office:string-value="COMBO" calcext:value-type="string">
            <text:p>COMBO</text:p>
          </table:table-cell>
          <table:table-cell table:style-name="ce31" table:formula="of:=MAX([.J9];[.L9];[.N9];[.H9])" office:value-type="float" office:value="0.892333333333333" calcext:value-type="float">
            <text:p>0.892</text:p>
          </table:table-cell>
          <table:table-cell table:style-name="ce33" table:formula="of:=IF([.R9]=[.H9];[.$H$1];IF([.R9]=[.J9];[.$J$1];IF([.R9]=[.L9];[.$L$1];IF([.R9]=[.N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10715831528" calcext:value-type="float">
            <text:p>0.01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6038709187196" calcext:value-type="float">
            <text:p>0.007</text:p>
          </table:table-cell>
          <table:table-cell table:style-name="ce20" office:value-type="float" office:value="0.892333333333333" calcext:value-type="float">
            <text:p>0.892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05409255338945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5828754440515" calcext:value-type="float">
            <text:p>0.008</text:p>
          </table:table-cell>
          <table:table-cell table:style-name="ce31" table:formula="of:=MAX([.H10];[.J10];[.L10];[.N10];[.D10];[.F10])" office:value-type="float" office:value="0.892333333333333" calcext:value-type="float">
            <text:p>0.892</text:p>
          </table:table-cell>
          <table:table-cell table:style-name="ce33" table:formula="of:=IF([.P10]=[.H10];[.$H$1];IF([.P10]=[.J10];[.$J$1];IF([.P10]=[.L10];[.$L$1];IF([.P10]=[.N10];[.$N$1];IF([.P10]=[.F10];[.$F$1];IF([.P10]=[.D10];[.$D$1]))))))" office:value-type="string" office:string-value="COMBO" calcext:value-type="string">
            <text:p>COMBO</text:p>
          </table:table-cell>
          <table:table-cell table:style-name="ce31" table:formula="of:=MAX([.J10];[.L10];[.N10];[.H10])" office:value-type="float" office:value="0.892333333333333" calcext:value-type="float">
            <text:p>0.892</text:p>
          </table:table-cell>
          <table:table-cell table:style-name="ce33" table:formula="of:=IF([.R10]=[.H10];[.$H$1];IF([.R10]=[.J10];[.$J$1];IF([.R10]=[.L10];[.$L$1];IF([.R10]=[.N1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52934263292725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85796917841558" calcext:value-type="float">
            <text:p>0.009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071686043892021" calcext:value-type="float">
            <text:p>0.00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88662907188469" calcext:value-type="float">
            <text:p>0.009</text:p>
          </table:table-cell>
          <table:table-cell table:style-name="ce31" table:formula="of:=MAX([.H11];[.J11];[.L11];[.N11];[.D11];[.F11])" office:value-type="float" office:value="0.89" calcext:value-type="float">
            <text:p>0.890</text:p>
          </table:table-cell>
          <table:table-cell table:style-name="ce33" table:formula="of:=IF([.P11]=[.H11];[.$H$1];IF([.P11]=[.J11];[.$J$1];IF([.P11]=[.L11];[.$L$1];IF([.P11]=[.N11];[.$N$1];IF([.P11]=[.F11];[.$F$1];IF([.P11]=[.D11];[.$D$1]))))))" office:value-type="string" office:string-value="COMBO" calcext:value-type="string">
            <text:p>COMBO</text:p>
          </table:table-cell>
          <table:table-cell table:style-name="ce31" table:formula="of:=MAX([.J11];[.L11];[.N11];[.H11])" office:value-type="float" office:value="0.89" calcext:value-type="float">
            <text:p>0.890</text:p>
          </table:table-cell>
          <table:table-cell table:style-name="ce33" table:formula="of:=IF([.R11]=[.H11];[.$H$1];IF([.R11]=[.J11];[.$J$1];IF([.R11]=[.L11];[.$L$1];IF([.R11]=[.N11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8313005106397" calcext:value-type="float">
            <text:p>0.007</text:p>
          </table:table-cell>
          <table:table-cell table:style-name="ce20" office:value-type="float" office:value="0.889" calcext:value-type="float">
            <text:p>0.889</text:p>
          </table:table-cell>
          <table:table-cell table:style-name="ce10" office:value-type="float" office:value="0.0080450122574314" calcext:value-type="float">
            <text:p>0.008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75092535507124" calcext:value-type="float">
            <text:p>0.008</text:p>
          </table:table-cell>
          <table:table-cell table:style-name="ce31" table:formula="of:=MAX([.H12];[.J12];[.L12];[.N12];[.D12];[.F12])" office:value-type="float" office:value="0.889" calcext:value-type="float">
            <text:p>0.889</text:p>
          </table:table-cell>
          <table:table-cell table:style-name="ce33" table:formula="of:=IF([.P12]=[.H12];[.$H$1];IF([.P12]=[.J12];[.$J$1];IF([.P12]=[.L12];[.$L$1];IF([.P12]=[.N12];[.$N$1];IF([.P12]=[.F12];[.$F$1];IF([.P12]=[.D12];[.$D$1]))))))" office:value-type="string" office:string-value="COMBO" calcext:value-type="string">
            <text:p>COMBO</text:p>
          </table:table-cell>
          <table:table-cell table:style-name="ce31" table:formula="of:=MAX([.J12];[.L12];[.N12];[.H12])" office:value-type="float" office:value="0.889" calcext:value-type="float">
            <text:p>0.889</text:p>
          </table:table-cell>
          <table:table-cell table:style-name="ce33" table:formula="of:=IF([.R12]=[.H12];[.$H$1];IF([.R12]=[.J12];[.$J$1];IF([.R12]=[.L12];[.$L$1];IF([.R12]=[.N1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95" calcext:value-type="float">
            <text:p>0.895</text:p>
          </table:table-cell>
          <table:table-cell table:style-name="ce9" office:value-type="float" office:value="0.0102062072615965" calcext:value-type="float">
            <text:p>0.010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17497044880097" calcext:value-type="float">
            <text:p>0.012</text:p>
          </table:table-cell>
          <table:table-cell table:style-name="ce19" office:value-type="float" office:value="0.893666666666667" calcext:value-type="float">
            <text:p>0.894</text:p>
          </table:table-cell>
          <table:table-cell table:style-name="ce8" office:value-type="float" office:value="0.0115108644332213" calcext:value-type="float">
            <text:p>0.012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64823137534347" calcext:value-type="float">
            <text:p>0.016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269211792745" calcext:value-type="float">
            <text:p>0.011</text:p>
          </table:table-cell>
          <table:table-cell table:style-name="ce31" table:formula="of:=MAX([.H13];[.J13];[.L13];[.N13];[.D13];[.F13])" office:value-type="float" office:value="0.895" calcext:value-type="float">
            <text:p>0.895</text:p>
          </table:table-cell>
          <table:table-cell table:style-name="ce33" table:formula="of:=IF([.P13]=[.H13];[.$H$1];IF([.P13]=[.J13];[.$J$1];IF([.P13]=[.L13];[.$L$1];IF([.P13]=[.N13];[.$N$1];IF([.P13]=[.F13];[.$F$1];IF([.P13]=[.D13];[.$D$1]))))))" office:value-type="string" office:string-value="EASY" calcext:value-type="string">
            <text:p>EASY</text:p>
          </table:table-cell>
          <table:table-cell table:style-name="ce31" table:formula="of:=MAX([.J13];[.L13];[.N13];[.H13])" office:value-type="float" office:value="0.893666666666667" calcext:value-type="float">
            <text:p>0.894</text:p>
          </table:table-cell>
          <table:table-cell table:style-name="ce33" table:formula="of:=IF([.R13]=[.H13];[.$H$1];IF([.R13]=[.J13];[.$J$1];IF([.R13]=[.L13];[.$L$1];IF([.R13]=[.N1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94666666666667" calcext:value-type="float">
            <text:p>0.895</text:p>
          </table:table-cell>
          <table:table-cell table:style-name="ce10" office:value-type="float" office:value="0.0105013226680155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070316743699096" calcext:value-type="float">
            <text:p>0.007</text:p>
          </table:table-cell>
          <table:table-cell table:style-name="ce20" office:value-type="float" office:value="0.898666666666667" calcext:value-type="float">
            <text:p>0.899</text:p>
          </table:table-cell>
          <table:table-cell office:value-type="float" office:value="0.0106327586051576" calcext:value-type="float">
            <text:p>0.011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3939949617187" calcext:value-type="float">
            <text:p>0.0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5013226680155" calcext:value-type="float">
            <text:p>0.011</text:p>
          </table:table-cell>
          <table:table-cell table:style-name="ce31" table:formula="of:=MAX([.H14];[.J14];[.L14];[.N14];[.D14];[.F14])" office:value-type="float" office:value="0.898666666666667" calcext:value-type="float">
            <text:p>0.899</text:p>
          </table:table-cell>
          <table:table-cell table:style-name="ce33" table:formula="of:=IF([.P14]=[.H14];[.$H$1];IF([.P14]=[.J14];[.$J$1];IF([.P14]=[.L14];[.$L$1];IF([.P14]=[.N14];[.$N$1];IF([.P14]=[.F14];[.$F$1];IF([.P14]=[.D14];[.$D$1]))))))" office:value-type="string" office:string-value="COMBO" calcext:value-type="string">
            <text:p>COMBO</text:p>
          </table:table-cell>
          <table:table-cell table:style-name="ce31" table:formula="of:=MAX([.J14];[.L14];[.N14];[.H14])" office:value-type="float" office:value="0.898666666666667" calcext:value-type="float">
            <text:p>0.899</text:p>
          </table:table-cell>
          <table:table-cell table:style-name="ce33" table:formula="of:=IF([.R14]=[.H14];[.$H$1];IF([.R14]=[.J14];[.$J$1];IF([.R14]=[.L14];[.$L$1];IF([.R14]=[.N1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95" calcext:value-type="float">
            <text:p>0.895</text:p>
          </table:table-cell>
          <table:table-cell table:style-name="ce10" office:value-type="float" office:value="0.0105409255338945" calcext:value-type="float">
            <text:p>0.011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0991276085876" calcext:value-type="float">
            <text:p>0.012</text:p>
          </table:table-cell>
          <table:table-cell table:style-name="ce20" office:value-type="float" office:value="0.897333333333333" calcext:value-type="float">
            <text:p>0.897</text:p>
          </table:table-cell>
          <table:table-cell office:value-type="float" office:value="0.0117023264543612" calcext:value-type="float">
            <text:p>0.012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2051575426477" calcext:value-type="float">
            <text:p>0.011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12422813026933" calcext:value-type="float">
            <text:p>0.011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624992426996" calcext:value-type="float">
            <text:p>0.011</text:p>
          </table:table-cell>
          <table:table-cell table:style-name="ce31" table:formula="of:=MAX([.H15];[.J15];[.L15];[.N15];[.D15];[.F15])" office:value-type="float" office:value="0.897333333333333" calcext:value-type="float">
            <text:p>0.897</text:p>
          </table:table-cell>
          <table:table-cell table:style-name="ce33" table:formula="of:=IF([.P15]=[.H15];[.$H$1];IF([.P15]=[.J15];[.$J$1];IF([.P15]=[.L15];[.$L$1];IF([.P15]=[.N15];[.$N$1];IF([.P15]=[.F15];[.$F$1];IF([.P15]=[.D15];[.$D$1]))))))" office:value-type="string" office:string-value="COMBO" calcext:value-type="string">
            <text:p>COMBO</text:p>
          </table:table-cell>
          <table:table-cell table:style-name="ce31" table:formula="of:=MAX([.J15];[.L15];[.N15];[.H15])" office:value-type="float" office:value="0.897333333333333" calcext:value-type="float">
            <text:p>0.897</text:p>
          </table:table-cell>
          <table:table-cell table:style-name="ce33" table:formula="of:=IF([.R15]=[.H15];[.$H$1];IF([.R15]=[.J15];[.$J$1];IF([.R15]=[.L15];[.$L$1];IF([.R15]=[.N1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94333333333333" calcext:value-type="float">
            <text:p>0.894</text:p>
          </table:table-cell>
          <table:table-cell table:style-name="ce10" office:value-type="float" office:value="0.0103144989645105" calcext:value-type="float">
            <text:p>0.01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1678081656293" calcext:value-type="float">
            <text:p>0.012</text:p>
          </table:table-cell>
          <table:table-cell table:style-name="ce20" office:value-type="float" office:value="0.898333333333333" calcext:value-type="float">
            <text:p>0.898</text:p>
          </table:table-cell>
          <table:table-cell office:value-type="float" office:value="0.0102062072615965" calcext:value-type="float">
            <text:p>0.010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08653373420044" calcext:value-type="float">
            <text:p>0.01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3284303119776" calcext:value-type="float">
            <text:p>0.011</text:p>
          </table:table-cell>
          <table:table-cell table:style-name="ce31" table:formula="of:=MAX([.H16];[.J16];[.L16];[.N16];[.D16];[.F16])" office:value-type="float" office:value="0.898333333333333" calcext:value-type="float">
            <text:p>0.898</text:p>
          </table:table-cell>
          <table:table-cell table:style-name="ce33" table:formula="of:=IF([.P16]=[.H16];[.$H$1];IF([.P16]=[.J16];[.$J$1];IF([.P16]=[.L16];[.$L$1];IF([.P16]=[.N16];[.$N$1];IF([.P16]=[.F16];[.$F$1];IF([.P16]=[.D16];[.$D$1]))))))" office:value-type="string" office:string-value="COMBO" calcext:value-type="string">
            <text:p>COMBO</text:p>
          </table:table-cell>
          <table:table-cell table:style-name="ce31" table:formula="of:=MAX([.J16];[.L16];[.N16];[.H16])" office:value-type="float" office:value="0.898333333333333" calcext:value-type="float">
            <text:p>0.898</text:p>
          </table:table-cell>
          <table:table-cell table:style-name="ce33" table:formula="of:=IF([.R16]=[.H16];[.$H$1];IF([.R16]=[.J16];[.$J$1];IF([.R16]=[.L16];[.$L$1];IF([.R16]=[.N1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93" calcext:value-type="float">
            <text:p>0.893</text:p>
          </table:table-cell>
          <table:table-cell table:style-name="ce10" office:value-type="float" office:value="0.0104349838949989" calcext:value-type="float">
            <text:p>0.010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20761472884911" calcext:value-type="float">
            <text:p>0.012</text:p>
          </table:table-cell>
          <table:table-cell table:style-name="ce20" office:value-type="float" office:value="0.897666666666667" calcext:value-type="float">
            <text:p>0.898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6428327977152" calcext:value-type="float">
            <text:p>0.0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6904519445001" calcext:value-type="float">
            <text:p>0.012</text:p>
          </table:table-cell>
          <table:table-cell table:style-name="ce31" table:formula="of:=MAX([.H17];[.J17];[.L17];[.N17];[.D17];[.F17])" office:value-type="float" office:value="0.897666666666667" calcext:value-type="float">
            <text:p>0.898</text:p>
          </table:table-cell>
          <table:table-cell table:style-name="ce33" table:formula="of:=IF([.P17]=[.H17];[.$H$1];IF([.P17]=[.J17];[.$J$1];IF([.P17]=[.L17];[.$L$1];IF([.P17]=[.N17];[.$N$1];IF([.P17]=[.F17];[.$F$1];IF([.P17]=[.D17];[.$D$1]))))))" office:value-type="string" office:string-value="COMBO" calcext:value-type="string">
            <text:p>COMBO</text:p>
          </table:table-cell>
          <table:table-cell table:style-name="ce31" table:formula="of:=MAX([.J17];[.L17];[.N17];[.H17])" office:value-type="float" office:value="0.897666666666667" calcext:value-type="float">
            <text:p>0.898</text:p>
          </table:table-cell>
          <table:table-cell table:style-name="ce33" table:formula="of:=IF([.R17]=[.H17];[.$H$1];IF([.R17]=[.J17];[.$J$1];IF([.R17]=[.L17];[.$L$1];IF([.R17]=[.N1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4333333333333" calcext:value-type="float">
            <text:p>0.894</text:p>
          </table:table-cell>
          <table:table-cell table:style-name="ce8" office:value-type="float" office:value="0.0119373363863133" calcext:value-type="float">
            <text:p>0.012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96032401939253" calcext:value-type="float">
            <text:p>0.010</text:p>
          </table:table-cell>
          <table:table-cell table:style-name="ce19" office:value-type="float" office:value="0.894" calcext:value-type="float">
            <text:p>0.894</text:p>
          </table:table-cell>
          <table:table-cell table:style-name="ce9" office:value-type="float" office:value="0.0096176920308356" calcext:value-type="float">
            <text:p>0.01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48136573621926" calcext:value-type="float">
            <text:p>0.015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1742392963485" calcext:value-type="float">
            <text:p>0.009</text:p>
          </table:table-cell>
          <table:table-cell table:style-name="ce31" table:formula="of:=MAX([.H18];[.J18];[.L18];[.N18];[.D18];[.F18])" office:value-type="float" office:value="0.896" calcext:value-type="float">
            <text:p>0.896</text:p>
          </table:table-cell>
          <table:table-cell table:style-name="ce33" table:formula="of:=IF([.P18]=[.H18];[.$H$1];IF([.P18]=[.J18];[.$J$1];IF([.P18]=[.L18];[.$L$1];IF([.P18]=[.N18];[.$N$1];IF([.P18]=[.F18];[.$F$1];IF([.P18]=[.D18];[.$D$1]))))))" office:value-type="string" office:string-value="SPLIT2" calcext:value-type="string">
            <text:p>SPLIT2</text:p>
          </table:table-cell>
          <table:table-cell table:style-name="ce31" table:formula="of:=MAX([.J18];[.L18];[.N18];[.H18])" office:value-type="float" office:value="0.896" calcext:value-type="float">
            <text:p>0.896</text:p>
          </table:table-cell>
          <table:table-cell table:style-name="ce33" table:formula="of:=IF([.R18]=[.H18];[.$H$1];IF([.R18]=[.J18];[.$J$1];IF([.R18]=[.L18];[.$L$1];IF([.R18]=[.N1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076376261582597" calcext:value-type="float">
            <text:p>0.008</text:p>
          </table:table-cell>
          <table:table-cell table:style-name="ce20" office:value-type="float" office:value="0.898333333333333" calcext:value-type="float">
            <text:p>0.898</text:p>
          </table:table-cell>
          <table:table-cell table:style-name="ce10" office:value-type="float" office:value="0.006454972243679" calcext:value-type="float">
            <text:p>0.006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0277393043275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0829510622924" calcext:value-type="float">
            <text:p>0.009</text:p>
          </table:table-cell>
          <table:table-cell table:style-name="ce31" table:formula="of:=MAX([.H19];[.J19];[.L19];[.N19];[.D19];[.F19])" office:value-type="float" office:value="0.898333333333333" calcext:value-type="float">
            <text:p>0.898</text:p>
          </table:table-cell>
          <table:table-cell table:style-name="ce33" table:formula="of:=IF([.P19]=[.H19];[.$H$1];IF([.P19]=[.J19];[.$J$1];IF([.P19]=[.L19];[.$L$1];IF([.P19]=[.N19];[.$N$1];IF([.P19]=[.F19];[.$F$1];IF([.P19]=[.D19];[.$D$1]))))))" office:value-type="string" office:string-value="COMBO" calcext:value-type="string">
            <text:p>COMBO</text:p>
          </table:table-cell>
          <table:table-cell table:style-name="ce31" table:formula="of:=MAX([.J19];[.L19];[.N19];[.H19])" office:value-type="float" office:value="0.898333333333333" calcext:value-type="float">
            <text:p>0.898</text:p>
          </table:table-cell>
          <table:table-cell table:style-name="ce33" table:formula="of:=IF([.R19]=[.H19];[.$H$1];IF([.R19]=[.J19];[.$J$1];IF([.R19]=[.L19];[.$L$1];IF([.R19]=[.N1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62804812271389" calcext:value-type="float">
            <text:p>0.006</text:p>
          </table:table-cell>
          <table:table-cell table:style-name="ce20" office:value-type="float" office:value="0.896666666666667" calcext:value-type="float">
            <text:p>0.897</text:p>
          </table:table-cell>
          <table:table-cell table:style-name="ce10" office:value-type="float" office:value="0.0092044675143227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118438920029599" calcext:value-type="float">
            <text:p>0.012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5796917841558" calcext:value-type="float">
            <text:p>0.009</text:p>
          </table:table-cell>
          <table:table-cell table:style-name="ce31" table:formula="of:=MAX([.H20];[.J20];[.L20];[.N20];[.D20];[.F20])" office:value-type="float" office:value="0.896666666666667" calcext:value-type="float">
            <text:p>0.897</text:p>
          </table:table-cell>
          <table:table-cell table:style-name="ce33" table:formula="of:=IF([.P20]=[.H20];[.$H$1];IF([.P20]=[.J20];[.$J$1];IF([.P20]=[.L20];[.$L$1];IF([.P20]=[.N20];[.$N$1];IF([.P20]=[.F20];[.$F$1];IF([.P20]=[.D20];[.$D$1]))))))" office:value-type="string" office:string-value="COMBO" calcext:value-type="string">
            <text:p>COMBO</text:p>
          </table:table-cell>
          <table:table-cell table:style-name="ce31" table:formula="of:=MAX([.J20];[.L20];[.N20];[.H20])" office:value-type="float" office:value="0.896666666666667" calcext:value-type="float">
            <text:p>0.897</text:p>
          </table:table-cell>
          <table:table-cell table:style-name="ce33" table:formula="of:=IF([.R20]=[.H20];[.$H$1];IF([.R20]=[.J20];[.$J$1];IF([.R20]=[.L20];[.$L$1];IF([.R20]=[.N2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82158383625775" calcext:value-type="float">
            <text:p>0.008</text:p>
          </table:table-cell>
          <table:table-cell table:style-name="ce20" office:value-type="float" office:value="0.896333333333333" calcext:value-type="float">
            <text:p>0.896</text:p>
          </table:table-cell>
          <table:table-cell table:style-name="ce10" office:value-type="float" office:value="0.0108908728351363" calcext:value-type="float">
            <text:p>0.01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6458129484475" calcext:value-type="float">
            <text:p>0.01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8249579113843" calcext:value-type="float">
            <text:p>0.008</text:p>
          </table:table-cell>
          <table:table-cell table:style-name="ce31" table:formula="of:=MAX([.H21];[.J21];[.L21];[.N21];[.D21];[.F21])" office:value-type="float" office:value="0.896666666666667" calcext:value-type="float">
            <text:p>0.897</text:p>
          </table:table-cell>
          <table:table-cell table:style-name="ce33" table:formula="of:=IF([.P21]=[.H21];[.$H$1];IF([.P21]=[.J21];[.$J$1];IF([.P21]=[.L21];[.$L$1];IF([.P21]=[.N21];[.$N$1];IF([.P21]=[.F21];[.$F$1];IF([.P21]=[.D21];[.$D$1]))))))" office:value-type="string" office:string-value="SPLIT9" calcext:value-type="string">
            <text:p>SPLIT9</text:p>
          </table:table-cell>
          <table:table-cell table:style-name="ce31" table:formula="of:=MAX([.J21];[.L21];[.N21];[.H21])" office:value-type="float" office:value="0.896666666666667" calcext:value-type="float">
            <text:p>0.897</text:p>
          </table:table-cell>
          <table:table-cell table:style-name="ce33" table:formula="of:=IF([.R21]=[.H21];[.$H$1];IF([.R21]=[.J21];[.$J$1];IF([.R21]=[.L21];[.$L$1];IF([.R21]=[.N21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070316743699096" calcext:value-type="float">
            <text:p>0.007</text:p>
          </table:table-cell>
          <table:table-cell table:style-name="ce20" office:value-type="float" office:value="0.895333333333333" calcext:value-type="float">
            <text:p>0.895</text:p>
          </table:table-cell>
          <table:table-cell table:style-name="ce10" office:value-type="float" office:value="0.0103010247602416" calcext:value-type="float">
            <text:p>0.01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6458129484475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03010247602416" calcext:value-type="float">
            <text:p>0.010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4280904158205" calcext:value-type="float">
            <text:p>0.009</text:p>
          </table:table-cell>
          <table:table-cell table:style-name="ce31" table:formula="of:=MAX([.H22];[.J22];[.L22];[.N22];[.D22];[.F22])" office:value-type="float" office:value="0.896666666666667" calcext:value-type="float">
            <text:p>0.897</text:p>
          </table:table-cell>
          <table:table-cell table:style-name="ce33" table:formula="of:=IF([.P22]=[.H22];[.$H$1];IF([.P22]=[.J22];[.$J$1];IF([.P22]=[.L22];[.$L$1];IF([.P22]=[.N22];[.$N$1];IF([.P22]=[.F22];[.$F$1];IF([.P22]=[.D22];[.$D$1]))))))" office:value-type="string" office:string-value="SPLIT9" calcext:value-type="string">
            <text:p>SPLIT9</text:p>
          </table:table-cell>
          <table:table-cell table:style-name="ce31" table:formula="of:=MAX([.J22];[.L22];[.N22];[.H22])" office:value-type="float" office:value="0.896666666666667" calcext:value-type="float">
            <text:p>0.897</text:p>
          </table:table-cell>
          <table:table-cell table:style-name="ce33" table:formula="of:=IF([.R22]=[.H22];[.$H$1];IF([.R22]=[.J22];[.$J$1];IF([.R22]=[.L22];[.$L$1];IF([.R22]=[.N2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3" calcext:value-type="float">
            <text:p>0.893</text:p>
          </table:table-cell>
          <table:table-cell table:style-name="ce9" office:value-type="float" office:value="0.0090061707240708" calcext:value-type="float">
            <text:p>0.009</text:p>
          </table:table-cell>
          <table:table-cell table:style-name="ce8" office:value-type="float" office:value="0.866666666666667" calcext:value-type="float">
            <text:p>0.867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11" office:value-type="float" office:value="0.889" calcext:value-type="float">
            <text:p>0.889</text:p>
          </table:table-cell>
          <table:table-cell table:style-name="ce9" office:value-type="float" office:value="0.0072264944628929" calcext:value-type="float">
            <text:p>0.007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40929454377397" calcext:value-type="float">
            <text:p>0.014</text:p>
          </table:table-cell>
          <table:table-cell table:style-name="ce31" table:formula="of:=MAX([.H23];[.J23];[.L23];[.N23];[.D23];[.F23])" office:value-type="float" office:value="0.893" calcext:value-type="float">
            <text:p>0.893</text:p>
          </table:table-cell>
          <table:table-cell table:style-name="ce33" table:formula="of:=IF([.P23]=[.H23];[.$H$1];IF([.P23]=[.J23];[.$J$1];IF([.P23]=[.L23];[.$L$1];IF([.P23]=[.N23];[.$N$1];IF([.P23]=[.F23];[.$F$1];IF([.P23]=[.D23];[.$D$1]))))))" office:value-type="string" office:string-value="EASY" calcext:value-type="string">
            <text:p>EASY</text:p>
          </table:table-cell>
          <table:table-cell table:style-name="ce31" table:formula="of:=MAX([.J23];[.L23];[.N23];[.H23])" office:value-type="float" office:value="0.889" calcext:value-type="float">
            <text:p>0.889</text:p>
          </table:table-cell>
          <table:table-cell table:style-name="ce33" table:formula="of:=IF([.R23]=[.H23];[.$H$1];IF([.R23]=[.J23];[.$J$1];IF([.R23]=[.L23];[.$L$1];IF([.R23]=[.N2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5" calcext:value-type="float">
            <text:p>0.895</text:p>
          </table:table-cell>
          <table:table-cell table:style-name="ce10" office:value-type="float" office:value="0.0092796072713833" calcext:value-type="float">
            <text:p>0.009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6454972243679" calcext:value-type="float">
            <text:p>0.006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067700320038633" calcext:value-type="float">
            <text:p>0.007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1550581737807" calcext:value-type="float">
            <text:p>0.013</text:p>
          </table:table-cell>
          <table:table-cell table:style-name="ce31" table:formula="of:=MAX([.H24];[.J24];[.L24];[.N24];[.D24];[.F24])" office:value-type="float" office:value="0.895" calcext:value-type="float">
            <text:p>0.895</text:p>
          </table:table-cell>
          <table:table-cell table:style-name="ce33" table:formula="of:=IF([.P24]=[.H24];[.$H$1];IF([.P24]=[.J24];[.$J$1];IF([.P24]=[.L24];[.$L$1];IF([.P24]=[.N24];[.$N$1];IF([.P24]=[.F24];[.$F$1];IF([.P24]=[.D24];[.$D$1]))))))" office:value-type="string" office:string-value="EASY" calcext:value-type="string">
            <text:p>EASY</text:p>
          </table:table-cell>
          <table:table-cell table:style-name="ce31" table:formula="of:=MAX([.J24];[.L24];[.N24];[.H24])" office:value-type="float" office:value="0.893666666666667" calcext:value-type="float">
            <text:p>0.894</text:p>
          </table:table-cell>
          <table:table-cell table:style-name="ce33" table:formula="of:=IF([.R24]=[.H24];[.$H$1];IF([.R24]=[.J24];[.$J$1];IF([.R24]=[.L24];[.$L$1];IF([.R24]=[.N2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94721814922551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1649658092772" calcext:value-type="float">
            <text:p>0.008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093837921735061" calcext:value-type="float">
            <text:p>0.009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0794664290272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10176625873589" calcext:value-type="float">
            <text:p>0.011</text:p>
          </table:table-cell>
          <table:table-cell office:value-type="float" office:value="0.89" calcext:value-type="float">
            <text:p>0.890</text:p>
          </table:table-cell>
          <table:table-cell office:value-type="float" office:value="0.0134886783801988" calcext:value-type="float">
            <text:p>0.013</text:p>
          </table:table-cell>
          <table:table-cell table:style-name="ce31" table:formula="of:=MAX([.H25];[.J25];[.L25];[.N25];[.D25];[.F25])" office:value-type="float" office:value="0.895666666666667" calcext:value-type="float">
            <text:p>0.896</text:p>
          </table:table-cell>
          <table:table-cell table:style-name="ce33" table:formula="of:=IF([.P25]=[.H25];[.$H$1];IF([.P25]=[.J25];[.$J$1];IF([.P25]=[.L25];[.$L$1];IF([.P25]=[.N25];[.$N$1];IF([.P25]=[.F25];[.$F$1];IF([.P25]=[.D25];[.$D$1]))))))" office:value-type="string" office:string-value="EASY" calcext:value-type="string">
            <text:p>EASY</text:p>
          </table:table-cell>
          <table:table-cell table:style-name="ce31" table:formula="of:=MAX([.J25];[.L25];[.N25];[.H25])" office:value-type="float" office:value="0.894666666666667" calcext:value-type="float">
            <text:p>0.895</text:p>
          </table:table-cell>
          <table:table-cell table:style-name="ce33" table:formula="of:=IF([.R25]=[.H25];[.$H$1];IF([.R25]=[.J25];[.$J$1];IF([.R25]=[.L25];[.$L$1];IF([.R25]=[.N2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" calcext:value-type="float">
            <text:p>0.897</text:p>
          </table:table-cell>
          <table:table-cell table:style-name="ce10" office:value-type="float" office:value="0.0091590877760227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8173595997057" calcext:value-type="float">
            <text:p>0.008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8601329718327" calcext:value-type="float">
            <text:p>0.010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05013226680155" calcext:value-type="float">
            <text:p>0.011</text:p>
          </table:table-cell>
          <table:table-cell table:style-name="ce31" table:formula="of:=MAX([.H26];[.J26];[.L26];[.N26];[.D26];[.F26])" office:value-type="float" office:value="0.897" calcext:value-type="float">
            <text:p>0.897</text:p>
          </table:table-cell>
          <table:table-cell table:style-name="ce33" table:formula="of:=IF([.P26]=[.H26];[.$H$1];IF([.P26]=[.J26];[.$J$1];IF([.P26]=[.L26];[.$L$1];IF([.P26]=[.N26];[.$N$1];IF([.P26]=[.F26];[.$F$1];IF([.P26]=[.D26];[.$D$1]))))))" office:value-type="string" office:string-value="EASY" calcext:value-type="string">
            <text:p>EASY</text:p>
          </table:table-cell>
          <table:table-cell table:style-name="ce31" table:formula="of:=MAX([.J26];[.L26];[.N26];[.H26])" office:value-type="float" office:value="0.896" calcext:value-type="float">
            <text:p>0.896</text:p>
          </table:table-cell>
          <table:table-cell table:style-name="ce33" table:formula="of:=IF([.R26]=[.H26];[.$H$1];IF([.R26]=[.J26];[.$J$1];IF([.R26]=[.L26];[.$L$1];IF([.R26]=[.N2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096752835157999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093837921735061" calcext:value-type="float">
            <text:p>0.009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84656167328001" calcext:value-type="float">
            <text:p>0.008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02740233382816" calcext:value-type="float">
            <text:p>0.010</text:p>
          </table:table-cell>
          <table:table-cell office:value-type="float" office:value="0.89" calcext:value-type="float">
            <text:p>0.890</text:p>
          </table:table-cell>
          <table:table-cell office:value-type="float" office:value="0.0098601329718326" calcext:value-type="float">
            <text:p>0.010</text:p>
          </table:table-cell>
          <table:table-cell table:style-name="ce31" table:formula="of:=MAX([.H27];[.J27];[.L27];[.N27];[.D27];[.F27])" office:value-type="float" office:value="0.896333333333333" calcext:value-type="float">
            <text:p>0.896</text:p>
          </table:table-cell>
          <table:table-cell table:style-name="ce33" table:formula="of:=IF([.P27]=[.H27];[.$H$1];IF([.P27]=[.J27];[.$J$1];IF([.P27]=[.L27];[.$L$1];IF([.P27]=[.N27];[.$N$1];IF([.P27]=[.F27];[.$F$1];IF([.P27]=[.D27];[.$D$1]))))))" office:value-type="string" office:string-value="EASY" calcext:value-type="string">
            <text:p>EASY</text:p>
          </table:table-cell>
          <table:table-cell table:style-name="ce31" table:formula="of:=MAX([.J27];[.L27];[.N27];[.H27])" office:value-type="float" office:value="0.894666666666667" calcext:value-type="float">
            <text:p>0.895</text:p>
          </table:table-cell>
          <table:table-cell table:style-name="ce33" table:formula="of:=IF([.R27]=[.H27];[.$H$1];IF([.R27]=[.J27];[.$J$1];IF([.R27]=[.L27];[.$L$1];IF([.R27]=[.N2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068109389139008" calcext:value-type="float">
            <text:p>0.007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73219608788296" calcext:value-type="float">
            <text:p>0.007</text:p>
          </table:table-cell>
          <table:table-cell table:style-name="ce19" office:value-type="float" office:value="0.892666666666667" calcext:value-type="float">
            <text:p>0.893</text:p>
          </table:table-cell>
          <table:table-cell table:style-name="ce8" office:value-type="float" office:value="0.0136727628679957" calcext:value-type="float">
            <text:p>0.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0277393043275" calcext:value-type="float">
            <text:p>0.010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6710518724988" calcext:value-type="float">
            <text:p>0.013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24498995979887" calcext:value-type="float">
            <text:p>0.012</text:p>
          </table:table-cell>
          <table:table-cell table:style-name="ce31" table:formula="of:=MAX([.H28];[.J28];[.L28];[.N28];[.D28];[.F28])" office:value-type="float" office:value="0.895333333333333" calcext:value-type="float">
            <text:p>0.895</text:p>
          </table:table-cell>
          <table:table-cell table:style-name="ce33" table:formula="of:=IF([.P28]=[.H28];[.$H$1];IF([.P28]=[.J28];[.$J$1];IF([.P28]=[.L28];[.$L$1];IF([.P28]=[.N28];[.$N$1];IF([.P28]=[.F28];[.$F$1];IF([.P28]=[.D28];[.$D$1]))))))" office:value-type="string" office:string-value="EASY" calcext:value-type="string">
            <text:p>EASY</text:p>
          </table:table-cell>
          <table:table-cell table:style-name="ce31" table:formula="of:=MAX([.J28];[.L28];[.N28];[.H28])" office:value-type="float" office:value="0.892666666666667" calcext:value-type="float">
            <text:p>0.893</text:p>
          </table:table-cell>
          <table:table-cell table:style-name="ce33" table:formula="of:=IF([.R28]=[.H28];[.$H$1];IF([.R28]=[.J28];[.$J$1];IF([.R28]=[.L28];[.$L$1];IF([.R28]=[.N28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" calcext:value-type="float">
            <text:p>0.89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98882646494608" calcext:value-type="float">
            <text:p>0.010</text:p>
          </table:table-cell>
          <table:table-cell table:style-name="ce20" office:value-type="float" office:value="0.897333333333333" calcext:value-type="float">
            <text:p>0.897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7257394458807" calcext:value-type="float">
            <text:p>0.013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5108644332213" calcext:value-type="float">
            <text:p>0.012</text:p>
          </table:table-cell>
          <table:table-cell table:style-name="ce31" table:formula="of:=MAX([.H29];[.J29];[.L29];[.N29];[.D29];[.F29])" office:value-type="float" office:value="0.897333333333333" calcext:value-type="float">
            <text:p>0.897</text:p>
          </table:table-cell>
          <table:table-cell table:style-name="ce33" table:formula="of:=IF([.P29]=[.H29];[.$H$1];IF([.P29]=[.J29];[.$J$1];IF([.P29]=[.L29];[.$L$1];IF([.P29]=[.N29];[.$N$1];IF([.P29]=[.F29];[.$F$1];IF([.P29]=[.D29];[.$D$1]))))))" office:value-type="string" office:string-value="COMBO" calcext:value-type="string">
            <text:p>COMBO</text:p>
          </table:table-cell>
          <table:table-cell table:style-name="ce31" table:formula="of:=MAX([.J29];[.L29];[.N29];[.H29])" office:value-type="float" office:value="0.897333333333333" calcext:value-type="float">
            <text:p>0.897</text:p>
          </table:table-cell>
          <table:table-cell table:style-name="ce33" table:formula="of:=IF([.R29]=[.H29];[.$H$1];IF([.R29]=[.J29];[.$J$1];IF([.R29]=[.L29];[.$L$1];IF([.R29]=[.N2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71297498787357" calcext:value-type="float">
            <text:p>0.007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15710366384732" calcext:value-type="float">
            <text:p>0.012</text:p>
          </table:table-cell>
          <table:table-cell table:style-name="ce20" office:value-type="float" office:value="0.896333333333333" calcext:value-type="float">
            <text:p>0.896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88662907188469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5145401970583" calcext:value-type="float">
            <text:p>0.011</text:p>
          </table:table-cell>
          <table:table-cell table:style-name="ce31" table:formula="of:=MAX([.H30];[.J30];[.L30];[.N30];[.D30];[.F30])" office:value-type="float" office:value="0.896333333333333" calcext:value-type="float">
            <text:p>0.896</text:p>
          </table:table-cell>
          <table:table-cell table:style-name="ce33" table:formula="of:=IF([.P30]=[.H30];[.$H$1];IF([.P30]=[.J30];[.$J$1];IF([.P30]=[.L30];[.$L$1];IF([.P30]=[.N30];[.$N$1];IF([.P30]=[.F30];[.$F$1];IF([.P30]=[.D30];[.$D$1]))))))" office:value-type="string" office:string-value="COMBO" calcext:value-type="string">
            <text:p>COMBO</text:p>
          </table:table-cell>
          <table:table-cell table:style-name="ce31" table:formula="of:=MAX([.J30];[.L30];[.N30];[.H30])" office:value-type="float" office:value="0.896333333333333" calcext:value-type="float">
            <text:p>0.896</text:p>
          </table:table-cell>
          <table:table-cell table:style-name="ce33" table:formula="of:=IF([.R30]=[.H30];[.$H$1];IF([.R30]=[.J30];[.$J$1];IF([.R30]=[.L30];[.$L$1];IF([.R30]=[.N3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65192024052026" calcext:value-type="float">
            <text:p>0.007</text:p>
          </table:table-cell>
          <table:table-cell office:value-type="float" office:value="0.88" calcext:value-type="float">
            <text:p>0.880</text:p>
          </table:table-cell>
          <table:table-cell office:value-type="float" office:value="0.0109290642071699" calcext:value-type="float">
            <text:p>0.011</text:p>
          </table:table-cell>
          <table:table-cell table:style-name="ce20" office:value-type="float" office:value="0.895666666666667" calcext:value-type="float">
            <text:p>0.896</text:p>
          </table:table-cell>
          <table:table-cell office:value-type="float" office:value="0.0110302614051828" calcext:value-type="float">
            <text:p>0.01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09544511501033" calcext:value-type="float">
            <text:p>0.01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8397416943393" calcext:value-type="float">
            <text:p>0.011</text:p>
          </table:table-cell>
          <table:table-cell table:style-name="ce31" table:formula="of:=MAX([.H31];[.J31];[.L31];[.N31];[.D31];[.F31])" office:value-type="float" office:value="0.896333333333333" calcext:value-type="float">
            <text:p>0.896</text:p>
          </table:table-cell>
          <table:table-cell table:style-name="ce33" table:formula="of:=IF([.P31]=[.H31];[.$H$1];IF([.P31]=[.J31];[.$J$1];IF([.P31]=[.L31];[.$L$1];IF([.P31]=[.N31];[.$N$1];IF([.P31]=[.F31];[.$F$1];IF([.P31]=[.D31];[.$D$1]))))))" office:value-type="string" office:string-value="SPLIT2" calcext:value-type="string">
            <text:p>SPLIT2</text:p>
          </table:table-cell>
          <table:table-cell table:style-name="ce31" table:formula="of:=MAX([.J31];[.L31];[.N31];[.H31])" office:value-type="float" office:value="0.896333333333333" calcext:value-type="float">
            <text:p>0.896</text:p>
          </table:table-cell>
          <table:table-cell table:style-name="ce33" table:formula="of:=IF([.R31]=[.H31];[.$H$1];IF([.R31]=[.J31];[.$J$1];IF([.R31]=[.L31];[.$L$1];IF([.R31]=[.N3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60781941762701" calcext:value-type="float">
            <text:p>0.006</text:p>
          </table:table-cell>
          <table:table-cell office:value-type="float" office:value="0.88" calcext:value-type="float">
            <text:p>0.880</text:p>
          </table:table-cell>
          <table:table-cell office:value-type="float" office:value="0.0113038833052087" calcext:value-type="float">
            <text:p>0.011</text:p>
          </table:table-cell>
          <table:table-cell table:style-name="ce20" office:value-type="float" office:value="0.895666666666667" calcext:value-type="float">
            <text:p>0.896</text:p>
          </table:table-cell>
          <table:table-cell office:value-type="float" office:value="0.0090982293759707" calcext:value-type="float">
            <text:p>0.009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6176920308356" calcext:value-type="float">
            <text:p>0.010</text:p>
          </table:table-cell>
          <table:table-cell table:style-name="ce31" table:formula="of:=MAX([.H32];[.J32];[.L32];[.N32];[.D32];[.F32])" office:value-type="float" office:value="0.895666666666667" calcext:value-type="float">
            <text:p>0.896</text:p>
          </table:table-cell>
          <table:table-cell table:style-name="ce33" table:formula="of:=IF([.P32]=[.H32];[.$H$1];IF([.P32]=[.J32];[.$J$1];IF([.P32]=[.L32];[.$L$1];IF([.P32]=[.N32];[.$N$1];IF([.P32]=[.F32];[.$F$1];IF([.P32]=[.D32];[.$D$1]))))))" office:value-type="string" office:string-value="COMBO" calcext:value-type="string">
            <text:p>COMBO</text:p>
          </table:table-cell>
          <table:table-cell table:style-name="ce31" table:formula="of:=MAX([.J32];[.L32];[.N32];[.H32])" office:value-type="float" office:value="0.895666666666667" calcext:value-type="float">
            <text:p>0.896</text:p>
          </table:table-cell>
          <table:table-cell table:style-name="ce33" table:formula="of:=IF([.R32]=[.H32];[.$H$1];IF([.R32]=[.J32];[.$J$1];IF([.R32]=[.L32];[.$L$1];IF([.R32]=[.N32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8333333333333" calcext:value-type="float">
            <text:p>0.898</text:p>
          </table:table-cell>
          <table:table-cell table:style-name="ce8" office:value-type="float" office:value="0.0107367489389376" calcext:value-type="float">
            <text:p>0.011</text:p>
          </table:table-cell>
          <table:table-cell table:style-name="ce8" office:value-type="float" office:value="0.871333333333333" calcext:value-type="float">
            <text:p>0.871</text:p>
          </table:table-cell>
          <table:table-cell table:style-name="ce8" office:value-type="float" office:value="0.0113284303119776" calcext:value-type="float">
            <text:p>0.011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9" office:value-type="float" office:value="0.0104482853457716" calcext:value-type="float">
            <text:p>0.010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2072494368132" calcext:value-type="float">
            <text:p>0.007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95306523036638" calcext:value-type="float">
            <text:p>0.010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0531231545096" calcext:value-type="float">
            <text:p>0.012</text:p>
          </table:table-cell>
          <table:table-cell table:style-name="ce31" table:formula="of:=MAX([.H33];[.J33];[.L33];[.N33];[.D33];[.F33])" office:value-type="float" office:value="0.898333333333333" calcext:value-type="float">
            <text:p>0.898</text:p>
          </table:table-cell>
          <table:table-cell table:style-name="ce33" table:formula="of:=IF([.P33]=[.H33];[.$H$1];IF([.P33]=[.J33];[.$J$1];IF([.P33]=[.L33];[.$L$1];IF([.P33]=[.N33];[.$N$1];IF([.P33]=[.F33];[.$F$1];IF([.P33]=[.D33];[.$D$1]))))))" office:value-type="string" office:string-value="EASY" calcext:value-type="string">
            <text:p>EASY</text:p>
          </table:table-cell>
          <table:table-cell table:style-name="ce31" table:formula="of:=MAX([.J33];[.L33];[.N33];[.H33])" office:value-type="float" office:value="0.893" calcext:value-type="float">
            <text:p>0.893</text:p>
          </table:table-cell>
          <table:table-cell table:style-name="ce33" table:formula="of:=IF([.R33]=[.H33];[.$H$1];IF([.R33]=[.J33];[.$J$1];IF([.R33]=[.L33];[.$L$1];IF([.R33]=[.N33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093985814532478" calcext:value-type="float">
            <text:p>0.00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0" office:value-type="float" office:value="0.0063464775882198" calcext:value-type="float">
            <text:p>0.00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73974470070573" calcext:value-type="float">
            <text:p>0.007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18204154843313" calcext:value-type="float">
            <text:p>0.012</text:p>
          </table:table-cell>
          <table:table-cell table:style-name="ce31" table:formula="of:=MAX([.H34];[.J34];[.L34];[.N34];[.D34];[.F34])" office:value-type="float" office:value="0.895" calcext:value-type="float">
            <text:p>0.895</text:p>
          </table:table-cell>
          <table:table-cell table:style-name="ce33" table:formula="of:=IF([.P34]=[.H34];[.$H$1];IF([.P34]=[.J34];[.$J$1];IF([.P34]=[.L34];[.$L$1];IF([.P34]=[.N34];[.$N$1];IF([.P34]=[.F34];[.$F$1];IF([.P34]=[.D34];[.$D$1]))))))" office:value-type="string" office:string-value="COMBO" calcext:value-type="string">
            <text:p>COMBO</text:p>
          </table:table-cell>
          <table:table-cell table:style-name="ce31" table:formula="of:=MAX([.J34];[.L34];[.N34];[.H34])" office:value-type="float" office:value="0.895" calcext:value-type="float">
            <text:p>0.895</text:p>
          </table:table-cell>
          <table:table-cell table:style-name="ce33" table:formula="of:=IF([.R34]=[.H34];[.$H$1];IF([.R34]=[.J34];[.$J$1];IF([.R34]=[.L34];[.$L$1];IF([.R34]=[.N34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097894501037256" calcext:value-type="float">
            <text:p>0.010</text:p>
          </table:table-cell>
          <table:table-cell table:style-name="ce12" office:value-type="float" office:value="0.893666666666667" calcext:value-type="float">
            <text:p>0.894</text:p>
          </table:table-cell>
          <table:table-cell table:style-name="ce10" office:value-type="float" office:value="0.0082831824265261" calcext:value-type="float">
            <text:p>0.008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2496246170076" calcext:value-type="float">
            <text:p>0.009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28344155387856" calcext:value-type="float">
            <text:p>0.013</text:p>
          </table:table-cell>
          <table:table-cell table:style-name="ce31" table:formula="of:=MAX([.H35];[.J35];[.L35];[.N35];[.D35];[.F35])" office:value-type="float" office:value="0.896333333333333" calcext:value-type="float">
            <text:p>0.896</text:p>
          </table:table-cell>
          <table:table-cell table:style-name="ce33" table:formula="of:=IF([.P35]=[.H35];[.$H$1];IF([.P35]=[.J35];[.$J$1];IF([.P35]=[.L35];[.$L$1];IF([.P35]=[.N35];[.$N$1];IF([.P35]=[.F35];[.$F$1];IF([.P35]=[.D35];[.$D$1]))))))" office:value-type="string" office:string-value="EASY" calcext:value-type="string">
            <text:p>EASY</text:p>
          </table:table-cell>
          <table:table-cell table:style-name="ce31" table:formula="of:=MAX([.J35];[.L35];[.N35];[.H35])" office:value-type="float" office:value="0.893666666666667" calcext:value-type="float">
            <text:p>0.894</text:p>
          </table:table-cell>
          <table:table-cell table:style-name="ce33" table:formula="of:=IF([.R35]=[.H35];[.$H$1];IF([.R35]=[.J35];[.$J$1];IF([.R35]=[.L35];[.$L$1];IF([.R35]=[.N35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95452140421842" calcext:value-type="float">
            <text:p>0.010</text:p>
          </table:table-cell>
          <table:table-cell table:style-name="ce12" office:value-type="float" office:value="0.896333333333333" calcext:value-type="float">
            <text:p>0.896</text:p>
          </table:table-cell>
          <table:table-cell table:style-name="ce10" office:value-type="float" office:value="0.0077638764659013" calcext:value-type="float">
            <text:p>0.008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9671225842414" calcext:value-type="float">
            <text:p>0.01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3666002653407" calcext:value-type="float">
            <text:p>0.008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07367489389375" calcext:value-type="float">
            <text:p>0.011</text:p>
          </table:table-cell>
          <table:table-cell table:style-name="ce31" table:formula="of:=MAX([.H36];[.J36];[.L36];[.N36];[.D36];[.F36])" office:value-type="float" office:value="0.896333333333333" calcext:value-type="float">
            <text:p>0.896</text:p>
          </table:table-cell>
          <table:table-cell table:style-name="ce33" table:formula="of:=IF([.P36]=[.H36];[.$H$1];IF([.P36]=[.J36];[.$J$1];IF([.P36]=[.L36];[.$L$1];IF([.P36]=[.N36];[.$N$1];IF([.P36]=[.F36];[.$F$1];IF([.P36]=[.D36];[.$D$1]))))))" office:value-type="string" office:string-value="COMBO" calcext:value-type="string">
            <text:p>COMBO</text:p>
          </table:table-cell>
          <table:table-cell table:style-name="ce31" table:formula="of:=MAX([.J36];[.L36];[.N36];[.H36])" office:value-type="float" office:value="0.896333333333333" calcext:value-type="float">
            <text:p>0.896</text:p>
          </table:table-cell>
          <table:table-cell table:style-name="ce33" table:formula="of:=IF([.R36]=[.H36];[.$H$1];IF([.R36]=[.J36];[.$J$1];IF([.R36]=[.L36];[.$L$1];IF([.R36]=[.N36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5309892613798" calcext:value-type="float">
            <text:p>0.009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0" office:value-type="float" office:value="0.0103816076682649" calcext:value-type="float">
            <text:p>0.010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102333876220058" calcext:value-type="float">
            <text:p>0.010</text:p>
          </table:table-cell>
          <table:table-cell table:style-name="ce31" table:formula="of:=MAX([.H37];[.J37];[.L37];[.N37];[.D37];[.F37])" office:value-type="float" office:value="0.896" calcext:value-type="float">
            <text:p>0.896</text:p>
          </table:table-cell>
          <table:table-cell table:style-name="ce33" table:formula="of:=IF([.P37]=[.H37];[.$H$1];IF([.P37]=[.J37];[.$J$1];IF([.P37]=[.L37];[.$L$1];IF([.P37]=[.N37];[.$N$1];IF([.P37]=[.F37];[.$F$1];IF([.P37]=[.D37];[.$D$1]))))))" office:value-type="string" office:string-value="COMBO" calcext:value-type="string">
            <text:p>COMBO</text:p>
          </table:table-cell>
          <table:table-cell table:style-name="ce31" table:formula="of:=MAX([.J37];[.L37];[.N37];[.H37])" office:value-type="float" office:value="0.896" calcext:value-type="float">
            <text:p>0.896</text:p>
          </table:table-cell>
          <table:table-cell table:style-name="ce33" table:formula="of:=IF([.R37]=[.H37];[.$H$1];IF([.R37]=[.J37];[.$J$1];IF([.R37]=[.L37];[.$L$1];IF([.R37]=[.N37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81" calcext:value-type="float">
            <text:p>0.881</text:p>
          </table:table-cell>
          <table:table-cell table:style-name="ce8" office:value-type="float" office:value="0.0090215790684829" calcext:value-type="float">
            <text:p>0.009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8" calcext:value-type="float">
            <text:p>0.880</text:p>
          </table:table-cell>
          <table:table-cell table:style-name="ce9" office:value-type="float" office:value="0.0074535599249993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18790197874702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82999330653258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27257394458807" calcext:value-type="float">
            <text:p>0.013</text:p>
          </table:table-cell>
          <table:table-cell table:style-name="ce31" table:formula="of:=MAX([.H38];[.J38];[.L38];[.N38];[.D38];[.F38])" office:value-type="float" office:value="0.885666666666667" calcext:value-type="float">
            <text:p>0.886</text:p>
          </table:table-cell>
          <table:table-cell table:style-name="ce33" table:formula="of:=IF([.P38]=[.H38];[.$H$1];IF([.P38]=[.J38];[.$J$1];IF([.P38]=[.L38];[.$L$1];IF([.P38]=[.N38];[.$N$1];IF([.P38]=[.F38];[.$F$1];IF([.P38]=[.D38];[.$D$1]))))))" office:value-type="string" office:string-value="SPLIT2" calcext:value-type="string">
            <text:p>SPLIT2</text:p>
          </table:table-cell>
          <table:table-cell table:style-name="ce31" table:formula="of:=MAX([.J38];[.L38];[.N38];[.H38])" office:value-type="float" office:value="0.885666666666667" calcext:value-type="float">
            <text:p>0.886</text:p>
          </table:table-cell>
          <table:table-cell table:style-name="ce33" table:formula="of:=IF([.R38]=[.H38];[.$H$1];IF([.R38]=[.J38];[.$J$1];IF([.R38]=[.L38];[.$L$1];IF([.R38]=[.N3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1333333333333" calcext:value-type="float">
            <text:p>0.881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885" calcext:value-type="float">
            <text:p>0.885</text:p>
          </table:table-cell>
          <table:table-cell table:style-name="ce10" office:value-type="float" office:value="0.0084983658559879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81137742964253" calcext:value-type="float">
            <text:p>0.008</text:p>
          </table:table-cell>
          <table:table-cell table:style-name="ce31" table:formula="of:=MAX([.H39];[.J39];[.L39];[.N39];[.D39];[.F39])" office:value-type="float" office:value="0.886666666666667" calcext:value-type="float">
            <text:p>0.887</text:p>
          </table:table-cell>
          <table:table-cell table:style-name="ce33" table:formula="of:=IF([.P39]=[.H39];[.$H$1];IF([.P39]=[.J39];[.$J$1];IF([.P39]=[.L39];[.$L$1];IF([.P39]=[.N39];[.$N$1];IF([.P39]=[.F39];[.$F$1];IF([.P39]=[.D39];[.$D$1]))))))" office:value-type="string" office:string-value="SPLIT4" calcext:value-type="string">
            <text:p>SPLIT4</text:p>
          </table:table-cell>
          <table:table-cell table:style-name="ce31" table:formula="of:=MAX([.J39];[.L39];[.N39];[.H39])" office:value-type="float" office:value="0.886666666666667" calcext:value-type="float">
            <text:p>0.887</text:p>
          </table:table-cell>
          <table:table-cell table:style-name="ce33" table:formula="of:=IF([.R39]=[.H39];[.$H$1];IF([.R39]=[.J39];[.$J$1];IF([.R39]=[.L39];[.$L$1];IF([.R39]=[.N39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4333333333333" calcext:value-type="float">
            <text:p>0.884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85666666666667" calcext:value-type="float">
            <text:p>0.88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816076682649" calcext:value-type="float">
            <text:p>0.010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0982293759707" calcext:value-type="float">
            <text:p>0.009</text:p>
          </table:table-cell>
          <table:table-cell table:style-name="ce31" table:formula="of:=MAX([.H40];[.J40];[.L40];[.N40];[.D40];[.F40])" office:value-type="float" office:value="0.885666666666667" calcext:value-type="float">
            <text:p>0.886</text:p>
          </table:table-cell>
          <table:table-cell table:style-name="ce33" table:formula="of:=IF([.P40]=[.H40];[.$H$1];IF([.P40]=[.J40];[.$J$1];IF([.P40]=[.L40];[.$L$1];IF([.P40]=[.N40];[.$N$1];IF([.P40]=[.F40];[.$F$1];IF([.P40]=[.D40];[.$D$1]))))))" office:value-type="string" office:string-value="COMBO" calcext:value-type="string">
            <text:p>COMBO</text:p>
          </table:table-cell>
          <table:table-cell table:style-name="ce31" table:formula="of:=MAX([.J40];[.L40];[.N40];[.H40])" office:value-type="float" office:value="0.885666666666667" calcext:value-type="float">
            <text:p>0.886</text:p>
          </table:table-cell>
          <table:table-cell table:style-name="ce33" table:formula="of:=IF([.R40]=[.H40];[.$H$1];IF([.R40]=[.J40];[.$J$1];IF([.R40]=[.L40];[.$L$1];IF([.R40]=[.N40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7666666666667" calcext:value-type="float">
            <text:p>0.88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14867072934085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18204154843314" calcext:value-type="float">
            <text:p>0.012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77638764659013" calcext:value-type="float">
            <text:p>0.008</text:p>
          </table:table-cell>
          <table:table-cell table:style-name="ce31" table:formula="of:=MAX([.H41];[.J41];[.L41];[.N41];[.D41];[.F41])" office:value-type="float" office:value="0.887666666666667" calcext:value-type="float">
            <text:p>0.888</text:p>
          </table:table-cell>
          <table:table-cell table:style-name="ce33" table:formula="of:=IF([.P41]=[.H41];[.$H$1];IF([.P41]=[.J41];[.$J$1];IF([.P41]=[.L41];[.$L$1];IF([.P41]=[.N41];[.$N$1];IF([.P41]=[.F41];[.$F$1];IF([.P41]=[.D41];[.$D$1]))))))" office:value-type="string" office:string-value="EASY" calcext:value-type="string">
            <text:p>EASY</text:p>
          </table:table-cell>
          <table:table-cell table:style-name="ce31" table:formula="of:=MAX([.J41];[.L41];[.N41];[.H41])" office:value-type="float" office:value="0.886333333333333" calcext:value-type="float">
            <text:p>0.886</text:p>
          </table:table-cell>
          <table:table-cell table:style-name="ce33" table:formula="of:=IF([.R41]=[.H41];[.$H$1];IF([.R41]=[.J41];[.$J$1];IF([.R41]=[.L41];[.$L$1];IF([.R41]=[.N41];[.$N$1]))))" office:value-type="string" office:string-value="SPLIT4" calcext:value-type="string">
            <text:p>SPLIT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041580220928" calcext:value-type="float">
            <text:p>0.010</text:p>
          </table:table-cell>
          <table:table-cell office:value-type="float" office:value="0.885333333333333" calcext:value-type="float">
            <text:p>0.885</text:p>
          </table:table-cell>
          <table:table-cell table:style-name="ce10" office:value-type="float" office:value="0.0068109389139008" calcext:value-type="float">
            <text:p>0.0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3406838908026" calcext:value-type="float">
            <text:p>0.011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103010247602416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8547254269972" calcext:value-type="float">
            <text:p>0.009</text:p>
          </table:table-cell>
          <table:table-cell table:style-name="ce31" table:formula="of:=MAX([.H42];[.J42];[.L42];[.N42];[.D42];[.F42])" office:value-type="float" office:value="0.887333333333333" calcext:value-type="float">
            <text:p>0.887</text:p>
          </table:table-cell>
          <table:table-cell table:style-name="ce33" table:formula="of:=IF([.P42]=[.H42];[.$H$1];IF([.P42]=[.J42];[.$J$1];IF([.P42]=[.L42];[.$L$1];IF([.P42]=[.N42];[.$N$1];IF([.P42]=[.F42];[.$F$1];IF([.P42]=[.D42];[.$D$1]))))))" office:value-type="string" office:string-value="SPLIT9" calcext:value-type="string">
            <text:p>SPLIT9</text:p>
          </table:table-cell>
          <table:table-cell table:style-name="ce31" table:formula="of:=MAX([.J42];[.L42];[.N42];[.H42])" office:value-type="float" office:value="0.887333333333333" calcext:value-type="float">
            <text:p>0.887</text:p>
          </table:table-cell>
          <table:table-cell table:style-name="ce33" table:formula="of:=IF([.R42]=[.H42];[.$H$1];IF([.R42]=[.J42];[.$J$1];IF([.R42]=[.L42];[.$L$1];IF([.R42]=[.N42];[.$N$1]))))" office:value-type="string" office:string-value="SPLIT9" calcext:value-type="string">
            <text:p>SPLIT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333333333333" calcext:value-type="float">
            <text:p>0.889</text:p>
          </table:table-cell>
          <table:table-cell table:style-name="ce8" office:value-type="float" office:value="0.0113406838908026" calcext:value-type="float">
            <text:p>0.011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0081137742964254" calcext:value-type="float">
            <text:p>0.008</text:p>
          </table:table-cell>
          <table:table-cell table:style-name="ce19" office:value-type="float" office:value="0.893666666666667" calcext:value-type="float">
            <text:p>0.894</text:p>
          </table:table-cell>
          <table:table-cell table:style-name="ce9" office:value-type="float" office:value="0.0107625895273085" calcext:value-type="float">
            <text:p>0.011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81308739451002" calcext:value-type="float">
            <text:p>0.0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908728351363" calcext:value-type="float">
            <text:p>0.011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0794664290271" calcext:value-type="float">
            <text:p>0.008</text:p>
          </table:table-cell>
          <table:table-cell table:style-name="ce31" table:formula="of:=MAX([.H43];[.J43];[.L43];[.N43];[.D43];[.F43])" office:value-type="float" office:value="0.893666666666667" calcext:value-type="float">
            <text:p>0.894</text:p>
          </table:table-cell>
          <table:table-cell table:style-name="ce33" table:formula="of:=IF([.P43]=[.H43];[.$H$1];IF([.P43]=[.J43];[.$J$1];IF([.P43]=[.L43];[.$L$1];IF([.P43]=[.N43];[.$N$1];IF([.P43]=[.F43];[.$F$1];IF([.P43]=[.D43];[.$D$1]))))))" office:value-type="string" office:string-value="COMBO" calcext:value-type="string">
            <text:p>COMBO</text:p>
          </table:table-cell>
          <table:table-cell table:style-name="ce31" table:formula="of:=MAX([.J43];[.L43];[.N43];[.H43])" office:value-type="float" office:value="0.893666666666667" calcext:value-type="float">
            <text:p>0.894</text:p>
          </table:table-cell>
          <table:table-cell table:style-name="ce33" table:formula="of:=IF([.R43]=[.H43];[.$H$1];IF([.R43]=[.J43];[.$J$1];IF([.R43]=[.L43];[.$L$1];IF([.R43]=[.N43];[.$N$1]))))" office:value-type="string" office:string-value="COMBO" calcext:value-type="string">
            <text:p>COMBO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77638764659014" calcext:value-type="float">
            <text:p>0.008</text:p>
          </table:table-cell>
          <table:table-cell table:style-name="ce20" office:value-type="float" office:value="0.891666666666667" calcext:value-type="float">
            <text:p>0.892</text:p>
          </table:table-cell>
          <table:table-cell table:style-name="ce10" office:value-type="float" office:value="0.0102740233382816" calcext:value-type="float">
            <text:p>0.010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70118946559874" calcext:value-type="float">
            <text:p>0.007</text:p>
          </table:table-cell>
          <table:table-cell table:style-name="ce31" table:formula="of:=MAX([.H44];[.J44];[.L44];[.N44];[.D44];[.F44])" office:value-type="float" office:value="0.895666666666667" calcext:value-type="float">
            <text:p>0.896</text:p>
          </table:table-cell>
          <table:table-cell table:style-name="ce33" table:formula="of:=IF([.P44]=[.H44];[.$H$1];IF([.P44]=[.J44];[.$J$1];IF([.P44]=[.L44];[.$L$1];IF([.P44]=[.N44];[.$N$1];IF([.P44]=[.F44];[.$F$1];IF([.P44]=[.D44];[.$D$1]))))))" office:value-type="string" office:string-value="SPLIT2" calcext:value-type="string">
            <text:p>SPLIT2</text:p>
          </table:table-cell>
          <table:table-cell table:style-name="ce31" table:formula="of:=MAX([.J44];[.L44];[.N44];[.H44])" office:value-type="float" office:value="0.895666666666667" calcext:value-type="float">
            <text:p>0.896</text:p>
          </table:table-cell>
          <table:table-cell table:style-name="ce33" table:formula="of:=IF([.R44]=[.H44];[.$H$1];IF([.R44]=[.J44];[.$J$1];IF([.R44]=[.L44];[.$L$1];IF([.R44]=[.N44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90829510622924" calcext:value-type="float">
            <text:p>0.009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126051136007926" calcext:value-type="float">
            <text:p>0.013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21563883525403" calcext:value-type="float">
            <text:p>0.012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3985814532477" calcext:value-type="float">
            <text:p>0.009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88662907188469" calcext:value-type="float">
            <text:p>0.009</text:p>
          </table:table-cell>
          <table:table-cell table:style-name="ce31" table:formula="of:=MAX([.H45];[.J45];[.L45];[.N45];[.D45];[.F45])" office:value-type="float" office:value="0.894666666666667" calcext:value-type="float">
            <text:p>0.895</text:p>
          </table:table-cell>
          <table:table-cell table:style-name="ce33" table:formula="of:=IF([.P45]=[.H45];[.$H$1];IF([.P45]=[.J45];[.$J$1];IF([.P45]=[.L45];[.$L$1];IF([.P45]=[.N45];[.$N$1];IF([.P45]=[.F45];[.$F$1];IF([.P45]=[.D45];[.$D$1]))))))" office:value-type="string" office:string-value="SPLIT2" calcext:value-type="string">
            <text:p>SPLIT2</text:p>
          </table:table-cell>
          <table:table-cell table:style-name="ce31" table:formula="of:=MAX([.J45];[.L45];[.N45];[.H45])" office:value-type="float" office:value="0.894666666666667" calcext:value-type="float">
            <text:p>0.895</text:p>
          </table:table-cell>
          <table:table-cell table:style-name="ce33" table:formula="of:=IF([.R45]=[.H45];[.$H$1];IF([.R45]=[.J45];[.$J$1];IF([.R45]=[.L45];[.$L$1];IF([.R45]=[.N45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877333333333333" calcext:value-type="float">
            <text:p>0.877</text:p>
          </table:table-cell>
          <table:table-cell office:value-type="float" office:value="0.0073219608788296" calcext:value-type="float">
            <text:p>0.007</text:p>
          </table:table-cell>
          <table:table-cell table:style-name="ce20" office:value-type="float" office:value="0.893333333333333" calcext:value-type="float">
            <text:p>0.893</text:p>
          </table:table-cell>
          <table:table-cell table:style-name="ce10" office:value-type="float" office:value="0.0130703226177984" calcext:value-type="float">
            <text:p>0.013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13895663755132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</text:p>
          </table:table-cell>
          <table:table-cell table:style-name="ce31" table:formula="of:=MAX([.H46];[.J46];[.L46];[.N46];[.D46];[.F46])" office:value-type="float" office:value="0.895333333333333" calcext:value-type="float">
            <text:p>0.895</text:p>
          </table:table-cell>
          <table:table-cell table:style-name="ce33" table:formula="of:=IF([.P46]=[.H46];[.$H$1];IF([.P46]=[.J46];[.$J$1];IF([.P46]=[.L46];[.$L$1];IF([.P46]=[.N46];[.$N$1];IF([.P46]=[.F46];[.$F$1];IF([.P46]=[.D46];[.$D$1]))))))" office:value-type="string" office:string-value="SPLIT2" calcext:value-type="string">
            <text:p>SPLIT2</text:p>
          </table:table-cell>
          <table:table-cell table:style-name="ce31" table:formula="of:=MAX([.J46];[.L46];[.N46];[.H46])" office:value-type="float" office:value="0.895333333333333" calcext:value-type="float">
            <text:p>0.895</text:p>
          </table:table-cell>
          <table:table-cell table:style-name="ce33" table:formula="of:=IF([.R46]=[.H46];[.$H$1];IF([.R46]=[.J46];[.$J$1];IF([.R46]=[.L46];[.$L$1];IF([.R46]=[.N46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2831824265261" calcext:value-type="float">
            <text:p>0.008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119256958799988" calcext:value-type="float">
            <text:p>0.012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09544511501032" calcext:value-type="float">
            <text:p>0.01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11430097669644" calcext:value-type="float">
            <text:p>0.011</text:p>
          </table:table-cell>
          <table:table-cell table:style-name="ce31" table:formula="of:=MAX([.H47];[.J47];[.L47];[.N47];[.D47];[.F47])" office:value-type="float" office:value="0.895333333333333" calcext:value-type="float">
            <text:p>0.895</text:p>
          </table:table-cell>
          <table:table-cell table:style-name="ce33" table:formula="of:=IF([.P47]=[.H47];[.$H$1];IF([.P47]=[.J47];[.$J$1];IF([.P47]=[.L47];[.$L$1];IF([.P47]=[.N47];[.$N$1];IF([.P47]=[.F47];[.$F$1];IF([.P47]=[.D47];[.$D$1]))))))" office:value-type="string" office:string-value="SPLIT2" calcext:value-type="string">
            <text:p>SPLIT2</text:p>
          </table:table-cell>
          <table:table-cell table:style-name="ce31" table:formula="of:=MAX([.J47];[.L47];[.N47];[.H47])" office:value-type="float" office:value="0.895333333333333" calcext:value-type="float">
            <text:p>0.895</text:p>
          </table:table-cell>
          <table:table-cell table:style-name="ce33" table:formula="of:=IF([.R47]=[.H47];[.$H$1];IF([.R47]=[.J47];[.$J$1];IF([.R47]=[.L47];[.$L$1];IF([.R47]=[.N47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86333333333333" calcext:value-type="float">
            <text:p>0.886</text:p>
          </table:table-cell>
          <table:table-cell table:style-name="ce9" office:value-type="float" office:value="0.0069121471177759" calcext:value-type="float">
            <text:p>0.007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19" office:value-type="float" office:value="0.888" calcext:value-type="float">
            <text:p>0.888</text:p>
          </table:table-cell>
          <table:table-cell table:style-name="ce8" office:value-type="float" office:value="0.0090061707240708" calcext:value-type="float">
            <text:p>0.009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915579244369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6120071218425" calcext:value-type="float">
            <text:p>0.009</text:p>
          </table:table-cell>
          <table:table-cell table:style-name="ce31" table:formula="of:=MAX([.H48];[.J48];[.L48];[.N48];[.D48];[.F48])" office:value-type="float" office:value="0.889333333333333" calcext:value-type="float">
            <text:p>0.889</text:p>
          </table:table-cell>
          <table:table-cell table:style-name="ce33" table:formula="of:=IF([.P48]=[.H48];[.$H$1];IF([.P48]=[.J48];[.$J$1];IF([.P48]=[.L48];[.$L$1];IF([.P48]=[.N48];[.$N$1];IF([.P48]=[.F48];[.$F$1];IF([.P48]=[.D48];[.$D$1]))))))" office:value-type="string" office:string-value="SPLIT2" calcext:value-type="string">
            <text:p>SPLIT2</text:p>
          </table:table-cell>
          <table:table-cell table:style-name="ce31" table:formula="of:=MAX([.J48];[.L48];[.N48];[.H48])" office:value-type="float" office:value="0.889333333333333" calcext:value-type="float">
            <text:p>0.889</text:p>
          </table:table-cell>
          <table:table-cell table:style-name="ce33" table:formula="of:=IF([.R48]=[.H48];[.$H$1];IF([.R48]=[.J48];[.$J$1];IF([.R48]=[.L48];[.$L$1];IF([.R48]=[.N48];[.$N$1]))))" office:value-type="string" office:string-value="SPLIT2" calcext:value-type="string">
            <text:p>SPLIT2</text:p>
          </table:table-cell>
          <table:table-cell table:style-name="ce16"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666666666667" calcext:value-type="float">
            <text:p>0.883</text:p>
          </table:table-cell>
          <table:table-cell table:style-name="ce10" office:value-type="float" office:value="0.0049441323247304" calcext:value-type="float">
            <text:p>0.0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6372402253657" calcext:value-type="float">
            <text:p>0.016</text:p>
          </table:table-cell>
          <table:table-cell table:style-name="ce20" office:value-type="float" office:value="0.891666666666667" calcext:value-type="float">
            <text:p>0.892</text:p>
          </table:table-cell>
          <table:table-cell office:value-type="float" office:value="0.0087400737347512" calcext:value-type="float">
            <text:p>0.009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16308975482452" calcext:value-type="float">
            <text:p>0.012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25277469819774" calcext:value-type="float">
            <text:p>0.0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table:style-name="ce31" table:formula="of:=MAX([.H49];[.J49];[.L49];[.N49];[.D49];[.F49])" office:value-type="float" office:value="0.891666666666667" calcext:value-type="float">
            <text:p>0.892</text:p>
          </table:table-cell>
          <table:table-cell table:style-name="ce33" table:formula="of:=IF([.P49]=[.H49];[.$H$1];IF([.P49]=[.J49];[.$J$1];IF([.P49]=[.L49];[.$L$1];IF([.P49]=[.N49];[.$N$1];IF([.P49]=[.F49];[.$F$1];IF([.P49]=[.D49];[.$D$1]))))))" office:value-type="string" office:string-value="COMBO" calcext:value-type="string">
            <text:p>COMBO</text:p>
          </table:table-cell>
          <table:table-cell table:style-name="ce31" table:formula="of:=MAX([.J49];[.L49];[.N49];[.H49])" office:value-type="float" office:value="0.891666666666667" calcext:value-type="float">
            <text:p>0.892</text:p>
          </table:table-cell>
          <table:table-cell table:style-name="ce33" table:formula="of:=IF([.R49]=[.H49];[.$H$1];IF([.R49]=[.J49];[.$J$1];IF([.R49]=[.L49];[.$L$1];IF([.R49]=[.N49];[.$N$1])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3666666666667" calcext:value-type="float">
            <text:p>0.884</text:p>
          </table:table-cell>
          <table:table-cell table:style-name="ce10" office:value-type="float" office:value="0.0081137742964254" calcext:value-type="float">
            <text:p>0.008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53478192442951" calcext:value-type="float">
            <text:p>0.015</text:p>
          </table:table-cell>
          <table:table-cell table:style-name="ce20" office:value-type="float" office:value="0.888333333333333" calcext:value-type="float">
            <text:p>0.888</text:p>
          </table:table-cell>
          <table:table-cell office:value-type="float" office:value="0.008249579113843" calcext:value-type="float">
            <text:p>0.008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097610336428975" calcext:value-type="float">
            <text:p>0.010</text:p>
          </table:table-cell>
          <table:table-cell table:style-name="ce31" table:formula="of:=MAX([.H50];[.J50];[.L50];[.N50];[.D50];[.F50])" office:value-type="float" office:value="0.890666666666667" calcext:value-type="float">
            <text:p>0.891</text:p>
          </table:table-cell>
          <table:table-cell table:style-name="ce33" table:formula="of:=IF([.P50]=[.H50];[.$H$1];IF([.P50]=[.J50];[.$J$1];IF([.P50]=[.L50];[.$L$1];IF([.P50]=[.N50];[.$N$1];IF([.P50]=[.F50];[.$F$1];IF([.P50]=[.D50];[.$D$1]))))))" office:value-type="string" office:string-value="SPLIT2" calcext:value-type="string">
            <text:p>SPLIT2</text:p>
          </table:table-cell>
          <table:table-cell table:style-name="ce31" table:formula="of:=MAX([.J50];[.L50];[.N50];[.H50])" office:value-type="float" office:value="0.890666666666667" calcext:value-type="float">
            <text:p>0.891</text:p>
          </table:table-cell>
          <table:table-cell table:style-name="ce33" table:formula="of:=IF([.R50]=[.H50];[.$H$1];IF([.R50]=[.J50];[.$J$1];IF([.R50]=[.L50];[.$L$1];IF([.R50]=[.N50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3333333333333" calcext:value-type="float">
            <text:p>0.883</text:p>
          </table:table-cell>
          <table:table-cell table:style-name="ce10" office:value-type="float" office:value="0.0074535599249992" calcext:value-type="float">
            <text:p>0.007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434983894999" calcext:value-type="float">
            <text:p>0.010</text:p>
          </table:table-cell>
          <table:table-cell table:style-name="ce20" office:value-type="float" office:value="0.888333333333333" calcext:value-type="float">
            <text:p>0.888</text:p>
          </table:table-cell>
          <table:table-cell office:value-type="float" office:value="0.0094280904158205" calcext:value-type="float">
            <text:p>0.009</text:p>
          </table:table-cell>
          <table:table-cell office:value-type="float" office:value="0.89" calcext:value-type="float">
            <text:p>0.890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9953694769643" calcext:value-type="float">
            <text:p>0.012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05672449894315" calcext:value-type="float">
            <text:p>0.011</text:p>
          </table:table-cell>
          <table:table-cell table:style-name="ce31" table:formula="of:=MAX([.H51];[.J51];[.L51];[.N51];[.D51];[.F51])" office:value-type="float" office:value="0.89" calcext:value-type="float">
            <text:p>0.890</text:p>
          </table:table-cell>
          <table:table-cell table:style-name="ce33" table:formula="of:=IF([.P51]=[.H51];[.$H$1];IF([.P51]=[.J51];[.$J$1];IF([.P51]=[.L51];[.$L$1];IF([.P51]=[.N51];[.$N$1];IF([.P51]=[.F51];[.$F$1];IF([.P51]=[.D51];[.$D$1]))))))" office:value-type="string" office:string-value="SPLIT2" calcext:value-type="string">
            <text:p>SPLIT2</text:p>
          </table:table-cell>
          <table:table-cell table:style-name="ce31" table:formula="of:=MAX([.J51];[.L51];[.N51];[.H51])" office:value-type="float" office:value="0.89" calcext:value-type="float">
            <text:p>0.890</text:p>
          </table:table-cell>
          <table:table-cell table:style-name="ce33" table:formula="of:=IF([.R51]=[.H51];[.$H$1];IF([.R51]=[.J51];[.$J$1];IF([.R51]=[.L51];[.$L$1];IF([.R51]=[.N51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4333333333333" calcext:value-type="float">
            <text:p>0.884</text:p>
          </table:table-cell>
          <table:table-cell table:style-name="ce10" office:value-type="float" office:value="0.0064117946872238" calcext:value-type="float">
            <text:p>0.006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7625895273085" calcext:value-type="float">
            <text:p>0.011</text:p>
          </table:table-cell>
          <table:table-cell table:style-name="ce20" office:value-type="float" office:value="0.888" calcext:value-type="float">
            <text:p>0.888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096032401939252" calcext:value-type="float">
            <text:p>0.010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4017542509913" calcext:value-type="float">
            <text:p>0.011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0434983894999" calcext:value-type="float">
            <text:p>0.010</text:p>
          </table:table-cell>
          <table:table-cell table:style-name="ce31" table:formula="of:=MAX([.H52];[.J52];[.L52];[.N52];[.D52];[.F52])" office:value-type="float" office:value="0.890333333333333" calcext:value-type="float">
            <text:p>0.890</text:p>
          </table:table-cell>
          <table:table-cell table:style-name="ce33" table:formula="of:=IF([.P52]=[.H52];[.$H$1];IF([.P52]=[.J52];[.$J$1];IF([.P52]=[.L52];[.$L$1];IF([.P52]=[.N52];[.$N$1];IF([.P52]=[.F52];[.$F$1];IF([.P52]=[.D52];[.$D$1]))))))" office:value-type="string" office:string-value="SPLIT2" calcext:value-type="string">
            <text:p>SPLIT2</text:p>
          </table:table-cell>
          <table:table-cell table:style-name="ce31" table:formula="of:=MAX([.J52];[.L52];[.N52];[.H52])" office:value-type="float" office:value="0.890333333333333" calcext:value-type="float">
            <text:p>0.890</text:p>
          </table:table-cell>
          <table:table-cell table:style-name="ce33" table:formula="of:=IF([.R52]=[.H52];[.$H$1];IF([.R52]=[.J52];[.$J$1];IF([.R52]=[.L52];[.$L$1];IF([.R52]=[.N52];[.$N$1]))))" office:value-type="string" office:string-value="SPLIT2" calcext:value-type="string">
            <text:p>SPLIT2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0"/>
          <table:table-cell table:number-columns-repeated="1017"/>
        </table:table-row>
        <table:table-row table:style-name="ro1">
          <table:table-cell table:number-columns-repeated="16"/>
          <table:table-cell table:formula="of:=INDEX([.Q8:.Q52]; MODE(MATCH([.Q8:.Q52]; [.Q8:.Q52]; 0 )))" office:value-type="string" office:string-value="COMBO" calcext:value-type="string">
            <text:p>COMBO</text:p>
          </table:table-cell>
          <table:table-cell/>
          <table:table-cell table:formula="of:=INDEX([.S8:.S52]; MODE(MATCH([.S8:.S52]; [.S8:.S52]; 0 )))" office:value-type="string" office:string-value="COMBO" calcext:value-type="string">
            <text:p>COMBO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14" table:style-name="ta1"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BEST_COM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PLIT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, SPLIT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SPLIT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PLIT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2" office:value-type="string" calcext:value-type="string">
            <text:p>COMBO</text:p>
          </table:table-cell>
        </table:table-row>
      </table:table>
      <table:table table:name="Sheet15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1.J2:D1.O52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D2.J2:D2.O52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D3.J2:D3.O52"/>
        <table:database-range table:name="__Anonymous_Sheet_DB__3" table:target-range-address="D4.J2:D4.O52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D5.J1:D5.O1048576"/>
        <table:database-range table:name="__Anonymous_Sheet_DB__5" table:target-range-address="D6.J1:D6.O1048576"/>
        <table:database-range table:name="__Anonymous_Sheet_DB__6" table:target-range-address="D7.J1:D7.O1048576"/>
        <table:database-range table:name="__Anonymous_Sheet_DB__7" table:target-range-address="D8.J1:D8.O1048576"/>
        <table:database-range table:name="__Anonymous_Sheet_DB__8" table:target-range-address="D9.J1:D9.O1048576"/>
        <table:database-range table:name="__Anonymous_Sheet_DB__9" table:target-range-address="D10.J1:D10.O1048576"/>
        <table:database-range table:name="__Anonymous_Sheet_DB__10" table:target-range-address="D11.J1:D11.O1048576"/>
        <table:database-range table:name="__Anonymous_Sheet_DB__11" table:target-range-address="D12.J1:D12.O1048576"/>
        <table:database-range table:name="__Anonymous_Sheet_DB__12" table:target-range-address="D13.J1:D13.O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2T16:28:19.557201333</dc:date>
    <meta:editing-duration>PT4H28M49S</meta:editing-duration>
    <meta:editing-cycles>82</meta:editing-cycles>
    <meta:document-statistic meta:table-count="15" meta:cell-count="11173" meta:object-count="0"/>
    <meta:user-defined meta:name=""/>
  </office:meta>
</office:document-meta>
</file>